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319in" table:align="left"/>
    </style:style>
    <style:style style:name="Table1.A" style:family="table-column">
      <style:table-column-properties style:column-width="2.8778in"/>
    </style:style>
    <style:style style:name="Table1.B" style:family="table-column">
      <style:table-column-properties style:column-width="3.3542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2.5778in"/>
    </style:style>
    <style:style style:name="Table2.B" style:family="table-column">
      <style:table-column-properties style:column-width="4.3472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2.5778in"/>
    </style:style>
    <style:style style:name="Table3.B" style:family="table-column">
      <style:table-column-properties style:column-width="4.3472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2.7181in"/>
    </style:style>
    <style:style style:name="Table4.B" style:family="table-column">
      <style:table-column-properties style:column-width="4.2069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3.1326in"/>
    </style:style>
    <style:style style:name="Table5.B" style:family="table-column">
      <style:table-column-properties style:column-width="3.7924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2.8292in"/>
    </style:style>
    <style:style style:name="Table6.B" style:family="table-column">
      <style:table-column-properties style:column-width="4.0958in"/>
    </style:style>
    <style:style style:name="Table6.A1" style:family="table-cell">
      <style:table-cell-properties style:vertical-align="middle" fo:padding="0.0194in" fo:border="none"/>
    </style:style>
    <style:style style:name="P1" style:family="paragraph" style:parent-style-name="Caption">
      <style:text-properties officeooo:paragraph-rsid="00329fd4" fo:background-color="#ffa6a6"/>
    </style:style>
    <style:style style:name="P2" style:family="paragraph" style:parent-style-name="Caption">
      <style:text-properties officeooo:paragraph-rsid="0034df4a" fo:background-color="#ffa6a6"/>
    </style:style>
    <style:style style:name="P3" style:family="paragraph" style:parent-style-name="Caption">
      <style:text-properties fo:background-color="#ffb66c"/>
    </style:style>
    <style:style style:name="P4" style:family="paragraph" style:parent-style-name="Caption">
      <style:text-properties officeooo:paragraph-rsid="003491fc"/>
    </style:style>
    <style:style style:name="P5" style:family="paragraph" style:parent-style-name="Caption">
      <style:text-properties officeooo:paragraph-rsid="00368ae1"/>
    </style:style>
    <style:style style:name="P6" style:family="paragraph" style:parent-style-name="Caption">
      <style:text-properties officeooo:paragraph-rsid="003aa7ca"/>
    </style:style>
    <style:style style:name="P7" style:family="paragraph" style:parent-style-name="Caption">
      <style:text-properties officeooo:paragraph-rsid="003ac484"/>
    </style:style>
    <style:style style:name="P8" style:family="paragraph" style:parent-style-name="Caption">
      <style:text-properties officeooo:paragraph-rsid="003ca32f"/>
    </style:style>
    <style:style style:name="P9" style:family="paragraph" style:parent-style-name="Caption">
      <style:text-properties officeooo:paragraph-rsid="00409013"/>
    </style:style>
    <style:style style:name="P10" style:family="paragraph" style:parent-style-name="Caption">
      <style:text-properties officeooo:paragraph-rsid="0041bdf5"/>
    </style:style>
    <style:style style:name="P11" style:family="paragraph" style:parent-style-name="Caption">
      <style:text-properties officeooo:paragraph-rsid="004e030d"/>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Contents_20_4">
      <style:paragraph-properties>
        <style:tab-stops>
          <style:tab-stop style:position="6.3354in" style:type="right" style:leader-style="dotted" style:leader-text="."/>
        </style:tab-stops>
      </style:paragraph-properties>
    </style:style>
    <style:style style:name="P16" style:family="paragraph" style:parent-style-name="Contents_20_5">
      <style:paragraph-properties>
        <style:tab-stops>
          <style:tab-stop style:position="6.139in" style:type="right" style:leader-style="dotted" style:leader-text="."/>
        </style:tab-stops>
      </style:paragraph-properties>
    </style:style>
    <style:style style:name="P17" style:family="paragraph" style:parent-style-name="Heading_20_2">
      <style:text-properties officeooo:paragraph-rsid="000f0f50"/>
    </style:style>
    <style:style style:name="P18" style:family="paragraph" style:parent-style-name="Heading_20_2">
      <style:text-properties officeooo:paragraph-rsid="0026e747"/>
    </style:style>
    <style:style style:name="P19" style:family="paragraph" style:parent-style-name="Heading_20_2">
      <style:text-properties officeooo:paragraph-rsid="003102f7"/>
    </style:style>
    <style:style style:name="P20" style:family="paragraph" style:parent-style-name="Heading_20_2">
      <style:text-properties officeooo:paragraph-rsid="0041bdf5"/>
    </style:style>
    <style:style style:name="P21" style:family="paragraph" style:parent-style-name="Heading_20_2">
      <style:text-properties officeooo:paragraph-rsid="004e030d"/>
    </style:style>
    <style:style style:name="P22" style:family="paragraph" style:parent-style-name="Heading_20_2">
      <style:text-properties officeooo:rsid="005958ec" officeooo:paragraph-rsid="005958ec"/>
    </style:style>
    <style:style style:name="P23" style:family="paragraph" style:parent-style-name="Heading_20_2">
      <style:text-properties officeooo:paragraph-rsid="005e4733"/>
    </style:style>
    <style:style style:name="P24" style:family="paragraph" style:parent-style-name="Heading_20_2">
      <style:text-properties officeooo:rsid="002b447c" officeooo:paragraph-rsid="002b447c"/>
    </style:style>
    <style:style style:name="P25" style:family="paragraph" style:parent-style-name="Heading_20_2">
      <style:text-properties officeooo:rsid="00790fab" officeooo:paragraph-rsid="00790fab"/>
    </style:style>
    <style:style style:name="P26" style:family="paragraph" style:parent-style-name="Heading_20_3">
      <style:text-properties officeooo:paragraph-rsid="00409013"/>
    </style:style>
    <style:style style:name="P27" style:family="paragraph" style:parent-style-name="Heading_20_3">
      <style:text-properties officeooo:paragraph-rsid="004e030d"/>
    </style:style>
    <style:style style:name="P28" style:family="paragraph" style:parent-style-name="Preformatted_20_Text">
      <loext:graphic-properties draw:fill="solid" draw:fill-color="#272822" draw:opacity="100%"/>
      <style:paragraph-properties fo:background-color="#272822"/>
    </style:style>
    <style:style style:name="P29" style:family="paragraph" style:parent-style-name="Preformatted_20_Text">
      <loext:graphic-properties draw:fill="solid" draw:fill-color="#272822" draw:opacity="100%"/>
      <style:paragraph-properties fo:background-color="#272822"/>
      <style:text-properties officeooo:paragraph-rsid="004e030d"/>
    </style:style>
    <style:style style:name="P30" style:family="paragraph" style:parent-style-name="Preformatted_20_Text">
      <style:text-properties fo:background-color="#dddddd"/>
    </style:style>
    <style:style style:name="P31" style:family="paragraph" style:parent-style-name="Preformatted_20_Text">
      <style:paragraph-properties fo:margin-top="0in" fo:margin-bottom="0.1965in" style:contextual-spacing="false"/>
    </style:style>
    <style:style style:name="P32" style:family="paragraph" style:parent-style-name="Preformatted_20_Text">
      <loext:graphic-properties draw:fill="solid" draw:fill-color="#272822" draw:opacity="100%"/>
      <style:paragraph-properties fo:margin-top="0in" fo:margin-bottom="0.1965in" style:contextual-spacing="false" fo:background-color="#272822"/>
    </style:style>
    <style:style style:name="P33" style:family="paragraph" style:parent-style-name="Preformatted_20_Text">
      <loext:graphic-properties draw:fill="solid" draw:fill-color="#272822" draw:opacity="100%"/>
      <style:paragraph-properties fo:margin-top="0in" fo:margin-bottom="0.1965in" style:contextual-spacing="false" fo:background-color="#272822"/>
      <style:text-properties officeooo:paragraph-rsid="004e030d"/>
    </style:style>
    <style:style style:name="P34" style:family="paragraph" style:parent-style-name="Preformatted_20_Text">
      <style:paragraph-properties fo:margin-top="0in" fo:margin-bottom="0.1965in" style:contextual-spacing="false"/>
      <style:text-properties fo:background-color="#dddddd"/>
    </style:style>
    <style:style style:name="P35" style:family="paragraph" style:parent-style-name="Standard">
      <style:text-properties fo:background-color="#dddddd"/>
    </style:style>
    <style:style style:name="P36" style:family="paragraph" style:parent-style-name="Text_20_body">
      <style:text-properties officeooo:rsid="001dc867"/>
    </style:style>
    <style:style style:name="P37" style:family="paragraph" style:parent-style-name="Text_20_body">
      <style:text-properties officeooo:paragraph-rsid="002af8a4"/>
    </style:style>
    <style:style style:name="P38" style:family="paragraph" style:parent-style-name="Text_20_body">
      <style:paragraph-properties fo:text-align="start" style:justify-single-word="false"/>
    </style:style>
    <style:style style:name="P39" style:family="paragraph" style:parent-style-name="Text_20_body">
      <style:text-properties officeooo:paragraph-rsid="002b447c"/>
    </style:style>
    <style:style style:name="P40" style:family="paragraph" style:parent-style-name="Text_20_body">
      <style:text-properties officeooo:paragraph-rsid="004e030d"/>
    </style:style>
    <style:style style:name="P41" style:family="paragraph" style:parent-style-name="Text_20_body">
      <style:text-properties officeooo:paragraph-rsid="005d8d3f"/>
    </style:style>
    <style:style style:name="P42" style:family="paragraph" style:parent-style-name="Text_20_body">
      <style:text-properties officeooo:paragraph-rsid="005e4733"/>
    </style:style>
    <style:style style:name="P43" style:family="paragraph" style:parent-style-name="Text_20_body">
      <style:text-properties officeooo:rsid="006e6082" officeooo:paragraph-rsid="006e6082"/>
    </style:style>
    <style:style style:name="P44" style:family="paragraph" style:parent-style-name="Text_20_body">
      <style:text-properties officeooo:rsid="00340b6b" fo:background-color="#b4c7dc"/>
    </style:style>
    <style:style style:name="P45" style:family="paragraph" style:parent-style-name="Text_20_body">
      <style:text-properties officeooo:rsid="00790fab" officeooo:paragraph-rsid="00790fab"/>
    </style:style>
    <style:style style:name="P46" style:family="paragraph" style:parent-style-name="Title">
      <style:text-properties officeooo:rsid="000c3135" officeooo:paragraph-rsid="000c3135"/>
    </style:style>
    <style:style style:name="P47" style:family="paragraph" style:parent-style-name="Heading_20_1" style:list-style-name="">
      <style:text-properties officeooo:paragraph-rsid="00100208"/>
    </style:style>
    <style:style style:name="P48" style:family="paragraph" style:parent-style-name="Heading_20_1" style:list-style-name="">
      <style:text-properties officeooo:rsid="000d7b9b" officeooo:paragraph-rsid="000d7b9b"/>
    </style:style>
    <style:style style:name="P49" style:family="paragraph" style:parent-style-name="Heading_20_1">
      <style:text-properties officeooo:paragraph-rsid="000f0f50"/>
    </style:style>
    <style:style style:name="P50" style:family="paragraph" style:parent-style-name="Heading_20_1">
      <style:text-properties officeooo:rsid="002af8a4" officeooo:paragraph-rsid="002af8a4"/>
    </style:style>
    <style:style style:name="P51" style:family="paragraph" style:parent-style-name="Heading_20_1">
      <style:text-properties officeooo:rsid="003102f7" officeooo:paragraph-rsid="003102f7"/>
    </style:style>
    <style:style style:name="P52" style:family="paragraph" style:parent-style-name="Heading_20_1">
      <style:paragraph-properties fo:break-before="page"/>
      <style:text-properties officeooo:rsid="000d7b9b" officeooo:paragraph-rsid="000d7b9b"/>
    </style:style>
    <style:style style:name="P53" style:family="paragraph" style:parent-style-name="Heading_20_1">
      <style:paragraph-properties fo:break-before="page"/>
      <style:text-properties officeooo:rsid="00100208" officeooo:paragraph-rsid="00100208"/>
    </style:style>
    <style:style style:name="P54" style:family="paragraph" style:parent-style-name="List_20_Contents" style:list-style-name="L30"/>
    <style:style style:name="P55" style:family="paragraph" style:parent-style-name="List_20_Contents" style:list-style-name="L31"/>
    <style:style style:name="P56" style:family="paragraph" style:parent-style-name="List_20_Contents" style:list-style-name="L32"/>
    <style:style style:name="P57" style:family="paragraph" style:parent-style-name="Standard" style:list-style-name="L55"/>
    <style:style style:name="P58" style:family="paragraph" style:parent-style-name="Standard" style:list-style-name="L55">
      <style:text-properties officeooo:rsid="006f851b" officeooo:paragraph-rsid="006f851b"/>
    </style:style>
    <style:style style:name="P59" style:family="paragraph" style:parent-style-name="Text_20_body" style:list-style-name="L1"/>
    <style:style style:name="P60" style:family="paragraph" style:parent-style-name="Text_20_body" style:list-style-name="L1">
      <style:text-properties officeooo:rsid="0016b549" officeooo:paragraph-rsid="0016b549"/>
    </style:style>
    <style:style style:name="P61" style:family="paragraph" style:parent-style-name="Text_20_body" style:list-style-name="L1">
      <style:text-properties officeooo:rsid="001536bc" officeooo:paragraph-rsid="001536bc"/>
    </style:style>
    <style:style style:name="P62" style:family="paragraph" style:parent-style-name="Text_20_body" style:list-style-name="L1">
      <style:text-properties officeooo:rsid="001dc867" officeooo:paragraph-rsid="001dc867"/>
    </style:style>
    <style:style style:name="P63" style:family="paragraph" style:parent-style-name="Text_20_body" style:list-style-name="L2"/>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6">
      <style:text-properties officeooo:paragraph-rsid="0061a764"/>
    </style:style>
    <style:style style:name="P68" style:family="paragraph" style:parent-style-name="Text_20_body" style:list-style-name="L7"/>
    <style:style style:name="P69" style:family="paragraph" style:parent-style-name="Text_20_body" style:list-style-name="L8"/>
    <style:style style:name="P70" style:family="paragraph" style:parent-style-name="Text_20_body" style:list-style-name="L9"/>
    <style:style style:name="P71" style:family="paragraph" style:parent-style-name="Text_20_body" style:list-style-name="L10"/>
    <style:style style:name="P72" style:family="paragraph" style:parent-style-name="Text_20_body" style:list-style-name="L11"/>
    <style:style style:name="P73" style:family="paragraph" style:parent-style-name="Text_20_body" style:list-style-name="L12"/>
    <style:style style:name="P74" style:family="paragraph" style:parent-style-name="Text_20_body" style:list-style-name="L13"/>
    <style:style style:name="P75" style:family="paragraph" style:parent-style-name="Text_20_body" style:list-style-name="L14"/>
    <style:style style:name="P76" style:family="paragraph" style:parent-style-name="Text_20_body" style:list-style-name="L15"/>
    <style:style style:name="P77" style:family="paragraph" style:parent-style-name="Text_20_body" style:list-style-name="L16"/>
    <style:style style:name="P78" style:family="paragraph" style:parent-style-name="Text_20_body" style:list-style-name="L17"/>
    <style:style style:name="P79" style:family="paragraph" style:parent-style-name="Text_20_body" style:list-style-name="L18"/>
    <style:style style:name="P80" style:family="paragraph" style:parent-style-name="Text_20_body" style:list-style-name="L19"/>
    <style:style style:name="P81" style:family="paragraph" style:parent-style-name="Text_20_body" style:list-style-name="L20"/>
    <style:style style:name="P82" style:family="paragraph" style:parent-style-name="Text_20_body" style:list-style-name="L21"/>
    <style:style style:name="P83" style:family="paragraph" style:parent-style-name="Text_20_body" style:list-style-name="L22"/>
    <style:style style:name="P84" style:family="paragraph" style:parent-style-name="Text_20_body" style:list-style-name="L23"/>
    <style:style style:name="P85" style:family="paragraph" style:parent-style-name="Text_20_body" style:list-style-name="L24"/>
    <style:style style:name="P86" style:family="paragraph" style:parent-style-name="Text_20_body" style:list-style-name="L25"/>
    <style:style style:name="P87" style:family="paragraph" style:parent-style-name="Text_20_body" style:list-style-name="L26">
      <style:text-properties officeooo:paragraph-rsid="0071019a"/>
    </style:style>
    <style:style style:name="P88" style:family="paragraph" style:parent-style-name="Text_20_body" style:list-style-name="L27"/>
    <style:style style:name="P89" style:family="paragraph" style:parent-style-name="Text_20_body" style:list-style-name="L28"/>
    <style:style style:name="P90" style:family="paragraph" style:parent-style-name="Text_20_body" style:list-style-name="L29">
      <style:text-properties officeooo:paragraph-rsid="0053bc76"/>
    </style:style>
    <style:style style:name="P91" style:family="paragraph" style:parent-style-name="Text_20_body" style:list-style-name="L33"/>
    <style:style style:name="P92" style:family="paragraph" style:parent-style-name="Text_20_body" style:list-style-name="L34"/>
    <style:style style:name="P93" style:family="paragraph" style:parent-style-name="Text_20_body" style:list-style-name="L35"/>
    <style:style style:name="P94" style:family="paragraph" style:parent-style-name="Text_20_body" style:list-style-name="L36"/>
    <style:style style:name="P95" style:family="paragraph" style:parent-style-name="Text_20_body" style:list-style-name="L37"/>
    <style:style style:name="P96" style:family="paragraph" style:parent-style-name="Text_20_body" style:list-style-name="L38">
      <style:text-properties officeooo:paragraph-rsid="004e030d"/>
    </style:style>
    <style:style style:name="P97" style:family="paragraph" style:parent-style-name="Text_20_body" style:list-style-name="L39">
      <style:text-properties officeooo:paragraph-rsid="004e030d"/>
    </style:style>
    <style:style style:name="P98" style:family="paragraph" style:parent-style-name="Text_20_body" style:list-style-name="L40"/>
    <style:style style:name="P99" style:family="paragraph" style:parent-style-name="Text_20_body" style:list-style-name="L41"/>
    <style:style style:name="P100" style:family="paragraph" style:parent-style-name="Text_20_body" style:list-style-name="L42"/>
    <style:style style:name="P101" style:family="paragraph" style:parent-style-name="Text_20_body" style:list-style-name="L43"/>
    <style:style style:name="P102" style:family="paragraph" style:parent-style-name="Text_20_body" style:list-style-name="L44"/>
    <style:style style:name="P103" style:family="paragraph" style:parent-style-name="Text_20_body" style:list-style-name="L45"/>
    <style:style style:name="P104" style:family="paragraph" style:parent-style-name="Text_20_body" style:list-style-name="L46"/>
    <style:style style:name="P105" style:family="paragraph" style:parent-style-name="Text_20_body" style:list-style-name="L47"/>
    <style:style style:name="P106" style:family="paragraph" style:parent-style-name="Text_20_body" style:list-style-name="L48"/>
    <style:style style:name="P107" style:family="paragraph" style:parent-style-name="Text_20_body" style:list-style-name="L49"/>
    <style:style style:name="P108" style:family="paragraph" style:parent-style-name="Text_20_body" style:list-style-name="L50"/>
    <style:style style:name="P109" style:family="paragraph" style:parent-style-name="Text_20_body" style:list-style-name="L51"/>
    <style:style style:name="P110" style:family="paragraph" style:parent-style-name="Text_20_body" style:list-style-name="L52"/>
    <style:style style:name="P111" style:family="paragraph" style:parent-style-name="Text_20_body" style:list-style-name="L53"/>
    <style:style style:name="P112" style:family="paragraph" style:parent-style-name="Text_20_body" style:list-style-name="L54"/>
    <style:style style:name="P113" style:family="paragraph" style:parent-style-name="Text_20_body" style:list-style-name="L55">
      <style:text-properties officeooo:paragraph-rsid="00100208"/>
    </style:style>
    <style:style style:name="P114" style:family="paragraph" style:parent-style-name="Text_20_body" style:list-style-name="L55">
      <style:text-properties officeooo:paragraph-rsid="0016b549"/>
    </style:style>
    <style:style style:name="P115" style:family="paragraph" style:parent-style-name="Text_20_body" style:list-style-name="L55">
      <style:text-properties officeooo:rsid="001e7a54" officeooo:paragraph-rsid="001e7a54"/>
    </style:style>
    <style:style style:name="P116" style:family="paragraph" style:parent-style-name="Text_20_body" style:list-style-name="L55">
      <style:text-properties officeooo:rsid="00100208" officeooo:paragraph-rsid="00100208"/>
    </style:style>
    <style:style style:name="P117" style:family="paragraph" style:parent-style-name="Text_20_body" style:list-style-name="L55">
      <style:text-properties officeooo:rsid="00117cb8" officeooo:paragraph-rsid="00117cb8"/>
    </style:style>
    <style:style style:name="P118" style:family="paragraph" style:parent-style-name="Text_20_body" style:list-style-name="L55">
      <style:text-properties officeooo:rsid="002e4600" officeooo:paragraph-rsid="002e4600"/>
    </style:style>
    <style:style style:name="P119" style:family="paragraph" style:parent-style-name="Text_20_body" style:list-style-name="L2">
      <style:paragraph-properties fo:margin-top="0in" fo:margin-bottom="0in" style:contextual-spacing="false"/>
    </style:style>
    <style:style style:name="P120" style:family="paragraph" style:parent-style-name="Text_20_body" style:list-style-name="L3">
      <style:paragraph-properties fo:margin-top="0in" fo:margin-bottom="0in" style:contextual-spacing="false"/>
    </style:style>
    <style:style style:name="P121" style:family="paragraph" style:parent-style-name="Text_20_body" style:list-style-name="L4">
      <style:paragraph-properties fo:margin-top="0in" fo:margin-bottom="0in" style:contextual-spacing="false"/>
    </style:style>
    <style:style style:name="P122" style:family="paragraph" style:parent-style-name="Text_20_body" style:list-style-name="L5">
      <style:paragraph-properties fo:margin-top="0in" fo:margin-bottom="0in" style:contextual-spacing="false"/>
    </style:style>
    <style:style style:name="P123" style:family="paragraph" style:parent-style-name="Text_20_body" style:list-style-name="L6">
      <style:paragraph-properties fo:margin-top="0in" fo:margin-bottom="0in" style:contextual-spacing="false"/>
    </style:style>
    <style:style style:name="P124" style:family="paragraph" style:parent-style-name="Text_20_body" style:list-style-name="L7">
      <style:paragraph-properties fo:margin-top="0in" fo:margin-bottom="0in" style:contextual-spacing="false"/>
    </style:style>
    <style:style style:name="P125" style:family="paragraph" style:parent-style-name="Text_20_body" style:list-style-name="L8">
      <style:paragraph-properties fo:margin-top="0in" fo:margin-bottom="0in" style:contextual-spacing="false"/>
    </style:style>
    <style:style style:name="P126" style:family="paragraph" style:parent-style-name="Text_20_body" style:list-style-name="L9">
      <style:paragraph-properties fo:margin-top="0in" fo:margin-bottom="0in" style:contextual-spacing="false"/>
    </style:style>
    <style:style style:name="P127" style:family="paragraph" style:parent-style-name="Text_20_body" style:list-style-name="L10">
      <style:paragraph-properties fo:margin-top="0in" fo:margin-bottom="0in" style:contextual-spacing="false"/>
    </style:style>
    <style:style style:name="P128" style:family="paragraph" style:parent-style-name="Text_20_body" style:list-style-name="L11">
      <style:paragraph-properties fo:margin-top="0in" fo:margin-bottom="0in" style:contextual-spacing="false"/>
    </style:style>
    <style:style style:name="P129" style:family="paragraph" style:parent-style-name="Text_20_body" style:list-style-name="L12">
      <style:paragraph-properties fo:margin-top="0in" fo:margin-bottom="0in" style:contextual-spacing="false"/>
    </style:style>
    <style:style style:name="P130" style:family="paragraph" style:parent-style-name="Text_20_body" style:list-style-name="L13">
      <style:paragraph-properties fo:margin-top="0in" fo:margin-bottom="0in" style:contextual-spacing="false"/>
    </style:style>
    <style:style style:name="P131" style:family="paragraph" style:parent-style-name="Text_20_body" style:list-style-name="L14">
      <style:paragraph-properties fo:margin-top="0in" fo:margin-bottom="0in" style:contextual-spacing="false"/>
    </style:style>
    <style:style style:name="P132" style:family="paragraph" style:parent-style-name="Text_20_body" style:list-style-name="L15">
      <style:paragraph-properties fo:margin-top="0in" fo:margin-bottom="0in" style:contextual-spacing="false"/>
    </style:style>
    <style:style style:name="P133" style:family="paragraph" style:parent-style-name="Text_20_body" style:list-style-name="L16">
      <style:paragraph-properties fo:margin-top="0in" fo:margin-bottom="0in" style:contextual-spacing="false"/>
    </style:style>
    <style:style style:name="P134" style:family="paragraph" style:parent-style-name="Text_20_body" style:list-style-name="L17">
      <style:paragraph-properties fo:margin-top="0in" fo:margin-bottom="0in" style:contextual-spacing="false"/>
    </style:style>
    <style:style style:name="P135" style:family="paragraph" style:parent-style-name="Text_20_body" style:list-style-name="L18">
      <style:paragraph-properties fo:margin-top="0in" fo:margin-bottom="0in" style:contextual-spacing="false"/>
    </style:style>
    <style:style style:name="P136" style:family="paragraph" style:parent-style-name="Text_20_body" style:list-style-name="L19">
      <style:paragraph-properties fo:margin-top="0in" fo:margin-bottom="0in" style:contextual-spacing="false"/>
    </style:style>
    <style:style style:name="P137" style:family="paragraph" style:parent-style-name="Text_20_body" style:list-style-name="L20">
      <style:paragraph-properties fo:margin-top="0in" fo:margin-bottom="0in" style:contextual-spacing="false"/>
    </style:style>
    <style:style style:name="P138" style:family="paragraph" style:parent-style-name="Text_20_body" style:list-style-name="L21">
      <style:paragraph-properties fo:margin-top="0in" fo:margin-bottom="0in" style:contextual-spacing="false"/>
    </style:style>
    <style:style style:name="P139" style:family="paragraph" style:parent-style-name="Text_20_body" style:list-style-name="L22">
      <style:paragraph-properties fo:margin-top="0in" fo:margin-bottom="0in" style:contextual-spacing="false"/>
    </style:style>
    <style:style style:name="P140" style:family="paragraph" style:parent-style-name="Text_20_body" style:list-style-name="L23">
      <style:paragraph-properties fo:margin-top="0in" fo:margin-bottom="0in" style:contextual-spacing="false"/>
    </style:style>
    <style:style style:name="P141" style:family="paragraph" style:parent-style-name="Text_20_body" style:list-style-name="L24">
      <style:paragraph-properties fo:margin-top="0in" fo:margin-bottom="0in" style:contextual-spacing="false"/>
    </style:style>
    <style:style style:name="P142" style:family="paragraph" style:parent-style-name="Text_20_body" style:list-style-name="L25">
      <style:paragraph-properties fo:margin-top="0in" fo:margin-bottom="0in" style:contextual-spacing="false"/>
    </style:style>
    <style:style style:name="P143" style:family="paragraph" style:parent-style-name="Text_20_body" style:list-style-name="L27">
      <style:paragraph-properties fo:margin-top="0in" fo:margin-bottom="0in" style:contextual-spacing="false"/>
    </style:style>
    <style:style style:name="P144" style:family="paragraph" style:parent-style-name="Text_20_body" style:list-style-name="L28">
      <style:paragraph-properties fo:margin-top="0in" fo:margin-bottom="0in" style:contextual-spacing="false"/>
    </style:style>
    <style:style style:name="P145" style:family="paragraph" style:parent-style-name="Text_20_body" style:list-style-name="L33">
      <style:paragraph-properties fo:margin-top="0in" fo:margin-bottom="0in" style:contextual-spacing="false"/>
    </style:style>
    <style:style style:name="P146" style:family="paragraph" style:parent-style-name="Text_20_body" style:list-style-name="L34">
      <style:paragraph-properties fo:margin-top="0in" fo:margin-bottom="0in" style:contextual-spacing="false"/>
    </style:style>
    <style:style style:name="P147" style:family="paragraph" style:parent-style-name="Text_20_body" style:list-style-name="L35">
      <style:paragraph-properties fo:margin-top="0in" fo:margin-bottom="0in" style:contextual-spacing="false"/>
    </style:style>
    <style:style style:name="P148" style:family="paragraph" style:parent-style-name="Text_20_body" style:list-style-name="L36">
      <style:paragraph-properties fo:margin-top="0in" fo:margin-bottom="0in" style:contextual-spacing="false"/>
    </style:style>
    <style:style style:name="P149" style:family="paragraph" style:parent-style-name="Text_20_body" style:list-style-name="L36">
      <style:paragraph-properties fo:margin-top="0in" fo:margin-bottom="0in" style:contextual-spacing="false"/>
      <style:text-properties officeooo:paragraph-rsid="004e030d"/>
    </style:style>
    <style:style style:name="P150" style:family="paragraph" style:parent-style-name="Text_20_body" style:list-style-name="L37">
      <style:paragraph-properties fo:margin-top="0in" fo:margin-bottom="0in" style:contextual-spacing="false"/>
    </style:style>
    <style:style style:name="P151" style:family="paragraph" style:parent-style-name="Text_20_body" style:list-style-name="L38">
      <style:paragraph-properties fo:margin-top="0in" fo:margin-bottom="0in" style:contextual-spacing="false"/>
      <style:text-properties officeooo:paragraph-rsid="004e030d"/>
    </style:style>
    <style:style style:name="P152" style:family="paragraph" style:parent-style-name="Text_20_body" style:list-style-name="L40">
      <style:paragraph-properties fo:margin-top="0in" fo:margin-bottom="0in" style:contextual-spacing="false"/>
    </style:style>
    <style:style style:name="P153" style:family="paragraph" style:parent-style-name="Text_20_body" style:list-style-name="L41">
      <style:paragraph-properties fo:margin-top="0in" fo:margin-bottom="0in" style:contextual-spacing="false"/>
    </style:style>
    <style:style style:name="P154" style:family="paragraph" style:parent-style-name="Text_20_body" style:list-style-name="L43">
      <style:paragraph-properties fo:margin-top="0in" fo:margin-bottom="0in" style:contextual-spacing="false"/>
    </style:style>
    <style:style style:name="P155" style:family="paragraph" style:parent-style-name="Text_20_body" style:list-style-name="L44">
      <style:paragraph-properties fo:margin-top="0in" fo:margin-bottom="0in" style:contextual-spacing="false"/>
    </style:style>
    <style:style style:name="P156" style:family="paragraph" style:parent-style-name="Text_20_body" style:list-style-name="L45">
      <style:paragraph-properties fo:margin-top="0in" fo:margin-bottom="0in" style:contextual-spacing="false"/>
    </style:style>
    <style:style style:name="P157" style:family="paragraph" style:parent-style-name="Text_20_body" style:list-style-name="L46">
      <style:paragraph-properties fo:margin-top="0in" fo:margin-bottom="0in" style:contextual-spacing="false"/>
    </style:style>
    <style:style style:name="P158" style:family="paragraph" style:parent-style-name="Text_20_body" style:list-style-name="L47">
      <style:paragraph-properties fo:margin-top="0in" fo:margin-bottom="0in" style:contextual-spacing="false"/>
    </style:style>
    <style:style style:name="P159" style:family="paragraph" style:parent-style-name="Text_20_body" style:list-style-name="L48">
      <style:paragraph-properties fo:margin-top="0in" fo:margin-bottom="0in" style:contextual-spacing="false"/>
    </style:style>
    <style:style style:name="P160" style:family="paragraph" style:parent-style-name="Text_20_body" style:list-style-name="L49">
      <style:paragraph-properties fo:margin-top="0in" fo:margin-bottom="0in" style:contextual-spacing="false"/>
    </style:style>
    <style:style style:name="P161" style:family="paragraph" style:parent-style-name="Text_20_body" style:list-style-name="L50">
      <style:paragraph-properties fo:margin-top="0in" fo:margin-bottom="0in" style:contextual-spacing="false"/>
    </style:style>
    <style:style style:name="P162" style:family="paragraph" style:parent-style-name="Text_20_body" style:list-style-name="L51">
      <style:paragraph-properties fo:margin-top="0in" fo:margin-bottom="0in" style:contextual-spacing="false"/>
    </style:style>
    <style:style style:name="P163" style:family="paragraph" style:parent-style-name="Text_20_body" style:list-style-name="L52">
      <style:paragraph-properties fo:margin-top="0in" fo:margin-bottom="0in" style:contextual-spacing="false"/>
    </style:style>
    <style:style style:name="P164" style:family="paragraph" style:parent-style-name="Text_20_body" style:list-style-name="L53">
      <style:paragraph-properties fo:margin-top="0in" fo:margin-bottom="0in" style:contextual-spacing="false"/>
    </style:style>
    <style:style style:name="P165" style:family="paragraph" style:parent-style-name="Text_20_body" style:list-style-name="L54">
      <style:paragraph-properties fo:margin-top="0in" fo:margin-bottom="0in" style:contextual-spacing="false"/>
    </style:style>
    <style:style style:name="T1" style:family="text">
      <style:text-properties officeooo:rsid="000f0f50"/>
    </style:style>
    <style:style style:name="T2" style:family="text">
      <style:text-properties officeooo:rsid="00100208"/>
    </style:style>
    <style:style style:name="T3" style:family="text">
      <style:text-properties officeooo:rsid="001255e0"/>
    </style:style>
    <style:style style:name="T4" style:family="text">
      <style:text-properties officeooo:rsid="0012ffb5"/>
    </style:style>
    <style:style style:name="T5" style:family="text">
      <style:text-properties fo:background-color="#dddddd" loext:char-shading-value="0"/>
    </style:style>
    <style:style style:name="T6" style:family="text">
      <style:text-properties officeooo:rsid="0012ffb5" fo:background-color="#dddddd" loext:char-shading-value="0"/>
    </style:style>
    <style:style style:name="T7" style:family="text">
      <style:text-properties officeooo:rsid="0016b549"/>
    </style:style>
    <style:style style:name="T8" style:family="text">
      <style:text-properties officeooo:rsid="001a348a"/>
    </style:style>
    <style:style style:name="T9" style:family="text">
      <style:text-properties officeooo:rsid="001b5c8e"/>
    </style:style>
    <style:style style:name="T10" style:family="text">
      <style:text-properties officeooo:rsid="001ce3e1"/>
    </style:style>
    <style:style style:name="T11" style:family="text">
      <style:text-properties officeooo:rsid="0021ef88"/>
    </style:style>
    <style:style style:name="T12" style:family="text">
      <style:text-properties officeooo:rsid="0022d055"/>
    </style:style>
    <style:style style:name="T13" style:family="text">
      <style:text-properties officeooo:rsid="0023e47a"/>
    </style:style>
    <style:style style:name="T14" style:family="text">
      <style:text-properties fo:color="#f92672" loext:opacity="100%"/>
    </style:style>
    <style:style style:name="T15" style:family="text">
      <style:text-properties fo:color="#a6e22e" loext:opacity="100%"/>
    </style:style>
    <style:style style:name="T16" style:family="text">
      <style:text-properties fo:color="#f8f8f2" loext:opacity="100%"/>
    </style:style>
    <style:style style:name="T17" style:family="text">
      <style:text-properties fo:color="#75715e" loext:opacity="100%"/>
    </style:style>
    <style:style style:name="T18" style:family="text">
      <style:text-properties fo:color="#66d9ef" loext:opacity="100%"/>
    </style:style>
    <style:style style:name="T19" style:family="text">
      <style:text-properties fo:color="#e6db74" loext:opacity="100%"/>
    </style:style>
    <style:style style:name="T20" style:family="text">
      <style:text-properties officeooo:rsid="0028e9f5"/>
    </style:style>
    <style:style style:name="T21" style:family="text">
      <style:text-properties officeooo:rsid="002a9d38"/>
    </style:style>
    <style:style style:name="T22" style:family="text">
      <style:text-properties officeooo:rsid="002ccc72"/>
    </style:style>
    <style:style style:name="T23" style:family="text">
      <style:text-properties officeooo:rsid="00303d2f"/>
    </style:style>
    <style:style style:name="T24" style:family="text">
      <style:text-properties officeooo:rsid="00329fd4"/>
    </style:style>
    <style:style style:name="T25" style:family="text">
      <style:text-properties fo:background-color="#b4c7dc" loext:char-shading-value="0"/>
    </style:style>
    <style:style style:name="T26" style:family="text">
      <style:text-properties officeooo:rsid="00329fd4" fo:background-color="#b4c7dc" loext:char-shading-value="0"/>
    </style:style>
    <style:style style:name="T27" style:family="text">
      <style:text-properties officeooo:rsid="00340b6b"/>
    </style:style>
    <style:style style:name="T28" style:family="text">
      <style:text-properties officeooo:rsid="003491fc"/>
    </style:style>
    <style:style style:name="T29" style:family="text">
      <style:text-properties fo:background-color="#afd095" loext:char-shading-value="0"/>
    </style:style>
    <style:style style:name="T30" style:family="text">
      <style:text-properties officeooo:rsid="00340b6b" fo:background-color="#afd095" loext:char-shading-value="0"/>
    </style:style>
    <style:style style:name="T31" style:family="text">
      <style:text-properties officeooo:rsid="003491fc" fo:background-color="#afd095" loext:char-shading-value="0"/>
    </style:style>
    <style:style style:name="T32" style:family="text">
      <style:text-properties officeooo:rsid="0034df4a" fo:background-color="#afd095" loext:char-shading-value="0"/>
    </style:style>
    <style:style style:name="T33" style:family="text">
      <style:text-properties officeooo:rsid="00368ae1" fo:background-color="#afd095" loext:char-shading-value="0"/>
    </style:style>
    <style:style style:name="T34" style:family="text">
      <style:text-properties officeooo:rsid="0034df4a"/>
    </style:style>
    <style:style style:name="T35" style:family="text">
      <style:text-properties fo:background-color="#ffa6a6" loext:char-shading-value="0"/>
    </style:style>
    <style:style style:name="T36" style:family="text">
      <style:text-properties officeooo:rsid="003ac484" fo:background-color="#ffa6a6" loext:char-shading-value="0"/>
    </style:style>
    <style:style style:name="T37" style:family="text">
      <style:text-properties officeooo:rsid="004cc9f5" fo:background-color="#ffa6a6" loext:char-shading-value="0"/>
    </style:style>
    <style:style style:name="T38" style:family="text">
      <style:text-properties style:font-name="Liberation Serif"/>
    </style:style>
    <style:style style:name="T39" style:family="text">
      <style:text-properties style:font-name="Liberation Serif" fo:background-color="#ffa6a6" loext:char-shading-value="0"/>
    </style:style>
    <style:style style:name="T40" style:family="text">
      <style:text-properties style:font-name="Liberation Serif" officeooo:rsid="003aa7ca" fo:background-color="#ffa6a6" loext:char-shading-value="0"/>
    </style:style>
    <style:style style:name="T41" style:family="text">
      <style:text-properties style:font-name="Liberation Serif" officeooo:rsid="003ac484" fo:background-color="#ffa6a6" loext:char-shading-value="0"/>
    </style:style>
    <style:style style:name="T42" style:family="text">
      <style:text-properties style:font-name="Liberation Serif" officeooo:rsid="0041bdf5" fo:background-color="#ffa6a6" loext:char-shading-value="0"/>
    </style:style>
    <style:style style:name="T43" style:family="text">
      <style:text-properties style:font-name="Liberation Serif" fo:background-color="#b4c7dc" loext:char-shading-value="0"/>
    </style:style>
    <style:style style:name="T44" style:family="text">
      <style:text-properties style:font-name="Liberation Serif" officeooo:rsid="003ca32f" fo:background-color="#b4c7dc" loext:char-shading-value="0"/>
    </style:style>
    <style:style style:name="T45" style:family="text">
      <style:text-properties style:font-name="Liberation Serif" officeooo:rsid="003ea2f6" fo:background-color="#b4c7dc" loext:char-shading-value="0"/>
    </style:style>
    <style:style style:name="T46" style:family="text">
      <style:text-properties style:font-name="Liberation Serif" officeooo:rsid="00409013" fo:background-color="#b4c7dc" loext:char-shading-value="0"/>
    </style:style>
    <style:style style:name="T47" style:family="text">
      <style:text-properties style:font-name="Liberation Serif" officeooo:rsid="0041bdf5" fo:background-color="#b4c7dc" loext:char-shading-value="0"/>
    </style:style>
    <style:style style:name="T48" style:family="text">
      <style:text-properties style:font-name="Liberation Serif" fo:background-color="transparent" loext:char-shading-value="0"/>
    </style:style>
    <style:style style:name="T49" style:family="text">
      <style:text-properties style:font-name="Liberation Serif" officeooo:rsid="00409013" fo:background-color="transparent" loext:char-shading-value="0"/>
    </style:style>
    <style:style style:name="T50" style:family="text">
      <style:text-properties style:font-name="Liberation Serif" officeooo:rsid="0041bdf5" fo:background-color="transparent" loext:char-shading-value="0"/>
    </style:style>
    <style:style style:name="T51" style:family="text">
      <style:text-properties style:font-name="Liberation Serif" officeooo:rsid="00409013" fo:background-color="#afd095" loext:char-shading-value="0"/>
    </style:style>
    <style:style style:name="T52" style:family="text">
      <style:text-properties officeooo:rsid="00427b4f"/>
    </style:style>
    <style:style style:name="T53" style:family="text">
      <style:text-properties officeooo:rsid="004e030d"/>
    </style:style>
    <style:style style:name="T54" style:family="text">
      <style:text-properties fo:font-weight="bold" style:font-weight-asian="bold" style:font-weight-complex="bold"/>
    </style:style>
    <style:style style:name="T55" style:family="text">
      <style:text-properties officeooo:rsid="00542b49"/>
    </style:style>
    <style:style style:name="T56" style:family="text">
      <style:text-properties officeooo:rsid="00580e14"/>
    </style:style>
    <style:style style:name="T57" style:family="text">
      <style:text-properties officeooo:rsid="005937a7"/>
    </style:style>
    <style:style style:name="T58" style:family="text">
      <style:text-properties officeooo:rsid="006e6082"/>
    </style:style>
    <style:style style:name="T59" style:family="text">
      <style:text-properties officeooo:rsid="0071019a"/>
    </style:style>
    <style:style style:name="T60" style:family="text">
      <style:text-properties officeooo:rsid="0072efbc"/>
    </style:style>
    <style:style style:name="T61" style:family="text">
      <style:text-properties officeooo:rsid="0075e442"/>
    </style:style>
    <style:style style:name="T62" style:family="text">
      <style:text-properties officeooo:rsid="00760e8d"/>
    </style:style>
    <style:style style:name="T63" style:family="text">
      <style:text-properties officeooo:rsid="0079e574"/>
    </style:style>
    <style:style style:name="T64" style:family="text">
      <style:text-properties fo:font-style="italic" officeooo:rsid="0079e574" style:font-style-asian="italic" style:font-style-complex="italic"/>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06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06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06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Combined Primer: Updating from Forge 1.20.1 to NeoForge 2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125_998867869" text:style-name="Index_20_Link" text:visited-style-name="Index_20_Link">Build System<text:tab/>4</text:a></text:p>
          <text:p text:style-name="P13"><text:a xlink:type="simple" xlink:href="#__RefHeading___Toc127_998867869" text:style-name="Index_20_Link" text:visited-style-name="Index_20_Link">Versioning<text:tab/>4</text:a></text:p>
          <text:p text:style-name="P13"><text:a xlink:type="simple" xlink:href="#__RefHeading___Toc129_998867869" text:style-name="Index_20_Link" text:visited-style-name="Index_20_Link">Toolchain Updates<text:tab/>4</text:a></text:p>
          <text:p text:style-name="P13"><text:a xlink:type="simple" xlink:href="#__RefHeading___Toc188_998867869" text:style-name="Index_20_Link" text:visited-style-name="Index_20_Link">Mods.toml / Neoforge.mods.toml<text:tab/>4</text:a></text:p>
          <text:p text:style-name="P14"><text:a xlink:type="simple" xlink:href="#__RefHeading___Toc190_998867869" text:style-name="Index_20_Link" text:visited-style-name="Index_20_Link">Access transformers inside mods.toml<text:tab/>5</text:a></text:p>
          <text:p text:style-name="P14"><text:a xlink:type="simple" xlink:href="#__RefHeading___Toc192_998867869" text:style-name="Index_20_Link" text:visited-style-name="Index_20_Link">MixinExtras ships with NeoForge<text:tab/>5</text:a></text:p>
          <text:p text:style-name="P14"><text:a xlink:type="simple" xlink:href="#__RefHeading___Toc194_998867869" text:style-name="Index_20_Link" text:visited-style-name="Index_20_Link">Mixin configs inside mods.toml<text:tab/>5</text:a></text:p>
          <text:p text:style-name="P12"><text:a xlink:type="simple" xlink:href="#__RefHeading___Toc376_998867869" text:style-name="Index_20_Link" text:visited-style-name="Index_20_Link">Global Remappings and Other NeoForge Changes<text:tab/>6</text:a></text:p>
          <text:p text:style-name="P13"><text:a xlink:type="simple" xlink:href="#__RefHeading___Toc358_998867869" text:style-name="Index_20_Link" text:visited-style-name="Index_20_Link">Game Object Serialization<text:tab/>6</text:a></text:p>
          <text:p text:style-name="P13"><text:a xlink:type="simple" xlink:href="#__RefHeading___Toc378_998867869" text:style-name="Index_20_Link" text:visited-style-name="Index_20_Link">GUI Changes<text:tab/>6</text:a></text:p>
          <text:p text:style-name="P14"><text:a xlink:type="simple" xlink:href="#__RefHeading___Toc380_998867869" text:style-name="Index_20_Link" text:visited-style-name="Index_20_Link">Removed Redundant PoseStacks<text:tab/>6</text:a></text:p>
          <text:p text:style-name="P14"><text:a xlink:type="simple" xlink:href="#__RefHeading___Toc382_998867869" text:style-name="Index_20_Link" text:visited-style-name="Index_20_Link">No more Matrix4f in Lighting Setup<text:tab/>7</text:a></text:p>
          <text:p text:style-name="P14"><text:a xlink:type="simple" xlink:href="#__RefHeading___Toc360_998867869" text:style-name="Index_20_Link" text:visited-style-name="Index_20_Link">GUI Layers<text:tab/>7</text:a></text:p>
          <text:p text:style-name="P14"><text:a xlink:type="simple" xlink:href="#__RefHeading___Toc437_998867869" text:style-name="Index_20_Link" text:visited-style-name="Index_20_Link">Gui Breakup<text:tab/>7</text:a></text:p>
          <text:p text:style-name="P14"><text:a xlink:type="simple" xlink:href="#__RefHeading___Toc443_998867869" text:style-name="Index_20_Link" text:visited-style-name="Index_20_Link">Map Decoration Textures<text:tab/>7</text:a></text:p>
          <text:p text:style-name="P14"><text:a xlink:type="simple" xlink:href="#__RefHeading___Toc445_998867869" text:style-name="Index_20_Link" text:visited-style-name="Index_20_Link">Font Options<text:tab/>8</text:a></text:p>
          <text:p text:style-name="P14"><text:a xlink:type="simple" xlink:href="#__RefHeading___Toc447_998867869" text:style-name="Index_20_Link" text:visited-style-name="Index_20_Link">Screen Backgrounds<text:tab/>8</text:a></text:p>
          <text:p text:style-name="P13"><text:a xlink:type="simple" xlink:href="#__RefHeading___Toc384_998867869" text:style-name="Index_20_Link" text:visited-style-name="Index_20_Link">Sub Predicate Types<text:tab/>8</text:a></text:p>
          <text:p text:style-name="P13"><text:a xlink:type="simple" xlink:href="#__RefHeading___Toc386_998867869" text:style-name="Index_20_Link" text:visited-style-name="Index_20_Link">Don't you like Holders?<text:tab/>9</text:a></text:p>
          <text:p text:style-name="P14"><text:a xlink:type="simple" xlink:href="#__RefHeading___Toc450_998867869" text:style-name="Index_20_Link" text:visited-style-name="Index_20_Link">Holder Lookups in Data Providers<text:tab/>9</text:a></text:p>
          <text:p text:style-name="P13"><text:a xlink:type="simple" xlink:href="#__RefHeading___Toc388_998867869" text:style-name="Index_20_Link" text:visited-style-name="Index_20_Link">ItemInteractionResult<text:tab/>10</text:a></text:p>
          <text:p text:style-name="P13"><text:a xlink:type="simple" xlink:href="#__RefHeading___Toc362_998867869" text:style-name="Index_20_Link" text:visited-style-name="Index_20_Link">DFU Update<text:tab/>10</text:a></text:p>
          <text:p text:style-name="P14"><text:a xlink:type="simple" xlink:href="#__RefHeading___Toc390_998867869" text:style-name="Index_20_Link" text:visited-style-name="Index_20_Link">ExtraCodecs to DataFixerUpper<text:tab/>11</text:a></text:p>
          <text:p text:style-name="P14"><text:a xlink:type="simple" xlink:href="#__RefHeading___Toc392_998867869" text:style-name="Index_20_Link" text:visited-style-name="Index_20_Link">Codec Replacements<text:tab/>11</text:a></text:p>
          <text:p text:style-name="P14"><text:a xlink:type="simple" xlink:href="#__RefHeading___Toc465_998867869" text:style-name="Index_20_Link" text:visited-style-name="Index_20_Link">DispatchCodecs now MapCodecs<text:tab/>12</text:a></text:p>
          <text:p text:style-name="P13"><text:a xlink:type="simple" xlink:href="#__RefHeading___Toc411_998867869" text:style-name="Index_20_Link" text:visited-style-name="Index_20_Link">Enchantments, now with Definitions<text:tab/>13</text:a></text:p>
          <text:p text:style-name="P13"><text:a xlink:type="simple" xlink:href="#__RefHeading___Toc413_998867869" text:style-name="Index_20_Link" text:visited-style-name="Index_20_Link">Blocks: From public to protected<text:tab/>14</text:a></text:p>
          <text:p text:style-name="P13"><text:a xlink:type="simple" xlink:href="#__RefHeading___Toc415_998867869" text:style-name="Index_20_Link" text:visited-style-name="Index_20_Link">Tag Convention Updates<text:tab/>16</text:a></text:p>
          <text:p text:style-name="P13"><text:a xlink:type="simple" xlink:href="#__RefHeading___Toc417_998867869" text:style-name="Index_20_Link" text:visited-style-name="Index_20_Link">Minor Migrations<text:tab/>16</text:a></text:p>
          <text:p text:style-name="P14"><text:a xlink:type="simple" xlink:href="#__RefHeading___Toc419_998867869" text:style-name="Index_20_Link" text:visited-style-name="Index_20_Link">StringUtil<text:tab/>16</text:a></text:p>
          <text:p text:style-name="P14"><text:a xlink:type="simple" xlink:href="#__RefHeading___Toc421_998867869" text:style-name="Index_20_Link" text:visited-style-name="Index_20_Link">Advancement Network Codecs<text:tab/>16</text:a></text:p>
          <text:p text:style-name="P14"><text:a xlink:type="simple" xlink:href="#__RefHeading___Toc423_998867869" text:style-name="Index_20_Link" text:visited-style-name="Index_20_Link">Collection Criteria Predicates<text:tab/>16</text:a></text:p>
          <text:p text:style-name="P14"><text:a xlink:type="simple" xlink:href="#__RefHeading___Toc425_998867869" text:style-name="Index_20_Link" text:visited-style-name="Index_20_Link">ItemStack Max Stack Size 99<text:tab/>16</text:a></text:p>
          <text:p text:style-name="P14"><text:a xlink:type="simple" xlink:href="#__RefHeading___Toc427_998867869" text:style-name="Index_20_Link" text:visited-style-name="Index_20_Link">No more magicalSpecialHackyFocus<text:tab/>16</text:a></text:p>
          <text:p text:style-name="P14"><text:a xlink:type="simple" xlink:href="#__RefHeading___Toc429_998867869" text:style-name="Index_20_Link" text:visited-style-name="Index_20_Link">Bootstap? No! It's Bootstrap!<text:tab/>17</text:a></text:p>
          <text:p text:style-name="P14"><text:a xlink:type="simple" xlink:href="#__RefHeading___Toc431_998867869" text:style-name="Index_20_Link" text:visited-style-name="Index_20_Link">Entity Slot Criteria<text:tab/>17</text:a></text:p>
          <text:p text:style-name="P14"><text:a xlink:type="simple" xlink:href="#__RefHeading___Toc433_998867869" text:style-name="Index_20_Link" text:visited-style-name="Index_20_Link">Recipe Book Categories throw on default<text:tab/>17</text:a></text:p>
          <text:p text:style-name="P14"><text:a xlink:type="simple" xlink:href="#__RefHeading___Toc453_998867869" text:style-name="Index_20_Link" text:visited-style-name="Index_20_Link">ResourceKey References<text:tab/>17</text:a></text:p>
          <text:p text:style-name="P14"><text:a xlink:type="simple" xlink:href="#__RefHeading___Toc460_998867869" text:style-name="Index_20_Link" text:visited-style-name="Index_20_Link">Loot Registries<text:tab/>17</text:a></text:p>
          <text:p text:style-name="P14"><text:a xlink:type="simple" xlink:href="#__RefHeading___Toc462_998867869" text:style-name="Index_20_Link" text:visited-style-name="Index_20_Link">PackLocationInfo<text:tab/>17</text:a></text:p>
          <text:p text:style-name="P14"><text:soft-page-break/><text:a xlink:type="simple" xlink:href="#__RefHeading___Toc468_998867869" text:style-name="Index_20_Link" text:visited-style-name="Index_20_Link">Packrat Parser<text:tab/>18</text:a></text:p>
          <text:p text:style-name="P14"><text:a xlink:type="simple" xlink:href="#__RefHeading___Toc478_998867869" text:style-name="Index_20_Link" text:visited-style-name="Index_20_Link">Dyeables<text:tab/>18</text:a></text:p>
          <text:p text:style-name="P14"><text:a xlink:type="simple" xlink:href="#__RefHeading___Toc480_998867869" text:style-name="Index_20_Link" text:visited-style-name="Index_20_Link">Potion Brewing<text:tab/>18</text:a></text:p>
          <text:p text:style-name="P14"><text:a xlink:type="simple" xlink:href="#__RefHeading___Toc482_998867869" text:style-name="Index_20_Link" text:visited-style-name="Index_20_Link">TooltipProvider<text:tab/>18</text:a></text:p>
          <text:p text:style-name="P14"><text:a xlink:type="simple" xlink:href="#__RefHeading___Toc484_998867869" text:style-name="Index_20_Link" text:visited-style-name="Index_20_Link">New Criteria Triggers<text:tab/>18</text:a></text:p>
          <text:p text:style-name="P14"><text:a xlink:type="simple" xlink:href="#__RefHeading___Toc486_998867869" text:style-name="Index_20_Link" text:visited-style-name="Index_20_Link">New Loot Context Parameters<text:tab/>19</text:a></text:p>
          <text:p text:style-name="P14"><text:a xlink:type="simple" xlink:href="#__RefHeading___Toc488_998867869" text:style-name="Index_20_Link" text:visited-style-name="Index_20_Link">Additions, Changes and Removals<text:tab/>19</text:a></text:p>
          <text:p text:style-name="P15"><text:a xlink:type="simple" xlink:href="#__RefHeading___Toc490_998867869" text:style-name="Index_20_Link" text:visited-style-name="Index_20_Link">1.20.5<text:tab/>19</text:a></text:p>
          <text:p text:style-name="P15"><text:a xlink:type="simple" xlink:href="#__RefHeading___Toc492_998867869" text:style-name="Index_20_Link" text:visited-style-name="Index_20_Link">1.20.6<text:tab/>19</text:a></text:p>
          <text:p text:style-name="P12"><text:a xlink:type="simple" xlink:href="#__RefHeading___Toc135_998867869" text:style-name="Index_20_Link" text:visited-style-name="Index_20_Link">Event System Changes<text:tab/>19</text:a></text:p>
          <text:p text:style-name="P13"><text:a xlink:type="simple" xlink:href="#__RefHeading___Toc137_998867869" text:style-name="Index_20_Link" text:visited-style-name="Index_20_Link">Key changes<text:tab/>19</text:a></text:p>
          <text:p text:style-name="P14"><text:a xlink:type="simple" xlink:href="#__RefHeading___Toc139_998867869" text:style-name="Index_20_Link" text:visited-style-name="Index_20_Link">Package change<text:tab/>19</text:a></text:p>
          <text:p text:style-name="P14"><text:a xlink:type="simple" xlink:href="#__RefHeading___Toc141_998867869" text:style-name="Index_20_Link" text:visited-style-name="Index_20_Link">Cancellable event changes<text:tab/>19</text:a></text:p>
          <text:p text:style-name="P14"><text:a xlink:type="simple" xlink:href="#__RefHeading___Toc143_998867869" text:style-name="Index_20_Link" text:visited-style-name="Index_20_Link">Updated @SubscribeEvent semantics<text:tab/>20</text:a></text:p>
          <text:p text:style-name="P14"><text:a xlink:type="simple" xlink:href="#__RefHeading___Toc145_998867869" text:style-name="Index_20_Link" text:visited-style-name="Index_20_Link">abstract events cannot be listened to anymore<text:tab/>20</text:a></text:p>
          <text:p text:style-name="P14"><text:a xlink:type="simple" xlink:href="#__RefHeading___Toc147_998867869" text:style-name="Index_20_Link" text:visited-style-name="Index_20_Link">Updated mod bus semantics<text:tab/>20</text:a></text:p>
          <text:p text:style-name="P14"><text:a xlink:type="simple" xlink:href="#__RefHeading___Toc149_998867869" text:style-name="Index_20_Link" text:visited-style-name="Index_20_Link">More addListener overloads<text:tab/>21</text:a></text:p>
          <text:p text:style-name="P14"><text:a xlink:type="simple" xlink:href="#__RefHeading___Toc151_998867869" text:style-name="Index_20_Link" text:visited-style-name="Index_20_Link">Generic events are deprecated for removal<text:tab/>21</text:a></text:p>
          <text:p text:style-name="P14"><text:a xlink:type="simple" xlink:href="#__RefHeading___Toc153_998867869" text:style-name="Index_20_Link" text:visited-style-name="Index_20_Link">Event results are being phased out<text:tab/>21</text:a></text:p>
          <text:p text:style-name="P13"><text:a xlink:type="simple" xlink:href="#__RefHeading___Toc155_998867869" text:style-name="Index_20_Link" text:visited-style-name="Index_20_Link">Other changes<text:tab/>21</text:a></text:p>
          <text:p text:style-name="P13"><text:a xlink:type="simple" xlink:href="#__RefHeading___Toc494_998867869" text:style-name="Index_20_Link" text:visited-style-name="Index_20_Link">Loading Data<text:tab/>22</text:a></text:p>
          <text:p text:style-name="P12"><text:a xlink:type="simple" xlink:href="#__RefHeading___Toc364_998867869" text:style-name="Index_20_Link" text:visited-style-name="Index_20_Link">Registry System<text:tab/>23</text:a></text:p>
          <text:p text:style-name="P13"><text:a xlink:type="simple" xlink:href="#__RefHeading___Toc165_998867869" text:style-name="Index_20_Link" text:visited-style-name="Index_20_Link">Using the registries<text:tab/>23</text:a></text:p>
          <text:p text:style-name="P13"><text:a xlink:type="simple" xlink:href="#__RefHeading___Toc167_998867869" text:style-name="Index_20_Link" text:visited-style-name="Index_20_Link">Registration<text:tab/>23</text:a></text:p>
          <text:p text:style-name="P13"><text:a xlink:type="simple" xlink:href="#__RefHeading___Toc169_998867869" text:style-name="Index_20_Link" text:visited-style-name="Index_20_Link">Custom registries<text:tab/>25</text:a></text:p>
          <text:p text:style-name="P12"><text:a xlink:type="simple" xlink:href="#__RefHeading___Toc196_998867869" text:style-name="Index_20_Link" text:visited-style-name="Index_20_Link">Capabilities &amp; Data Attachments<text:tab/>25</text:a></text:p>
          <text:p text:style-name="P13"><text:a xlink:type="simple" xlink:href="#__RefHeading___Toc198_998867869" text:style-name="Index_20_Link" text:visited-style-name="Index_20_Link">Data attachments<text:tab/>26</text:a></text:p>
          <text:p text:style-name="P14"><text:a xlink:type="simple" xlink:href="#__RefHeading___Toc471_998867869" text:style-name="Index_20_Link" text:visited-style-name="Index_20_Link">Entity Attachments<text:tab/>27</text:a></text:p>
          <text:p text:style-name="P14"><text:a xlink:type="simple" xlink:href="#__RefHeading___Toc200_998867869" text:style-name="Index_20_Link" text:visited-style-name="Index_20_Link">Future work for attachments<text:tab/>28</text:a></text:p>
          <text:p text:style-name="P13"><text:a xlink:type="simple" xlink:href="#__RefHeading___Toc367_998867869" text:style-name="Index_20_Link" text:visited-style-name="Index_20_Link">Data Components<text:tab/>28</text:a></text:p>
          <text:p text:style-name="P14"><text:a xlink:type="simple" xlink:href="#__RefHeading___Toc337_998867869" text:style-name="Index_20_Link" text:visited-style-name="Index_20_Link">Item Data Components<text:tab/>29</text:a></text:p>
          <text:p text:style-name="P14"><text:a xlink:type="simple" xlink:href="#__RefHeading___Toc339_998867869" text:style-name="Index_20_Link" text:visited-style-name="Index_20_Link">Comparison with Data Attachments<text:tab/>30</text:a></text:p>
          <text:p text:style-name="P13"><text:a xlink:type="simple" xlink:href="#__RefHeading___Toc202_998867869" text:style-name="Index_20_Link" text:visited-style-name="Index_20_Link">Capabilities<text:tab/>30</text:a></text:p>
          <text:p text:style-name="P14"><text:a xlink:type="simple" xlink:href="#__RefHeading___Toc204_998867869" text:style-name="Index_20_Link" text:visited-style-name="Index_20_Link">Creating capabilities<text:tab/>31</text:a></text:p>
          <text:p text:style-name="P14"><text:a xlink:type="simple" xlink:href="#__RefHeading___Toc206_998867869" text:style-name="Index_20_Link" text:visited-style-name="Index_20_Link">Querying capabilities<text:tab/>32</text:a></text:p>
          <text:p text:style-name="P14"><text:a xlink:type="simple" xlink:href="#__RefHeading___Toc208_998867869" text:style-name="Index_20_Link" text:visited-style-name="Index_20_Link">Block capability caching<text:tab/>33</text:a></text:p>
          <text:p text:style-name="P14"><text:a xlink:type="simple" xlink:href="#__RefHeading___Toc210_998867869" text:style-name="Index_20_Link" text:visited-style-name="Index_20_Link">Registering capabilities<text:tab/>34</text:a></text:p>
          <text:p text:style-name="P14"><text:a xlink:type="simple" xlink:href="#__RefHeading___Toc212_998867869" text:style-name="Index_20_Link" text:visited-style-name="Index_20_Link">Entities, IItemHandler and Direction<text:tab/>35</text:a></text:p>
          <text:p text:style-name="P15"><text:a xlink:type="simple" xlink:href="#__RefHeading___Toc214_998867869" text:style-name="Index_20_Link" text:visited-style-name="Index_20_Link">Minecart and chest inventories<text:tab/>36</text:a></text:p>
          <text:p text:style-name="P15"><text:a xlink:type="simple" xlink:href="#__RefHeading___Toc216_998867869" text:style-name="Index_20_Link" text:visited-style-name="Index_20_Link">Horse inventory<text:tab/>36</text:a></text:p>
          <text:p text:style-name="P15"><text:a xlink:type="simple" xlink:href="#__RefHeading___Toc218_998867869" text:style-name="Index_20_Link" text:visited-style-name="Index_20_Link">Living entities<text:tab/>36</text:a></text:p>
          <text:p text:style-name="P15"><text:a xlink:type="simple" xlink:href="#__RefHeading___Toc220_998867869" text:style-name="Index_20_Link" text:visited-style-name="Index_20_Link">Players<text:tab/>36</text:a></text:p>
          <text:p text:style-name="P12"><text:a xlink:type="simple" xlink:href="#__RefHeading___Toc257_998867869" text:style-name="Index_20_Link" text:visited-style-name="Index_20_Link">Networking<text:tab/>37</text:a></text:p>
          <text:p text:style-name="P13"><text:a xlink:type="simple" xlink:href="#__RefHeading___Toc259_998867869" text:style-name="Index_20_Link" text:visited-style-name="Index_20_Link">SimpleChannel and EventChannel<text:tab/>37</text:a></text:p>
          <text:p text:style-name="P13"><text:a xlink:type="simple" xlink:href="#__RefHeading___Toc261_998867869" text:style-name="Index_20_Link" text:visited-style-name="Index_20_Link">Implementation<text:tab/>37</text:a></text:p>
          <text:p text:style-name="P14"><text:a xlink:type="simple" xlink:href="#__RefHeading___Toc263_998867869" text:style-name="Index_20_Link" text:visited-style-name="Index_20_Link">New network payload handling<text:tab/>37</text:a></text:p>
          <text:p text:style-name="P15"><text:a xlink:type="simple" xlink:href="#__RefHeading___Toc265_998867869" text:style-name="Index_20_Link" text:visited-style-name="Index_20_Link">The registrar<text:tab/>37</text:a></text:p>
          <text:p text:style-name="P15"><text:a xlink:type="simple" xlink:href="#__RefHeading___Toc267_998867869" text:style-name="Index_20_Link" text:visited-style-name="Index_20_Link">Payload discrimination<text:tab/>38</text:a></text:p>
          <text:p text:style-name="P15"><text:a xlink:type="simple" xlink:href="#__RefHeading___Toc269_998867869" text:style-name="Index_20_Link" text:visited-style-name="Index_20_Link">Payload reading<text:tab/>38</text:a></text:p>
          <text:p text:style-name="P15"><text:soft-page-break/><text:a xlink:type="simple" xlink:href="#__RefHeading___Toc271_998867869" text:style-name="Index_20_Link" text:visited-style-name="Index_20_Link">Payload writing<text:tab/>39</text:a></text:p>
          <text:p text:style-name="P15"><text:a xlink:type="simple" xlink:href="#__RefHeading___Toc273_998867869" text:style-name="Index_20_Link" text:visited-style-name="Index_20_Link">Payload handling<text:tab/>39</text:a></text:p>
          <text:p text:style-name="P16"><text:a xlink:type="simple" xlink:href="#__RefHeading___Toc275_998867869" text:style-name="Index_20_Link" text:visited-style-name="Index_20_Link">The context<text:tab/>39</text:a></text:p>
          <text:p text:style-name="P16"><text:a xlink:type="simple" xlink:href="#__RefHeading___Toc277_998867869" text:style-name="Index_20_Link" text:visited-style-name="Index_20_Link">ReplyHandler<text:tab/>40</text:a></text:p>
          <text:p text:style-name="P16"><text:a xlink:type="simple" xlink:href="#__RefHeading___Toc279_998867869" text:style-name="Index_20_Link" text:visited-style-name="Index_20_Link">PacketHandler<text:tab/>40</text:a></text:p>
          <text:p text:style-name="P16"><text:a xlink:type="simple" xlink:href="#__RefHeading___Toc281_998867869" text:style-name="Index_20_Link" text:visited-style-name="Index_20_Link">WorkHandler<text:tab/>40</text:a></text:p>
          <text:p text:style-name="P16"><text:a xlink:type="simple" xlink:href="#__RefHeading___Toc283_998867869" text:style-name="Index_20_Link" text:visited-style-name="Index_20_Link">PacketFlow<text:tab/>40</text:a></text:p>
          <text:p text:style-name="P16"><text:a xlink:type="simple" xlink:href="#__RefHeading___Toc285_998867869" text:style-name="Index_20_Link" text:visited-style-name="Index_20_Link">ConnectionProtocol<text:tab/>40</text:a></text:p>
          <text:p text:style-name="P16"><text:a xlink:type="simple" xlink:href="#__RefHeading___Toc287_998867869" text:style-name="Index_20_Link" text:visited-style-name="Index_20_Link">ChannelHandlerContext<text:tab/>40</text:a></text:p>
          <text:p text:style-name="P16"><text:a xlink:type="simple" xlink:href="#__RefHeading___Toc289_998867869" text:style-name="Index_20_Link" text:visited-style-name="Index_20_Link">Player<text:tab/>40</text:a></text:p>
          <text:p text:style-name="P16"><text:a xlink:type="simple" xlink:href="#__RefHeading___Toc291_998867869" text:style-name="Index_20_Link" text:visited-style-name="Index_20_Link">Level<text:tab/>41</text:a></text:p>
          <text:p text:style-name="P16"><text:a xlink:type="simple" xlink:href="#__RefHeading___Toc293_998867869" text:style-name="Index_20_Link" text:visited-style-name="Index_20_Link">TaskCompletedHandler<text:tab/>41</text:a></text:p>
          <text:p text:style-name="P16"><text:a xlink:type="simple" xlink:href="#__RefHeading___Toc295_998867869" text:style-name="Index_20_Link" text:visited-style-name="Index_20_Link">Future additions to the contexts<text:tab/>41</text:a></text:p>
          <text:p text:style-name="P15"><text:a xlink:type="simple" xlink:href="#__RefHeading___Toc297_998867869" text:style-name="Index_20_Link" text:visited-style-name="Index_20_Link">Packet Sending<text:tab/>41</text:a></text:p>
          <text:p text:style-name="P16"><text:a xlink:type="simple" xlink:href="#__RefHeading___Toc299_998867869" text:style-name="Index_20_Link" text:visited-style-name="Index_20_Link">PacketDistributor<text:tab/>41</text:a></text:p>
          <text:p text:style-name="P16"><text:a xlink:type="simple" xlink:href="#__RefHeading___Toc301_998867869" text:style-name="Index_20_Link" text:visited-style-name="Index_20_Link">Extension objects<text:tab/>41</text:a></text:p>
          <text:p text:style-name="P15"><text:a xlink:type="simple" xlink:href="#__RefHeading___Toc303_998867869" text:style-name="Index_20_Link" text:visited-style-name="Index_20_Link">Netty information<text:tab/>41</text:a></text:p>
          <text:p text:style-name="P14"><text:a xlink:type="simple" xlink:href="#__RefHeading___Toc346_998867869" text:style-name="Index_20_Link" text:visited-style-name="Index_20_Link">Custom Payload Changes<text:tab/>41</text:a></text:p>
          <text:p text:style-name="P14"><text:a xlink:type="simple" xlink:href="#__RefHeading___Toc348_998867869" text:style-name="Index_20_Link" text:visited-style-name="Index_20_Link">Network API Rework<text:tab/>42</text:a></text:p>
          <text:p text:style-name="P14"><text:a xlink:type="simple" xlink:href="#__RefHeading___Toc456_998867869" text:style-name="Index_20_Link" text:visited-style-name="Index_20_Link">Static methods in FriendlyByteBuf<text:tab/>42</text:a></text:p>
          <text:p text:style-name="P14"><text:a xlink:type="simple" xlink:href="#__RefHeading___Toc350_998867869" text:style-name="Index_20_Link" text:visited-style-name="Index_20_Link">Updated Example<text:tab/>42</text:a></text:p>
          <text:p text:style-name="P13"><text:a xlink:type="simple" xlink:href="#__RefHeading___Toc352_998867869" text:style-name="Index_20_Link" text:visited-style-name="Index_20_Link">Stream Codecs<text:tab/>43</text:a></text:p>
          <text:p text:style-name="P13"><text:a xlink:type="simple" xlink:href="#__RefHeading___Toc305_998867869" text:style-name="Index_20_Link" text:visited-style-name="Index_20_Link">Configuration tasks on client join<text:tab/>45</text:a></text:p>
          <text:p text:style-name="P14"><text:a xlink:type="simple" xlink:href="#__RefHeading___Toc307_998867869" text:style-name="Index_20_Link" text:visited-style-name="Index_20_Link">Tasks<text:tab/>45</text:a></text:p>
          <text:p text:style-name="P14"><text:a xlink:type="simple" xlink:href="#__RefHeading___Toc309_998867869" text:style-name="Index_20_Link" text:visited-style-name="Index_20_Link">OnGameConfigurationEvent<text:tab/>45</text:a></text:p>
          <text:p text:style-name="P14"><text:a xlink:type="simple" xlink:href="#__RefHeading___Toc311_998867869" text:style-name="Index_20_Link" text:visited-style-name="Index_20_Link">NeoForge packet changes:<text:tab/>45</text:a></text:p>
          <text:p text:style-name="P13"><text:a xlink:type="simple" xlink:href="#__RefHeading___Toc313_998867869" text:style-name="Index_20_Link" text:visited-style-name="Index_20_Link">Bundle packet processing<text:tab/>45</text:a></text:p>
          <text:p text:style-name="P13"><text:a xlink:type="simple" xlink:href="#__RefHeading___Toc315_998867869" text:style-name="Index_20_Link" text:visited-style-name="Index_20_Link">Opening menus with custom data<text:tab/>46</text:a></text:p>
          <text:p text:style-name="P13"><text:a xlink:type="simple" xlink:href="#__RefHeading___Toc317_998867869" text:style-name="Index_20_Link" text:visited-style-name="Index_20_Link">Spawning entities with custom data<text:tab/>46</text:a></text:p>
          <text:p text:style-name="P14"><text:a xlink:type="simple" xlink:href="#__RefHeading___Toc319_998867869" text:style-name="Index_20_Link" text:visited-style-name="Index_20_Link">Using a custom payload<text:tab/>46</text:a></text:p>
          <text:p text:style-name="P14"><text:a xlink:type="simple" xlink:href="#__RefHeading___Toc321_998867869" text:style-name="Index_20_Link" text:visited-style-name="Index_20_Link">Using the IEntityWithComplexSpawn interface<text:tab/>46</text:a></text:p>
          <text:p text:style-name="P14"><text:a xlink:type="simple" xlink:href="#__RefHeading___Toc323_998867869" text:style-name="Index_20_Link" text:visited-style-name="Index_20_Link">Removal of custom entity creation code in EntityType<text:tab/>46</text:a></text:p>
          <text:p text:style-name="P13"><text:a xlink:type="simple" xlink:href="#__RefHeading___Toc325_998867869" text:style-name="Index_20_Link" text:visited-style-name="Index_20_Link">NeoForge packet splitter<text:tab/>47</text:a></text:p>
          <text:p text:style-name="P13"><text:a xlink:type="simple" xlink:href="#__RefHeading___Toc327_998867869" text:style-name="Index_20_Link" text:visited-style-name="Index_20_Link">Mod list transfer<text:tab/>47</text:a></text:p>
          <text:p text:style-name="P12"><text:a xlink:type="simple" xlink:href="#__RefHeading___Toc157_998867869" text:style-name="Index_20_Link" text:visited-style-name="Index_20_Link">References<text:tab/>48</text:a></text:p>
        </text:index-body>
      </text:table-of-content>
      <text:h text:style-name="P48" text:outline-level="1"/>
      <text:h text:style-name="P52" text:outline-level="1"><text:bookmark-start text:name="__RefHeading___Toc125_998867869"/>Build System<text:bookmark-end text:name="__RefHeading___Toc125_998867869"/></text:h>
      <text:list xml:id="list1917698769" text:style-name="L1">
        <text:list-item>
          <text:p text:style-name="P60">Install Java 21 if you don't already have it.<text:span text:style-name="T9"> The </text:span><text:a xlink:type="simple" xlink:href="https://learn.microsoft.com/en-us/java/openjdk/download" text:style-name="Internet_20_link" text:visited-style-name="Visited_20_Internet_20_Link"><text:span text:style-name="T9">Microsoft OpenJDK page</text:span></text:a><text:span text:style-name="T9"> includes instructions for setting up your preferred package manager, if any, to install it.</text:span></text:p>
        </text:list-item>
        <text:list-item>
          <text:p text:style-name="P59"><text:span text:style-name="T4">Update Gradle: See the </text:span><text:a xlink:type="simple" xlink:href="https://github.com/neoforged/MDK" text:style-name="Internet_20_link" text:visited-style-name="Visited_20_Internet_20_Link"><text:span text:style-name="T4">ExampleMod MDK</text:span></text:a><text:span text:style-name="T4"> for the most recent version number.<text:line-break/></text:span><text:span text:style-name="Source_20_Text"><text:span text:style-name="T5"># Inside root directory of the gradle project<text:line-break/>./gradlew wrapper --gradle-version=8</text:span></text:span><text:span text:style-name="Source_20_Text"><text:span text:style-name="T6">.7</text:span></text:span></text:p>
        </text:list-item>
        <text:list-item>
          <text:p text:style-name="P61">Forge to NeoForge changes enough items that you are better off copying ExampleMod's <text:span text:style-name="Source_20_Text">build.gradle,gradle.properties</text:span>, and <text:span text:style-name="Source_20_Text">settings.gradle</text:span><text:span text:style-name="Source_20_Text"><text:span text:style-name="T10"> </text:span></text:span>files and editing them based on the values in your old build files. It's tedious and error-prone to edit your old build files directly into the new formats.</text:p>
        </text:list-item>
        <text:list-item>
          <text:p text:style-name="P62">Rename <text:span text:style-name="Source_20_Text">mods.toml </text:span>to <text:span text:style-name="Source_20_Text">neoforge.mods.toml</text:span>. Restructure using ExampleMod MDK as for other build files.</text:p>
        </text:list-item>
      </text:list>
      <text:h text:style-name="Heading_20_2" text:outline-level="2"><text:bookmark-start text:name="__RefHeading___Toc127_998867869"/><text:bookmark text:name="versioning"/>Versioning<text:bookmark-end text:name="__RefHeading___Toc127_998867869"/></text:h>
      <text:p text:style-name="Text_20_body">NeoForge releases will be using the following version format going forward: <text:span text:style-name="Source_20_Text">&lt;minecraft_minor&gt;.&lt;minecraft_patch&gt;.&lt;number&gt;(-beta)</text:span>. This means that all releases for Minecraft 1.20.2 will be formatted as <text:span text:style-name="Source_20_Text">20.2.*</text:span>. The <text:span text:style-name="Source_20_Text">-beta</text:span> tag indicates that the release is unstable and will likely have breaking changes between ’number’ versions.</text:p>
      <text:h text:style-name="Heading_20_2" text:outline-level="2"><text:bookmark-start text:name="__RefHeading___Toc129_998867869"/>Toolchain Updates<text:bookmark-end text:name="__RefHeading___Toc129_998867869"/></text:h>
      <text:p text:style-name="P36">We are now using MojMaps everywhere. This greatly simplifies the toolchain, streamlines mod building, allows debugging running modpacks, and many other benefits.<text:span text:style-name="T63"> </text:span><text:span text:style-name="T64">This includes in AT definitions.</text:span></text:p>
      <text:p text:style-name="Text_20_body">The Gradle plugin, now called NeoGradle, was largely rewritten, providing a large speedup to developers of mods and NeoForge, as well as many usability benefits. To migrate your buildscripts, please have look at the updated <text:a xlink:type="simple" xlink:href="https://github.com/neoforged/MDK" text:style-name="Internet_20_link" text:visited-style-name="Visited_20_Internet_20_Link">MDK</text:a>.</text:p>
      <text:h text:style-name="P24" text:outline-level="2"><text:bookmark-start text:name="__RefHeading___Toc188_998867869"/>Mods.toml / Neoforge.mods.toml<text:bookmark-end text:name="__RefHeading___Toc188_998867869"/></text:h>
      <text:p text:style-name="P39">Starting from 20.5, the only recognized metadata file for mods is <text:span text:style-name="Source_20_Text">neoforge.mods.toml</text:span>, still in the <text:span text:style-name="Source_20_Text">META-INF</text:span> folder. All <text:span text:style-name="Source_20_Text">mods.toml</text:span> files must be renamed to <text:span text:style-name="Source_20_Text">neoforge.mods.toml</text:span> to be recognized by NeoForge. This change was made to make identifying NeoForge mods easier, considering that <text:span text:style-name="Source_20_Text">mods.toml</text:span> is also in use by MinecraftForge.</text:p>
      <text:p text:style-name="Text_20_body">Remember to replace <text:span text:style-name="Source_20_Text">mods.toml</text:span> by <text:span text:style-name="Source_20_Text">neoforge.mods.toml</text:span> <text:span text:style-name="Strong_20_Emphasis">in your Gradle scripts</text:span> too, especially in the <text:span text:style-name="Source_20_Text">processResources</text:span> block.</text:p>
      <text:p text:style-name="Text_20_body"><text:soft-page-break/>As of this blog post, jar files with no <text:span text:style-name="Source_20_Text">neoforge.mods.toml</text:span> file will be skipped silently by NeoForge. We are actively working on a better error message, and will have it ready before the stable release.</text:p>
      <text:h text:style-name="Heading_20_3" text:outline-level="3"><text:bookmark-start text:name="__RefHeading___Toc190_998867869"/><text:bookmark text:name="access-transformers-inside-modstoml"/>Access transformers inside <text:span text:style-name="Source_20_Text">mods.toml</text:span><text:bookmark-end text:name="__RefHeading___Toc190_998867869"/></text:h>
      <text:p text:style-name="Text_20_body">Mods can now ship multiple access transformer files, by declaring them in their <text:span text:style-name="Source_20_Text">mods.toml</text:span>:</text:p>
      <text:p text:style-name="P28"><text:span text:style-name="Source_20_Text"><text:span text:style-name="T16">[[</text:span></text:span><text:span text:style-name="Source_20_Text"><text:span text:style-name="T15">accessTransformers</text:span></text:span><text:span text:style-name="Source_20_Text"><text:span text:style-name="T16">]]</text:span></text:span></text:p>
      <text:p text:style-name="P28"><text:span text:style-name="Source_20_Text"><text:span text:style-name="T15">file</text:span></text:span><text:span text:style-name="Source_20_Text"><text:span text:style-name="T16">=</text:span></text:span><text:span text:style-name="Source_20_Text"><text:span text:style-name="T19">"modid_base.at"</text:span></text:span></text:p>
      <text:p text:style-name="P28"/>
      <text:p text:style-name="P28"><text:span text:style-name="Source_20_Text"><text:span text:style-name="T16">[[</text:span></text:span><text:span text:style-name="Source_20_Text"><text:span text:style-name="T15">accessTransformers</text:span></text:span><text:span text:style-name="Source_20_Text"><text:span text:style-name="T16">]]</text:span></text:span></text:p>
      <text:p text:style-name="P32"><text:span text:style-name="Source_20_Text"><text:span text:style-name="T15">file</text:span></text:span><text:span text:style-name="Source_20_Text"><text:span text:style-name="T16">=</text:span></text:span><text:span text:style-name="Source_20_Text"><text:span text:style-name="T19">"modid_extra.at"</text:span></text:span></text:p>
      <text:p text:style-name="Text_20_body">If no such entry is present, FML will fall back to <text:span text:style-name="Source_20_Text">META-INF/accesstransformer.cfg</text:span> like before. We will continue to accept both formats for the foreseeable future.</text:p>
      <text:p text:style-name="Text_20_body">Additionally, ATs still need to be specified for NeoGradle to apply them in your development environments:</text:p>
      <text:p text:style-name="P28"><text:span text:style-name="Source_20_Text"><text:span text:style-name="T16">minecraft </text:span></text:span><text:span text:style-name="Source_20_Text"><text:span text:style-name="T14">{</text:span></text:span></text:p>
      <text:p text:style-name="P28"><text:span text:style-name="Source_20_Text"><text:span text:style-name="T16"><text:s text:c="4"/>accessTransformers </text:span></text:span><text:span text:style-name="Source_20_Text"><text:span text:style-name="T14">{</text:span></text:span></text:p>
      <text:p text:style-name="P28"><text:span text:style-name="Source_20_Text"><text:span text:style-name="T16"><text:s text:c="8"/>file</text:span></text:span><text:span text:style-name="Source_20_Text"><text:span text:style-name="T14">(</text:span></text:span><text:span text:style-name="Source_20_Text"><text:span text:style-name="T19">'src/main/resources/modid_base.cfg'</text:span></text:span><text:span text:style-name="Source_20_Text"><text:span text:style-name="T14">)</text:span></text:span></text:p>
      <text:p text:style-name="P28"><text:span text:style-name="Source_20_Text"><text:span text:style-name="T16"><text:s text:c="8"/>file</text:span></text:span><text:span text:style-name="Source_20_Text"><text:span text:style-name="T14">(</text:span></text:span><text:span text:style-name="Source_20_Text"><text:span text:style-name="T19">'src/main/resources/modid_extra.cfg'</text:span></text:span><text:span text:style-name="Source_20_Text"><text:span text:style-name="T14">)</text:span></text:span></text:p>
      <text:p text:style-name="P28"><text:span text:style-name="Source_20_Text"><text:span text:style-name="T16"><text:s text:c="4"/></text:span></text:span><text:span text:style-name="Source_20_Text"><text:span text:style-name="T14">}</text:span></text:span></text:p>
      <text:p text:style-name="P32"><text:span text:style-name="Source_20_Text"><text:span text:style-name="T14">}</text:span></text:span></text:p>
      <text:h text:style-name="Heading_20_3" text:outline-level="3"><text:bookmark-start text:name="__RefHeading___Toc192_998867869"/><text:bookmark text:name="mixinextras-ships-with-neoforge"/>MixinExtras ships with NeoForge<text:bookmark-end text:name="__RefHeading___Toc192_998867869"/></text:h>
      <text:p text:style-name="Text_20_body">MixinExtras by LlamaLad7 now ships with NeoForge and is enabled automatically. There is nothing required in your build.gradle with regards to MixinExtras anymore.</text:p>
      <text:p text:style-name="Text_20_body">MixinExtras is a completary library to Mixin, designed to help modders write their Mixins in a more expressive and compatible way. If you use mixins in your mod, we encourage you to give the <text:a xlink:type="simple" xlink:href="https://github.com/LlamaLad7/MixinExtras/wiki" text:style-name="Internet_20_link" text:visited-style-name="Visited_20_Internet_20_Link">MixinExtras wiki</text:a> a read.</text:p>
      <text:p text:style-name="Text_20_body">If you want to override the bundled MixinExtras version with a newer one, you can do so by JiJing the newer version the same way you used to JiJ regular MixinExtras before this update.</text:p>
      <text:h text:style-name="Heading_20_3" text:outline-level="3"><text:bookmark-start text:name="__RefHeading___Toc194_998867869"/><text:bookmark text:name="mixin-configs-inside-modstoml"/>Mixin configs inside <text:span text:style-name="Source_20_Text">mods.toml</text:span><text:bookmark-end text:name="__RefHeading___Toc194_998867869"/></text:h>
      <text:p text:style-name="Text_20_body">Mixin configs can now be specified directly inside your <text:span text:style-name="Source_20_Text">mods.toml</text:span> file, for example:</text:p>
      <text:p text:style-name="P28"><text:span text:style-name="Source_20_Text"><text:span text:style-name="T16">[[</text:span></text:span><text:span text:style-name="Source_20_Text"><text:span text:style-name="T15">mixins</text:span></text:span><text:span text:style-name="Source_20_Text"><text:span text:style-name="T16">]]</text:span></text:span></text:p>
      <text:p text:style-name="P28"><text:span text:style-name="Source_20_Text"><text:span text:style-name="T15">config</text:span></text:span><text:span text:style-name="Source_20_Text"><text:span text:style-name="T16">=</text:span></text:span><text:span text:style-name="Source_20_Text"><text:span text:style-name="T19">"modid_base.mixins.json"</text:span></text:span></text:p>
      <text:p text:style-name="P28"/>
      <text:p text:style-name="P28"><text:span text:style-name="Source_20_Text"><text:span text:style-name="T16">[[</text:span></text:span><text:span text:style-name="Source_20_Text"><text:span text:style-name="T15">mixins</text:span></text:span><text:span text:style-name="Source_20_Text"><text:span text:style-name="T16">]]</text:span></text:span></text:p>
      <text:p text:style-name="P32"><text:span text:style-name="Source_20_Text"><text:span text:style-name="T15">config</text:span></text:span><text:span text:style-name="Source_20_Text"><text:span text:style-name="T16">=</text:span></text:span><text:span text:style-name="Source_20_Text"><text:span text:style-name="T19">"modid_extra.mixins.json"</text:span></text:span></text:p>
      <text:p text:style-name="Text_20_body">We recommend using this new format in your mods. No Gradle support is needed anymore to use Mixins, and this opens the door to selectively-enabled mixin configs in the future.</text:p>
      <text:h text:style-name="P25" text:outline-level="2"><text:soft-page-break/>Pack.mcmeta</text:h>
      <text:p text:style-name="P45">The <text:span text:style-name="Source_20_Text">pack.mcmeta</text:span> file is no longer required. When absent NeoForge will create one automatically, compatible with the current resource and data pack version.</text:p>
      <text:h text:style-name="P49" text:outline-level="1"><text:bookmark-start text:name="__RefHeading___Toc376_998867869"/><text:span text:style-name="T1">Global Remappings</text:span><text:span text:style-name="T56"> and </text:span><text:bookmark text:name="neoforge-changes"/><text:span text:style-name="T57">Other </text:span>NeoForge Changes<text:bookmark-end text:name="__RefHeading___Toc376_998867869"/></text:h>
      <text:p text:style-name="Text_20_body">All the packages have been changed to <text:span text:style-name="Source_20_Text">net.neoforged</text:span>. We also renamed a few classes in NeoForge itself. Here is <text:a xlink:type="simple" xlink:href="https://hackmd.io/@neoforged/rJtC7ucZT" text:style-name="Internet_20_link" text:visited-style-name="Visited_20_Internet_20_Link">the full list</text:a> of these renames.</text:p>
      <text:p text:style-name="Text_20_body">If your mod is written in Java, you can use <text:a xlink:type="simple" xlink:href="https://gist.github.com/Technici4n/facbcdf18ce1a556b76e6027180c32ce" text:style-name="Internet_20_link" text:visited-style-name="Visited_20_Internet_20_Link">this remapping script</text:a> to automatically apply the class and package renames.<text:span text:style-name="T12"> </text:span><text:span text:style-name="Strong_20_Emphasis">Make sure you did not update to 20.2 yet. The script only works if your workspace is already working and compiling.</text:span> You can use it on a 1.20.1 Forge workspace for example.</text:p>
      <text:p text:style-name="Text_20_body">The new modid for NeoForge is… <text:span text:style-name="Source_20_Text">neoforge</text:span>. This means that you will have to update your <text:span text:style-name="Source_20_Text">mods.toml</text:span> file, as well as any resource that might still refer to the <text:span text:style-name="Source_20_Text">forge</text:span> modid.</text:p>
      <text:h text:style-name="Heading_20_2" text:outline-level="2"><text:bookmark-start text:name="__RefHeading___Toc358_998867869"/><text:bookmark text:name="game-object-serialization"/>Game Object Serialization<text:bookmark-end text:name="__RefHeading___Toc358_998867869"/></text:h>
      <text:list xml:id="list124878261" text:style-name="L2">
        <text:list-item>
          <text:p text:style-name="P119">Many serialization methods now take an additional <text:span text:style-name="Source_20_Text">HolderLookup.Provider registries</text:span> parameter. </text:p>
          <text:list>
            <text:list-item>
              <text:p text:style-name="P119">It can be used to serialize a codec to NBT: <text:span text:style-name="Source_20_Text">registries.buildSerializationContext(NbtOps.INSTANCE)</text:span>. </text:p>
            </text:list-item>
            <text:list-item>
              <text:p text:style-name="P119">The registry context can be retrieved from a <text:span text:style-name="Source_20_Text">RegistryFriendlyByteBuf</text:span>, or used to create one. </text:p>
            </text:list-item>
          </text:list>
        </text:list-item>
        <text:list-item>
          <text:p text:style-name="P119"><text:span text:style-name="Source_20_Text">BlockEntity.save(CompoundTag tag)</text:span> -&gt; <text:span text:style-name="Source_20_Text">BlockEntity.saveAdditional(CompoundTag tag, HolderLookup.Provider registries)</text:span>. </text:p>
        </text:list-item>
        <text:list-item>
          <text:p text:style-name="P119">Use <text:span text:style-name="Source_20_Text">ItemStack.save(registries)</text:span> and <text:span text:style-name="Source_20_Text">ItemStack.parseOptional(registries, compoundTag)</text:span> to save and load item stacks to/from NBT. </text:p>
          <text:list>
            <text:list-item>
              <text:p text:style-name="P63"><text:span text:style-name="Strong_20_Emphasis">WARNING: </text:span><text:span text:style-name="Strong_20_Emphasis"><text:span text:style-name="Source_20_Text">ItemStack.save(registries, Tag)</text:span></text:span><text:span text:style-name="Strong_20_Emphasis"> will not modify the passed tag.</text:span> Make sure that you always use the returned tag, or preferable call the overload that only takes the registries. </text:p>
            </text:list-item>
          </text:list>
        </text:list-item>
      </text:list>
      <text:h text:style-name="P22" text:outline-level="2"><text:bookmark-start text:name="__RefHeading___Toc378_998867869"/>GUI Changes<text:bookmark-end text:name="__RefHeading___Toc378_998867869"/></text:h>
      <text:h text:style-name="Heading_20_3" text:outline-level="3"><text:bookmark-start text:name="__RefHeading___Toc380_998867869"/>Removed Redundant PoseStacks<text:bookmark-end text:name="__RefHeading___Toc380_998867869"/></text:h>
      <text:p text:style-name="Text_20_body"><text:bookmark text:name="user-content-removed-redundant-posestacks"/>Most methods that passed around the raw <text:span text:style-name="Source_20_Text">PoseStack</text:span> has had the parameter removed. Now, no <text:span text:style-name="Source_20_Text">PoseStack</text:span>, or only the relevant <text:span text:style-name="Source_20_Text">Pose</text:span> or <text:span text:style-name="Source_20_Text">Matrix4f</text:span>, is passed.</text:p>
      <text:list xml:id="list153025320" text:style-name="L3">
        <text:list-item>
          <text:p text:style-name="P120"><text:soft-page-break/><text:span text:style-name="Source_20_Text">net.minecraft.client.renderer.GameRenderer#renderLevel</text:span> no longer takes in a <text:span text:style-name="Source_20_Text">PoseStack</text:span> </text:p>
        </text:list-item>
        <text:list-item>
          <text:p text:style-name="P120"><text:span text:style-name="Source_20_Text">net.minecraft.client.renderer.LevelRenderer</text:span> </text:p>
          <text:list>
            <text:list-item>
              <text:p text:style-name="P120"><text:span text:style-name="Source_20_Text">prepareCullFrustum</text:span> no longer takes in a <text:span text:style-name="Source_20_Text">PoseStack</text:span> and only takes in the <text:span text:style-name="Source_20_Text">Matrix4f</text:span> that is being operated on </text:p>
            </text:list-item>
            <text:list-item>
              <text:p text:style-name="P120"><text:span text:style-name="Source_20_Text">renderLevel</text:span> no longer takes in a <text:span text:style-name="Source_20_Text">PoseStack</text:span> </text:p>
            </text:list-item>
            <text:list-item>
              <text:p text:style-name="P120"><text:span text:style-name="Source_20_Text">renderSectionLayer</text:span> no longer takes in a <text:span text:style-name="Source_20_Text">PoseStack</text:span> </text:p>
            </text:list-item>
            <text:list-item>
              <text:p text:style-name="P64"><text:span text:style-name="Source_20_Text">renderSky</text:span> no longer takes in a <text:span text:style-name="Source_20_Text">PoseStack</text:span> and only takes in the <text:span text:style-name="Source_20_Text">Matrix4f</text:span> that is being operated on </text:p>
            </text:list-item>
          </text:list>
        </text:list-item>
      </text:list>
      <text:h text:style-name="Heading_20_3" text:outline-level="3"><text:bookmark-start text:name="__RefHeading___Toc382_998867869"/>No more Matrix4f in Lighting Setup<text:bookmark-end text:name="__RefHeading___Toc382_998867869"/></text:h>
      <text:p text:style-name="Text_20_body"><text:bookmark text:name="user-content-no-more-matrix4f-in-lighting-setup"/><text:span text:style-name="Source_20_Text">Matrix4f</text:span> is no longer passed into the shader uniforms when setting up level lighting.</text:p>
      <text:list xml:id="list3840746651" text:style-name="L4">
        <text:list-item>
          <text:p text:style-name="P121"><text:span text:style-name="Source_20_Text">com.mojang.blaze3d.platform.Lighting#setupForEntityInInventory</text:span> - Setup light direction uniforms for entity displayed in inventory </text:p>
        </text:list-item>
        <text:list-item>
          <text:p text:style-name="P65"><text:span text:style-name="Source_20_Text">net.minecraft.client.particle.ParticleEngine#render(PoseStack, MultiBufferSource$BufferSource, LightTexture, Camera, float)</text:span> -&gt; <text:span text:style-name="Source_20_Text">render(LightTexture, Camera, float)</text:span> </text:p>
        </text:list-item>
      </text:list>
      <text:h text:style-name="Heading_20_3" text:outline-level="3"><text:bookmark-start text:name="__RefHeading___Toc360_998867869"/><text:bookmark text:name="gui-layers"/>GUI Layers<text:bookmark-end text:name="__RefHeading___Toc360_998867869"/></text:h>
      <text:list xml:id="list1113767194" text:style-name="L5">
        <text:list-item>
          <text:p text:style-name="P122"><text:span text:style-name="Source_20_Text">RegisterGuiOverlaysEvent</text:span> -&gt; <text:span text:style-name="Source_20_Text">RegisterGuiLayersEvent</text:span>. </text:p>
        </text:list-item>
        <text:list-item>
          <text:p text:style-name="P66"><text:span text:style-name="Source_20_Text">VanillaGuiOverlay</text:span> -&gt; <text:span text:style-name="Source_20_Text">VanillaGuiLayers</text:span>. </text:p>
        </text:list-item>
      </text:list>
      <text:h text:style-name="Heading_20_3" text:outline-level="3"><text:bookmark-start text:name="__RefHeading___Toc437_998867869"/>Gui Breakup<text:bookmark-end text:name="__RefHeading___Toc437_998867869"/></text:h>
      <text:p text:style-name="Text_20_body"><text:bookmark text:name="user-content-gui-breakup"/>Most logic within the <text:span text:style-name="Source_20_Text">Gui</text:span> class has been separated to private methods. Additionally, some fields have been removed in favor of using their <text:span text:style-name="Source_20_Text">GuiGraphics</text:span> counterparts.</text:p>
      <text:list xml:id="list1450964388" text:style-name="L6">
        <text:list-item>
          <text:p text:style-name="P123"><text:span text:style-name="Source_20_Text">renderEffects</text:span>, <text:span text:style-name="Source_20_Text">renderJumpMeter</text:span>, <text:span text:style-name="Source_20_Text">renderExperienceBar</text:span>, <text:span text:style-name="Source_20_Text">renderSelectedItemName</text:span>, <text:span text:style-name="Source_20_Text">renderDemoOverlay</text:span> is now private </text:p>
        </text:list-item>
        <text:list-item>
          <text:p text:style-name="P123"><text:span text:style-name="Source_20_Text">renderSavingIndicator</text:span> is now public and takes in a float representing the tick rate </text:p>
        </text:list-item>
        <text:list-item>
          <text:p text:style-name="P123"><text:span text:style-name="Source_20_Text">screenWidth</text:span>, <text:span text:style-name="Source_20_Text">screenHeight</text:span> -&gt; <text:span text:style-name="Source_20_Text">GuiGraphics#guiWidth</text:span>, <text:span text:style-name="Source_20_Text">GuiGraphics#guiHeight</text:span> </text:p>
        </text:list-item>
        <text:list-item>
          <text:p text:style-name="P67"><text:span text:style-name="Source_20_Text">itemRenderer</text:span> has been completely removed </text:p>
        </text:list-item>
      </text:list>
      <text:h text:style-name="Heading_20_3" text:outline-level="3"><text:bookmark-start text:name="__RefHeading___Toc443_998867869"/>Map Decoration Textures<text:bookmark-end text:name="__RefHeading___Toc443_998867869"/></text:h>
      <text:p text:style-name="Text_20_body"><text:bookmark text:name="user-content-map-decoration-textures"/>Map decoration textures are now managed by an atlas that is stiched together. Because of this, the map id is now stored within a record <text:span text:style-name="Source_20_Text">MapId</text:span> holding the current id of the map to render as a texture. <text:span text:style-name="Source_20_Text">MapRenderer</text:span> uses this <text:span text:style-name="Source_20_Text">MapId</text:span> instead of a integer.</text:p>
      <text:p text:style-name="Text_20_body">To access the texture manager, call <text:span text:style-name="Source_20_Text">Minecraft#getMapDecorationTextures</text:span>.</text:p>
      <text:list xml:id="list3564664936" text:style-name="L7">
        <text:list-item>
          <text:p text:style-name="P124"><text:span text:style-name="Source_20_Text">net.minecraft.client.multiplayer.ClientLevel</text:span> </text:p>
          <text:list>
            <text:list-item>
              <text:p text:style-name="P124"><text:soft-page-break/><text:span text:style-name="Source_20_Text">getMapData(String)</text:span> -&gt; <text:span text:style-name="Source_20_Text">getMapData(MapId)</text:span> </text:p>
            </text:list-item>
            <text:list-item>
              <text:p text:style-name="P124"><text:span text:style-name="Source_20_Text">overrideMapData(String, MapItemSavedData)</text:span> -&gt; <text:span text:style-name="Source_20_Text">overrideMapData(MapId, MapItemSavedData)</text:span> </text:p>
            </text:list-item>
            <text:list-item>
              <text:p text:style-name="P124"><text:span text:style-name="Source_20_Text">getAllMapData</text:span> returns a <text:span text:style-name="Source_20_Text">Map&lt;MapId, MapItemSavedData&gt;</text:span> </text:p>
            </text:list-item>
            <text:list-item>
              <text:p text:style-name="P124"><text:span text:style-name="Source_20_Text">addMapData(Map&lt;String, MapItemSavedData&gt;)</text:span> -&gt; <text:span text:style-name="Source_20_Text">addMapData(Map&lt;MapId, MapItemSavedData&gt;)</text:span> </text:p>
            </text:list-item>
          </text:list>
        </text:list-item>
        <text:list-item>
          <text:p text:style-name="P124"><text:span text:style-name="Source_20_Text">net.minecraft.world.level.Level</text:span> </text:p>
          <text:list>
            <text:list-item>
              <text:p text:style-name="P124"><text:span text:style-name="Source_20_Text">setMapData(String, MapItemSavedData)</text:span> -&gt; <text:span text:style-name="Source_20_Text">setMapData(MapId, MapItemSavedData)</text:span> </text:p>
            </text:list-item>
            <text:list-item>
              <text:p text:style-name="P68"><text:span text:style-name="Source_20_Text">getFreeMapId</text:span> returns a <text:span text:style-name="Source_20_Text">MapId</text:span> </text:p>
            </text:list-item>
          </text:list>
        </text:list-item>
      </text:list>
      <text:h text:style-name="Heading_20_3" text:outline-level="3"><text:bookmark-start text:name="__RefHeading___Toc445_998867869"/>Font Options<text:bookmark-end text:name="__RefHeading___Toc445_998867869"/></text:h>
      <text:p text:style-name="Text_20_body"><text:bookmark text:name="user-content-font-options"/>Font providers now have variant filters. There are currently two available: uniform and japanese variants. These filters determine whether the variant should be used. Most font cosntruction methods allows a filter or a font option to be passed in.</text:p>
      <text:list xml:id="list3120106721" text:style-name="L8">
        <text:list-item>
          <text:p text:style-name="P125"><text:span text:style-name="Source_20_Text">com.mojang.blaze3d.font.GlyphProvider$Conditional</text:span> - Filters whether a glyph provider should be added to the list of available providers when loading a font option </text:p>
        </text:list-item>
        <text:list-item>
          <text:p text:style-name="P125"><text:span text:style-name="Source_20_Text">net.minecraft.client.Options#japaneseGlyphVariants</text:span> - A new option that, when enabled, will use different variants of Japanese glyphs </text:p>
        </text:list-item>
        <text:list-item>
          <text:p text:style-name="P125"><text:span text:style-name="Source_20_Text">net.minecraft.client.gui.font.FontManager#updateOptions</text:span> - Reloads the available font options to choose from </text:p>
        </text:list-item>
        <text:list-item>
          <text:p text:style-name="P125"><text:span text:style-name="Source_20_Text">net.minecraft.client.Minecraft#selectMainFont</text:span> -&gt; <text:span text:style-name="Source_20_Text">updateFontOptions</text:span> </text:p>
          <text:list>
            <text:list-item>
              <text:p text:style-name="P125">This is not one-to-one as the fonts are now options in the menu </text:p>
            </text:list-item>
          </text:list>
        </text:list-item>
        <text:list-item>
          <text:p text:style-name="P69"><text:span text:style-name="Source_20_Text">net.minecraft.client.gui.font.FontSet#reload</text:span> takes in a conditional holding the filters for a glyph provider and the set of font options to reload </text:p>
        </text:list-item>
      </text:list>
      <text:h text:style-name="Heading_20_3" text:outline-level="3"><text:bookmark-start text:name="__RefHeading___Toc447_998867869"/>Screen Backgrounds<text:bookmark-end text:name="__RefHeading___Toc447_998867869"/></text:h>
      <text:p text:style-name="Text_20_body"><text:bookmark text:name="user-content-screen-backgrounds"/><text:span text:style-name="Source_20_Text">Screen#renderBackground</text:span> has been broken into three steps: <text:span text:style-name="Source_20_Text">renderPanorama</text:span> if the level is null, <text:span text:style-name="Source_20_Text">renderBlurredBackground</text:span> which processes the blur effect to apply to the background, and <text:span text:style-name="Source_20_Text">renderMenuBackground</text:span> which rends the background texture to the screen. There is also an additional method for rendering a transparent background called <text:span text:style-name="Source_20_Text">renderTransparentBackground</text:span> which is called when rendering the background in <text:span text:style-name="Source_20_Text">AbstractContainerScreen</text:span>.</text:p>
      <text:p text:style-name="Text_20_body"><text:span text:style-name="Source_20_Text">renderDirtBackground</text:span> -&gt; <text:span text:style-name="Source_20_Text">renderMenuBackground</text:span></text:p>
      <text:p text:style-name="Standard"/>
      <text:h text:style-name="Heading_20_2" text:outline-level="2"><text:bookmark-start text:name="__RefHeading___Toc384_998867869"/>Sub Predicate Types<text:bookmark-end text:name="__RefHeading___Toc384_998867869"/></text:h>
      <text:p text:style-name="Text_20_body"><text:bookmark text:name="user-content-sub-predicate-types"/>Entities and items now have sub predicates that can be applied for specific entities and items. Entities store this within the <text:span text:style-name="Source_20_Text">type_specific</text:span> json object in the <text:span text:style-name="Source_20_Text">EntityPredicate</text:span>. Items store this <text:soft-page-break/>within the <text:span text:style-name="Source_20_Text">predicates</text:span> json object in the <text:span text:style-name="Source_20_Text">ItemPredicate</text:span>. Each of these are registered to their own built in registry, requiring some codec object.</text:p>
      <text:list xml:id="list891256899" text:style-name="L9">
        <text:list-item>
          <text:p text:style-name="P126"><text:span text:style-name="Source_20_Text">net.minecraft.advancements.critereon.EntityVariantPredicate</text:span> -&gt; <text:span text:style-name="Source_20_Text">EntitySubPredicates$EntityVariantPredicateType</text:span> </text:p>
          <text:list>
            <text:list-item>
              <text:p text:style-name="P70">All variant predicates are within <text:span text:style-name="Source_20_Text">EntitySubPredicates</text:span> </text:p>
            </text:list-item>
          </text:list>
        </text:list-item>
      </text:list>
      <text:h text:style-name="Heading_20_2" text:outline-level="2"><text:bookmark-start text:name="__RefHeading___Toc386_998867869"/>Don't you like Holders?<text:bookmark-end text:name="__RefHeading___Toc386_998867869"/></text:h>
      <text:p text:style-name="Text_20_body"><text:bookmark text:name="user-content-dont-you-like-holders"/>Most methods now take in a <text:span text:style-name="Source_20_Text">Holder</text:span> of a registry object rather than the registry object directly. As such, direct references should not be used.</text:p>
      <text:list xml:id="list145500062" text:style-name="L10">
        <text:list-item>
          <text:p text:style-name="P127"><text:span text:style-name="Source_20_Text">net.minecraft.client.renderer.FogRenderer$MobEffectFogFunction#getMobEffect</text:span> returns a <text:span text:style-name="Source_20_Text">Holder&lt;MobEffect&gt;</text:span> </text:p>
        </text:list-item>
        <text:list-item>
          <text:p text:style-name="P127"><text:span text:style-name="Source_20_Text">net.minecraft.gametest.framework.GameTestHelper</text:span> now takes in a <text:span text:style-name="Source_20_Text">Holder&lt;MobEffect&gt;</text:span> </text:p>
        </text:list-item>
        <text:list-item>
          <text:p text:style-name="P127"><text:span text:style-name="Source_20_Text">net.minecraft.network.chat.ChatType$Bound</text:span> now takes in a <text:span text:style-name="Source_20_Text">Holder&lt;ChatType&gt;</text:span> </text:p>
        </text:list-item>
        <text:list-item>
          <text:p text:style-name="P127"><text:span text:style-name="Source_20_Text">net.minecraft.world.effect.MobEffect#addAttributeModifier</text:span> now takes in a <text:span text:style-name="Source_20_Text">Holder&lt;Attribute&gt;</text:span> </text:p>
        </text:list-item>
        <text:list-item>
          <text:p text:style-name="P127"><text:span text:style-name="Source_20_Text">net.minecraft.world.effect.MobEffectInstance</text:span> now takes in a <text:span text:style-name="Source_20_Text">Holder&lt;MobEffect&gt;</text:span> </text:p>
        </text:list-item>
        <text:list-item>
          <text:p text:style-name="P127"><text:span text:style-name="Source_20_Text">net.minecraft.world.entity.Entity#gameEvent</text:span> now takes in a <text:span text:style-name="Source_20_Text">Holder&lt;GameEvent&gt;</text:span> </text:p>
        </text:list-item>
        <text:list-item>
          <text:p text:style-name="P127"><text:span text:style-name="Source_20_Text">net.minecraft.world.item.ArmorItem</text:span> now takes in a <text:span text:style-name="Source_20_Text">Holder&lt;ArmorMaterial&gt;</text:span> </text:p>
        </text:list-item>
        <text:list-item>
          <text:p text:style-name="P127"><text:span text:style-name="Source_20_Text">net.minecraft.world.level.LevelAccessor#gameEvent</text:span> now takes in a <text:span text:style-name="Source_20_Text">Holder&lt;GameEvent&gt;</text:span> </text:p>
        </text:list-item>
        <text:list-item>
          <text:p text:style-name="P127"><text:span text:style-name="Source_20_Text">net.minecraft.world.level.gameevent.GameEventListener#handleGameEvent</text:span> now takes in a <text:span text:style-name="Source_20_Text">Holder&lt;GameEvent&gt;</text:span> </text:p>
        </text:list-item>
        <text:list-item>
          <text:p text:style-name="P71"><text:span text:style-name="Source_20_Text">net.minecraft.world.level.gameevent.GameEventListenerRegistry#visitInRangeListeners</text:span> now takes in a <text:span text:style-name="Source_20_Text">Holder&lt;GameEvent&gt;</text:span> </text:p>
        </text:list-item>
      </text:list>
      <text:h text:style-name="Heading_20_3" text:outline-level="3"><text:bookmark-start text:name="__RefHeading___Toc450_998867869"/>Holder Lookups in Data Providers<text:bookmark-end text:name="__RefHeading___Toc450_998867869"/></text:h>
      <text:p text:style-name="Text_20_body"><text:bookmark text:name="user-content-holder-lookups-in-data-providers"/>Some methods in data providers now take in a <text:span text:style-name="Source_20_Text">HolderLookup$Provider</text:span> to get any relevant registry objects that are not explicitly accessible or built in.</text:p>
      <text:list xml:id="list303582668" text:style-name="L11">
        <text:list-item>
          <text:p text:style-name="P128"><text:span text:style-name="Source_20_Text">net.minecraft.data.recipes.RecipeProvider</text:span> now takes in a <text:span text:style-name="Source_20_Text">CompletableFuture&lt;HolderLookup.Provider&gt;</text:span> </text:p>
          <text:list>
            <text:list-item>
              <text:p text:style-name="P72"><text:span text:style-name="Source_20_Text">buildAdvancement</text:span> now takes in a <text:span text:style-name="Source_20_Text">HolderLookup$Provider</text:span> </text:p>
            </text:list-item>
          </text:list>
        </text:list-item>
      </text:list>
      <text:p text:style-name="Text_20_body"/>
      <text:h text:style-name="Heading_20_2" text:outline-level="2"><text:bookmark-start text:name="__RefHeading___Toc388_998867869"/><text:soft-page-break/>ItemInteractionResult<text:bookmark-end text:name="__RefHeading___Toc388_998867869"/></text:h>
      <text:p text:style-name="Text_20_body"><text:bookmark text:name="user-content-iteminteractionresult"/>There is now a separation when it comes to interacting with an item compared interacting with anything else. When interacting where an item is supposed to be called, methods will now return an <text:span text:style-name="Source_20_Text">ItemInteractionResult</text:span>. An <text:span text:style-name="Source_20_Text">ItemInteractionResult</text:span> can be mapped to an <text:span text:style-name="Source_20_Text">InteractionResult</text:span>. The methods below now return an <text:span text:style-name="Source_20_Text">ItemInteractionResult</text:span>.</text:p>
      <text:list xml:id="list3264862633" text:style-name="L12">
        <text:list-item>
          <text:p text:style-name="P129"><text:span text:style-name="Source_20_Text">net.minecraft.core.cauldron.CauldronInteraction</text:span> </text:p>
          <text:list>
            <text:list-item>
              <text:p text:style-name="P129"><text:span text:style-name="Source_20_Text">interact</text:span> </text:p>
            </text:list-item>
            <text:list-item>
              <text:p text:style-name="P129"><text:span text:style-name="Source_20_Text">fillBucket</text:span> </text:p>
            </text:list-item>
            <text:list-item>
              <text:p text:style-name="P73"><text:span text:style-name="Source_20_Text">emptyBucket</text:span> </text:p>
            </text:list-item>
          </text:list>
        </text:list-item>
      </text:list>
      <text:p text:style-name="Text_20_body"/>
      <text:h text:style-name="Heading_20_2" text:outline-level="2"><text:bookmark-start text:name="__RefHeading___Toc362_998867869"/><text:bookmark text:name="dfu-update"/>DFU Update<text:bookmark-end text:name="__RefHeading___Toc362_998867869"/></text:h>
      <text:p text:style-name="Text_20_body">The DFU (DataFixerUpper) library was updated from major version 6 to 7. This update fixes many longstanding annoyances with DFU, at the cost of a few breaking changes.</text:p>
      <text:p text:style-name="Text_20_body">Here are a few highlights:</text:p>
      <text:list xml:id="list4111109467" text:style-name="L13">
        <text:list-item>
          <text:p text:style-name="P130">Many methods in <text:span text:style-name="Source_20_Text">ExtraCodecs</text:span> (a Minecraft class that contains additional <text:span text:style-name="Source_20_Text">Codec</text:span>s) were removed, as they now have an equivalent in DFU itself. </text:p>
          <text:list>
            <text:list-item>
              <text:p text:style-name="P130"><text:span text:style-name="Source_20_Text">ExtraCodecs.strictOptionalField(codec, ...)</text:span> is replaced by <text:span text:style-name="Source_20_Text">codec.optionalFieldOf(...)</text:span>, which is now strict by default. </text:p>
            </text:list-item>
            <text:list-item>
              <text:p text:style-name="P130"><text:span text:style-name="Source_20_Text">ExtraCodecs.validate(codec, ...)</text:span> is replaced by <text:span text:style-name="Source_20_Text">codec.validate(...)</text:span>. </text:p>
            </text:list-item>
            <text:list-item>
              <text:p text:style-name="P130"><text:span text:style-name="Source_20_Text">ExtraCodecs.lazyInitializedCodec(() -&gt; ...)</text:span> is replaced by <text:span text:style-name="Source_20_Text">Codec.lazilyInitialized(() -&gt; ...)</text:span>. </text:p>
            </text:list-item>
            <text:list-item>
              <text:p text:style-name="P130">And so on… </text:p>
            </text:list-item>
          </text:list>
        </text:list-item>
        <text:list-item>
          <text:p text:style-name="P130">Dispatch codecs (typically, codecs whose serialization depends on a <text:span text:style-name="Source_20_Text">type</text:span> field) now require a <text:span text:style-name="Source_20_Text">MapCodec</text:span> for the dispatched type. For example, recipe serializers now return a <text:span text:style-name="Source_20_Text">MapCodec</text:span> instead of a <text:span text:style-name="Source_20_Text">Codec</text:span>. </text:p>
          <text:list>
            <text:list-item>
              <text:p text:style-name="P130">When using <text:span text:style-name="Source_20_Text">RecordCodecBuilder</text:span>, use <text:span text:style-name="Source_20_Text">RecordCodecBuilder.mapCodec</text:span> instead of <text:span text:style-name="Source_20_Text">.create</text:span> to produce a <text:span text:style-name="Source_20_Text">MapCodec</text:span>. </text:p>
            </text:list-item>
            <text:list-item>
              <text:p text:style-name="P130">Many combinators such as <text:span text:style-name="Source_20_Text">.xmap</text:span> will work with <text:span text:style-name="Source_20_Text">MapCodec</text:span>s too. </text:p>
            </text:list-item>
            <text:list-item>
              <text:p text:style-name="P130">Turning a <text:span text:style-name="Source_20_Text">MapCodec</text:span> to a <text:span text:style-name="Source_20_Text">Codec</text:span> is done using <text:span text:style-name="Source_20_Text">mapCodec.codec()</text:span>. </text:p>
            </text:list-item>
          </text:list>
        </text:list-item>
        <text:list-item>
          <text:p text:style-name="P74"><text:span text:style-name="Source_20_Text">Util.getOrThrow(dataResult, ...)</text:span> is replaced by <text:span text:style-name="Source_20_Text">dataResult.getOrThrow(...)</text:span>. </text:p>
        </text:list-item>
      </text:list>
      <text:h text:style-name="Heading_20_3" text:outline-level="3"><text:bookmark-start text:name="__RefHeading___Toc390_998867869"/><text:soft-page-break/>ExtraCodecs to DataFixerUpper<text:bookmark-end text:name="__RefHeading___Toc390_998867869"/></text:h>
      <text:p text:style-name="Text_20_body"><text:bookmark text:name="user-content-extracodecs-to-datafixerupper"/>Many of the methods that were commonly used in <text:span text:style-name="Source_20_Text">ExtraCodecs</text:span> has been migrated or combined in some other appropriate place within <text:span text:style-name="Source_20_Text">Codec</text:span> or <text:span text:style-name="Source_20_Text">DataResult</text:span>. Most of the names are synonymous, so they just need to be replaced with the correct class.</text:p>
      <text:list xml:id="list2775184097" text:style-name="L14">
        <text:list-item>
          <text:p text:style-name="P131"><text:span text:style-name="Source_20_Text">net.minecraft.Util#getOrThrow</text:span>, <text:span text:style-name="Source_20_Text">getPartialOrThrow</text:span> -&gt; <text:span text:style-name="Source_20_Text">com.mojang.serialization.DataResult#getOrThrow</text:span>, <text:span text:style-name="Source_20_Text">getPartialOrThrow</text:span> </text:p>
        </text:list-item>
        <text:list-item>
          <text:p text:style-name="P131">`net.minecraft.util.ExtraCodecs </text:p>
          <text:list>
            <text:list-item>
              <text:p text:style-name="P131"><text:span text:style-name="Source_20_Text">withAlternative</text:span> -&gt; <text:span text:style-name="Source_20_Text">com.mojang.serialization.Codec#withAlternative</text:span> </text:p>
            </text:list-item>
            <text:list-item>
              <text:p text:style-name="P131"><text:span text:style-name="Source_20_Text">validate</text:span> -&gt; <text:span text:style-name="Source_20_Text">com.mojang.serialization.Codec#validate</text:span> </text:p>
            </text:list-item>
            <text:list-item>
              <text:p text:style-name="P131"><text:span text:style-name="Source_20_Text">strictOptionalField</text:span> -&gt; <text:span text:style-name="Source_20_Text">com.mojang.serialization.Codec#optionalFieldOf</text:span> as the method is now strict by default </text:p>
              <text:list>
                <text:list-item>
                  <text:p text:style-name="P131"><text:span text:style-name="Source_20_Text">optionalFieldOf</text:span> previously has now been replaced by <text:span text:style-name="Source_20_Text">lenientOptionalFieldOf</text:span> </text:p>
                </text:list-item>
              </text:list>
            </text:list-item>
            <text:list-item>
              <text:p text:style-name="P131"><text:span text:style-name="Source_20_Text">xor</text:span> -&gt; <text:span text:style-name="Source_20_Text">Codec#xor</text:span> </text:p>
            </text:list-item>
            <text:list-item>
              <text:p text:style-name="P131"><text:span text:style-name="Source_20_Text">either</text:span> -&gt; <text:span text:style-name="Source_20_Text">Codec#either</text:span> </text:p>
            </text:list-item>
            <text:list-item>
              <text:p text:style-name="P131"><text:span text:style-name="Source_20_Text">stringResolverCodec</text:span> -&gt; <text:span text:style-name="Source_20_Text">Codec#stringResolver</text:span> </text:p>
            </text:list-item>
            <text:list-item>
              <text:p text:style-name="P131"><text:span text:style-name="Source_20_Text">recursive</text:span> -&gt; <text:span text:style-name="Source_20_Text">Codec#recursive</text:span> </text:p>
            </text:list-item>
            <text:list-item>
              <text:p text:style-name="P131"><text:span text:style-name="Source_20_Text">lazyInitializedCodec</text:span> -&gt; <text:span text:style-name="Source_20_Text">Codec#lazyInitialized</text:span> </text:p>
            </text:list-item>
            <text:list-item>
              <text:p text:style-name="P75"><text:span text:style-name="Source_20_Text">sizeLimitedString</text:span> -&gt; <text:span text:style-name="Source_20_Text">Codec#sizeLimitedString</text:span> </text:p>
            </text:list-item>
          </text:list>
        </text:list-item>
      </text:list>
      <text:h text:style-name="Heading_20_3" text:outline-level="3"><text:bookmark-start text:name="__RefHeading___Toc392_998867869"/>Codec Replacements<text:bookmark-end text:name="__RefHeading___Toc392_998867869"/></text:h>
      <text:p text:style-name="Text_20_body"><text:bookmark text:name="user-content-codec-replacements"/>A lot of read/write methods have been replaced with Codec equivalents.</text:p>
      <text:list xml:id="list1042650833" text:style-name="L15">
        <text:list-item>
          <text:p text:style-name="P132"><text:span text:style-name="Source_20_Text">net.minecraft.nbt.NbtUtils#readGameProfile</text:span>, <text:span text:style-name="Source_20_Text">#writeGameProfile</text:span> -&gt; <text:span text:style-name="Source_20_Text">ExtraCodecs#GAME_PROFILE</text:span> </text:p>
        </text:list-item>
        <text:list-item>
          <text:p text:style-name="P132"><text:span text:style-name="Source_20_Text">net.minecraft.network.FriendlyByteBuf</text:span> </text:p>
          <text:list>
            <text:list-item>
              <text:p text:style-name="P132"><text:span text:style-name="Source_20_Text">writeId</text:span>, <text:span text:style-name="Source_20_Text">readById</text:span> -&gt; <text:span text:style-name="Source_20_Text">Registry#getId</text:span>, <text:span text:style-name="Source_20_Text">byId</text:span> and <text:span text:style-name="Source_20_Text">FriendlyByteBuf#writeVarInt</text:span> </text:p>
            </text:list-item>
            <text:list-item>
              <text:p text:style-name="P132"><text:span text:style-name="Source_20_Text">readCollection</text:span>, <text:span text:style-name="Source_20_Text">writeCollection</text:span>, <text:span text:style-name="Source_20_Text">readList</text:span>, <text:span text:style-name="Source_20_Text">readMap</text:span>, <text:span text:style-name="Source_20_Text">writeMap</text:span>, <text:span text:style-name="Source_20_Text">writeOptional</text:span>, <text:span text:style-name="Source_20_Text">readOptional</text:span>, <text:span text:style-name="Source_20_Text">writeNullable</text:span>, <text:span text:style-name="Source_20_Text">readNullable</text:span> take in decoders and encoders for streams </text:p>
            </text:list-item>
            <text:list-item>
              <text:p text:style-name="P132"><text:span text:style-name="Source_20_Text">writeEither</text:span>, <text:span text:style-name="Source_20_Text">readEither</text:span> -&gt; <text:span text:style-name="Source_20_Text">Codec#either</text:span> </text:p>
            </text:list-item>
            <text:list-item>
              <text:p text:style-name="P132"><text:span text:style-name="Source_20_Text">readComponent</text:span>, <text:span text:style-name="Source_20_Text">readComponentTrusted</text:span>, <text:span text:style-name="Source_20_Text">writeComponent</text:span> -&gt; <text:span text:style-name="Source_20_Text">ComponentSerialization#STREAM_CODEC</text:span>, <text:span text:style-name="Source_20_Text">TRUSTED_STREAM_CODEC</text:span> </text:p>
            </text:list-item>
            <text:list-item>
              <text:p text:style-name="P132"><text:span text:style-name="Source_20_Text">writeItem</text:span>, <text:span text:style-name="Source_20_Text">readItem</text:span> -&gt; <text:span text:style-name="Source_20_Text">ItemStack#OPTIONAL_STREAM_CODEC</text:span> </text:p>
            </text:list-item>
            <text:list-item>
              <text:p text:style-name="P132"><text:span text:style-name="Source_20_Text">readGameProfile</text:span>, <text:span text:style-name="Source_20_Text">writeGameProfile</text:span> -&gt; <text:span text:style-name="Source_20_Text">ExtraCodecs#GAME_PROFILE</text:span> </text:p>
            </text:list-item>
            <text:list-item>
              <text:p text:style-name="P132"><text:span text:style-name="Source_20_Text">readGameProfileProperties</text:span>, <text:span text:style-name="Source_20_Text">writeGameProfileProperties</text:span> -&gt; <text:span text:style-name="Source_20_Text">ExtraCodecs#PROPERTY_MAP</text:span>'' </text:p>
            </text:list-item>
            <text:list-item>
              <text:p text:style-name="P76"><text:soft-page-break/><text:span text:style-name="Source_20_Text">readProperty</text:span>, <text:span text:style-name="Source_20_Text">writeProperty</text:span> -&gt; <text:span text:style-name="Source_20_Text">ExtraCodecs#PROPERTY</text:span> </text:p>
            </text:list-item>
          </text:list>
        </text:list-item>
      </text:list>
      <text:h text:style-name="Heading_20_3" text:outline-level="3"><text:bookmark-start text:name="__RefHeading___Toc465_998867869"/>DispatchCodecs now MapCodecs<text:bookmark-end text:name="__RefHeading___Toc465_998867869"/></text:h>
      <text:p text:style-name="Text_20_body"><text:bookmark text:name="user-content-dispatchcodecs-now-mapcodecs"/><text:span text:style-name="Source_20_Text">Codec#dispatch</text:span> now takes in a <text:span text:style-name="Source_20_Text">MapCodec</text:span> instead of a <text:span text:style-name="Source_20_Text">Codec</text:span>. All other codecs used for dispatch have been updated to a <text:span text:style-name="Source_20_Text">MapCodec</text:span>:</text:p>
      <text:list xml:id="list3011088674" text:style-name="L16">
        <text:list-item>
          <text:p text:style-name="P133"><text:span text:style-name="Source_20_Text">net.minecraft.core.particles.ParticleType#codec</text:span> </text:p>
        </text:list-item>
        <text:list-item>
          <text:p text:style-name="P133"><text:span text:style-name="Source_20_Text">net.minecraft.client.renderer.texture.atlas.SpriteSources#register</text:span> </text:p>
        </text:list-item>
        <text:list-item>
          <text:p text:style-name="P133"><text:span text:style-name="Source_20_Text">net.minecraft.client.renderer.texture.atlas.SpriteSourceType</text:span> </text:p>
        </text:list-item>
        <text:list-item>
          <text:p text:style-name="P133"><text:span text:style-name="Source_20_Text">net.minecraft.util.valueproviders.FloatProviderType#codec</text:span> </text:p>
        </text:list-item>
        <text:list-item>
          <text:p text:style-name="P133"><text:span text:style-name="Source_20_Text">net.minecraft.util.valueproviders.IntProviderType#codec</text:span> </text:p>
        </text:list-item>
        <text:list-item>
          <text:p text:style-name="P133"><text:span text:style-name="Source_20_Text">net.minecraft.world.item.crafting.RecipeSerializer#codec</text:span> </text:p>
        </text:list-item>
        <text:list-item>
          <text:p text:style-name="P133"><text:span text:style-name="Source_20_Text">net.minecraft.world.level.biome.BiomeSource#codec</text:span> </text:p>
        </text:list-item>
        <text:list-item>
          <text:p text:style-name="P133"><text:span text:style-name="Source_20_Text">net.minecraft.world.level.chunk.ChunkGenerator#codec</text:span> </text:p>
        </text:list-item>
        <text:list-item>
          <text:p text:style-name="P133"><text:span text:style-name="Source_20_Text">net.minecraft.world.level.gameevent.PositionSourceType#codec</text:span> </text:p>
        </text:list-item>
        <text:list-item>
          <text:p text:style-name="P133"><text:span text:style-name="Source_20_Text">net.minecraft.world.level.levelgen.blockpredicates.BlockPredicateType#codec</text:span> </text:p>
        </text:list-item>
        <text:list-item>
          <text:p text:style-name="P133"><text:span text:style-name="Source_20_Text">net.minecraft.world.level.levelgen.carver.WorldCarver#configuredCodec</text:span> </text:p>
        </text:list-item>
        <text:list-item>
          <text:p text:style-name="P133"><text:span text:style-name="Source_20_Text">net.minecraft.world.level.levelgen.feature.Feature#configuredCodec</text:span> </text:p>
        </text:list-item>
        <text:list-item>
          <text:p text:style-name="P133"><text:span text:style-name="Source_20_Text">net.minecraft.world.level.levelgen.feature.featuresize.FeatureSizeType#codec</text:span> </text:p>
        </text:list-item>
        <text:list-item>
          <text:p text:style-name="P133"><text:span text:style-name="Source_20_Text">net.minecraft.world.level.levelgen.feature.foliageplacers.FoliagePlacerType#codec</text:span> </text:p>
        </text:list-item>
        <text:list-item>
          <text:p text:style-name="P133"><text:span text:style-name="Source_20_Text">net.minecraft.world.level.levelgen.feature.rootplacers.RootPlacerType#codec</text:span> </text:p>
        </text:list-item>
        <text:list-item>
          <text:p text:style-name="P133"><text:span text:style-name="Source_20_Text">net.minecraft.world.level.levelgen.feature.stateproviders.BlockStateProviderType#codec</text:span> </text:p>
        </text:list-item>
        <text:list-item>
          <text:p text:style-name="P133"><text:span text:style-name="Source_20_Text">net.minecraft.world.level.levelgen.feature.treedecorators.TreeDecoratorType#codec</text:span> </text:p>
        </text:list-item>
        <text:list-item>
          <text:p text:style-name="P133"><text:span text:style-name="Source_20_Text">net.minecraft.world.level.levelgen.feature.trunkplacers.TrunkPlacerType#codec</text:span> </text:p>
        </text:list-item>
        <text:list-item>
          <text:p text:style-name="P133"><text:span text:style-name="Source_20_Text">net.minecraft.world.level.levelgen.heightproviders.HeightProviderType#codec</text:span> </text:p>
        </text:list-item>
        <text:list-item>
          <text:p text:style-name="P133"><text:span text:style-name="Source_20_Text">net.minecraft.world.level.levelgen.placement.PlacementModifierType#codec</text:span> </text:p>
        </text:list-item>
        <text:list-item>
          <text:p text:style-name="P133"><text:span text:style-name="Source_20_Text">net.minecraft.world.level.levelgen.structure.Structure#simpleCodec</text:span> </text:p>
        </text:list-item>
        <text:list-item>
          <text:p text:style-name="P133"><text:span text:style-name="Source_20_Text">net.minecraft.world.level.levelgen.structure.StructureType#codec</text:span> </text:p>
        </text:list-item>
        <text:list-item>
          <text:p text:style-name="P133"><text:soft-page-break/><text:span text:style-name="Source_20_Text">net.minecraft.world.level.levelgen.structure.placement.StructurePlacementType#codec</text:span> </text:p>
        </text:list-item>
        <text:list-item>
          <text:p text:style-name="P133"><text:span text:style-name="Source_20_Text">net.minecraft.world.level.levelgen.structure.pools.StructurePoolElementType#codec</text:span> </text:p>
        </text:list-item>
        <text:list-item>
          <text:p text:style-name="P133"><text:span text:style-name="Source_20_Text">net.minecraft.world.level.levelgen.structure.pools.alias.PoolAliasBinding#codec</text:span> </text:p>
        </text:list-item>
        <text:list-item>
          <text:p text:style-name="P133"><text:span text:style-name="Source_20_Text">net.minecraft.world.level.levelgen.structure.templatesystem.PosRuleTestType#codec</text:span> </text:p>
        </text:list-item>
        <text:list-item>
          <text:p text:style-name="P133"><text:span text:style-name="Source_20_Text">net.minecraft.world.level.levelgen.structure.templatesystem.RuleTestType#codec</text:span> </text:p>
        </text:list-item>
        <text:list-item>
          <text:p text:style-name="P133"><text:span text:style-name="Source_20_Text">net.minecraft.world.level.levelgen.structure.templatesystem.StructureProcessorType#codec</text:span> </text:p>
        </text:list-item>
        <text:list-item>
          <text:p text:style-name="P133"><text:span text:style-name="Source_20_Text">net.minecraft.world.level.levelgen.structure.templatesystem.rule.blockentity.RuleBlockEntityModifierType#codec</text:span> </text:p>
        </text:list-item>
        <text:list-item>
          <text:p text:style-name="P133"><text:span text:style-name="Source_20_Text">net.minecraft.world.level.storage.loot.entries.CompositeEntryBase#createCodec</text:span> </text:p>
        </text:list-item>
        <text:list-item>
          <text:p text:style-name="P133"><text:span text:style-name="Source_20_Text">net.minecraft.world.level.storage.loot.entries.LootPoolEntryType</text:span> </text:p>
        </text:list-item>
        <text:list-item>
          <text:p text:style-name="P133"><text:span text:style-name="Source_20_Text">net.minecraft.world.level.storage.loot.functions.LootItemFunctionType</text:span> </text:p>
        </text:list-item>
        <text:list-item>
          <text:p text:style-name="P133"><text:span text:style-name="Source_20_Text">net.minecraft.world.level.storage.loot.predicates.LootItemConditionType</text:span> </text:p>
        </text:list-item>
        <text:list-item>
          <text:p text:style-name="P133"><text:span text:style-name="Source_20_Text">net.minecraft.world.level.storage.loot.providers.nbt.LootNbtProviderType</text:span> </text:p>
        </text:list-item>
        <text:list-item>
          <text:p text:style-name="P133"><text:span text:style-name="Source_20_Text">net.minecraft.world.level.storage.loot.providers.number.LootNumberProviderType</text:span> </text:p>
        </text:list-item>
        <text:list-item>
          <text:p text:style-name="P77"><text:span text:style-name="Source_20_Text">net.minecraft.world.level.storage.loot.providers.score.LootScoreProviderType</text:span> </text:p>
        </text:list-item>
      </text:list>
      <text:p text:style-name="Text_20_body"/>
      <text:h text:style-name="Heading_20_2" text:outline-level="2"><text:bookmark-start text:name="__RefHeading___Toc411_998867869"/>Enchantments, now with Definitions<text:bookmark-end text:name="__RefHeading___Toc411_998867869"/></text:h>
      <text:p text:style-name="Text_20_body"><text:bookmark text:name="user-content-enchantments-now-with-definitions"/><text:span text:style-name="Source_20_Text">Enchantment</text:span>s have been overhauled to now hold a single record known as an <text:span text:style-name="Source_20_Text">EnchantmentDefinition</text:span>. This record contains tags for the supported items this enchantment can be applied to, the items it would be considered a primary enchantment, the weight of obtaining the enchantment, the max level the enchantment can be, the minimum and maximum cost of the enchantment, the cost to repair in an anvil, the feature flags, and the slots the enchantment can be applied to.</text:p>
      <text:p text:style-name="Text_20_body">These values can be created using <text:span text:style-name="Source_20_Text">Enchantment#definition</text:span>, while the cost can be computed either via <text:span text:style-name="Source_20_Text">constantCost</text:span> for every level, or <text:span text:style-name="Source_20_Text">dynamicCost</text:span> for an increasing cost per level. Enchantments still need to be registered like any other built-in registry.</text:p>
      <text:p text:style-name="Text_20_body"><text:soft-page-break/>For the tags, there are <text:span text:style-name="Source_20_Text">minecraft:enchantable/*</text:span> tags which refer to a list of items that can be applied with that enchant. For example, <text:span text:style-name="Source_20_Text">minecraft:enchantable/sword</text:span> contains all swords. If one of these tags do not match your criteria, you can create a separate enchantable tag for specifically your enchantment. It is recommended to add other items via other enchantable tag groups first. This replaces <text:span text:style-name="Source_20_Text">EnchantmentCategory</text:span>.</text:p>
      <text:p text:style-name="Text_20_body"><text:span text:style-name="Source_20_Text">EnchantmentHelper</text:span> methods have been replaced to use the <text:span text:style-name="Source_20_Text">ItemEnchantment</text:span>s data component object instead of a raw <text:span text:style-name="Source_20_Text">CompoundTag</text:span>.</text:p>
      <text:list xml:id="list2606201199" text:style-name="L17">
        <text:list-item>
          <text:p text:style-name="P134"><text:span text:style-name="Source_20_Text">getRarity</text:span> -&gt; <text:span text:style-name="Source_20_Text">getWeight</text:span> </text:p>
        </text:list-item>
        <text:list-item>
          <text:p text:style-name="P134"><text:span text:style-name="Source_20_Text">getAnvilCost</text:span> - The minimum cost needed to repair in an anvil </text:p>
        </text:list-item>
        <text:list-item>
          <text:p text:style-name="P134"><text:span text:style-name="Source_20_Text">getDamageBonus(int, MobType)</text:span> -&gt; <text:span text:style-name="Source_20_Text">getDamageBonus(int, EntityType&lt;?&gt;)</text:span> </text:p>
        </text:list-item>
        <text:list-item>
          <text:p text:style-name="P78"><text:span text:style-name="Source_20_Text">doPostItemStackHurt</text:span> - Executes when an item with this enchantment damages an entity </text:p>
        </text:list-item>
      </text:list>
      <text:h text:style-name="Heading_20_2" text:outline-level="2"><text:bookmark-start text:name="__RefHeading___Toc413_998867869"/>Blocks: From public to protected<text:bookmark-end text:name="__RefHeading___Toc413_998867869"/></text:h>
      <text:p text:style-name="Text_20_body"><text:bookmark text:name="user-content-blocks-from-public-to-protected"/>Many of the methods within <text:span text:style-name="Source_20_Text">Block</text:span> are now protected, to prevent direct access except through the <text:span text:style-name="Source_20_Text">BlockState</text:span>, or has had some changes to its logic. The following methods are now protected:</text:p>
      <text:list xml:id="list2297535215" text:style-name="L18">
        <text:list-item>
          <text:p text:style-name="P135"><text:span text:style-name="Source_20_Text">updateIndirectNeighbourShapes</text:span> </text:p>
        </text:list-item>
        <text:list-item>
          <text:p text:style-name="P135"><text:span text:style-name="Source_20_Text">isPathfindable</text:span> </text:p>
        </text:list-item>
        <text:list-item>
          <text:p text:style-name="P135"><text:span text:style-name="Source_20_Text">updateShape</text:span> </text:p>
        </text:list-item>
        <text:list-item>
          <text:p text:style-name="P135"><text:span text:style-name="Source_20_Text">skipRendering</text:span> </text:p>
        </text:list-item>
        <text:list-item>
          <text:p text:style-name="P135"><text:span text:style-name="Source_20_Text">neighborChanged</text:span> </text:p>
        </text:list-item>
        <text:list-item>
          <text:p text:style-name="P135"><text:span text:style-name="Source_20_Text">onPlace</text:span> </text:p>
        </text:list-item>
        <text:list-item>
          <text:p text:style-name="P135"><text:span text:style-name="Source_20_Text">onRemove</text:span> </text:p>
        </text:list-item>
        <text:list-item>
          <text:p text:style-name="P135"><text:span text:style-name="Source_20_Text">onExplosionHit</text:span> </text:p>
        </text:list-item>
        <text:list-item>
          <text:p text:style-name="P135"><text:span text:style-name="Source_20_Text">useWithoutItem</text:span> </text:p>
        </text:list-item>
        <text:list-item>
          <text:p text:style-name="P135"><text:span text:style-name="Source_20_Text">useItemOn</text:span> </text:p>
        </text:list-item>
        <text:list-item>
          <text:p text:style-name="P135"><text:span text:style-name="Source_20_Text">triggerEvent</text:span> </text:p>
        </text:list-item>
        <text:list-item>
          <text:p text:style-name="P135"><text:span text:style-name="Source_20_Text">getRenderShape</text:span> </text:p>
        </text:list-item>
        <text:list-item>
          <text:p text:style-name="P135"><text:span text:style-name="Source_20_Text">useShapeForLightOcclusion</text:span> </text:p>
        </text:list-item>
        <text:list-item>
          <text:p text:style-name="P135"><text:span text:style-name="Source_20_Text">isSignalSource</text:span> </text:p>
        </text:list-item>
        <text:list-item>
          <text:p text:style-name="P135"><text:span text:style-name="Source_20_Text">getFluidState</text:span> </text:p>
        </text:list-item>
        <text:list-item>
          <text:p text:style-name="P135"><text:span text:style-name="Source_20_Text">hasAnalogOutputSignal</text:span> </text:p>
        </text:list-item>
        <text:list-item>
          <text:p text:style-name="P135"><text:span text:style-name="Source_20_Text">getMaxHorizontalOffset</text:span> </text:p>
        </text:list-item>
        <text:list-item>
          <text:p text:style-name="P135"><text:span text:style-name="Source_20_Text">getMaxVerticalOffset</text:span> </text:p>
        </text:list-item>
        <text:list-item>
          <text:p text:style-name="P135"><text:span text:style-name="Source_20_Text">rotate</text:span> </text:p>
        </text:list-item>
        <text:list-item>
          <text:p text:style-name="P135"><text:span text:style-name="Source_20_Text">mirror</text:span> </text:p>
        </text:list-item>
        <text:list-item>
          <text:p text:style-name="P135"><text:span text:style-name="Source_20_Text">canBeReplaced</text:span> </text:p>
        </text:list-item>
        <text:list-item>
          <text:p text:style-name="P135"><text:span text:style-name="Source_20_Text">getDrops</text:span> </text:p>
        </text:list-item>
        <text:list-item>
          <text:p text:style-name="P135"><text:span text:style-name="Source_20_Text">getSeed</text:span> </text:p>
        </text:list-item>
        <text:list-item>
          <text:p text:style-name="P135"><text:soft-page-break/><text:span text:style-name="Source_20_Text">getOcclusionShape</text:span> </text:p>
        </text:list-item>
        <text:list-item>
          <text:p text:style-name="P135"><text:span text:style-name="Source_20_Text">getBlockSupportShape</text:span> </text:p>
        </text:list-item>
        <text:list-item>
          <text:p text:style-name="P135"><text:span text:style-name="Source_20_Text">getInteractionShape</text:span> </text:p>
        </text:list-item>
        <text:list-item>
          <text:p text:style-name="P135"><text:span text:style-name="Source_20_Text">getLightBlock</text:span> </text:p>
        </text:list-item>
        <text:list-item>
          <text:p text:style-name="P135"><text:span text:style-name="Source_20_Text">getMenuProvider</text:span> </text:p>
        </text:list-item>
        <text:list-item>
          <text:p text:style-name="P135"><text:span text:style-name="Source_20_Text">canSurvive</text:span> </text:p>
        </text:list-item>
        <text:list-item>
          <text:p text:style-name="P135"><text:span text:style-name="Source_20_Text">getShadeBrightness</text:span> </text:p>
        </text:list-item>
        <text:list-item>
          <text:p text:style-name="P135"><text:span text:style-name="Source_20_Text">getAnalogOutputSignal</text:span> </text:p>
        </text:list-item>
        <text:list-item>
          <text:p text:style-name="P135"><text:span text:style-name="Source_20_Text">getShape</text:span> </text:p>
        </text:list-item>
        <text:list-item>
          <text:p text:style-name="P135"><text:span text:style-name="Source_20_Text">getCollisionShape</text:span> </text:p>
        </text:list-item>
        <text:list-item>
          <text:p text:style-name="P135"><text:span text:style-name="Source_20_Text">isCollisionShapeFullBlock</text:span> </text:p>
        </text:list-item>
        <text:list-item>
          <text:p text:style-name="P135"><text:span text:style-name="Source_20_Text">isOcclusionShapeFullBlock</text:span> </text:p>
        </text:list-item>
        <text:list-item>
          <text:p text:style-name="P135"><text:span text:style-name="Source_20_Text">getVisualShape</text:span> </text:p>
        </text:list-item>
        <text:list-item>
          <text:p text:style-name="P135"><text:span text:style-name="Source_20_Text">randomTick</text:span> </text:p>
        </text:list-item>
        <text:list-item>
          <text:p text:style-name="P135"><text:span text:style-name="Source_20_Text">tick</text:span> </text:p>
        </text:list-item>
        <text:list-item>
          <text:p text:style-name="P135"><text:span text:style-name="Source_20_Text">getDestroyProgress</text:span> </text:p>
        </text:list-item>
        <text:list-item>
          <text:p text:style-name="P135"><text:span text:style-name="Source_20_Text">spawnAfterBreak</text:span> </text:p>
        </text:list-item>
        <text:list-item>
          <text:p text:style-name="P135"><text:span text:style-name="Source_20_Text">attack</text:span> </text:p>
        </text:list-item>
        <text:list-item>
          <text:p text:style-name="P135"><text:span text:style-name="Source_20_Text">getSignal</text:span> </text:p>
        </text:list-item>
        <text:list-item>
          <text:p text:style-name="P135"><text:span text:style-name="Source_20_Text">entityInside</text:span> </text:p>
        </text:list-item>
        <text:list-item>
          <text:p text:style-name="P135"><text:span text:style-name="Source_20_Text">getDirectSignal</text:span> </text:p>
        </text:list-item>
        <text:list-item>
          <text:p text:style-name="P135"><text:span text:style-name="Source_20_Text">onProjectileHit</text:span> </text:p>
        </text:list-item>
        <text:list-item>
          <text:p text:style-name="P135"><text:span text:style-name="Source_20_Text">propagatesSkylightDown</text:span> </text:p>
        </text:list-item>
        <text:list-item>
          <text:p text:style-name="P135"><text:span text:style-name="Source_20_Text">isRandomlyTicking</text:span> </text:p>
        </text:list-item>
        <text:list-item>
          <text:p text:style-name="P79"><text:span text:style-name="Source_20_Text">getSoundType</text:span> </text:p>
        </text:list-item>
      </text:list>
      <text:p text:style-name="Text_20_body">Here are some other changes:</text:p>
      <text:list xml:id="list3590030307" text:style-name="L19">
        <text:list-item>
          <text:p text:style-name="P136"><text:span text:style-name="Source_20_Text">isPathfindable(BlockState, BlockGetter, BlockPos, PathComputationType)</text:span> -&gt; <text:span text:style-name="Source_20_Text">isPathfindable(BlockState, PathComputationType)</text:span> </text:p>
        </text:list-item>
        <text:list-item>
          <text:p text:style-name="P136"><text:span text:style-name="Source_20_Text">use</text:span> -&gt; <text:span text:style-name="Source_20_Text">useWithoutItem</text:span> </text:p>
        </text:list-item>
        <text:list-item>
          <text:p text:style-name="P136"><text:span text:style-name="Source_20_Text">BlockStateBase$neighborChanged</text:span> -&gt; <text:span text:style-name="Source_20_Text">handleNeighborChanged</text:span> </text:p>
        </text:list-item>
        <text:list-item>
          <text:p text:style-name="P136"><text:span text:style-name="Source_20_Text">net.minecraft.world.level.block.Block</text:span> </text:p>
          <text:list>
            <text:list-item>
              <text:p text:style-name="P136"><text:span text:style-name="Source_20_Text">isRandomlyTicking</text:span> -&gt; <text:span text:style-name="Source_20_Text">BlockBehaviour#isRandomlyTicking</text:span> </text:p>
            </text:list-item>
            <text:list-item>
              <text:p text:style-name="P136"><text:span text:style-name="Source_20_Text">propagatesSkylightDown</text:span> -&gt; <text:span text:style-name="Source_20_Text">BlockBehaviour#propagatesSkylightDown</text:span> </text:p>
            </text:list-item>
            <text:list-item>
              <text:p text:style-name="P80"><text:span text:style-name="Source_20_Text">getSoundType</text:span> -&gt; <text:span text:style-name="Source_20_Text">BlockBehaviour#getSoundType</text:span> </text:p>
            </text:list-item>
          </text:list>
        </text:list-item>
      </text:list>
      <text:h text:style-name="P23" text:outline-level="2"><text:bookmark-start text:name="__RefHeading___Toc415_998867869"/><text:soft-page-break/>Tag Convention Updates<text:bookmark-end text:name="__RefHeading___Toc415_998867869"/></text:h>
      <text:p text:style-name="P42">Tags that are common across mods should now use the <text:span text:style-name="Source_20_Text">c</text:span> namespace, standing for <text:span text:style-name="Strong_20_Emphasis">c</text:span>ommon or <text:span text:style-name="Strong_20_Emphasis">c</text:span>onvention. Groups of related tags are encouraged to use a hierarchical structure, for example <text:span text:style-name="Source_20_Text">c:ores</text:span> for all ores and <text:span text:style-name="Source_20_Text">c:ores/tin</text:span> for all tin ores.</text:p>
      <text:p text:style-name="P42">Modders can access definitions for these tags through the <text:span text:style-name="Source_20_Text">Tags</text:span> class.</text:p>
      <text:p text:style-name="P42">Datapack authors and multi-platform modders, please note that this new tag format has also been adopted by the Fabric mod loader, and should be safe to target by everyone in the modded community.</text:p>
      <text:h text:style-name="Heading_20_2" text:outline-level="2"><text:bookmark-start text:name="__RefHeading___Toc417_998867869"/>Minor Migrations<text:bookmark-end text:name="__RefHeading___Toc417_998867869"/></text:h>
      <text:p text:style-name="Text_20_body"><text:bookmark text:name="user-content-minor-migrations"/>The following is a list of useful or interesting additions, changes, and removals that do not deserve their own section in the primer.</text:p>
      <text:h text:style-name="Heading_20_3" text:outline-level="3"><text:bookmark-start text:name="__RefHeading___Toc419_998867869"/>StringUtil<text:bookmark-end text:name="__RefHeading___Toc419_998867869"/></text:h>
      <text:p text:style-name="Text_20_body"><text:bookmark text:name="user-content-stringutil"/>Most string transformation utility methods have been moved to <text:span text:style-name="Source_20_Text">net.minecraft.util.StringUtil</text:span> with the same name</text:p>
      <text:list xml:id="list3691848703" text:style-name="L20">
        <text:list-item>
          <text:p text:style-name="P137"><text:span text:style-name="Source_20_Text">net.minecraft.Util#isBlank</text:span>, <text:span text:style-name="Source_20_Text">isWhitespace</text:span> </text:p>
        </text:list-item>
        <text:list-item>
          <text:p text:style-name="P81"><text:span text:style-name="Source_20_Text">net.minecraft.SharedConstants#isAllowedChatCharacter</text:span>, <text:span text:style-name="Source_20_Text">filterText</text:span> </text:p>
        </text:list-item>
      </text:list>
      <text:h text:style-name="Heading_20_3" text:outline-level="3"><text:bookmark-start text:name="__RefHeading___Toc421_998867869"/>Advancement Network Codecs<text:bookmark-end text:name="__RefHeading___Toc421_998867869"/></text:h>
      <text:p text:style-name="Text_20_body"><text:bookmark text:name="user-content-advancement-network-codecs"/>All network methods for advancements (<text:span text:style-name="Source_20_Text">read</text:span>, <text:span text:style-name="Source_20_Text">write</text:span>) have been made private or removed. They are replaced by <text:span text:style-name="Source_20_Text">StreamCodec</text:span>s taking in a <text:span text:style-name="Source_20_Text">RegistryFriendlyByteBuf</text:span>.</text:p>
      <text:h text:style-name="Heading_20_3" text:outline-level="3"><text:bookmark-start text:name="__RefHeading___Toc423_998867869"/>Collection Criteria Predicates<text:bookmark-end text:name="__RefHeading___Toc423_998867869"/></text:h>
      <text:p text:style-name="Text_20_body"><text:bookmark text:name="user-content-collection-criteria-predicates"/>The following predicates have been added for handling criteria triggers:</text:p>
      <text:list xml:id="list3713269745" text:style-name="L21">
        <text:list-item>
          <text:p text:style-name="P138"><text:span text:style-name="Source_20_Text">CollectionContentsPredicate</text:span> -&gt; Returns true if all contents of a collection match the given predicate(s) </text:p>
        </text:list-item>
        <text:list-item>
          <text:p text:style-name="P138"><text:span text:style-name="Source_20_Text">CollectionCountsPredicate</text:span> -&gt; Returns true if the number of contents that match the given predicate(s) is within the specified bounds </text:p>
        </text:list-item>
        <text:list-item>
          <text:p text:style-name="P82"><text:span text:style-name="Source_20_Text">CollectionPredicate</text:span> -&gt; Returns true depending on the above predicates and whether the size of the collection matches the size specified </text:p>
        </text:list-item>
      </text:list>
      <text:h text:style-name="Heading_20_3" text:outline-level="3"><text:bookmark-start text:name="__RefHeading___Toc425_998867869"/>ItemStack Max Stack Size 99<text:bookmark-end text:name="__RefHeading___Toc425_998867869"/></text:h>
      <text:p text:style-name="P41"><text:bookmark text:name="user-content-itemstack-max-stack-size-99"/>The hard limit has been raised from 64 to 99 for <text:span text:style-name="Source_20_Text">ItemStack</text:span>s.</text:p>
      <text:h text:style-name="Heading_20_3" text:outline-level="3"><text:bookmark-start text:name="__RefHeading___Toc427_998867869"/>No more magicalSpecialHackyFocus<text:bookmark-end text:name="__RefHeading___Toc427_998867869"/></text:h>
      <text:p text:style-name="P41"><text:bookmark text:name="user-content-no-more-magicalspecialhackyfocus"/><text:span text:style-name="Source_20_Text">net.minecraft.client.gui.components.events.ContainerEventHandler#magicalSpecialHackyFocus</text:span> has been removed. It did nothing but set the focused element.</text:p>
      <text:h text:style-name="Heading_20_3" text:outline-level="3"><text:bookmark-start text:name="__RefHeading___Toc429_998867869"/><text:soft-page-break/>Bootstap? No! It's Bootstrap!<text:bookmark-end text:name="__RefHeading___Toc429_998867869"/></text:h>
      <text:p text:style-name="P41"><text:bookmark text:name="user-content-bootstap-no-its-bootstrap"/><text:span text:style-name="Source_20_Text">net.minecraft.data.worldgen.BootstapContext</text:span> has finally been renamed to <text:span text:style-name="Source_20_Text">BootstrapContext</text:span>!</text:p>
      <text:h text:style-name="Heading_20_3" text:outline-level="3"><text:bookmark-start text:name="__RefHeading___Toc431_998867869"/>Entity Slot Criteria<text:bookmark-end text:name="__RefHeading___Toc431_998867869"/></text:h>
      <text:p text:style-name="Text_20_body"><text:bookmark text:name="user-content-entity-slot-criteria"/>A new field called <text:span text:style-name="Source_20_Text">slots</text:span> on the <text:span text:style-name="Source_20_Text">EntityPredicate</text:span> can now check the entity's inventory for a match.</text:p>
      <text:h text:style-name="Heading_20_3" text:outline-level="3"><text:bookmark-start text:name="__RefHeading___Toc433_998867869"/>Recipe Book Categories throw on default<text:bookmark-end text:name="__RefHeading___Toc433_998867869"/></text:h>
      <text:p text:style-name="Text_20_body"><text:bookmark text:name="user-content-recipe-book-categories-throw-on-default"/>Recipe book methods that attempt to get a <text:span text:style-name="Source_20_Text">RecipeBookCategories</text:span> will now throw a <text:span text:style-name="Source_20_Text">MatchException</text:span> if no corresponding category exists.</text:p>
      <text:list xml:id="list2691157912" text:style-name="L22">
        <text:list-item>
          <text:p text:style-name="P139"><text:span text:style-name="Source_20_Text">net.minecraft.client.ClientRecipeBook#getCategory</text:span> </text:p>
        </text:list-item>
        <text:list-item>
          <text:p text:style-name="P83"><text:span text:style-name="Source_20_Text">net.minecraft.client.RecipeBookCategories#getCategories</text:span> </text:p>
        </text:list-item>
      </text:list>
      <text:h text:style-name="Heading_20_3" text:outline-level="3"><text:bookmark-start text:name="__RefHeading___Toc453_998867869"/>ResourceKey References<text:bookmark-end text:name="__RefHeading___Toc453_998867869"/></text:h>
      <text:p text:style-name="Text_20_body"><text:bookmark text:name="user-content-resourcekey-references"/>Many references to <text:span text:style-name="Source_20_Text">ResourceLocation</text:span>s now take in an associated <text:span text:style-name="Source_20_Text">ResourceKey</text:span> instead with the generic tied to the registry object in question.</text:p>
      <text:list xml:id="list2289406856" text:style-name="L23">
        <text:list-item>
          <text:p text:style-name="P140"><text:span text:style-name="Source_20_Text">net.minecraft.data.loot.BlockLootSubProvider</text:span> now takes in a <text:span text:style-name="Source_20_Text">Map&lt;ResourceKey&lt;LootTable&gt;, LootTable.Builder&gt;</text:span> instead of a <text:span text:style-name="Source_20_Text">Map&lt;ResourceLocation, LootTable.Builder&gt;</text:span> </text:p>
        </text:list-item>
        <text:list-item>
          <text:p text:style-name="P140"><text:span text:style-name="Source_20_Text">net.minecraft.data.loot.LootTableProvider(PackOutput, Set&lt;ResourceLocation&gt;, List&lt;LootTableProvider.SubProviderEntry&gt;)</text:span> -&gt; `LootTableProvider(PackOutput, Set&lt;ResourceKey&gt;, List&lt;LootTableProvider.SubProviderEntry&gt;, CompletableFuture&lt;HolderLookup.Provider&gt;) </text:p>
        </text:list-item>
        <text:list-item>
          <text:p text:style-name="P84"><text:span text:style-name="Source_20_Text">net.minecraft.data.loot.LootTableSubProvider#generate(BiConsumer&lt;ResourceLocation, LootTable.Builder&gt;)</text:span> -&gt; <text:span text:style-name="Source_20_Text">generate(HolderLookup.Provider, BiConsumer&lt;ResourceKey&lt;LootTable&gt;, LootTable.Builder&gt;)</text:span> </text:p>
        </text:list-item>
      </text:list>
      <text:h text:style-name="Heading_20_3" text:outline-level="3"><text:bookmark-start text:name="__RefHeading___Toc460_998867869"/>Loot Registries<text:bookmark-end text:name="__RefHeading___Toc460_998867869"/></text:h>
      <text:p text:style-name="Text_20_body"><text:bookmark text:name="user-content-loot-registries"/>Loot data are now handled through dynamic registries, specifically ones that can be reloaded by the <text:span text:style-name="Source_20_Text">/reload</text:span> command. This means that any previous references, such as <text:span text:style-name="Source_20_Text">LootDataManager</text:span>, no longer exist. They can be queried via <text:span text:style-name="Source_20_Text">reloadableRegistries</text:span> in <text:span text:style-name="Source_20_Text">MinecraftServer</text:span> or <text:span text:style-name="Source_20_Text">Level</text:span></text:p>
      <text:h text:style-name="Heading_20_3" text:outline-level="3"><text:bookmark-start text:name="__RefHeading___Toc462_998867869"/>PackLocationInfo<text:bookmark-end text:name="__RefHeading___Toc462_998867869"/></text:h>
      <text:p text:style-name="Text_20_body"><text:bookmark text:name="user-content-packlocationinfo"/>Pack information stored within resources are now stored within a <text:span text:style-name="Source_20_Text">PackLocationInfo</text:span> object. Parameters such as <text:span text:style-name="Source_20_Text">name</text:span> or <text:span text:style-name="Source_20_Text">isBuiltIn</text:span> is stored directly on this object (e.g. <text:span text:style-name="Source_20_Text">id</text:span> and <text:soft-page-break/><text:span text:style-name="Source_20_Text">knownPackInfo</text:span>, respectively). All classes within <text:span text:style-name="Source_20_Text">net.minecraft.server.packs</text:span> have been updated to accomdate this change.</text:p>
      <text:p text:style-name="Text_20_body">A <text:span text:style-name="Source_20_Text">KnownPack</text:span> is simply a synced key and version indicating where the resource orginated from. As such, both the server and client must have the same contents as the <text:span text:style-name="Source_20_Text">KnownPack</text:span> is used to avoid syncing the entire pack when unnecessary.</text:p>
      <text:h text:style-name="Heading_20_3" text:outline-level="3"><text:bookmark-start text:name="__RefHeading___Toc468_998867869"/>Packrat Parser<text:bookmark-end text:name="__RefHeading___Toc468_998867869"/></text:h>
      <text:p text:style-name="Text_20_body"><text:bookmark text:name="user-content-packrat-parser"/>The <text:a xlink:type="simple" xlink:href="https://en.wikipedia.org/wiki/Packrat_parser" text:style-name="Internet_20_link" text:visited-style-name="Visited_20_Internet_20_Link">pakrat parser</text:a> has been added to <text:span text:style-name="Source_20_Text">net.minecraft.util.parsing.packrat</text:span> to read and parse strings from commands. However, this implementation can be used generically by creating your own grammar.</text:p>
      <text:h text:style-name="Heading_20_3" text:outline-level="3"><text:bookmark-start text:name="__RefHeading___Toc478_998867869"/>Dyeables<text:bookmark-end text:name="__RefHeading___Toc478_998867869"/></text:h>
      <text:p text:style-name="Text_20_body"><text:bookmark text:name="user-content-dyeables"/>Dyable armor is now a setting on the <text:span text:style-name="Source_20_Text">ArmorMaterial$Layer</text:span> and an item tag <text:span text:style-name="Source_20_Text">minecraft:dyeable</text:span> rather than a completely separate class. When true, this will tint the armor texture provided. The <text:span text:style-name="Source_20_Text">ItemStack</text:span> must have a <text:span text:style-name="Source_20_Text">DYED_COLOR</text:span> data component to read the tint color from. The tag allows this component to be added through the armor dyeing crafting table recipe.</text:p>
      <text:h text:style-name="Heading_20_3" text:outline-level="3"><text:bookmark-start text:name="__RefHeading___Toc480_998867869"/>Potion Brewing<text:bookmark-end text:name="__RefHeading___Toc480_998867869"/></text:h>
      <text:p text:style-name="Text_20_body"><text:bookmark text:name="user-content-potion-brewing"/><text:span text:style-name="Source_20_Text">PotionBrewing</text:span> is now an instance class on the <text:span text:style-name="Source_20_Text">MinecraftServer</text:span> that is passed through the <text:span text:style-name="Source_20_Text">Level</text:span>. This means all static methods are now instance methods.</text:p>
      <text:h text:style-name="Heading_20_3" text:outline-level="3"><text:bookmark-start text:name="__RefHeading___Toc482_998867869"/>TooltipProvider<text:bookmark-end text:name="__RefHeading___Toc482_998867869"/></text:h>
      <text:p text:style-name="Text_20_body"><text:bookmark text:name="user-content-tooltipprovider"/>Tooltips for a particular object stored on an item (usually for <text:span text:style-name="Source_20_Text">DataComponent</text:span>s) are now implemented via <text:span text:style-name="Source_20_Text">TooltipProvider</text:span>. This interface has one method which takes in the context of the item tooltip, a consumer to supply the tooltip contents to, and the currently set tooltip flags. Calling this is usualy within <text:span text:style-name="Source_20_Text">Item#appendHoverText</text:span>:</text:p>
      <text:p text:style-name="Preformatted_20_Text">@Override</text:p>
      <text:p text:style-name="Preformatted_20_Text">public void appendHoverText(ItemStack stack, Item.TooltipContext ctx, List&lt;Component&gt; tooltips, TooltipFlag flags) {</text:p>
      <text:p text:style-name="Preformatted_20_Text"><text:s text:c="2"/>// Get some TooltipProvider implementation provider</text:p>
      <text:p text:style-name="Preformatted_20_Text"><text:s text:c="2"/>provider.addToTooltip(ctx, tooltips::add, flags);</text:p>
      <text:p text:style-name="P31">}</text:p>
      <text:h text:style-name="Heading_20_3" text:outline-level="3"><text:bookmark-start text:name="__RefHeading___Toc484_998867869"/>New Criteria Triggers<text:bookmark-end text:name="__RefHeading___Toc484_998867869"/></text:h>
      <text:list xml:id="list2783391059" text:style-name="L24">
        <text:list-item>
          <text:p text:style-name="P141"><text:bookmark text:name="user-content-new-criteria-triggers"/><text:span text:style-name="Source_20_Text">BAD_OMEN</text:span> -&gt; <text:span text:style-name="Source_20_Text">RAID_OMEN</text:span> </text:p>
        </text:list-item>
        <text:list-item>
          <text:p text:style-name="P141"><text:span text:style-name="Source_20_Text">DEFAULT_BLOCK_USE</text:span> (<text:span text:style-name="Source_20_Text">minecraft:default_block_use</text:span>) </text:p>
        </text:list-item>
        <text:list-item>
          <text:p text:style-name="P141"><text:span text:style-name="Source_20_Text">ANY_BLOCK_USE</text:span> (<text:span text:style-name="Source_20_Text">minecraft:any_block_use</text:span>) </text:p>
        </text:list-item>
        <text:list-item>
          <text:p text:style-name="P141"><text:span text:style-name="Source_20_Text">CRAFTER_RECIPE_CRAFTED</text:span> (<text:span text:style-name="Source_20_Text">minecraft:crafter_recipe_crafted</text:span>) </text:p>
        </text:list-item>
        <text:list-item>
          <text:p text:style-name="P85"><text:span text:style-name="Source_20_Text">FALL_AFTER_EXPLOSION</text:span> (<text:span text:style-name="Source_20_Text">minecraft:fall_after_explosion</text:span>) </text:p>
        </text:list-item>
      </text:list>
      <text:h text:style-name="Heading_20_3" text:outline-level="3"><text:bookmark-start text:name="__RefHeading___Toc486_998867869"/><text:soft-page-break/>New Loot Context Parameters<text:bookmark-end text:name="__RefHeading___Toc486_998867869"/></text:h>
      <text:list xml:id="list252343646" text:style-name="L25">
        <text:list-item>
          <text:p text:style-name="P142"><text:bookmark text:name="user-content-new-loot-context-parameters"/><text:span text:style-name="Source_20_Text">EQUIPMENT</text:span> -&gt; <text:span text:style-name="Source_20_Text">ORIGIN</text:span>, <text:span text:style-name="Source_20_Text">THIS_ENTITY</text:span> </text:p>
        </text:list-item>
        <text:list-item>
          <text:p text:style-name="P142"><text:span text:style-name="Source_20_Text">VAULT</text:span> -&gt; <text:span text:style-name="Source_20_Text">ORIGIN</text:span>, <text:span text:style-name="Source_20_Text">THIS_ENTITY</text:span>? </text:p>
        </text:list-item>
        <text:list-item>
          <text:p text:style-name="P142"><text:span text:style-name="Source_20_Text">BLOCK_USE</text:span> -&gt; <text:span text:style-name="Source_20_Text">ORIGIN</text:span>, <text:span text:style-name="Source_20_Text">THIS_ENTITY</text:span>, <text:span text:style-name="Source_20_Text">BLOCK_STATE</text:span> </text:p>
        </text:list-item>
        <text:list-item>
          <text:p text:style-name="P86"><text:span text:style-name="Source_20_Text">SHEARING</text:span> -&gt; <text:span text:style-name="Source_20_Text">ORIGIN</text:span>, <text:span text:style-name="Source_20_Text">THIS_ENTITY</text:span>? </text:p>
        </text:list-item>
      </text:list>
      <text:h text:style-name="Heading_20_3" text:outline-level="3"><text:bookmark-start text:name="__RefHeading___Toc488_998867869"/>Additions<text:span text:style-name="T58">, Changes and Removals</text:span><text:bookmark-end text:name="__RefHeading___Toc488_998867869"/></text:h>
      <text:h text:style-name="Heading_20_4" text:outline-level="4"><text:bookmark-start text:name="__RefHeading___Toc490_998867869"/>1.20.5<text:bookmark-end text:name="__RefHeading___Toc490_998867869"/></text:h>
      <text:p text:style-name="P43">Too many to list. <text:a xlink:type="simple" xlink:href="https://gist.github.com/ChampionAsh5357/53b04132e292aa12638d339abfabf955#file-1204-1205-primer-md" text:style-name="Internet_20_link" text:visited-style-name="Visited_20_Internet_20_Link">See Minecraft 1.20.4 -&gt; 1.20.5 Mod Migration Primer</text:a>.</text:p>
      <text:h text:style-name="Heading_20_4" text:outline-level="4"><text:bookmark-start text:name="__RefHeading___Toc492_998867869"/>1.20.6<text:bookmark-end text:name="__RefHeading___Toc492_998867869"/></text:h>
      <text:list xml:id="list2741277283" text:style-name="L26">
        <text:list-item>
          <text:p text:style-name="P87"><text:span text:style-name="Source_20_Text"><text:span text:style-name="T59">net.minecraft.world.level.block.entity.BlockEntity#parseCustomNameSafe</text:span></text:span><text:span text:style-name="T59"> - Attempts to serialize a string into a </text:span><text:span text:style-name="Source_20_Text"><text:span text:style-name="T59">Component</text:span></text:span><text:span text:style-name="T59">. On failure, </text:span><text:span text:style-name="Source_20_Text"><text:span text:style-name="T59">null</text:span></text:span><text:span text:style-name="T59"> is returned</text:span></text:p>
        </text:list-item>
      </text:list>
      <text:h text:style-name="Heading_20_1" text:outline-level="1"><text:bookmark-start text:name="__RefHeading___Toc135_998867869"/><text:bookmark text:name="event-system-changes"/>Event System Changes<text:bookmark-end text:name="__RefHeading___Toc135_998867869"/></text:h>
      <text:p text:style-name="Text_20_body">We made a number of improvements to the event system. You can read all about them in <text:a xlink:type="simple" xlink:href="https://neoforged.net/news/20.2eventbus-changes" text:style-name="Internet_20_link" text:visited-style-name="Visited_20_Internet_20_Link">our dedicated blog post</text:a>.</text:p>
      <text:h text:style-name="P17" text:outline-level="2"><text:bookmark-start text:name="__RefHeading___Toc137_998867869"/><text:bookmark text:name="key-changes"/>Key changes<text:bookmark-end text:name="__RefHeading___Toc137_998867869"/></text:h>
      <text:h text:style-name="Heading_20_3" text:outline-level="3"><text:bookmark-start text:name="__RefHeading___Toc139_998867869"/><text:bookmark text:name="package-change"/>Package change<text:bookmark-end text:name="__RefHeading___Toc139_998867869"/></text:h>
      <text:p text:style-name="Text_20_body">The root package was changed from <text:span text:style-name="Source_20_Text">net.minecraftforge.eventbus</text:span> to <text:span text:style-name="Source_20_Text">net.neoforged.bus</text:span>. Accordingly, the API is now in <text:span text:style-name="Source_20_Text">net.neoforged.bus.api</text:span>.</text:p>
      <text:p text:style-name="Text_20_body">Example migration:</text:p>
      <text:p text:style-name="P28"><text:span text:style-name="Source_20_Text"><text:span text:style-name="T14">- import net.minecraftforge.eventbus.api.EventBus;</text:span></text:span></text:p>
      <text:p text:style-name="P32"><text:span text:style-name="Source_20_Text"><text:span text:style-name="T15">+ import net.neoforged.bus.api.EventBus;</text:span></text:span></text:p>
      <text:p text:style-name="Text_20_body">In case you missed it, there is <text:a xlink:type="simple" xlink:href="https://gist.github.com/Technici4n/facbcdf18ce1a556b76e6027180c32ce" text:style-name="Internet_20_link" text:visited-style-name="Visited_20_Internet_20_Link">a remapping script</text:a> that you can use to apply all the package changes.</text:p>
      <text:h text:style-name="Heading_20_3" text:outline-level="3"><text:bookmark-start text:name="__RefHeading___Toc141_998867869"/><text:bookmark text:name="cancellable-event-changes"/>Cancellable event changes<text:bookmark-end text:name="__RefHeading___Toc141_998867869"/></text:h>
      <text:p text:style-name="Text_20_body">Cancellable events should now implement <text:span text:style-name="Source_20_Text">ICancellableEvent</text:span> instead of using the <text:span text:style-name="Source_20_Text">@Cancelable</text:span> annotation:</text:p>
      <text:p text:style-name="P28"><text:span text:style-name="Source_20_Text"><text:span text:style-name="T14">- @Cancelable</text:span></text:span></text:p>
      <text:p text:style-name="P28"><text:span text:style-name="Source_20_Text"><text:span text:style-name="T14">- public class MyEvent extends Event {</text:span></text:span></text:p>
      <text:p text:style-name="P28"><text:span text:style-name="Source_20_Text"><text:span text:style-name="T15">+ public class MyEvent extends Event implements ICancellableEvent {</text:span></text:span></text:p>
      <text:p text:style-name="P28"><text:span text:style-name="Source_20_Text"><text:span text:style-name="T16"><text:s text:c="6"/>// Your event code</text:span></text:span></text:p>
      <text:p text:style-name="P32"><text:span text:style-name="Source_20_Text"><text:span text:style-name="T16"><text:s text:c="2"/>}</text:span></text:span></text:p>
      <text:p text:style-name="Text_20_body"><text:soft-page-break/>Use <text:span text:style-name="Source_20_Text">setCanceled(true)</text:span> to cancel events and <text:span text:style-name="Source_20_Text">isCanceled()</text:span> to check if events are canceled. This did not change.</text:p>
      <text:p text:style-name="Text_20_body"><text:span text:style-name="Source_20_Text">post</text:span> now returns the posted event instead of whether the event was canceled. You can call <text:span text:style-name="Source_20_Text">isCanceled()</text:span> on the result to achieve the previous behavior:</text:p>
      <text:p text:style-name="P28"><text:span text:style-name="Source_20_Text"><text:span text:style-name="T14">- if (NeoForge.EVENT_BUS.post(new MyEvent())) {</text:span></text:span></text:p>
      <text:p text:style-name="P28"><text:span text:style-name="Source_20_Text"><text:span text:style-name="T15">+ if (NeoForge.EVENT_BUS.post(new MyEvent()).isCanceled()) {</text:span></text:span></text:p>
      <text:p text:style-name="P28"><text:span text:style-name="Source_20_Text"><text:span text:style-name="T16"><text:s text:c="6"/>// Do something if the event was canceled</text:span></text:span></text:p>
      <text:p text:style-name="P32"><text:span text:style-name="Source_20_Text"><text:span text:style-name="T16"><text:s text:c="2"/>}</text:span></text:span></text:p>
      <text:h text:style-name="Heading_20_3" text:outline-level="3"><text:bookmark-start text:name="__RefHeading___Toc143_998867869"/><text:bookmark text:name="updated-subscribeevent-semantics"/>Updated <text:span text:style-name="Source_20_Text">@SubscribeEvent</text:span> semantics<text:bookmark-end text:name="__RefHeading___Toc143_998867869"/></text:h>
      <text:p text:style-name="Text_20_body">We changed some details about how <text:span text:style-name="Source_20_Text">@SubscribeEvent</text:span> methods are detected when an object or class is <text:span text:style-name="Source_20_Text">register</text:span>ed to the an event bus:</text:p>
      <text:p text:style-name="Text_20_body">This the new behavior for registering objects or classes to new behavior is as follows:</text:p>
      <text:list xml:id="list1131604519" text:style-name="L27">
        <text:list-item>
          <text:p text:style-name="P143">All <text:span text:style-name="Source_20_Text">@SubscribeEvent</text:span> methods (regardless of visibility) in the target object are registered. There is no inheritance of <text:span text:style-name="Source_20_Text">@SubscribeEvent</text:span> methods anymore, and private methods can now be used. </text:p>
        </text:list-item>
        <text:list-item>
          <text:p text:style-name="P143">Superclasses or superinterfaces of the registered class are not allowed to have any declared method with <text:span text:style-name="Source_20_Text">@SubscribeEvent</text:span>. This prevents mistakes where a developer would assume that inheritance works. </text:p>
        </text:list-item>
        <text:list-item>
          <text:p text:style-name="P143">An error will be thrown if any <text:span text:style-name="Source_20_Text">@SubscribeEvent</text:span> method has mismatching static-ness: registrations with a <text:span text:style-name="Source_20_Text">Class</text:span> must be <text:span text:style-name="Source_20_Text">static</text:span>, and registrations with an object must be non-<text:span text:style-name="Source_20_Text">static</text:span>. This prevents mistakes where <text:span text:style-name="Source_20_Text">static</text:span> is forgotten or unnecessary. </text:p>
        </text:list-item>
        <text:list-item>
          <text:p text:style-name="P88">An error will be thrown if no <text:span text:style-name="Source_20_Text">@SubscribeEvent</text:span> method exists. This prevents forgetting the <text:span text:style-name="Source_20_Text">@SubscribeEvent</text:span> annotation. </text:p>
        </text:list-item>
      </text:list>
      <text:h text:style-name="Heading_20_3" text:outline-level="3"><text:bookmark-start text:name="__RefHeading___Toc145_998867869"/><text:bookmark text:name="abstract-events-cannot-be-listened-to-anymore"/><text:span text:style-name="Source_20_Text">abstract</text:span> events cannot be listened to anymore<text:bookmark-end text:name="__RefHeading___Toc145_998867869"/></text:h>
      <text:p text:style-name="Text_20_body"><text:span text:style-name="Source_20_Text">abstract</text:span> events cannot be listened to anymore. This should help prevent mistakes where a developer would accidentally listen to a superclass, for example by listening to <text:span text:style-name="Source_20_Text">SomeEvent</text:span> instead of <text:span text:style-name="Source_20_Text">SomeEvent.Pre</text:span>. All the superclasses of <text:span text:style-name="Source_20_Text">abstract</text:span> events must now be abstract themselves.</text:p>
      <text:p text:style-name="Text_20_body">A number of NeoForge events were made <text:span text:style-name="Source_20_Text">abstract</text:span> to guard against developer mistakes.</text:p>
      <text:h text:style-name="Heading_20_3" text:outline-level="3"><text:bookmark-start text:name="__RefHeading___Toc147_998867869"/><text:bookmark text:name="updated-mod-bus-semantics"/>Updated mod bus semantics<text:bookmark-end text:name="__RefHeading___Toc147_998867869"/></text:h>
      <text:p text:style-name="Text_20_body">The Forge bus will not allow listeners to events that implement <text:span text:style-name="Source_20_Text">IModBusEvent</text:span> anymore. This should prevent subscribing to the wrong event bus.</text:p>
      <text:p text:style-name="Text_20_body">Additionally, events dispatched on the mod busses via <text:span text:style-name="Source_20_Text">ModLoader</text:span> such as all the NeoForge registration events now respect event priority across different busses. (For example, a listener registered with <text:span text:style-name="Source_20_Text">EventPriority.LOW</text:span> will always run before listeners from other mods registered with <text:span text:style-name="Source_20_Text">EventPriority.NORMAL</text:span>.)</text:p>
      <text:h text:style-name="Heading_20_3" text:outline-level="3"><text:bookmark-start text:name="__RefHeading___Toc149_998867869"/><text:bookmark text:name="more-addlistener-overloads"/><text:soft-page-break/>More <text:span text:style-name="Source_20_Text">addListener</text:span> overloads<text:bookmark-end text:name="__RefHeading___Toc149_998867869"/></text:h>
      <text:p text:style-name="Text_20_body">We added a few convenient overloads for lambda registration with <text:span text:style-name="Source_20_Text">IEventBus#addListener</text:span>. For example, the following is now possible:</text:p>
      <text:p text:style-name="P28"><text:span text:style-name="Source_20_Text"><text:span text:style-name="T16">bus</text:span></text:span><text:span text:style-name="Source_20_Text"><text:span text:style-name="T14">.</text:span></text:span><text:span text:style-name="Source_20_Text"><text:span text:style-name="T15">addListener</text:span></text:span><text:span text:style-name="Source_20_Text"><text:span text:style-name="T14">(</text:span></text:span><text:span text:style-name="Source_20_Text"><text:span text:style-name="T16">SomeEvent</text:span></text:span><text:span text:style-name="Source_20_Text"><text:span text:style-name="T14">.</text:span></text:span><text:span text:style-name="Source_20_Text"><text:span text:style-name="T15">class</text:span></text:span><text:span text:style-name="Source_20_Text"><text:span text:style-name="T14">,</text:span></text:span><text:span text:style-name="Source_20_Text"><text:span text:style-name="T16"> event </text:span></text:span><text:span text:style-name="Source_20_Text"><text:span text:style-name="T14">-&gt;</text:span></text:span><text:span text:style-name="Source_20_Text"><text:span text:style-name="T16"> </text:span></text:span><text:span text:style-name="Source_20_Text"><text:span text:style-name="T14">{</text:span></text:span></text:p>
      <text:p text:style-name="P28"><text:span text:style-name="Source_20_Text"><text:span text:style-name="T16"><text:s text:c="4"/></text:span></text:span><text:span text:style-name="Source_20_Text"><text:span text:style-name="T17">// Listener code here.</text:span></text:span></text:p>
      <text:p text:style-name="P32"><text:span text:style-name="Source_20_Text"><text:span text:style-name="T14">});</text:span></text:span></text:p>
      <text:h text:style-name="Heading_20_3" text:outline-level="3"><text:bookmark-start text:name="__RefHeading___Toc151_998867869"/><text:bookmark text:name="generic-events-are-deprecated-for-removal"/>Generic events are deprecated for removal<text:bookmark-end text:name="__RefHeading___Toc151_998867869"/></text:h>
      <text:p text:style-name="Text_20_body">Generic events are deprecated for removal, and will be removed in the future<text:bookmark text:name="fnref:1"/><text:a xlink:type="simple" xlink:href="https://neoforged.net/news/20.2eventbus-changes/#fn:1" text:style-name="Internet_20_link" text:visited-style-name="Visited_20_Internet_20_Link">1</text:a>. We encourage modders to move away from them as soon as possible. NeoForge is still using them for the <text:span text:style-name="Source_20_Text">AttachCapabilitiesEvent</text:span> only. We will address this in the capability rework.</text:p>
      <text:h text:style-name="Heading_20_3" text:outline-level="3"><text:bookmark-start text:name="__RefHeading___Toc153_998867869"/><text:bookmark text:name="event-results-are-being-phased-out"/>Event results are being phased out<text:bookmark-end text:name="__RefHeading___Toc153_998867869"/></text:h>
      <text:p text:style-name="Text_20_body">For now, only the <text:span text:style-name="Source_20_Text">@Event.HasResult</text:span> annotation is deprecated for removal. We will eventually remove the <text:span text:style-name="Source_20_Text">getResult()</text:span> and <text:span text:style-name="Source_20_Text">setResult(result)</text:span> methods, however many events in NeoForge still rely on them.</text:p>
      <text:p text:style-name="Text_20_body">If you use this annotation for some events, we encourage you to use a custom <text:span text:style-name="Source_20_Text">enum</text:span> type instead, as they are clearer to users of your API.</text:p>
      <text:p text:style-name="Text_20_body">If you are a user of only the <text:span text:style-name="Source_20_Text">getResult</text:span> and <text:span text:style-name="Source_20_Text">setResult</text:span> methods, there is nothing for you to do.</text:p>
      <text:h text:style-name="Heading_20_2" text:outline-level="2"><text:bookmark-start text:name="__RefHeading___Toc155_998867869"/><text:bookmark text:name="other-changes"/>Other changes<text:bookmark-end text:name="__RefHeading___Toc155_998867869"/></text:h>
      <text:list xml:id="list265768798" text:style-name="L28">
        <text:list-item>
          <text:p text:style-name="P144">Removal of the subclass transformer: Previously, the no-arguments constructor of an event subclass had to be <text:span text:style-name="Source_20_Text">public</text:span>. This is no longer the case - you can now make such constructors <text:span text:style-name="Source_20_Text">protected</text:span>, package-private or <text:span text:style-name="Source_20_Text">private</text:span> if you want to. </text:p>
        </text:list-item>
        <text:list-item>
          <text:p text:style-name="P144"><text:span text:style-name="Source_20_Text">Event#getPhase</text:span> and <text:span text:style-name="Source_20_Text">Event#setPhase</text:span> were removed. </text:p>
        </text:list-item>
        <text:list-item>
          <text:p text:style-name="P144"><text:span text:style-name="Source_20_Text">@Event.HasResult</text:span> is now checked when calling <text:span text:style-name="Source_20_Text">Event#setResult</text:span>. <text:span text:style-name="Source_20_Text">Event#hasResult</text:span> and <text:span text:style-name="Source_20_Text">Event#getResult</text:span> are now final. </text:p>
        </text:list-item>
        <text:list-item>
          <text:p text:style-name="P144"><text:span text:style-name="Source_20_Text">EventListenerHelper</text:span> was removed from the API. </text:p>
        </text:list-item>
        <text:list-item>
          <text:p text:style-name="P144"><text:span text:style-name="Source_20_Text">EventListener</text:span>s use <text:span text:style-name="Source_20_Text">toString</text:span> for human-readable description (<text:span text:style-name="Source_20_Text">listenerName</text:span> was removed). </text:p>
        </text:list-item>
        <text:list-item>
          <text:p text:style-name="P144">Performance improvement: <text:span text:style-name="Source_20_Text">isCanceled</text:span> checks are automatically removed for non-cancelable events. </text:p>
        </text:list-item>
        <text:list-item>
          <text:p text:style-name="P144"><text:span text:style-name="Source_20_Text">IEventListener</text:span> is renamed to <text:span text:style-name="Source_20_Text">EventListener</text:span> and changed to an abstract class for performance reasons. </text:p>
        </text:list-item>
        <text:list-item>
          <text:p text:style-name="P144">The ModLauncher hooks were removed, greatly simplifying the implementation of the event bus. </text:p>
        </text:list-item>
        <text:list-item>
          <text:p text:style-name="P89"><text:span text:style-name="Source_20_Text">IEventBusInvokeDispatcher</text:span> was removed. </text:p>
        </text:list-item>
        <text:list-item>
          <text:p text:style-name="P89"><text:span text:style-name="Source_20_Text">@Mod.EventBusSubscriber</text:span> -&gt; <text:span text:style-name="Source_20_Text">@EventBusSubscriber</text:span>: moved to top-level. </text:p>
        </text:list-item>
      </text:list>
      <text:list xml:id="list1702718205" text:style-name="L29">
        <text:list-item>
          <text:p text:style-name="P90"><text:soft-page-break/><text:span text:style-name="Source_20_Text">Mod.EventBusSubscriber.Bus.FORGE</text:span> -&gt; <text:span text:style-name="Source_20_Text">EventBusSubscriber.Bus.GAME</text:span>: renamed constant. The game bus itself is still at <text:span text:style-name="Source_20_Text">NeoForge.EVENT_BUS</text:span>. </text:p>
        </text:list-item>
      </text:list>
      <text:h text:style-name="Heading_20_2" text:outline-level="2"><text:bookmark-start text:name="__RefHeading___Toc494_998867869"/>Loading Data<text:bookmark-end text:name="__RefHeading___Toc494_998867869"/></text:h>
      <text:p text:style-name="Caption">Pinned post in modder-support-1.20 by Commoble:</text:p>
      <text:p text:style-name="Text_20_body"><text:span text:style-name="T61">T</text:span>here's two or three ways to load data<text:span text:style-name="T62">:</text:span></text:p>
      <text:section text:style-name="Sect2" text:name="message-content-1138574089578090558">
        <text:list xml:id="list2348332755" text:style-name="L30">
          <text:list-item>
            <text:p text:style-name="P54">AddReloadListenerEvent registers a reloadlistener to load data on the server</text:p>
          </text:list-item>
          <text:list-item>
            <text:p text:style-name="P54">RegisterClientReloadListenerEvent is for registering a reloadlistener to load assets on the client</text:p>
          </text:list-item>
          <text:list-item>
            <text:p text:style-name="P54">DataPackRegistryEvent.NewRegistry registers a datapack registry (mojang uses this for most of their newer json loaders, like biomes and damage types)</text:p>
          </text:list-item>
        </text:list>
        <text:p text:style-name="List_20_Contents"/>
        <text:p text:style-name="List_20_Contents"><text:span text:style-name="T62">C</text:span>ompared to data reloadlisteners, datapack registries are </text:p>
        <text:list xml:id="list1576907623" text:style-name="L31">
          <text:list-item>
            <text:p text:style-name="P55">easier to set up, just register a folder name and a loading codec</text:p>
          </text:list-item>
          <text:list-item>
            <text:p text:style-name="P55">automatically syncable if marked as such</text:p>
          </text:list-item>
          <text:list-item>
            <text:p text:style-name="P55">have automatic support for tag jsons</text:p>
          </text:list-item>
          <text:list-item>
            <text:p text:style-name="P55">dp elements can directly reference each other without worrying about load order</text:p>
          </text:list-item>
        </text:list>
        <text:p text:style-name="List_20_Contents">but </text:p>
        <text:list xml:id="list4115945875" text:style-name="L32">
          <text:list-item>
            <text:p text:style-name="P56">can't be /reloaded (they load once each time the server starts)</text:p>
          </text:list-item>
          <text:list-item>
            <text:p text:style-name="P56">no low-level loading control (so you can't merge entries with the same id from multiple datapacks, like tag jsons do)</text:p>
          </text:list-item>
        </text:list>
        <text:p text:style-name="List_20_Contents">would also recommend looking at mojang's Codecs <text:a xlink:type="simple" xlink:href="https://forge.gemwire.uk/wiki/Codecs" office:target-frame-name="_blank" xlink:show="new" text:style-name="Internet_20_link" text:visited-style-name="Visited_20_Internet_20_Link">https://forge.gemwire.uk/wiki/Codecs</text:a> </text:p>
        <text:p text:style-name="List_20_Contents"/>
      </text:section>
      <text:p text:style-name="Standard"><text:span text:style-name="T62">I</text:span>n 1.20, but all datapack registries use RegistrySetBuilder+DatapackBuiltinEntriesProvider which goes something like... </text:p>
      <text:p text:style-name="Standard"/>
      <text:p text:style-name="Standard"><text:span text:style-name="Source_20_Text"><text:span text:style-name="T5">// in GatherDataEvent</text:span></text:span></text:p>
      <text:p text:style-name="Standard"><text:span text:style-name="Source_20_Text"><text:span text:style-name="T5">RegistrySetBuilder registrySetBuilder = new RegistrySetBuilder()</text:span></text:span></text:p>
      <text:p text:style-name="Standard"><text:span text:style-name="Source_20_Text"><text:span text:style-name="T5"><text:s text:c="2"/>.add(ForgeRegistries.Keys.BIOME_MODIFIERS, context -&gt; {</text:span></text:span></text:p>
      <text:p text:style-name="Standard"><text:span text:style-name="Source_20_Text"><text:span text:style-name="T5"><text:s text:c="4"/>// create and register all your biome modifier instances to datagen</text:span></text:span></text:p>
      <text:p text:style-name="Standard"><text:span text:style-name="Source_20_Text"><text:span text:style-name="T5"><text:s text:c="4"/>context.register(biomeModifierKey, new AddSpawnsBiomeModifier());</text:span></text:span></text:p>
      <text:p text:style-name="Standard"><text:span text:style-name="Source_20_Text"><text:span text:style-name="T5"><text:s text:c="2"/>})</text:span></text:span></text:p>
      <text:p text:style-name="Standard"><text:span text:style-name="Source_20_Text"><text:span text:style-name="T5"><text:s text:c="2"/>.add(//more registry sets like biomes or placedfeatures or whatever as needed);</text:span></text:span></text:p>
      <text:p text:style-name="P35"/>
      <text:p text:style-name="Standard"><text:span text:style-name="Source_20_Text"><text:span text:style-name="T5">DatapackBuiltinEntriesProvider dbep = new DatapackBuiltinEntriesProvider(</text:span></text:span></text:p>
      <text:p text:style-name="Standard"><text:span text:style-name="Source_20_Text"><text:span text:style-name="T5"><text:s text:c="2"/>event.getGenerator().packOutput(),</text:span></text:span></text:p>
      <text:p text:style-name="Standard"><text:span text:style-name="Source_20_Text"><text:span text:style-name="T5"><text:s text:c="2"/>event.getLookupProvider(),</text:span></text:span></text:p>
      <text:p text:style-name="Standard"><text:span text:style-name="Source_20_Text"><text:span text:style-name="T5"><text:s text:c="2"/>registrySetBuilder,</text:span></text:span></text:p>
      <text:p text:style-name="Standard"><text:span text:style-name="Source_20_Text"><text:span text:style-name="T5"><text:s text:c="2"/>Set.of(WorkshopsOfDoom.MODID));</text:span></text:span></text:p>
      <text:p text:style-name="Standard"><text:span text:style-name="Source_20_Text"><text:span text:style-name="T5">generator.addProvider(true, dbep);</text:span></text:span></text:p>
      <text:h text:style-name="Heading_20_1" text:outline-level="1"><text:bookmark-start text:name="__RefHeading___Toc364_998867869"/><text:soft-page-break/>Registry System<text:bookmark-end text:name="__RefHeading___Toc364_998867869"/></text:h>
      <text:h text:style-name="P18" text:outline-level="2"><text:bookmark-start text:name="__RefHeading___Toc165_998867869"/><text:bookmark text:name="using-the-registries"/>Using the registries<text:bookmark-end text:name="__RefHeading___Toc165_998867869"/></text:h>
      <text:p text:style-name="Text_20_body">Previously, the NeoForge registry system was completely separate from vanilla’s. Now, we use the existing registry system in vanilla, with a few additions that are relevant to mod support.</text:p>
      <text:p text:style-name="Text_20_body">This means that <text:span text:style-name="Source_20_Text">IForgeRegistry</text:span> is replaced by the vanilla <text:span text:style-name="Source_20_Text">Registry</text:span>. NeoForge adds a few methods to the vanilla <text:span text:style-name="Source_20_Text">Registry</text:span> type via <text:span text:style-name="Source_20_Text">IRegistryExtension</text:span>. Here is an overview of the changed methods:</text:p>
      <table:table table:name="Table1" table:style-name="Table1">
        <table:table-column table:style-name="Table1.A"/>
        <table:table-column table:style-name="Table1.B"/>
        <table:table-header-rows>
          <table:table-row table:style-name="TableLine94827121499040">
            <table:table-cell table:style-name="Table1.A1" office:value-type="string">
              <text:p text:style-name="Table_20_Heading"><text:span text:style-name="Source_20_Text">IForgeRegistry</text:span></text:p>
            </table:table-cell>
            <table:table-cell table:style-name="Table1.A1" office:value-type="string">
              <text:p text:style-name="Table_20_Heading"><text:span text:style-name="Source_20_Text">Registry</text:span></text:p>
            </table:table-cell>
          </table:table-row>
        </table:table-header-rows>
        <table:table-row table:style-name="TableLine94827121881888">
          <table:table-cell table:style-name="Table1.A1" office:value-type="string">
            <text:p text:style-name="Table_20_Contents"><text:span text:style-name="Source_20_Text">getValue(ResourceLocation)</text:span></text:p>
          </table:table-cell>
          <table:table-cell table:style-name="Table1.A1" office:value-type="string">
            <text:p text:style-name="Table_20_Contents"><text:span text:style-name="Source_20_Text">get(ResourceLocation)</text:span></text:p>
          </table:table-cell>
        </table:table-row>
        <table:table-row table:style-name="TableLine94827121887152">
          <table:table-cell table:style-name="Table1.A1" office:value-type="string">
            <text:p text:style-name="Table_20_Contents"><text:span text:style-name="Source_20_Text">getKeys()</text:span></text:p>
          </table:table-cell>
          <table:table-cell table:style-name="Table1.A1" office:value-type="string">
            <text:p text:style-name="Table_20_Contents"><text:span text:style-name="Source_20_Text">keySet()</text:span></text:p>
          </table:table-cell>
        </table:table-row>
        <table:table-row table:style-name="TableLine94827121885200">
          <table:table-cell table:style-name="Table1.A1" office:value-type="string">
            <text:p text:style-name="Table_20_Contents"><text:span text:style-name="Source_20_Text">getValues().stream()</text:span></text:p>
          </table:table-cell>
          <table:table-cell table:style-name="Table1.A1" office:value-type="string">
            <text:p text:style-name="Table_20_Contents"><text:span text:style-name="Source_20_Text">stream()</text:span></text:p>
          </table:table-cell>
        </table:table-row>
        <table:table-row table:style-name="TableLine94827121883504">
          <table:table-cell table:style-name="Table1.A1" office:value-type="string">
            <text:p text:style-name="Table_20_Contents"><text:span text:style-name="Source_20_Text">getHolder(T)Optional&lt;Holder&gt;</text:span></text:p>
          </table:table-cell>
          <table:table-cell table:style-name="Table1.A1" office:value-type="string">
            <text:p text:style-name="Table_20_Contents"><text:span text:style-name="Source_20_Text">wrapAsHolder(T)Holder?</text:span></text:p>
          </table:table-cell>
        </table:table-row>
        <table:table-row table:style-name="TableLine94827122607536">
          <table:table-cell table:style-name="Table1.A1" office:value-type="string">
            <text:p text:style-name="Table_20_Contents"><text:span text:style-name="Source_20_Text">tags()</text:span></text:p>
          </table:table-cell>
          <table:table-cell table:style-name="Table1.A1" office:value-type="string">
            <text:p text:style-name="Table_20_Contents">Use <text:span text:style-name="Source_20_Text">getTag(TagKey)</text:span> and the HolderSet API</text:p>
          </table:table-cell>
        </table:table-row>
      </table:table>
      <text:p text:style-name="Text_20_body">The registries that are defined by Minecraft itself should now be accessed via <text:span text:style-name="Source_20_Text">BuiltInRegistries</text:span>:</text:p>
      <text:p text:style-name="P28"><text:span text:style-name="Source_20_Text"><text:span text:style-name="T14">- ForgeRegistries.ITEMS.getValue(new ResourceLocation("minecraft:diamond"));</text:span></text:span></text:p>
      <text:p text:style-name="P32"><text:span text:style-name="Source_20_Text"><text:span text:style-name="T15">+ BuiltInRegistries.ITEM.get(new ResourceLocation("minecraft:diamond"));</text:span></text:span></text:p>
      <text:p text:style-name="Text_20_body">The registries that are defined by NeoForge are accessible via <text:span text:style-name="Source_20_Text">NeoForgeRegistries</text:span>. They are not wrapped in a <text:span text:style-name="Source_20_Text">Supplier</text:span> anymore, and can be used directly:</text:p>
      <text:p text:style-name="P28"><text:span text:style-name="Source_20_Text"><text:span text:style-name="T14">- ForgeRegistries.FLUID_TYPES.get().getValue(new ResourceLocation("mymod:fancyfluid"));</text:span></text:span></text:p>
      <text:p text:style-name="P32"><text:span text:style-name="Source_20_Text"><text:span text:style-name="T15">+ NeoForgeRegistries.FLUID_TYPES.get(new ResourceLocation("mymod:fancyfluid"));</text:span></text:span></text:p>
      <text:h text:style-name="Heading_20_2" text:outline-level="2"><text:bookmark-start text:name="__RefHeading___Toc167_998867869"/><text:bookmark text:name="registration"/>Registration<text:bookmark-end text:name="__RefHeading___Toc167_998867869"/></text:h>
      <text:p text:style-name="Text_20_body">Registration still happens in the <text:span text:style-name="Source_20_Text">RegisterEvent</text:span>, and we still recommend that modders use <text:span text:style-name="Source_20_Text">DeferredRegister</text:span> to abstract over the events.</text:p>
      <text:p text:style-name="Text_20_body"><text:span text:style-name="Source_20_Text">RegistryObject</text:span> was replaced by <text:span text:style-name="Source_20_Text">DeferredHolder</text:span>, which implements vanilla’s <text:span text:style-name="Source_20_Text">Holder</text:span> interface. When registering objects to a deferred register, we recommended two options:</text:p>
      <text:list xml:id="list825677096" text:style-name="L33">
        <text:list-item>
          <text:p text:style-name="P145">If you don’t need any of the <text:span text:style-name="Source_20_Text">Holder</text:span> functions, you can use a <text:span text:style-name="Source_20_Text">Supplier</text:span> for the type of your field. </text:p>
        </text:list-item>
        <text:list-item>
          <text:p text:style-name="P91">Otherwise, use <text:span text:style-name="Source_20_Text">DeferredHolder</text:span> with the two generic parameters (one for the registry and one for your object type). </text:p>
        </text:list-item>
      </text:list>
      <text:p text:style-name="Text_20_body">Here are is an example:</text:p>
      <text:p text:style-name="P28"><text:span text:style-name="Source_20_Text"><text:span text:style-name="T16"><text:s text:c="2"/>private static final DeferredRegister&lt;Enchantment&gt; ENCHANTMENTS = DeferredRegister.create(Registries.ENCHANTMENT, "mymod");</text:span></text:span></text:p>
      <text:p text:style-name="P28"/>
      <text:p text:style-name="P28"><text:soft-page-break/><text:span text:style-name="Source_20_Text"><text:span text:style-name="T14">- public static final RegistryObject&lt;Enchantment&gt; MAGIC =</text:span></text:span></text:p>
      <text:p text:style-name="P28"><text:span text:style-name="Source_20_Text"><text:span text:style-name="T14">- <text:s text:c="8"/>ENCHANTMENTS.register("magic", () -&gt; new MagicEnchantment(/* create enchantment */));</text:span></text:span></text:p>
      <text:p text:style-name="P28"><text:span text:style-name="Source_20_Text"><text:span text:style-name="T16"><text:s/>// Supplier only:</text:span></text:span></text:p>
      <text:p text:style-name="P28"><text:span text:style-name="Source_20_Text"><text:span text:style-name="T15">+ public static final Supplier&lt;MagicEnchantment&gt; MAGIC =</text:span></text:span></text:p>
      <text:p text:style-name="P28"><text:span text:style-name="Source_20_Text"><text:span text:style-name="T15">+ <text:s text:c="8"/>ENCHANTMENTS.register("magic", () -&gt; new MagicEnchantment(/* create enchantment */));</text:span></text:span></text:p>
      <text:p text:style-name="P28"><text:span text:style-name="Source_20_Text"><text:span text:style-name="T16"><text:s text:c="2"/>// Access to both Holder and the exact object type:</text:span></text:span></text:p>
      <text:p text:style-name="P28"><text:span text:style-name="Source_20_Text"><text:span text:style-name="T15">+ public static final DeferredHolder&lt;Enchantment, MagicEnchantment&gt; MAGIC =</text:span></text:span></text:p>
      <text:p text:style-name="P32"><text:span text:style-name="Source_20_Text"><text:span text:style-name="T15">+ <text:s text:c="8"/>ENCHANTMENTS.register("magic", () -&gt; new MagicEnchantment(/* create enchantment */));</text:span></text:span></text:p>
      <text:p text:style-name="Text_20_body">NeoForge also provides <text:span text:style-name="Source_20_Text">DeferredHolder</text:span> and <text:span text:style-name="Source_20_Text">DeferredRegister</text:span> specializations for items and blocks that implement <text:span text:style-name="Source_20_Text">ItemLike</text:span>. For example:</text:p>
      <text:p text:style-name="P28"><text:span text:style-name="Source_20_Text"><text:span text:style-name="T17">// Make sure you use the special DeferredRegister.Blocks and DeferredRegister.Items types,</text:span></text:span></text:p>
      <text:p text:style-name="P28"><text:span text:style-name="Source_20_Text"><text:span text:style-name="T17">// NOT DeferredRegister&lt;Block&gt; or DeferredRegister&lt;Item&gt;!</text:span></text:span></text:p>
      <text:p text:style-name="P28"><text:span text:style-name="Source_20_Text"><text:span text:style-name="T18">private</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DeferredRegister</text:span></text:span><text:span text:style-name="Source_20_Text"><text:span text:style-name="T14">.</text:span></text:span><text:span text:style-name="Source_20_Text"><text:span text:style-name="T15">Blocks</text:span></text:span><text:span text:style-name="Source_20_Text"><text:span text:style-name="T16"> BLOCKS </text:span></text:span><text:span text:style-name="Source_20_Text"><text:span text:style-name="T14">=</text:span></text:span><text:span text:style-name="Source_20_Text"><text:span text:style-name="T16"> DeferredRegister</text:span></text:span><text:span text:style-name="Source_20_Text"><text:span text:style-name="T14">.</text:span></text:span><text:span text:style-name="Source_20_Text"><text:span text:style-name="T15">createBlocks</text:span></text:span><text:span text:style-name="Source_20_Text"><text:span text:style-name="T14">(</text:span></text:span><text:span text:style-name="Source_20_Text"><text:span text:style-name="T19">"mymod"</text:span></text:span><text:span text:style-name="Source_20_Text"><text:span text:style-name="T14">);</text:span></text:span></text:p>
      <text:p text:style-name="P28"><text:span text:style-name="Source_20_Text"><text:span text:style-name="T18">private</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DeferredRegister</text:span></text:span><text:span text:style-name="Source_20_Text"><text:span text:style-name="T14">.</text:span></text:span><text:span text:style-name="Source_20_Text"><text:span text:style-name="T15">Items</text:span></text:span><text:span text:style-name="Source_20_Text"><text:span text:style-name="T16"> ITEMS </text:span></text:span><text:span text:style-name="Source_20_Text"><text:span text:style-name="T14">=</text:span></text:span><text:span text:style-name="Source_20_Text"><text:span text:style-name="T16"> DeferredRegister</text:span></text:span><text:span text:style-name="Source_20_Text"><text:span text:style-name="T14">.</text:span></text:span><text:span text:style-name="Source_20_Text"><text:span text:style-name="T15">createItems</text:span></text:span><text:span text:style-name="Source_20_Text"><text:span text:style-name="T14">(</text:span></text:span><text:span text:style-name="Source_20_Text"><text:span text:style-name="T19">"mymod"</text:span></text:span><text:span text:style-name="Source_20_Text"><text:span text:style-name="T14">);</text:span></text:span></text:p>
      <text:p text:style-name="P28"/>
      <text:p text:style-name="P28"><text:span text:style-name="Source_20_Text"><text:span text:style-name="T17">// If you are registering blocks or items directly, use a normal `register` call:</text:span></text:span></text:p>
      <text:p text:style-name="P28"><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DeferredBlock</text:span></text:span><text:span text:style-name="Source_20_Text"><text:span text:style-name="T14">&lt;</text:span></text:span><text:span text:style-name="Source_20_Text"><text:span text:style-name="T16">MyBlock</text:span></text:span><text:span text:style-name="Source_20_Text"><text:span text:style-name="T14">&gt;</text:span></text:span><text:span text:style-name="Source_20_Text"><text:span text:style-name="T16"> MY_BLOCK </text:span></text:span><text:span text:style-name="Source_20_Text"><text:span text:style-name="T14">=</text:span></text:span><text:span text:style-name="Source_20_Text"><text:span text:style-name="T16"> BLOCKS</text:span></text:span><text:span text:style-name="Source_20_Text"><text:span text:style-name="T14">.</text:span></text:span><text:span text:style-name="Source_20_Text"><text:span text:style-name="T15">register</text:span></text:span><text:span text:style-name="Source_20_Text"><text:span text:style-name="T14">(</text:span></text:span><text:span text:style-name="Source_20_Text"><text:span text:style-name="T19">"my_block"</text:span></text:span><text:span text:style-name="Source_20_Text"><text:span text:style-name="T14">,</text:span></text:span><text:span text:style-name="Source_20_Text"><text:span text:style-name="T16"> </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text:span></text:span><text:span text:style-name="Source_20_Text"><text:span text:style-name="T18">new</text:span></text:span><text:span text:style-name="Source_20_Text"><text:span text:style-name="T16"> MyBlock</text:span></text:span><text:span text:style-name="Source_20_Text"><text:span text:style-name="T14">(</text:span></text:span><text:span text:style-name="Source_20_Text"><text:span text:style-name="T17">/* create block */</text:span></text:span><text:span text:style-name="Source_20_Text"><text:span text:style-name="T14">));</text:span></text:span></text:p>
      <text:p text:style-name="P28"><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DeferredItem</text:span></text:span><text:span text:style-name="Source_20_Text"><text:span text:style-name="T14">&lt;</text:span></text:span><text:span text:style-name="Source_20_Text"><text:span text:style-name="T16">MyItem</text:span></text:span><text:span text:style-name="Source_20_Text"><text:span text:style-name="T14">&gt;</text:span></text:span><text:span text:style-name="Source_20_Text"><text:span text:style-name="T16"> MY_ITEM </text:span></text:span><text:span text:style-name="Source_20_Text"><text:span text:style-name="T14">=</text:span></text:span><text:span text:style-name="Source_20_Text"><text:span text:style-name="T16"> ITEMS</text:span></text:span><text:span text:style-name="Source_20_Text"><text:span text:style-name="T14">.</text:span></text:span><text:span text:style-name="Source_20_Text"><text:span text:style-name="T15">register</text:span></text:span><text:span text:style-name="Source_20_Text"><text:span text:style-name="T14">(</text:span></text:span><text:span text:style-name="Source_20_Text"><text:span text:style-name="T19">"my_item"</text:span></text:span><text:span text:style-name="Source_20_Text"><text:span text:style-name="T14">,</text:span></text:span><text:span text:style-name="Source_20_Text"><text:span text:style-name="T16"> </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text:span></text:span><text:span text:style-name="Source_20_Text"><text:span text:style-name="T18">new</text:span></text:span><text:span text:style-name="Source_20_Text"><text:span text:style-name="T16"> MyItem</text:span></text:span><text:span text:style-name="Source_20_Text"><text:span text:style-name="T14">(</text:span></text:span><text:span text:style-name="Source_20_Text"><text:span text:style-name="T17">/* create item */</text:span></text:span><text:span text:style-name="Source_20_Text"><text:span text:style-name="T14">));</text:span></text:span></text:p>
      <text:p text:style-name="P28"/>
      <text:p text:style-name="P28"><text:span text:style-name="Source_20_Text"><text:span text:style-name="T17">// There are also a few extra helper functions, for example to register "simple" blocks.</text:span></text:span></text:p>
      <text:p text:style-name="P28"><text:span text:style-name="Source_20_Text"><text:span text:style-name="T17">// `registerSimpleBlock` to directly register a `new Block` from some block properties:</text:span></text:span></text:p>
      <text:p text:style-name="P28"><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DeferredBlock</text:span></text:span><text:span text:style-name="Source_20_Text"><text:span text:style-name="T14">&lt;</text:span></text:span><text:span text:style-name="Source_20_Text"><text:span text:style-name="T16">Block</text:span></text:span><text:span text:style-name="Source_20_Text"><text:span text:style-name="T14">&gt;</text:span></text:span><text:span text:style-name="Source_20_Text"><text:span text:style-name="T16"> MY_SIMPLE_BLOCK </text:span></text:span><text:span text:style-name="Source_20_Text"><text:span text:style-name="T14">=</text:span></text:span></text:p>
      <text:p text:style-name="P28"><text:span text:style-name="Source_20_Text"><text:span text:style-name="T16"><text:s text:c="8"/>BLOCKS</text:span></text:span><text:span text:style-name="Source_20_Text"><text:span text:style-name="T14">.</text:span></text:span><text:span text:style-name="Source_20_Text"><text:span text:style-name="T15">registerSimpleBlock</text:span></text:span><text:span text:style-name="Source_20_Text"><text:span text:style-name="T14">(</text:span></text:span><text:span text:style-name="Source_20_Text"><text:span text:style-name="T19">"simple_block"</text:span></text:span><text:span text:style-name="Source_20_Text"><text:span text:style-name="T14">,</text:span></text:span><text:span text:style-name="Source_20_Text"><text:span text:style-name="T16"> BlockBehaviour</text:span></text:span><text:span text:style-name="Source_20_Text"><text:span text:style-name="T14">.</text:span></text:span><text:span text:style-name="Source_20_Text"><text:span text:style-name="T15">Properties</text:span></text:span><text:span text:style-name="Source_20_Text"><text:span text:style-name="T14">.</text:span></text:span><text:span text:style-name="Source_20_Text"><text:span text:style-name="T15">of</text:span></text:span><text:span text:style-name="Source_20_Text"><text:span text:style-name="T14">().</text:span></text:span><text:span text:style-name="Source_20_Text"><text:span text:style-name="T15">mapColor</text:span></text:span><text:span text:style-name="Source_20_Text"><text:span text:style-name="T14">(</text:span></text:span><text:span text:style-name="Source_20_Text"><text:span text:style-name="T16">MapColor</text:span></text:span><text:span text:style-name="Source_20_Text"><text:span text:style-name="T14">.</text:span></text:span><text:span text:style-name="Source_20_Text"><text:span text:style-name="T15">STONE</text:span></text:span><text:span text:style-name="Source_20_Text"><text:span text:style-name="T14">));</text:span></text:span></text:p>
      <text:p text:style-name="P28"><text:span text:style-name="Source_20_Text"><text:span text:style-name="T17">// `registerSimpleItem` to directly register a `new Item` from some item properties:</text:span></text:span></text:p>
      <text:p text:style-name="P28"><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DeferredItem</text:span></text:span><text:span text:style-name="Source_20_Text"><text:span text:style-name="T14">&lt;</text:span></text:span><text:span text:style-name="Source_20_Text"><text:span text:style-name="T16">Item</text:span></text:span><text:span text:style-name="Source_20_Text"><text:span text:style-name="T14">&gt;</text:span></text:span><text:span text:style-name="Source_20_Text"><text:span text:style-name="T16"> MY_SIMPLE_ITEM </text:span></text:span><text:span text:style-name="Source_20_Text"><text:span text:style-name="T14">=</text:span></text:span></text:p>
      <text:p text:style-name="P28"><text:span text:style-name="Source_20_Text"><text:span text:style-name="T16"><text:s text:c="8"/>ITEMS</text:span></text:span><text:span text:style-name="Source_20_Text"><text:span text:style-name="T14">.</text:span></text:span><text:span text:style-name="Source_20_Text"><text:span text:style-name="T15">registerSimpleItem</text:span></text:span><text:span text:style-name="Source_20_Text"><text:span text:style-name="T14">(</text:span></text:span><text:span text:style-name="Source_20_Text"><text:span text:style-name="T19">"simple_item"</text:span></text:span><text:span text:style-name="Source_20_Text"><text:span text:style-name="T14">,</text:span></text:span><text:span text:style-name="Source_20_Text"><text:span text:style-name="T16"> </text:span></text:span><text:span text:style-name="Source_20_Text"><text:span text:style-name="T18">new</text:span></text:span><text:span text:style-name="Source_20_Text"><text:span text:style-name="T16"> Item</text:span></text:span><text:span text:style-name="Source_20_Text"><text:span text:style-name="T14">.</text:span></text:span><text:span text:style-name="Source_20_Text"><text:span text:style-name="T15">Properties</text:span></text:span><text:span text:style-name="Source_20_Text"><text:span text:style-name="T14">().</text:span></text:span><text:span text:style-name="Source_20_Text"><text:span text:style-name="T15">stacksTo</text:span></text:span><text:span text:style-name="Source_20_Text"><text:span text:style-name="T14">(</text:span></text:span><text:span text:style-name="Source_20_Text"><text:span text:style-name="T16">1</text:span></text:span><text:span text:style-name="Source_20_Text"><text:span text:style-name="T14">));</text:span></text:span></text:p>
      <text:p text:style-name="P28"><text:span text:style-name="Source_20_Text"><text:span text:style-name="T17">// `registerSimpleBlockItem` to directly register a `new BlockItem` for a block:</text:span></text:span></text:p>
      <text:p text:style-name="P28"><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DeferredItem</text:span></text:span><text:span text:style-name="Source_20_Text"><text:span text:style-name="T14">&lt;</text:span></text:span><text:span text:style-name="Source_20_Text"><text:span text:style-name="T16">BlockItem</text:span></text:span><text:span text:style-name="Source_20_Text"><text:span text:style-name="T14">&gt;</text:span></text:span><text:span text:style-name="Source_20_Text"><text:span text:style-name="T16"> MY_BLOCK_ITEM </text:span></text:span><text:span text:style-name="Source_20_Text"><text:span text:style-name="T14">=</text:span></text:span></text:p>
      <text:p text:style-name="P32"><text:span text:style-name="Source_20_Text"><text:span text:style-name="T16"><text:s text:c="8"/>ITEMS</text:span></text:span><text:span text:style-name="Source_20_Text"><text:span text:style-name="T14">.</text:span></text:span><text:span text:style-name="Source_20_Text"><text:span text:style-name="T15">registerSimpleBlockItem</text:span></text:span><text:span text:style-name="Source_20_Text"><text:span text:style-name="T14">(</text:span></text:span><text:span text:style-name="Source_20_Text"><text:span text:style-name="T16">MY_BLOCK</text:span></text:span><text:span text:style-name="Source_20_Text"><text:span text:style-name="T14">);</text:span></text:span></text:p>
      <text:p text:style-name="Text_20_body">As usual, don’t forget to pass your mod bus to your <text:span text:style-name="Source_20_Text">DeferredRegister</text:span>s:</text:p>
      <text:p text:style-name="P28"><text:span text:style-name="Source_20_Text"><text:span text:style-name="T15">@Mod</text:span></text:span><text:span text:style-name="Source_20_Text"><text:span text:style-name="T14">(</text:span></text:span><text:span text:style-name="Source_20_Text"><text:span text:style-name="T19">"mymod"</text:span></text:span><text:span text:style-name="Source_20_Text"><text:span text:style-name="T14">)</text:span></text:span></text:p>
      <text:p text:style-name="P28"><text:span text:style-name="Source_20_Text"><text:span text:style-name="T18">public</text:span></text:span><text:span text:style-name="Source_20_Text"><text:span text:style-name="T16"> </text:span></text:span><text:span text:style-name="Source_20_Text"><text:span text:style-name="T18">class</text:span></text:span><text:span text:style-name="Source_20_Text"><text:span text:style-name="T16"> </text:span></text:span><text:span text:style-name="Source_20_Text"><text:span text:style-name="T15">MyMod</text:span></text:span><text:span text:style-name="Source_20_Text"><text:span text:style-name="T16"> </text:span></text:span><text:span text:style-name="Source_20_Text"><text:span text:style-name="T14">{</text:span></text:span></text:p>
      <text:p text:style-name="P28"><text:span text:style-name="Source_20_Text"><text:span text:style-name="T16"><text:s text:c="4"/></text:span></text:span><text:span text:style-name="Source_20_Text"><text:span text:style-name="T17">// In case you missed it, mod constructors can now receive a number of optional arguments,</text:span></text:span></text:p>
      <text:p text:style-name="P28"><text:span text:style-name="Source_20_Text"><text:span text:style-name="T16"><text:s text:c="4"/></text:span></text:span><text:span text:style-name="Source_20_Text"><text:span text:style-name="T17">// including the mod's event bus. Unrelated to registries, but still pretty cool. ;)</text:span></text:span></text:p>
      <text:p text:style-name="P28"><text:span text:style-name="Source_20_Text"><text:span text:style-name="T16"><text:s text:c="4"/></text:span></text:span><text:span text:style-name="Source_20_Text"><text:span text:style-name="T18">public</text:span></text:span><text:span text:style-name="Source_20_Text"><text:span text:style-name="T16"> </text:span></text:span><text:span text:style-name="Source_20_Text"><text:span text:style-name="T15">MyMod</text:span></text:span><text:span text:style-name="Source_20_Text"><text:span text:style-name="T14">(</text:span></text:span><text:span text:style-name="Source_20_Text"><text:span text:style-name="T16">IEventBus modEventBus</text:span></text:span><text:span text:style-name="Source_20_Text"><text:span text:style-name="T14">)</text:span></text:span><text:span text:style-name="Source_20_Text"><text:span text:style-name="T16"> </text:span></text:span><text:span text:style-name="Source_20_Text"><text:span text:style-name="T14">{</text:span></text:span></text:p>
      <text:p text:style-name="P28"><text:span text:style-name="Source_20_Text"><text:span text:style-name="T16"><text:s text:c="8"/>ENCHANTMENTS</text:span></text:span><text:span text:style-name="Source_20_Text"><text:span text:style-name="T14">.</text:span></text:span><text:span text:style-name="Source_20_Text"><text:span text:style-name="T15">register</text:span></text:span><text:span text:style-name="Source_20_Text"><text:span text:style-name="T14">(</text:span></text:span><text:span text:style-name="Source_20_Text"><text:span text:style-name="T16">modEventBus</text:span></text:span><text:span text:style-name="Source_20_Text"><text:span text:style-name="T14">);</text:span></text:span></text:p>
      <text:p text:style-name="P28"><text:span text:style-name="Source_20_Text"><text:span text:style-name="T16"><text:s text:c="8"/>BLOCKS</text:span></text:span><text:span text:style-name="Source_20_Text"><text:span text:style-name="T14">.</text:span></text:span><text:span text:style-name="Source_20_Text"><text:span text:style-name="T15">register</text:span></text:span><text:span text:style-name="Source_20_Text"><text:span text:style-name="T14">(</text:span></text:span><text:span text:style-name="Source_20_Text"><text:span text:style-name="T16">modEventBus</text:span></text:span><text:span text:style-name="Source_20_Text"><text:span text:style-name="T14">);</text:span></text:span></text:p>
      <text:p text:style-name="P28"><text:span text:style-name="Source_20_Text"><text:span text:style-name="T16"><text:s text:c="8"/>ITEMS</text:span></text:span><text:span text:style-name="Source_20_Text"><text:span text:style-name="T14">.</text:span></text:span><text:span text:style-name="Source_20_Text"><text:span text:style-name="T15">register</text:span></text:span><text:span text:style-name="Source_20_Text"><text:span text:style-name="T14">(</text:span></text:span><text:span text:style-name="Source_20_Text"><text:span text:style-name="T16">modEventBus</text:span></text:span><text:span text:style-name="Source_20_Text"><text:span text:style-name="T14">);</text:span></text:span></text:p>
      <text:p text:style-name="P28"><text:span text:style-name="Source_20_Text"><text:span text:style-name="T16"><text:s text:c="4"/></text:span></text:span><text:span text:style-name="Source_20_Text"><text:span text:style-name="T14">}</text:span></text:span></text:p>
      <text:p text:style-name="P32"><text:span text:style-name="Source_20_Text"><text:span text:style-name="T14">}</text:span></text:span></text:p>
      <text:h text:style-name="Heading_20_2" text:outline-level="2"><text:bookmark-start text:name="__RefHeading___Toc169_998867869"/><text:bookmark text:name="custom-registries"/><text:soft-page-break/>Custom registries<text:bookmark-end text:name="__RefHeading___Toc169_998867869"/></text:h>
      <text:p text:style-name="Text_20_body">Custom registries are created with a <text:span text:style-name="Source_20_Text">RegistryBuilder</text:span>, and must be registered to the <text:span text:style-name="Source_20_Text">NewRegistryEvent</text:span>. They can now be held in static fields, just like the registries in <text:span text:style-name="Source_20_Text">BuiltInRegistries</text:span> or <text:span text:style-name="Source_20_Text">NeoForgeRegistries</text:span>.</text:p>
      <text:p text:style-name="Text_20_body">Here is a registration example, using the helper methods provided by <text:span text:style-name="Source_20_Text">DeferredRegister</text:span>:</text:p>
      <text:p text:style-name="P28"><text:span text:style-name="Source_20_Text"><text:span text:style-name="T17">// Create a registry key - we don't have a registry yet so give the key to DeferredRegister.</text:span></text:span></text:p>
      <text:p text:style-name="P28"><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ResourceKey</text:span></text:span><text:span text:style-name="Source_20_Text"><text:span text:style-name="T14">&lt;</text:span></text:span><text:span text:style-name="Source_20_Text"><text:span text:style-name="T16">Registry</text:span></text:span><text:span text:style-name="Source_20_Text"><text:span text:style-name="T14">&lt;</text:span></text:span><text:span text:style-name="Source_20_Text"><text:span text:style-name="T16">Custom</text:span></text:span><text:span text:style-name="Source_20_Text"><text:span text:style-name="T14">&gt;&gt;</text:span></text:span><text:span text:style-name="Source_20_Text"><text:span text:style-name="T16"> CUSTOM_REGISTRY_KEY </text:span></text:span><text:span text:style-name="Source_20_Text"><text:span text:style-name="T14">=</text:span></text:span></text:p>
      <text:p text:style-name="P28"><text:span text:style-name="Source_20_Text"><text:span text:style-name="T16"><text:s text:c="8"/>ResourceKey</text:span></text:span><text:span text:style-name="Source_20_Text"><text:span text:style-name="T14">.</text:span></text:span><text:span text:style-name="Source_20_Text"><text:span text:style-name="T15">createRegistryKey</text:span></text:span><text:span text:style-name="Source_20_Text"><text:span text:style-name="T14">(</text:span></text:span><text:span text:style-name="Source_20_Text"><text:span text:style-name="T18">new</text:span></text:span><text:span text:style-name="Source_20_Text"><text:span text:style-name="T16"> ResourceLocation</text:span></text:span><text:span text:style-name="Source_20_Text"><text:span text:style-name="T14">(</text:span></text:span><text:span text:style-name="Source_20_Text"><text:span text:style-name="T19">"mymod:custom"</text:span></text:span><text:span text:style-name="Source_20_Text"><text:span text:style-name="T14">));</text:span></text:span></text:p>
      <text:p text:style-name="P28"><text:span text:style-name="Source_20_Text"><text:span text:style-name="T17">// Create the DeferredRegister with our registry key.</text:span></text:span></text:p>
      <text:p text:style-name="P28"><text:span text:style-name="Source_20_Text"><text:span text:style-name="T18">private</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DeferredRegister</text:span></text:span><text:span text:style-name="Source_20_Text"><text:span text:style-name="T14">&lt;</text:span></text:span><text:span text:style-name="Source_20_Text"><text:span text:style-name="T16">Custom</text:span></text:span><text:span text:style-name="Source_20_Text"><text:span text:style-name="T14">&gt;</text:span></text:span><text:span text:style-name="Source_20_Text"><text:span text:style-name="T16"> CUSTOMS </text:span></text:span><text:span text:style-name="Source_20_Text"><text:span text:style-name="T14">=</text:span></text:span></text:p>
      <text:p text:style-name="P28"><text:span text:style-name="Source_20_Text"><text:span text:style-name="T16"><text:s text:c="8"/>DeferredRegister</text:span></text:span><text:span text:style-name="Source_20_Text"><text:span text:style-name="T14">.</text:span></text:span><text:span text:style-name="Source_20_Text"><text:span text:style-name="T15">create</text:span></text:span><text:span text:style-name="Source_20_Text"><text:span text:style-name="T14">(</text:span></text:span><text:span text:style-name="Source_20_Text"><text:span text:style-name="T16">CUSTOM_REGISTRY_KEY</text:span></text:span><text:span text:style-name="Source_20_Text"><text:span text:style-name="T14">,</text:span></text:span><text:span text:style-name="Source_20_Text"><text:span text:style-name="T16"> </text:span></text:span><text:span text:style-name="Source_20_Text"><text:span text:style-name="T19">"mymod"</text:span></text:span><text:span text:style-name="Source_20_Text"><text:span text:style-name="T14">);</text:span></text:span></text:p>
      <text:p text:style-name="P28"/>
      <text:p text:style-name="P28"><text:span text:style-name="Source_20_Text"><text:span text:style-name="T17">// We can register objects as usual...</text:span></text:span></text:p>
      <text:p text:style-name="P28"><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Holder</text:span></text:span><text:span text:style-name="Source_20_Text"><text:span text:style-name="T14">&lt;</text:span></text:span><text:span text:style-name="Source_20_Text"><text:span text:style-name="T16">Custom</text:span></text:span><text:span text:style-name="Source_20_Text"><text:span text:style-name="T14">&gt;</text:span></text:span><text:span text:style-name="Source_20_Text"><text:span text:style-name="T16"> CUSTOM_OBJECT </text:span></text:span><text:span text:style-name="Source_20_Text"><text:span text:style-name="T14">=</text:span></text:span></text:p>
      <text:p text:style-name="P28"><text:span text:style-name="Source_20_Text"><text:span text:style-name="T16"><text:s text:c="8"/>CUSTOMS</text:span></text:span><text:span text:style-name="Source_20_Text"><text:span text:style-name="T14">.</text:span></text:span><text:span text:style-name="Source_20_Text"><text:span text:style-name="T15">register</text:span></text:span><text:span text:style-name="Source_20_Text"><text:span text:style-name="T14">(</text:span></text:span><text:span text:style-name="Source_20_Text"><text:span text:style-name="T19">"custom_object"</text:span></text:span><text:span text:style-name="Source_20_Text"><text:span text:style-name="T14">,</text:span></text:span><text:span text:style-name="Source_20_Text"><text:span text:style-name="T16"> </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text:span></text:span><text:span text:style-name="Source_20_Text"><text:span text:style-name="T18">new</text:span></text:span><text:span text:style-name="Source_20_Text"><text:span text:style-name="T16"> Custom</text:span></text:span><text:span text:style-name="Source_20_Text"><text:span text:style-name="T14">());</text:span></text:span></text:p>
      <text:p text:style-name="P28"/>
      <text:p text:style-name="P28"><text:span text:style-name="Source_20_Text"><text:span text:style-name="T17">// And here is how to create the registry!</text:span></text:span></text:p>
      <text:p text:style-name="P28"><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Registry</text:span></text:span><text:span text:style-name="Source_20_Text"><text:span text:style-name="T14">&lt;</text:span></text:span><text:span text:style-name="Source_20_Text"><text:span text:style-name="T16">Custom</text:span></text:span><text:span text:style-name="Source_20_Text"><text:span text:style-name="T14">&gt;</text:span></text:span><text:span text:style-name="Source_20_Text"><text:span text:style-name="T16"> CUSTOM_REGISTRY </text:span></text:span><text:span text:style-name="Source_20_Text"><text:span text:style-name="T14">=</text:span></text:span></text:p>
      <text:p text:style-name="P28"><text:span text:style-name="Source_20_Text"><text:span text:style-name="T16"><text:s text:c="8"/>CUSTOMS</text:span></text:span><text:span text:style-name="Source_20_Text"><text:span text:style-name="T14">.</text:span></text:span><text:span text:style-name="Source_20_Text"><text:span text:style-name="T15">makeRegistry</text:span></text:span><text:span text:style-name="Source_20_Text"><text:span text:style-name="T14">(</text:span></text:span><text:span text:style-name="Source_20_Text"><text:span text:style-name="T16">builder </text:span></text:span><text:span text:style-name="Source_20_Text"><text:span text:style-name="T14">-&gt;</text:span></text:span><text:span text:style-name="Source_20_Text"><text:span text:style-name="T16"> </text:span></text:span><text:span text:style-name="Source_20_Text"><text:span text:style-name="T17">/* use builder to configure registry if needed */</text:span></text:span><text:span text:style-name="Source_20_Text"><text:span text:style-name="T14">);</text:span></text:span></text:p>
      <text:p text:style-name="P28"/>
      <text:p text:style-name="P32"><text:span text:style-name="Source_20_Text"><text:span text:style-name="T17">// Remember to register CUSTOMS in the mod constructor!</text:span></text:span></text:p>
      <text:p text:style-name="Text_20_body">Another way is to directly create the registry with a <text:span text:style-name="Source_20_Text">RegistryBuilder</text:span>, and manually register it:</text:p>
      <text:p text:style-name="P28"><text:span text:style-name="Source_20_Text"><text:span text:style-name="T17">// We still need a registry key.</text:span></text:span></text:p>
      <text:p text:style-name="P28"><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ResourceKey</text:span></text:span><text:span text:style-name="Source_20_Text"><text:span text:style-name="T14">&lt;</text:span></text:span><text:span text:style-name="Source_20_Text"><text:span text:style-name="T16">Registry</text:span></text:span><text:span text:style-name="Source_20_Text"><text:span text:style-name="T14">&lt;</text:span></text:span><text:span text:style-name="Source_20_Text"><text:span text:style-name="T16">Custom</text:span></text:span><text:span text:style-name="Source_20_Text"><text:span text:style-name="T14">&gt;&gt;</text:span></text:span><text:span text:style-name="Source_20_Text"><text:span text:style-name="T16"> CUSTOM_REGISTRY_KEY </text:span></text:span><text:span text:style-name="Source_20_Text"><text:span text:style-name="T14">=</text:span></text:span></text:p>
      <text:p text:style-name="P28"><text:span text:style-name="Source_20_Text"><text:span text:style-name="T16"><text:s text:c="8"/>ResourceKey</text:span></text:span><text:span text:style-name="Source_20_Text"><text:span text:style-name="T14">.</text:span></text:span><text:span text:style-name="Source_20_Text"><text:span text:style-name="T15">createRegistryKey</text:span></text:span><text:span text:style-name="Source_20_Text"><text:span text:style-name="T14">(</text:span></text:span><text:span text:style-name="Source_20_Text"><text:span text:style-name="T18">new</text:span></text:span><text:span text:style-name="Source_20_Text"><text:span text:style-name="T16"> ResourceLocation</text:span></text:span><text:span text:style-name="Source_20_Text"><text:span text:style-name="T14">(</text:span></text:span><text:span text:style-name="Source_20_Text"><text:span text:style-name="T19">"mymod:custom"</text:span></text:span><text:span text:style-name="Source_20_Text"><text:span text:style-name="T14">));</text:span></text:span></text:p>
      <text:p text:style-name="P28"><text:span text:style-name="Source_20_Text"><text:span text:style-name="T17">// Create the registry directly...</text:span></text:span></text:p>
      <text:p text:style-name="P28"><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Registry</text:span></text:span><text:span text:style-name="Source_20_Text"><text:span text:style-name="T14">&lt;</text:span></text:span><text:span text:style-name="Source_20_Text"><text:span text:style-name="T16">Custom</text:span></text:span><text:span text:style-name="Source_20_Text"><text:span text:style-name="T14">&gt;</text:span></text:span><text:span text:style-name="Source_20_Text"><text:span text:style-name="T16"> CUSTOM_REGISTRY </text:span></text:span><text:span text:style-name="Source_20_Text"><text:span text:style-name="T14">=</text:span></text:span><text:span text:style-name="Source_20_Text"><text:span text:style-name="T16"> </text:span></text:span><text:span text:style-name="Source_20_Text"><text:span text:style-name="T18">new</text:span></text:span><text:span text:style-name="Source_20_Text"><text:span text:style-name="T16"> RegistryBuilder</text:span></text:span><text:span text:style-name="Source_20_Text"><text:span text:style-name="T14">&lt;&gt;(</text:span></text:span><text:span text:style-name="Source_20_Text"><text:span text:style-name="T16">CUSTOM_REGISTRY_KEY</text:span></text:span><text:span text:style-name="Source_20_Text"><text:span text:style-name="T14">)</text:span></text:span></text:p>
      <text:p text:style-name="P28"><text:span text:style-name="Source_20_Text"><text:span text:style-name="T16"><text:s text:c="4"/></text:span></text:span><text:span text:style-name="Source_20_Text"><text:span text:style-name="T17">// configure the builder if you want, for example with .sync(true)</text:span></text:span></text:p>
      <text:p text:style-name="P28"><text:span text:style-name="Source_20_Text"><text:span text:style-name="T16"><text:s text:c="4"/></text:span></text:span><text:span text:style-name="Source_20_Text"><text:span text:style-name="T17">// then build the registry</text:span></text:span></text:p>
      <text:p text:style-name="P28"><text:span text:style-name="Source_20_Text"><text:span text:style-name="T16"><text:s text:c="4"/></text:span></text:span><text:span text:style-name="Source_20_Text"><text:span text:style-name="T14">.</text:span></text:span><text:span text:style-name="Source_20_Text"><text:span text:style-name="T15">build</text:span></text:span><text:span text:style-name="Source_20_Text"><text:span text:style-name="T14">();</text:span></text:span></text:p>
      <text:p text:style-name="P28"/>
      <text:p text:style-name="P28"><text:span text:style-name="Source_20_Text"><text:span text:style-name="T17">// Remember to tell NeoForge about your registry! For example:</text:span></text:span></text:p>
      <text:p text:style-name="P32"><text:span text:style-name="Source_20_Text"><text:span text:style-name="T16">modEventBus</text:span></text:span><text:span text:style-name="Source_20_Text"><text:span text:style-name="T14">.</text:span></text:span><text:span text:style-name="Source_20_Text"><text:span text:style-name="T15">addListener</text:span></text:span><text:span text:style-name="Source_20_Text"><text:span text:style-name="T14">(</text:span></text:span><text:span text:style-name="Source_20_Text"><text:span text:style-name="T16">NewRegistryEvent</text:span></text:span><text:span text:style-name="Source_20_Text"><text:span text:style-name="T14">.</text:span></text:span><text:span text:style-name="Source_20_Text"><text:span text:style-name="T15">class</text:span></text:span><text:span text:style-name="Source_20_Text"><text:span text:style-name="T14">,</text:span></text:span><text:span text:style-name="Source_20_Text"><text:span text:style-name="T16"> event </text:span></text:span><text:span text:style-name="Source_20_Text"><text:span text:style-name="T14">-&gt;</text:span></text:span><text:span text:style-name="Source_20_Text"><text:span text:style-name="T16"> event</text:span></text:span><text:span text:style-name="Source_20_Text"><text:span text:style-name="T14">.</text:span></text:span><text:span text:style-name="Source_20_Text"><text:span text:style-name="T15">register</text:span></text:span><text:span text:style-name="Source_20_Text"><text:span text:style-name="T14">(</text:span></text:span><text:span text:style-name="Source_20_Text"><text:span text:style-name="T16">CUSTOM_REGISTRY</text:span></text:span><text:span text:style-name="Source_20_Text"><text:span text:style-name="T14">));</text:span></text:span></text:p>
      <text:h text:style-name="P50" text:outline-level="1"><text:bookmark-start text:name="__RefHeading___Toc196_998867869"/>Capabilities<text:span text:style-name="T22"> &amp; Data Attachments</text:span><text:bookmark-end text:name="__RefHeading___Toc196_998867869"/></text:h>
      <text:p text:style-name="P37">Most importantly, there are now two different systems to replace what was previously known as “capabilities”:</text:p>
      <text:list xml:id="list1082514633" text:style-name="L34">
        <text:list-item>
          <text:p text:style-name="P146"><text:span text:style-name="Strong_20_Emphasis">Data attachments</text:span> allow adding arbitrary <text:span text:style-name="Strong_20_Emphasis">data</text:span> to block entities, chunks, entities, and item stacks. </text:p>
        </text:list-item>
        <text:list-item>
          <text:p text:style-name="P92"><text:span text:style-name="Strong_20_Emphasis">Capabilities</text:span> allow querying <text:span text:style-name="Strong_20_Emphasis">behavior</text:span> instances from blocks, entities, and item stacks. </text:p>
        </text:list-item>
      </text:list>
      <text:h text:style-name="Heading_20_2" text:outline-level="2"><text:bookmark-start text:name="__RefHeading___Toc198_998867869"/><text:bookmark text:name="data-attachments"/><text:soft-page-break/>Data attachments<text:bookmark-end text:name="__RefHeading___Toc198_998867869"/></text:h>
      <text:p text:style-name="Text_20_body">The attachment system allows mods to attach arbitrary data objects to block entities, chunks, entities, and stacks.</text:p>
      <text:p text:style-name="Text_20_body">To use the system, you need to register an <text:span text:style-name="Source_20_Text">AttachmentType</text:span>. The attachment type contains:</text:p>
      <text:list xml:id="list1725430472" text:style-name="L35">
        <text:list-item>
          <text:p text:style-name="P147">a default value supplier to create the instance when the data is first accessed, or to compare stacks that have the data and stacks that don’t have it; </text:p>
        </text:list-item>
        <text:list-item>
          <text:p text:style-name="P147">an optional serializer if the attachment should be persisted; </text:p>
        </text:list-item>
        <text:list-item>
          <text:p text:style-name="P93">additional configuration options for the attachment, for example the <text:span text:style-name="Source_20_Text">copyOnDeath</text:span> flag. </text:p>
        </text:list-item>
      </text:list>
      <text:p text:style-name="Text_20_body">There are a few ways to provide an attachment serializer: directly implementing <text:span text:style-name="Source_20_Text">IAttachmentSerializer</text:span>, implementing <text:span text:style-name="Source_20_Text">INBTSerializable</text:span> and using the static <text:span text:style-name="Source_20_Text">AttachmentSerializer.serializable()</text:span> method to create the builder, or providing a codec to the builder. (This latter option is not recommended for item stacks due to relatively slowness).</text:p>
      <text:p text:style-name="Text_20_body">In any case, we recommend using a <text:span text:style-name="Source_20_Text">DeferredRegister</text:span> for registration:</text:p>
      <text:p text:style-name="P28"><text:span text:style-name="Source_20_Text"><text:span text:style-name="T17">// Create the DeferredRegister for attachment types</text:span></text:span></text:p>
      <text:p text:style-name="P28"><text:span text:style-name="Source_20_Text"><text:span text:style-name="T18">private</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DeferredRegister</text:span></text:span><text:span text:style-name="Source_20_Text"><text:span text:style-name="T14">&lt;</text:span></text:span><text:span text:style-name="Source_20_Text"><text:span text:style-name="T16">AttachmentType</text:span></text:span><text:span text:style-name="Source_20_Text"><text:span text:style-name="T14">&lt;?&gt;&gt;</text:span></text:span><text:span text:style-name="Source_20_Text"><text:span text:style-name="T16"> ATTACHMENT_TYPES </text:span></text:span><text:span text:style-name="Source_20_Text"><text:span text:style-name="T14">=</text:span></text:span><text:span text:style-name="Source_20_Text"><text:span text:style-name="T16"> DeferredRegister</text:span></text:span><text:span text:style-name="Source_20_Text"><text:span text:style-name="T14">.</text:span></text:span><text:span text:style-name="Source_20_Text"><text:span text:style-name="T15">create</text:span></text:span><text:span text:style-name="Source_20_Text"><text:span text:style-name="T14">(</text:span></text:span><text:span text:style-name="Source_20_Text"><text:span text:style-name="T16">NeoForgeRegistries</text:span></text:span><text:span text:style-name="Source_20_Text"><text:span text:style-name="T14">.</text:span></text:span><text:span text:style-name="Source_20_Text"><text:span text:style-name="T15">Keys</text:span></text:span><text:span text:style-name="Source_20_Text"><text:span text:style-name="T14">.</text:span></text:span><text:span text:style-name="Source_20_Text"><text:span text:style-name="T15">ATTACHMENT_TYPES</text:span></text:span><text:span text:style-name="Source_20_Text"><text:span text:style-name="T14">,</text:span></text:span><text:span text:style-name="Source_20_Text"><text:span text:style-name="T16"> MOD_ID</text:span></text:span><text:span text:style-name="Source_20_Text"><text:span text:style-name="T14">);</text:span></text:span></text:p>
      <text:p text:style-name="P28"/>
      <text:p text:style-name="P28"><text:span text:style-name="Source_20_Text"><text:span text:style-name="T17">// Serialization via INBTSerializable</text:span></text:span></text:p>
      <text:p text:style-name="P28"><text:span text:style-name="Source_20_Text"><text:span text:style-name="T18">private</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Supplier</text:span></text:span><text:span text:style-name="Source_20_Text"><text:span text:style-name="T14">&lt;</text:span></text:span><text:span text:style-name="Source_20_Text"><text:span text:style-name="T16">AttachmentType</text:span></text:span><text:span text:style-name="Source_20_Text"><text:span text:style-name="T14">&lt;</text:span></text:span><text:span text:style-name="Source_20_Text"><text:span text:style-name="T16">ItemStackHandler</text:span></text:span><text:span text:style-name="Source_20_Text"><text:span text:style-name="T14">&gt;&gt;</text:span></text:span><text:span text:style-name="Source_20_Text"><text:span text:style-name="T16"> HANDLER </text:span></text:span><text:span text:style-name="Source_20_Text"><text:span text:style-name="T14">=</text:span></text:span><text:span text:style-name="Source_20_Text"><text:span text:style-name="T16"> ATTACHMENT_TYPES</text:span></text:span><text:span text:style-name="Source_20_Text"><text:span text:style-name="T14">.</text:span></text:span><text:span text:style-name="Source_20_Text"><text:span text:style-name="T15">register</text:span></text:span><text:span text:style-name="Source_20_Text"><text:span text:style-name="T14">(</text:span></text:span></text:p>
      <text:p text:style-name="P28"><text:span text:style-name="Source_20_Text"><text:span text:style-name="T16"><text:s text:c="8"/></text:span></text:span><text:span text:style-name="Source_20_Text"><text:span text:style-name="T19">"handler"</text:span></text:span><text:span text:style-name="Source_20_Text"><text:span text:style-name="T14">,</text:span></text:span><text:span text:style-name="Source_20_Text"><text:span text:style-name="T16"> </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AttachmentType</text:span></text:span><text:span text:style-name="Source_20_Text"><text:span text:style-name="T14">.</text:span></text:span><text:span text:style-name="Source_20_Text"><text:span text:style-name="T15">serializable</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text:span></text:span><text:span text:style-name="Source_20_Text"><text:span text:style-name="T18">new</text:span></text:span><text:span text:style-name="Source_20_Text"><text:span text:style-name="T16"> ItemStackHandler</text:span></text:span><text:span text:style-name="Source_20_Text"><text:span text:style-name="T14">(</text:span></text:span><text:span text:style-name="Source_20_Text"><text:span text:style-name="T16">1</text:span></text:span><text:span text:style-name="Source_20_Text"><text:span text:style-name="T14">)).</text:span></text:span><text:span text:style-name="Source_20_Text"><text:span text:style-name="T15">build</text:span></text:span><text:span text:style-name="Source_20_Text"><text:span text:style-name="T14">());</text:span></text:span></text:p>
      <text:p text:style-name="P28"><text:span text:style-name="Source_20_Text"><text:span text:style-name="T17">// Serialization via codec</text:span></text:span></text:p>
      <text:p text:style-name="P28"><text:span text:style-name="Source_20_Text"><text:span text:style-name="T18">private</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Supplier</text:span></text:span><text:span text:style-name="Source_20_Text"><text:span text:style-name="T14">&lt;</text:span></text:span><text:span text:style-name="Source_20_Text"><text:span text:style-name="T16">AttachmentType</text:span></text:span><text:span text:style-name="Source_20_Text"><text:span text:style-name="T14">&lt;</text:span></text:span><text:span text:style-name="Source_20_Text"><text:span text:style-name="T16">Integer</text:span></text:span><text:span text:style-name="Source_20_Text"><text:span text:style-name="T14">&gt;&gt;</text:span></text:span><text:span text:style-name="Source_20_Text"><text:span text:style-name="T16"> MANA </text:span></text:span><text:span text:style-name="Source_20_Text"><text:span text:style-name="T14">=</text:span></text:span><text:span text:style-name="Source_20_Text"><text:span text:style-name="T16"> ATTACHMENT_TYPES</text:span></text:span><text:span text:style-name="Source_20_Text"><text:span text:style-name="T14">.</text:span></text:span><text:span text:style-name="Source_20_Text"><text:span text:style-name="T15">register</text:span></text:span><text:span text:style-name="Source_20_Text"><text:span text:style-name="T14">(</text:span></text:span></text:p>
      <text:p text:style-name="P28"><text:span text:style-name="Source_20_Text"><text:span text:style-name="T16"><text:s text:c="8"/></text:span></text:span><text:span text:style-name="Source_20_Text"><text:span text:style-name="T19">"mana"</text:span></text:span><text:span text:style-name="Source_20_Text"><text:span text:style-name="T14">,</text:span></text:span><text:span text:style-name="Source_20_Text"><text:span text:style-name="T16"> </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AttachmentType</text:span></text:span><text:span text:style-name="Source_20_Text"><text:span text:style-name="T14">.</text:span></text:span><text:span text:style-name="Source_20_Text"><text:span text:style-name="T15">builder</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0</text:span></text:span><text:span text:style-name="Source_20_Text"><text:span text:style-name="T14">).</text:span></text:span><text:span text:style-name="Source_20_Text"><text:span text:style-name="T15">serialize</text:span></text:span><text:span text:style-name="Source_20_Text"><text:span text:style-name="T14">(</text:span></text:span><text:span text:style-name="Source_20_Text"><text:span text:style-name="T16">Codec</text:span></text:span><text:span text:style-name="Source_20_Text"><text:span text:style-name="T14">.</text:span></text:span><text:span text:style-name="Source_20_Text"><text:span text:style-name="T15">INT</text:span></text:span><text:span text:style-name="Source_20_Text"><text:span text:style-name="T14">).</text:span></text:span><text:span text:style-name="Source_20_Text"><text:span text:style-name="T15">build</text:span></text:span><text:span text:style-name="Source_20_Text"><text:span text:style-name="T14">());</text:span></text:span></text:p>
      <text:p text:style-name="P28"><text:span text:style-name="Source_20_Text"><text:span text:style-name="T17">// No serialization</text:span></text:span></text:p>
      <text:p text:style-name="P28"><text:span text:style-name="Source_20_Text"><text:span text:style-name="T18">private</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Supplier</text:span></text:span><text:span text:style-name="Source_20_Text"><text:span text:style-name="T14">&lt;</text:span></text:span><text:span text:style-name="Source_20_Text"><text:span text:style-name="T16">AttachmentType</text:span></text:span><text:span text:style-name="Source_20_Text"><text:span text:style-name="T14">&lt;</text:span></text:span><text:span text:style-name="Source_20_Text"><text:span text:style-name="T16">SomeCache</text:span></text:span><text:span text:style-name="Source_20_Text"><text:span text:style-name="T14">&gt;&gt;</text:span></text:span><text:span text:style-name="Source_20_Text"><text:span text:style-name="T16"> SOME_CACHE </text:span></text:span><text:span text:style-name="Source_20_Text"><text:span text:style-name="T14">=</text:span></text:span><text:span text:style-name="Source_20_Text"><text:span text:style-name="T16"> ATTACHMENT_TYPES</text:span></text:span><text:span text:style-name="Source_20_Text"><text:span text:style-name="T14">.</text:span></text:span><text:span text:style-name="Source_20_Text"><text:span text:style-name="T15">register</text:span></text:span><text:span text:style-name="Source_20_Text"><text:span text:style-name="T14">(</text:span></text:span></text:p>
      <text:p text:style-name="P28"><text:span text:style-name="Source_20_Text"><text:span text:style-name="T16"><text:s text:c="8"/></text:span></text:span><text:span text:style-name="Source_20_Text"><text:span text:style-name="T19">"some_cache"</text:span></text:span><text:span text:style-name="Source_20_Text"><text:span text:style-name="T14">,</text:span></text:span><text:span text:style-name="Source_20_Text"><text:span text:style-name="T16"> </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AttachmentType</text:span></text:span><text:span text:style-name="Source_20_Text"><text:span text:style-name="T14">.</text:span></text:span><text:span text:style-name="Source_20_Text"><text:span text:style-name="T15">builder</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text:span></text:span><text:span text:style-name="Source_20_Text"><text:span text:style-name="T18">new</text:span></text:span><text:span text:style-name="Source_20_Text"><text:span text:style-name="T16"> SomeCache</text:span></text:span><text:span text:style-name="Source_20_Text"><text:span text:style-name="T14">()).</text:span></text:span><text:span text:style-name="Source_20_Text"><text:span text:style-name="T15">build</text:span></text:span><text:span text:style-name="Source_20_Text"><text:span text:style-name="T14">()</text:span></text:span></text:p>
      <text:p text:style-name="P28"><text:span text:style-name="Source_20_Text"><text:span text:style-name="T14">);</text:span></text:span></text:p>
      <text:p text:style-name="P28"/>
      <text:p text:style-name="P28"><text:span text:style-name="Source_20_Text"><text:span text:style-name="T17">// Don't forget to register the DeferredRegister to your mod bus:</text:span></text:span></text:p>
      <text:p text:style-name="P32"><text:span text:style-name="Source_20_Text"><text:span text:style-name="T16">ATTACHMENT_TYPES</text:span></text:span><text:span text:style-name="Source_20_Text"><text:span text:style-name="T14">.</text:span></text:span><text:span text:style-name="Source_20_Text"><text:span text:style-name="T15">register</text:span></text:span><text:span text:style-name="Source_20_Text"><text:span text:style-name="T14">(</text:span></text:span><text:span text:style-name="Source_20_Text"><text:span text:style-name="T16">modBus</text:span></text:span><text:span text:style-name="Source_20_Text"><text:span text:style-name="T14">);</text:span></text:span></text:p>
      <text:p text:style-name="Text_20_body">Once the attachment type is registered, it can be used on any holder object. Calling <text:span text:style-name="Source_20_Text">getData</text:span> if no data is present will attach a new default instance.</text:p>
      <text:p text:style-name="P28"><text:span text:style-name="Source_20_Text"><text:span text:style-name="T17">// Get the ItemStackHandler if it already exists, else attach a new one:</text:span></text:span></text:p>
      <text:p text:style-name="P28"><text:span text:style-name="Source_20_Text"><text:span text:style-name="T16">ItemStackHandler stackHandler </text:span></text:span><text:span text:style-name="Source_20_Text"><text:span text:style-name="T14">=</text:span></text:span><text:span text:style-name="Source_20_Text"><text:span text:style-name="T16"> stack</text:span></text:span><text:span text:style-name="Source_20_Text"><text:span text:style-name="T14">.</text:span></text:span><text:span text:style-name="Source_20_Text"><text:span text:style-name="T15">getData</text:span></text:span><text:span text:style-name="Source_20_Text"><text:span text:style-name="T14">(</text:span></text:span><text:span text:style-name="Source_20_Text"><text:span text:style-name="T16">HANDLER</text:span></text:span><text:span text:style-name="Source_20_Text"><text:span text:style-name="T14">);</text:span></text:span></text:p>
      <text:p text:style-name="P28"><text:span text:style-name="Source_20_Text"><text:span text:style-name="T17">// Get the current player mana if it is available, else attach 0:</text:span></text:span></text:p>
      <text:p text:style-name="P28"><text:span text:style-name="Source_20_Text"><text:span text:style-name="T18">int</text:span></text:span><text:span text:style-name="Source_20_Text"><text:span text:style-name="T16"> playerMana </text:span></text:span><text:span text:style-name="Source_20_Text"><text:span text:style-name="T14">=</text:span></text:span><text:span text:style-name="Source_20_Text"><text:span text:style-name="T16"> player</text:span></text:span><text:span text:style-name="Source_20_Text"><text:span text:style-name="T14">.</text:span></text:span><text:span text:style-name="Source_20_Text"><text:span text:style-name="T15">getData</text:span></text:span><text:span text:style-name="Source_20_Text"><text:span text:style-name="T14">(</text:span></text:span><text:span text:style-name="Source_20_Text"><text:span text:style-name="T16">MANA</text:span></text:span><text:span text:style-name="Source_20_Text"><text:span text:style-name="T14">);</text:span></text:span></text:p>
      <text:p text:style-name="P32"><text:span text:style-name="Source_20_Text"><text:span text:style-name="T17">// And so on...</text:span></text:span></text:p>
      <text:p text:style-name="Text_20_body">If attaching a default instance is not desired, a <text:span text:style-name="Source_20_Text">hasData</text:span> check can be added:</text:p>
      <text:p text:style-name="P28"><text:span text:style-name="Source_20_Text"><text:span text:style-name="T17">// Check if the stack has the HANDLER attachment before doing anything.</text:span></text:span></text:p>
      <text:p text:style-name="P28"><text:soft-page-break/><text:span text:style-name="Source_20_Text"><text:span text:style-name="T18">if</text:span></text:span><text:span text:style-name="Source_20_Text"><text:span text:style-name="T16"> </text:span></text:span><text:span text:style-name="Source_20_Text"><text:span text:style-name="T14">(</text:span></text:span><text:span text:style-name="Source_20_Text"><text:span text:style-name="T16">stack</text:span></text:span><text:span text:style-name="Source_20_Text"><text:span text:style-name="T14">.</text:span></text:span><text:span text:style-name="Source_20_Text"><text:span text:style-name="T15">hasData</text:span></text:span><text:span text:style-name="Source_20_Text"><text:span text:style-name="T14">(</text:span></text:span><text:span text:style-name="Source_20_Text"><text:span text:style-name="T16">HANDLER</text:span></text:span><text:span text:style-name="Source_20_Text"><text:span text:style-name="T14">))</text:span></text:span><text:span text:style-name="Source_20_Text"><text:span text:style-name="T16"> </text:span></text:span><text:span text:style-name="Source_20_Text"><text:span text:style-name="T14">{</text:span></text:span></text:p>
      <text:p text:style-name="P28"><text:span text:style-name="Source_20_Text"><text:span text:style-name="T16"><text:s text:c="4"/>ItemStackHandler stackHandler </text:span></text:span><text:span text:style-name="Source_20_Text"><text:span text:style-name="T14">=</text:span></text:span><text:span text:style-name="Source_20_Text"><text:span text:style-name="T16"> stack</text:span></text:span><text:span text:style-name="Source_20_Text"><text:span text:style-name="T14">.</text:span></text:span><text:span text:style-name="Source_20_Text"><text:span text:style-name="T15">getData</text:span></text:span><text:span text:style-name="Source_20_Text"><text:span text:style-name="T14">(</text:span></text:span><text:span text:style-name="Source_20_Text"><text:span text:style-name="T16">HANDLER</text:span></text:span><text:span text:style-name="Source_20_Text"><text:span text:style-name="T14">);</text:span></text:span></text:p>
      <text:p text:style-name="P28"><text:span text:style-name="Source_20_Text"><text:span text:style-name="T16"><text:s text:c="4"/></text:span></text:span><text:span text:style-name="Source_20_Text"><text:span text:style-name="T17">// Do something with stack.getData(HANDLER).</text:span></text:span></text:p>
      <text:p text:style-name="P32"><text:span text:style-name="Source_20_Text"><text:span text:style-name="T14">}</text:span></text:span></text:p>
      <text:p text:style-name="Text_20_body">The data can also be updated with <text:span text:style-name="Source_20_Text">setData</text:span>:</text:p>
      <text:p text:style-name="P28"><text:span text:style-name="Source_20_Text"><text:span text:style-name="T17">// Increment mana by 10.</text:span></text:span></text:p>
      <text:p text:style-name="P32"><text:span text:style-name="Source_20_Text"><text:span text:style-name="T16">player</text:span></text:span><text:span text:style-name="Source_20_Text"><text:span text:style-name="T14">.</text:span></text:span><text:span text:style-name="Source_20_Text"><text:span text:style-name="T15">setData</text:span></text:span><text:span text:style-name="Source_20_Text"><text:span text:style-name="T14">(</text:span></text:span><text:span text:style-name="Source_20_Text"><text:span text:style-name="T16">MANA</text:span></text:span><text:span text:style-name="Source_20_Text"><text:span text:style-name="T14">,</text:span></text:span><text:span text:style-name="Source_20_Text"><text:span text:style-name="T16"> player</text:span></text:span><text:span text:style-name="Source_20_Text"><text:span text:style-name="T14">.</text:span></text:span><text:span text:style-name="Source_20_Text"><text:span text:style-name="T15">getData</text:span></text:span><text:span text:style-name="Source_20_Text"><text:span text:style-name="T14">(</text:span></text:span><text:span text:style-name="Source_20_Text"><text:span text:style-name="T16">MANA</text:span></text:span><text:span text:style-name="Source_20_Text"><text:span text:style-name="T14">)</text:span></text:span><text:span text:style-name="Source_20_Text"><text:span text:style-name="T16"> </text:span></text:span><text:span text:style-name="Source_20_Text"><text:span text:style-name="T14">+</text:span></text:span><text:span text:style-name="Source_20_Text"><text:span text:style-name="T16"> 10</text:span></text:span><text:span text:style-name="Source_20_Text"><text:span text:style-name="T14">);</text:span></text:span></text:p>
      <text:p text:style-name="Text_20_body">Usually, block entities and chunks need to be marked as dirty when they are modified (with <text:span text:style-name="Source_20_Text">setChanged</text:span> and <text:span text:style-name="Source_20_Text">setUnsaved(true)</text:span>). This is done automatically for calls to <text:span text:style-name="Source_20_Text">setData</text:span>:</text:p>
      <text:p text:style-name="P32"><text:span text:style-name="Source_20_Text"><text:span text:style-name="T16">chunk</text:span></text:span><text:span text:style-name="Source_20_Text"><text:span text:style-name="T14">.</text:span></text:span><text:span text:style-name="Source_20_Text"><text:span text:style-name="T15">setData</text:span></text:span><text:span text:style-name="Source_20_Text"><text:span text:style-name="T14">(</text:span></text:span><text:span text:style-name="Source_20_Text"><text:span text:style-name="T16">MANA</text:span></text:span><text:span text:style-name="Source_20_Text"><text:span text:style-name="T14">,</text:span></text:span><text:span text:style-name="Source_20_Text"><text:span text:style-name="T16"> chunk</text:span></text:span><text:span text:style-name="Source_20_Text"><text:span text:style-name="T14">.</text:span></text:span><text:span text:style-name="Source_20_Text"><text:span text:style-name="T15">getData</text:span></text:span><text:span text:style-name="Source_20_Text"><text:span text:style-name="T14">(</text:span></text:span><text:span text:style-name="Source_20_Text"><text:span text:style-name="T16">MANA</text:span></text:span><text:span text:style-name="Source_20_Text"><text:span text:style-name="T14">)</text:span></text:span><text:span text:style-name="Source_20_Text"><text:span text:style-name="T16"> </text:span></text:span><text:span text:style-name="Source_20_Text"><text:span text:style-name="T14">+</text:span></text:span><text:span text:style-name="Source_20_Text"><text:span text:style-name="T16"> 10</text:span></text:span><text:span text:style-name="Source_20_Text"><text:span text:style-name="T14">);</text:span></text:span><text:span text:style-name="Source_20_Text"><text:span text:style-name="T16"> </text:span></text:span><text:span text:style-name="Source_20_Text"><text:span text:style-name="T17">// will call setUnsaved automatically</text:span></text:span></text:p>
      <text:p text:style-name="Text_20_body">but if you modify some data that you obtained from <text:span text:style-name="Source_20_Text">getData</text:span> then you must mark block entities and chunks as dirty explicitly:</text:p>
      <text:p text:style-name="P28"><text:span text:style-name="Source_20_Text"><text:span text:style-name="T16">var mana </text:span></text:span><text:span text:style-name="Source_20_Text"><text:span text:style-name="T14">=</text:span></text:span><text:span text:style-name="Source_20_Text"><text:span text:style-name="T16"> chunk</text:span></text:span><text:span text:style-name="Source_20_Text"><text:span text:style-name="T14">.</text:span></text:span><text:span text:style-name="Source_20_Text"><text:span text:style-name="T15">getData</text:span></text:span><text:span text:style-name="Source_20_Text"><text:span text:style-name="T14">(</text:span></text:span><text:span text:style-name="Source_20_Text"><text:span text:style-name="T16">MUTABLE_MANA</text:span></text:span><text:span text:style-name="Source_20_Text"><text:span text:style-name="T14">);</text:span></text:span></text:p>
      <text:p text:style-name="P28"><text:span text:style-name="Source_20_Text"><text:span text:style-name="T16">mana</text:span></text:span><text:span text:style-name="Source_20_Text"><text:span text:style-name="T14">.</text:span></text:span><text:span text:style-name="Source_20_Text"><text:span text:style-name="T15">set</text:span></text:span><text:span text:style-name="Source_20_Text"><text:span text:style-name="T14">(</text:span></text:span><text:span text:style-name="Source_20_Text"><text:span text:style-name="T16">10</text:span></text:span><text:span text:style-name="Source_20_Text"><text:span text:style-name="T14">);</text:span></text:span></text:p>
      <text:p text:style-name="P32"><text:span text:style-name="Source_20_Text"><text:span text:style-name="T16">chunk</text:span></text:span><text:span text:style-name="Source_20_Text"><text:span text:style-name="T14">.</text:span></text:span><text:span text:style-name="Source_20_Text"><text:span text:style-name="T15">setUnsaved</text:span></text:span><text:span text:style-name="Source_20_Text"><text:span text:style-name="T14">(</text:span></text:span><text:span text:style-name="Source_20_Text"><text:span text:style-name="T18">true</text:span></text:span><text:span text:style-name="Source_20_Text"><text:span text:style-name="T14">);</text:span></text:span><text:span text:style-name="Source_20_Text"><text:span text:style-name="T16"> </text:span></text:span><text:span text:style-name="Source_20_Text"><text:span text:style-name="T17">// must be done manually because we did not use setData</text:span></text:span></text:p>
      <text:p text:style-name="Text_20_body">Before we move on to capabilities, here are a few points to take note of with respect to the data attachment system:</text:p>
      <text:list xml:id="list61753227" text:style-name="L36">
        <text:list-item>
          <text:p text:style-name="P148"><text:span text:style-name="Strong_20_Emphasis">Level attachments were removed</text:span>: please use SavedData instead. </text:p>
        </text:list-item>
        <text:list-item>
          <text:p text:style-name="P149"><text:span text:style-name="T54">Stack data attachments were removed</text:span> <text:span text:style-name="T53">and replaced by Data Components</text:span>. </text:p>
        </text:list-item>
        <text:list-item>
          <text:p text:style-name="P148">Entity attachments are copied when a player is teleported back from the end. (Previously this was not the case). </text:p>
        </text:list-item>
        <text:list-item>
          <text:p text:style-name="P94">Entity attachments that have <text:span text:style-name="Source_20_Text">copyOnDeath</text:span> set in their builder will automatically be copied on player death (and on mob conversion). </text:p>
        </text:list-item>
      </text:list>
      <text:h text:style-name="Heading_20_3" text:outline-level="3"><text:bookmark-start text:name="__RefHeading___Toc471_998867869"/>Entity Attachments<text:bookmark-end text:name="__RefHeading___Toc471_998867869"/></text:h>
      <text:p text:style-name="Text_20_body"><text:bookmark text:name="user-content-entity-attachments"/>An <text:span text:style-name="Source_20_Text">EntityAttachment</text:span> is a definition of where a given point lies the entity. For example, a name tag could be directly on top of an entity or underneath it. Each <text:span text:style-name="Source_20_Text">EntityAttachment</text:span> contains a fallback of where the point should go if there is none set. Multiple points can be registered for a given <text:span text:style-name="Source_20_Text">EntityAttachment</text:span>.</text:p>
      <text:p text:style-name="Text_20_body"><text:span text:style-name="Source_20_Text">EntityAttachment</text:span>s are added from the <text:span text:style-name="Source_20_Text">EntityType$Builder</text:span> using one of the <text:span text:style-name="Source_20_Text">*Attachments</text:span>, <text:span text:style-name="Source_20_Text">*Offset</text:span>, or <text:span text:style-name="Source_20_Text">attach</text:span> methods. They can then be accessed from the entity using <text:span text:style-name="Source_20_Text">#getAttachments</text:span>. To get an attachment vector value, specify the attachment, index, and y rotation, calling <text:span text:style-name="Source_20_Text">EntityAttachments#getNullable</text:span> if you want null to be returned, or <text:span text:style-name="Source_20_Text">get</text:span> if you want an error to be thrown.</text:p>
      <text:h text:style-name="Heading_20_3" text:outline-level="3"><text:bookmark-start text:name="__RefHeading___Toc200_998867869"/><text:bookmark text:name="future-work-for-attachments"/><text:soft-page-break/>Future work for attachments<text:bookmark-end text:name="__RefHeading___Toc200_998867869"/></text:h>
      <text:p text:style-name="Text_20_body">We have plans to work on the following improvements to the attachment system over the coming weeks:</text:p>
      <text:list xml:id="list2079494818" text:style-name="L37">
        <text:list-item>
          <text:p text:style-name="P150"><text:span text:style-name="Strong_20_Emphasis">Attachments in recipe JSONs</text:span>: Just like we add support for count and NBT to recipe results, we will add support to specify data attachments in recipe result JSONs. </text:p>
        </text:list-item>
        <text:list-item>
          <text:p text:style-name="P150"><text:span text:style-name="Strong_20_Emphasis">Syncable data attachments</text:span>: <text:s/>We will look into opt-in syncing for block entity, chunk, and entity attachments in the future. </text:p>
        </text:list-item>
        <text:list-item>
          <text:p text:style-name="P95"><text:span text:style-name="Strong_20_Emphasis">Custom copy handler</text:span>: Currently, all data attachments are copied by serializing to NBT and then deserializing a new copy. This is a good default, but we want to allow modders to provide their own copy implementation for better performance. </text:p>
        </text:list-item>
      </text:list>
      <text:p text:style-name="Text_20_body">We are open to other suggestions as well, don’t hesitate to get in touch!</text:p>
      <text:h text:style-name="P21" text:outline-level="2"><text:bookmark-start text:name="__RefHeading___Toc367_998867869"/>Data Components<text:bookmark-end text:name="__RefHeading___Toc367_998867869"/></text:h>
      <text:p text:style-name="Text_20_body"><text:bookmark text:name="user-content-data-components"/>Data components (held within a <text:span text:style-name="Source_20_Text">DataComponentMap</text:span>) are a replacement to the <text:span text:style-name="Source_20_Text">CompoundTag</text:span> within an <text:span text:style-name="Source_20_Text">ItemStack</text:span>. Each data component represents a key-value pair where the key is a string and the value is an object holding the data. Data components can be written to disk or synchronized across the network using codecs. All of vanilla's data components are stored within <text:span text:style-name="Source_20_Text">DataComponents</text:span>, where arbitrary data that hasn't been converted to a data component is held within the <text:span text:style-name="Source_20_Text">minecraft:custom_data</text:span> key.</text:p>
      <text:p text:style-name="Text_20_body">The storage of data components has an analog to Maps, where <text:span text:style-name="Source_20_Text">DataComponentMap</text:span> represents a read-only map and its implementation <text:span text:style-name="Source_20_Text">PatchedDataComponentMap</text:span> represents an identity map. The data component values themselves should always be treated as <text:span text:style-name="Strong_20_Emphasis">immutable</text:span> objects as both the hash code and equality are determined based on both the keys and values.</text:p>
      <text:p text:style-name="Text_20_body">To hold data components, an object must implement <text:span text:style-name="Source_20_Text">DataComponentHolder</text:span>. Currently this is only implement by <text:span text:style-name="Source_20_Text">ItemStack</text:span>. The holder itself does not have any write based methods. <text:span text:style-name="Source_20_Text">ItemStack</text:span>, on the other hand, does have methods to <text:span text:style-name="Source_20_Text">set</text:span>, <text:span text:style-name="Source_20_Text">update</text:span>, and <text:span text:style-name="Source_20_Text">remove</text:span> attached components. Any operations that wish to modify a component's value should call <text:span text:style-name="Source_20_Text">set</text:span> or <text:span text:style-name="Source_20_Text">update</text:span>, making sure that the component value is <text:span text:style-name="Strong_20_Emphasis">immutable</text:span> or at least not shallowly referenced somewhere else. Each method takes in a <text:span text:style-name="Source_20_Text">DataComponentType</text:span> which represents the key of the value and the type of object being stored.</text:p>
      <text:p text:style-name="P30">// For some ItemStack 'stack' that wants a custom name</text:p>
      <text:p text:style-name="P30">stack.set(DataComponents.CUSTOM_NAME, Component.literal("Hello world!"));</text:p>
      <text:p text:style-name="P30"/>
      <text:p text:style-name="P30">// To get the custom name</text:p>
      <text:p text:style-name="P30">Component name = stack.get(DataComponents.CUSTOM_NAME);</text:p>
      <text:p text:style-name="P30"/>
      <text:p text:style-name="P30">// To update the stored value of the component</text:p>
      <text:p text:style-name="P30">stack.update(DataComponents.CUSTOM_NAME, Component.literal("Default if not set"), component -&gt;</text:p>
      <text:p text:style-name="P30"><text:s text:c="2"/>component.withStyle(ChatFormatting.BLUE)</text:p>
      <text:p text:style-name="P30">);</text:p>
      <text:p text:style-name="P30"/>
      <text:p text:style-name="P30"><text:soft-page-break/>// To remove the component</text:p>
      <text:p text:style-name="P34">stack.remove(DataComponents.CUSTOM_NAME);</text:p>
      <text:p text:style-name="Text_20_body">To create a custom data component, you must register a <text:span text:style-name="Source_20_Text">DataComponentType</text:span>. These can be constructed via <text:span text:style-name="Source_20_Text">DataComponentType$Builder</text:span>. The builder has two methods: <text:span text:style-name="Source_20_Text">persistent(Codec)</text:span> for if you want the data component to be written to disk, and <text:span text:style-name="Source_20_Text">networkSynchronized(StreamCodec)</text:span> for if you want the data component to be synchronized to the client. <text:span text:style-name="Source_20_Text">StreamCodec</text:span>s are explained in more detail in the next section. The component type can also cache the currently encoded value if you are writing to disk the same value often via <text:span text:style-name="Source_20_Text">cacheEncoding</text:span>.</text:p>
      <text:p text:style-name="Text_20_body">As an additional utility, <text:span text:style-name="Source_20_Text">Item</text:span>s can have a default set of data components via <text:span text:style-name="Source_20_Text">Item$Properties#component</text:span>. These values can then be updated for each individual stack.</text:p>
      <text:p text:style-name="Text_20_body">Any methods regarding items that took in a <text:span text:style-name="Source_20_Text">CompoundTag</text:span> are will now take in the direct object type. The list of available data component objects can be found within <text:span text:style-name="Source_20_Text">net.minecraft.world.item.component</text:span>.</text:p>
      <text:h text:style-name="Heading_20_3" text:outline-level="3"><text:bookmark-start text:name="__RefHeading___Toc337_998867869"/>Item Data Components<text:bookmark-end text:name="__RefHeading___Toc337_998867869"/></text:h>
      <text:p text:style-name="P40"><text:span text:style-name="Source_20_Text">ItemStack</text:span>s do not have a <text:span text:style-name="Source_20_Text">CompoundTag</text:span> anymore. Instead, a stack can now have any number of data components. Each data component is a plain Java object, identified by a <text:span text:style-name="Source_20_Text">DataComponentType</text:span>.</text:p>
      <text:p text:style-name="P40">Modders should generally create and register their own <text:span text:style-name="Source_20_Text">DataComponentType</text:span>s to store data on item stacks. The vanilla component types are available in the <text:span text:style-name="Source_20_Text">DataComponentTypes</text:span> class.</text:p>
      <text:p text:style-name="P11"><text:span text:style-name="T37">WARNING: </text:span><text:span text:style-name="T35">Stack copies are shallow, which means that the components themselves are shared between stacks. Components are compared using </text:span><text:span text:style-name="Source_20_Text"><text:span text:style-name="T35">equals</text:span></text:span><text:span text:style-name="T35"> for stack comparisons, and </text:span><text:span text:style-name="Source_20_Text"><text:span text:style-name="T35">hashCode</text:span></text:span><text:span text:style-name="T35"> can also be called when hashing stacks. </text:span><text:span text:style-name="Strong_20_Emphasis"><text:span text:style-name="T35">Therefore, data components must be immutable, and provide a correct implementation of </text:span></text:span><text:span text:style-name="Source_20_Text"><text:span text:style-name="T35">equals</text:span></text:span><text:span text:style-name="Strong_20_Emphasis"><text:span text:style-name="T35"> and </text:span></text:span><text:span text:style-name="Source_20_Text"><text:span text:style-name="T35">hashCode</text:span></text:span><text:span text:style-name="Strong_20_Emphasis"><text:span text:style-name="T35">.</text:span></text:span><text:span text:style-name="T35"> NeoForge adds a sanity check to make sure that components override these methods.</text:span></text:p>
      <text:p text:style-name="P40">For example, assuming that we want to store a single integer on an ItemStack, the code would have to change as follows:</text:p>
      <text:p text:style-name="P29"><text:span text:style-name="Source_20_Text"><text:span text:style-name="T15">+ DataComponentType&lt;Integer&gt; ENERGY = ...;</text:span></text:span></text:p>
      <text:p text:style-name="P29"/>
      <text:p text:style-name="P29"><text:span text:style-name="Source_20_Text"><text:span text:style-name="T14">- int energy = stack.getOrCreateTag().getInt("energy");</text:span></text:span></text:p>
      <text:p text:style-name="P29"><text:span text:style-name="Source_20_Text"><text:span text:style-name="T15">+ int energy = stack.getOrDefault(ENERGY, 0);</text:span></text:span></text:p>
      <text:p text:style-name="P29"/>
      <text:p text:style-name="P29"><text:span text:style-name="Source_20_Text"><text:span text:style-name="T14">- stack.getOrCreateTag().setInt("energy", 10);</text:span></text:span></text:p>
      <text:p text:style-name="P33"><text:span text:style-name="Source_20_Text"><text:span text:style-name="T15">+ stack.set(ENERGY, 10);</text:span></text:span></text:p>
      <text:p text:style-name="P40">For reference, have a look at the following code:</text:p>
      <text:list xml:id="list418655757" text:style-name="L38">
        <text:list-item>
          <text:p text:style-name="P151">All of <text:span text:style-name="Source_20_Text">DataComponentType</text:span> and <text:span text:style-name="Source_20_Text">DataComponentType.Builder</text:span>. </text:p>
        </text:list-item>
        <text:list-item>
          <text:p text:style-name="P151"><text:span text:style-name="Source_20_Text">DataComponentHolder</text:span> which is implemented by item stacks. </text:p>
        </text:list-item>
        <text:list-item>
          <text:p text:style-name="P151"><text:span text:style-name="Source_20_Text">ItemStack.set(..., ...)</text:span> and <text:span text:style-name="Source_20_Text">ItemStack.remove(...)</text:span> to change the components on a stack. </text:p>
        </text:list-item>
        <text:list-item>
          <text:p text:style-name="P96"><text:soft-page-break/><text:span text:style-name="Source_20_Text">ItemStack.update(...)</text:span> for convenience when updating the value of a component. </text:p>
        </text:list-item>
      </text:list>
      <text:p text:style-name="P40"><text:span text:style-name="Source_20_Text">Item</text:span>s can provide a default set of components.</text:p>
      <text:list xml:id="list2796187031" text:style-name="L39">
        <text:list-item>
          <text:p text:style-name="P97">See <text:span text:style-name="Source_20_Text">Item.Properties.component(...)</text:span> to add default components to items. </text:p>
        </text:list-item>
      </text:list>
      <text:h text:style-name="P27" text:outline-level="3"><text:bookmark-start text:name="__RefHeading___Toc339_998867869"/><text:bookmark text:name="comparison-with-data-attachments"/>Comparison with Data Attachments<text:bookmark-end text:name="__RefHeading___Toc339_998867869"/></text:h>
      <text:p text:style-name="P40">Stack data attachments were removed since they are superseded by this new system. While attachments were mutable and unique to each stack, data components are shared between stacks and <text:span text:style-name="Strong_20_Emphasis">must therefore be immutable</text:span>.</text:p>
      <text:p text:style-name="P40">For now, data attachments are still fully functional on other types of objects (block entities, chunks, entities, and levels).</text:p>
      <text:h text:style-name="Heading_20_2" text:outline-level="2"><text:bookmark-start text:name="__RefHeading___Toc202_998867869"/><text:bookmark text:name="capabilities"/>Capabilities<text:bookmark-end text:name="__RefHeading___Toc202_998867869"/></text:h>
      <text:p text:style-name="Text_20_body">Capabilities are designed to separate <text:span text:style-name="Strong_20_Emphasis">what</text:span> a block, entity or item stack can do from <text:span text:style-name="Strong_20_Emphasis">how</text:span> it does it. If you are wondering whether capabilities are the right tool for a job, ask yourself the following questions:</text:p>
      <text:list xml:id="list3516510790" text:style-name="L40">
        <text:list-item>
          <text:p text:style-name="P152">Do I only care about <text:span text:style-name="Strong_20_Emphasis">what</text:span> a block, entity or item stack can do, but not about <text:span text:style-name="Strong_20_Emphasis">how</text:span> it does it? </text:p>
        </text:list-item>
        <text:list-item>
          <text:p text:style-name="P152">Is the <text:span text:style-name="Strong_20_Emphasis">what</text:span>, the behavior, only available for some blocks, entities, or item stacks, but not all of them? </text:p>
        </text:list-item>
        <text:list-item>
          <text:p text:style-name="P98">Is the <text:span text:style-name="Strong_20_Emphasis">how</text:span>, the implementation of that behavior, dependent on the specific block, entity or item stack? </text:p>
        </text:list-item>
      </text:list>
      <text:p text:style-name="Text_20_body">Here are a few examples of good capability usage:</text:p>
      <text:list xml:id="list197360499" text:style-name="L41">
        <text:list-item>
          <text:p text:style-name="P153"><text:span text:style-name="Emphasis">“I want to count how many items are in some entity, but I do not know how the entity might store them.”</text:span> - Yes, use the <text:span text:style-name="Source_20_Text">IItemHandler</text:span> capability. </text:p>
        </text:list-item>
        <text:list-item>
          <text:p text:style-name="P153"><text:span text:style-name="Emphasis">“I want to fill some item stack with power, but I do not know how the item stack might store it.”</text:span> - Yes, use the <text:span text:style-name="Source_20_Text">IEnergyStorage</text:span> capability. </text:p>
        </text:list-item>
        <text:list-item>
          <text:p text:style-name="P99"><text:span text:style-name="Emphasis">“I want to apply some color to whatever block a player is currently targeting, but I do not know how the block will be transformed”</text:span>. - Yes. NeoForge does not provide a capability to color blocks, but you can implement one yourself. </text:p>
        </text:list-item>
      </text:list>
      <text:p text:style-name="Text_20_body">Here is an example of discouraged capability usage:</text:p>
      <text:list xml:id="list1901305058" text:style-name="L42">
        <text:list-item>
          <text:p text:style-name="P100"><text:span text:style-name="Emphasis">“I want to check if an entity is within the range of my machine.”</text:span> - No, use a helper method instead. </text:p>
        </text:list-item>
      </text:list>
      <text:p text:style-name="Text_20_body">NeoForge supports capabilities for blocks, entities, and item stacks.</text:p>
      <text:p text:style-name="Text_20_body">Capabilities allow looking up implementations of some APIs with some dispatching logic. The following kinds of capabilities are implemented in NeoForge:</text:p>
      <text:list xml:id="list3756368393" text:style-name="L43">
        <text:list-item>
          <text:p text:style-name="P154"><text:span text:style-name="Source_20_Text">BlockCapability</text:span>: capabilities for blocks and block entities; behavior depends on the specific <text:span text:style-name="Source_20_Text">Block</text:span>. </text:p>
        </text:list-item>
        <text:list-item>
          <text:p text:style-name="P154"><text:soft-page-break/><text:span text:style-name="Source_20_Text">EntityCapability</text:span>: capabilities for entities: behavior dependends on the specific <text:span text:style-name="Source_20_Text">EntityType</text:span>. </text:p>
        </text:list-item>
        <text:list-item>
          <text:p text:style-name="P101"><text:span text:style-name="Source_20_Text">ItemCapability</text:span>: capabilities for item stacks: behavior depends on the specific <text:span text:style-name="Source_20_Text">Item</text:span>. </text:p>
        </text:list-item>
      </text:list>
      <text:h text:style-name="Heading_20_3" text:outline-level="3"><text:bookmark-start text:name="__RefHeading___Toc204_998867869"/><text:bookmark text:name="creating-capabilities"/>Creating capabilities<text:bookmark-end text:name="__RefHeading___Toc204_998867869"/></text:h>
      <text:p text:style-name="Text_20_body">NeoForge already defines common capabilities, which we recommend for compatibility with other mods. For example:</text:p>
      <text:p text:style-name="P28"><text:span text:style-name="Source_20_Text"><text:span text:style-name="T17">// Standard item handler BlockCapability</text:span></text:span></text:p>
      <text:p text:style-name="P28"><text:span text:style-name="Source_20_Text"><text:span text:style-name="T16">Capabilities</text:span></text:span><text:span text:style-name="Source_20_Text"><text:span text:style-name="T14">.</text:span></text:span><text:span text:style-name="Source_20_Text"><text:span text:style-name="T15">ItemHandler</text:span></text:span><text:span text:style-name="Source_20_Text"><text:span text:style-name="T14">.</text:span></text:span><text:span text:style-name="Source_20_Text"><text:span text:style-name="T15">BLOCK</text:span></text:span></text:p>
      <text:p text:style-name="P28"><text:span text:style-name="Source_20_Text"><text:span text:style-name="T17">// Standard item handler ItemCapability</text:span></text:span></text:p>
      <text:p text:style-name="P28"><text:span text:style-name="Source_20_Text"><text:span text:style-name="T16">Capabilities</text:span></text:span><text:span text:style-name="Source_20_Text"><text:span text:style-name="T14">.</text:span></text:span><text:span text:style-name="Source_20_Text"><text:span text:style-name="T15">ItemHandler</text:span></text:span><text:span text:style-name="Source_20_Text"><text:span text:style-name="T14">.</text:span></text:span><text:span text:style-name="Source_20_Text"><text:span text:style-name="T15">ITEM</text:span></text:span></text:p>
      <text:p text:style-name="P28"/>
      <text:p text:style-name="P32"><text:span text:style-name="Source_20_Text"><text:span text:style-name="T17">// See the `Capabilities` class for the full list.</text:span></text:span></text:p>
      <text:p text:style-name="Text_20_body">If these are not sufficient, you can create your own capabilities. Creating a capability is a single function call, and the resulting object should be stored in a <text:span text:style-name="Source_20_Text">static final</text:span> field. The following parameters must be provided:</text:p>
      <text:list xml:id="list2340658417" text:style-name="L44">
        <text:list-item>
          <text:p text:style-name="P155">The name of the capability. Creating a capability with the same name multiple times will always return the same object. Capabilities with different names are <text:span text:style-name="Strong_20_Emphasis">completely independent</text:span>, and can be used for different purposes. </text:p>
        </text:list-item>
        <text:list-item>
          <text:p text:style-name="P155">The behavior type that is being queried. This is the <text:span text:style-name="Source_20_Text">T</text:span> type parameter. </text:p>
        </text:list-item>
        <text:list-item>
          <text:p text:style-name="P102">The type for additional context in the query. This is the <text:span text:style-name="Source_20_Text">C</text:span> type parameter. </text:p>
        </text:list-item>
      </text:list>
      <text:p text:style-name="Text_20_body">For example, here is how a capability for side-aware block <text:span text:style-name="Source_20_Text">IItemHandler</text:span>s might be declared:</text:p>
      <text:p text:style-name="P28"><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BlockCapability</text:span></text:span><text:span text:style-name="Source_20_Text"><text:span text:style-name="T14">&lt;</text:span></text:span><text:span text:style-name="Source_20_Text"><text:span text:style-name="T16">IItemHandler</text:span></text:span><text:span text:style-name="Source_20_Text"><text:span text:style-name="T14">,</text:span></text:span><text:span text:style-name="Source_20_Text"><text:span text:style-name="T16"> </text:span></text:span><text:span text:style-name="Source_20_Text"><text:span text:style-name="T15">@Nullable</text:span></text:span><text:span text:style-name="Source_20_Text"><text:span text:style-name="T16"> Direction</text:span></text:span><text:span text:style-name="Source_20_Text"><text:span text:style-name="T14">&gt;</text:span></text:span><text:span text:style-name="Source_20_Text"><text:span text:style-name="T16"> ITEM_HANDLER_BLOCK </text:span></text:span><text:span text:style-name="Source_20_Text"><text:span text:style-name="T14">=</text:span></text:span></text:p>
      <text:p text:style-name="P28"><text:span text:style-name="Source_20_Text"><text:span text:style-name="T16"><text:s text:c="4"/>BlockCapability</text:span></text:span><text:span text:style-name="Source_20_Text"><text:span text:style-name="T14">.</text:span></text:span><text:span text:style-name="Source_20_Text"><text:span text:style-name="T15">create</text:span></text:span><text:span text:style-name="Source_20_Text"><text:span text:style-name="T14">(</text:span></text:span></text:p>
      <text:p text:style-name="P28"><text:span text:style-name="Source_20_Text"><text:span text:style-name="T16"><text:s text:c="8"/></text:span></text:span><text:span text:style-name="Source_20_Text"><text:span text:style-name="T17">// Provide a name to uniquely identify the capability.</text:span></text:span></text:p>
      <text:p text:style-name="P28"><text:span text:style-name="Source_20_Text"><text:span text:style-name="T16"><text:s text:c="8"/></text:span></text:span><text:span text:style-name="Source_20_Text"><text:span text:style-name="T18">new</text:span></text:span><text:span text:style-name="Source_20_Text"><text:span text:style-name="T16"> ResourceLocation</text:span></text:span><text:span text:style-name="Source_20_Text"><text:span text:style-name="T14">(</text:span></text:span><text:span text:style-name="Source_20_Text"><text:span text:style-name="T19">"mymod"</text:span></text:span><text:span text:style-name="Source_20_Text"><text:span text:style-name="T14">,</text:span></text:span><text:span text:style-name="Source_20_Text"><text:span text:style-name="T16"> </text:span></text:span><text:span text:style-name="Source_20_Text"><text:span text:style-name="T19">"item_handler"</text:span></text:span><text:span text:style-name="Source_20_Text"><text:span text:style-name="T14">),</text:span></text:span></text:p>
      <text:p text:style-name="P28"><text:span text:style-name="Source_20_Text"><text:span text:style-name="T16"><text:s text:c="8"/></text:span></text:span><text:span text:style-name="Source_20_Text"><text:span text:style-name="T17">// Provide the queried type. Here, we want to look up `IItemHandler` instances.</text:span></text:span></text:p>
      <text:p text:style-name="P28"><text:span text:style-name="Source_20_Text"><text:span text:style-name="T16"><text:s text:c="8"/>IItemHandler</text:span></text:span><text:span text:style-name="Source_20_Text"><text:span text:style-name="T14">.</text:span></text:span><text:span text:style-name="Source_20_Text"><text:span text:style-name="T15">class</text:span></text:span><text:span text:style-name="Source_20_Text"><text:span text:style-name="T14">,</text:span></text:span></text:p>
      <text:p text:style-name="P28"><text:span text:style-name="Source_20_Text"><text:span text:style-name="T16"><text:s text:c="8"/></text:span></text:span><text:span text:style-name="Source_20_Text"><text:span text:style-name="T17">// Provide the context type. We will allow the query to receive an extra `Direction side` parameter.</text:span></text:span></text:p>
      <text:p text:style-name="P32"><text:span text:style-name="Source_20_Text"><text:span text:style-name="T16"><text:s text:c="8"/>Direction</text:span></text:span><text:span text:style-name="Source_20_Text"><text:span text:style-name="T14">.</text:span></text:span><text:span text:style-name="Source_20_Text"><text:span text:style-name="T15">class</text:span></text:span><text:span text:style-name="Source_20_Text"><text:span text:style-name="T14">);</text:span></text:span></text:p>
      <text:p text:style-name="Text_20_body">A <text:span text:style-name="Source_20_Text">@Nullable Direction</text:span> is so common for blocks that there is a dedicated helper:</text:p>
      <text:p text:style-name="P28"><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BlockCapability</text:span></text:span><text:span text:style-name="Source_20_Text"><text:span text:style-name="T14">&lt;</text:span></text:span><text:span text:style-name="Source_20_Text"><text:span text:style-name="T16">IItemHandler</text:span></text:span><text:span text:style-name="Source_20_Text"><text:span text:style-name="T14">,</text:span></text:span><text:span text:style-name="Source_20_Text"><text:span text:style-name="T16"> </text:span></text:span><text:span text:style-name="Source_20_Text"><text:span text:style-name="T15">@Nullable</text:span></text:span><text:span text:style-name="Source_20_Text"><text:span text:style-name="T16"> Direction</text:span></text:span><text:span text:style-name="Source_20_Text"><text:span text:style-name="T14">&gt;</text:span></text:span><text:span text:style-name="Source_20_Text"><text:span text:style-name="T16"> ITEM_HANDLER_BLOCK </text:span></text:span><text:span text:style-name="Source_20_Text"><text:span text:style-name="T14">=</text:span></text:span></text:p>
      <text:p text:style-name="P28"><text:span text:style-name="Source_20_Text"><text:span text:style-name="T16"><text:s text:c="4"/>BlockCapability</text:span></text:span><text:span text:style-name="Source_20_Text"><text:span text:style-name="T14">.</text:span></text:span><text:span text:style-name="Source_20_Text"><text:span text:style-name="T15">createSided</text:span></text:span><text:span text:style-name="Source_20_Text"><text:span text:style-name="T14">(</text:span></text:span></text:p>
      <text:p text:style-name="P28"><text:span text:style-name="Source_20_Text"><text:span text:style-name="T16"><text:s text:c="8"/></text:span></text:span><text:span text:style-name="Source_20_Text"><text:span text:style-name="T17">// Provide a name to uniquely identify the capability.</text:span></text:span></text:p>
      <text:p text:style-name="P28"><text:span text:style-name="Source_20_Text"><text:span text:style-name="T16"><text:s text:c="8"/></text:span></text:span><text:span text:style-name="Source_20_Text"><text:span text:style-name="T18">new</text:span></text:span><text:span text:style-name="Source_20_Text"><text:span text:style-name="T16"> ResourceLocation</text:span></text:span><text:span text:style-name="Source_20_Text"><text:span text:style-name="T14">(</text:span></text:span><text:span text:style-name="Source_20_Text"><text:span text:style-name="T19">"mymod"</text:span></text:span><text:span text:style-name="Source_20_Text"><text:span text:style-name="T14">,</text:span></text:span><text:span text:style-name="Source_20_Text"><text:span text:style-name="T16"> </text:span></text:span><text:span text:style-name="Source_20_Text"><text:span text:style-name="T19">"item_handler"</text:span></text:span><text:span text:style-name="Source_20_Text"><text:span text:style-name="T14">),</text:span></text:span></text:p>
      <text:p text:style-name="P28"><text:span text:style-name="Source_20_Text"><text:span text:style-name="T16"><text:s text:c="8"/></text:span></text:span><text:span text:style-name="Source_20_Text"><text:span text:style-name="T17">// Provide the queried type. Here, we want to look up `IItemHandler` instances.</text:span></text:span></text:p>
      <text:p text:style-name="P32"><text:span text:style-name="Source_20_Text"><text:span text:style-name="T16"><text:s text:c="8"/>IItemHandler</text:span></text:span><text:span text:style-name="Source_20_Text"><text:span text:style-name="T14">.</text:span></text:span><text:span text:style-name="Source_20_Text"><text:span text:style-name="T15">class</text:span></text:span><text:span text:style-name="Source_20_Text"><text:span text:style-name="T14">);</text:span></text:span></text:p>
      <text:p text:style-name="Text_20_body">If no context is required, <text:span text:style-name="Source_20_Text">Void</text:span> should be used. There is also a dedicated helper for context-less capabilities:</text:p>
      <text:p text:style-name="P28"><text:soft-page-break/><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BlockCapability</text:span></text:span><text:span text:style-name="Source_20_Text"><text:span text:style-name="T14">&lt;</text:span></text:span><text:span text:style-name="Source_20_Text"><text:span text:style-name="T16">IItemHandler</text:span></text:span><text:span text:style-name="Source_20_Text"><text:span text:style-name="T14">,</text:span></text:span><text:span text:style-name="Source_20_Text"><text:span text:style-name="T16"> Void</text:span></text:span><text:span text:style-name="Source_20_Text"><text:span text:style-name="T14">&gt;</text:span></text:span><text:span text:style-name="Source_20_Text"><text:span text:style-name="T16"> ITEM_HANDLER_NO_CONTEXT </text:span></text:span><text:span text:style-name="Source_20_Text"><text:span text:style-name="T14">=</text:span></text:span></text:p>
      <text:p text:style-name="P28"><text:span text:style-name="Source_20_Text"><text:span text:style-name="T16"><text:s text:c="4"/>BlockCapability</text:span></text:span><text:span text:style-name="Source_20_Text"><text:span text:style-name="T14">.</text:span></text:span><text:span text:style-name="Source_20_Text"><text:span text:style-name="T15">createVoid</text:span></text:span><text:span text:style-name="Source_20_Text"><text:span text:style-name="T14">(</text:span></text:span></text:p>
      <text:p text:style-name="P28"><text:span text:style-name="Source_20_Text"><text:span text:style-name="T16"><text:s text:c="8"/></text:span></text:span><text:span text:style-name="Source_20_Text"><text:span text:style-name="T17">// Provide a name to uniquely identify the capability.</text:span></text:span></text:p>
      <text:p text:style-name="P28"><text:span text:style-name="Source_20_Text"><text:span text:style-name="T16"><text:s text:c="8"/></text:span></text:span><text:span text:style-name="Source_20_Text"><text:span text:style-name="T18">new</text:span></text:span><text:span text:style-name="Source_20_Text"><text:span text:style-name="T16"> ResourceLocation</text:span></text:span><text:span text:style-name="Source_20_Text"><text:span text:style-name="T14">(</text:span></text:span><text:span text:style-name="Source_20_Text"><text:span text:style-name="T19">"mymod"</text:span></text:span><text:span text:style-name="Source_20_Text"><text:span text:style-name="T14">,</text:span></text:span><text:span text:style-name="Source_20_Text"><text:span text:style-name="T16"> </text:span></text:span><text:span text:style-name="Source_20_Text"><text:span text:style-name="T19">"item_handler_no_context"</text:span></text:span><text:span text:style-name="Source_20_Text"><text:span text:style-name="T14">),</text:span></text:span></text:p>
      <text:p text:style-name="P28"><text:span text:style-name="Source_20_Text"><text:span text:style-name="T16"><text:s text:c="8"/></text:span></text:span><text:span text:style-name="Source_20_Text"><text:span text:style-name="T17">// Provide the queried type. Here, we want to look up `IItemHandler` instances.</text:span></text:span></text:p>
      <text:p text:style-name="P32"><text:span text:style-name="Source_20_Text"><text:span text:style-name="T16"><text:s text:c="8"/>IItemHandler</text:span></text:span><text:span text:style-name="Source_20_Text"><text:span text:style-name="T14">.</text:span></text:span><text:span text:style-name="Source_20_Text"><text:span text:style-name="T15">class</text:span></text:span><text:span text:style-name="Source_20_Text"><text:span text:style-name="T14">);</text:span></text:span></text:p>
      <text:p text:style-name="Text_20_body">For entities and item stacks, similar methods exist in <text:span text:style-name="Source_20_Text">EntityCapability</text:span> and <text:span text:style-name="Source_20_Text">ItemCapability</text:span> respectively.</text:p>
      <text:h text:style-name="Heading_20_3" text:outline-level="3"><text:bookmark-start text:name="__RefHeading___Toc206_998867869"/><text:bookmark text:name="querying-capabilities"/>Querying capabilities<text:bookmark-end text:name="__RefHeading___Toc206_998867869"/></text:h>
      <text:p text:style-name="Text_20_body">Once we have our <text:span text:style-name="Source_20_Text">BlockCapability</text:span>, <text:span text:style-name="Source_20_Text">EntityCapability</text:span>, or <text:span text:style-name="Source_20_Text">ItemCapability</text:span> object in a static field, we can query a capability.</text:p>
      <text:p text:style-name="Text_20_body">Entities and item stacks have essentially the same API as before, but with a <text:span text:style-name="Source_20_Text">@Nullable T</text:span> return type instead of <text:span text:style-name="Source_20_Text">LazyOptional&lt;T&gt;</text:span>. Simply call <text:span text:style-name="Source_20_Text">getCapability</text:span> with the capability object and the context:</text:p>
      <text:p text:style-name="P28"><text:span text:style-name="Source_20_Text"><text:span text:style-name="T16">var object </text:span></text:span><text:span text:style-name="Source_20_Text"><text:span text:style-name="T14">=</text:span></text:span><text:span text:style-name="Source_20_Text"><text:span text:style-name="T16"> entity</text:span></text:span><text:span text:style-name="Source_20_Text"><text:span text:style-name="T14">.</text:span></text:span><text:span text:style-name="Source_20_Text"><text:span text:style-name="T15">getCapability</text:span></text:span><text:span text:style-name="Source_20_Text"><text:span text:style-name="T14">(</text:span></text:span><text:span text:style-name="Source_20_Text"><text:span text:style-name="T16">CAP</text:span></text:span><text:span text:style-name="Source_20_Text"><text:span text:style-name="T14">,</text:span></text:span><text:span text:style-name="Source_20_Text"><text:span text:style-name="T16"> context</text:span></text:span><text:span text:style-name="Source_20_Text"><text:span text:style-name="T14">);</text:span></text:span></text:p>
      <text:p text:style-name="P28"><text:span text:style-name="Source_20_Text"><text:span text:style-name="T18">if</text:span></text:span><text:span text:style-name="Source_20_Text"><text:span text:style-name="T16"> </text:span></text:span><text:span text:style-name="Source_20_Text"><text:span text:style-name="T14">(</text:span></text:span><text:span text:style-name="Source_20_Text"><text:span text:style-name="T16">object </text:span></text:span><text:span text:style-name="Source_20_Text"><text:span text:style-name="T14">!=</text:span></text:span><text:span text:style-name="Source_20_Text"><text:span text:style-name="T16"> </text:span></text:span><text:span text:style-name="Source_20_Text"><text:span text:style-name="T18">null</text:span></text:span><text:span text:style-name="Source_20_Text"><text:span text:style-name="T14">)</text:span></text:span><text:span text:style-name="Source_20_Text"><text:span text:style-name="T16"> </text:span></text:span><text:span text:style-name="Source_20_Text"><text:span text:style-name="T14">{</text:span></text:span></text:p>
      <text:p text:style-name="P28"><text:span text:style-name="Source_20_Text"><text:span text:style-name="T16"><text:s text:c="4"/></text:span></text:span><text:span text:style-name="Source_20_Text"><text:span text:style-name="T17">// Use object</text:span></text:span></text:p>
      <text:p text:style-name="P32"><text:span text:style-name="Source_20_Text"><text:span text:style-name="T14">}</text:span></text:span></text:p>
      <text:p text:style-name="P28"><text:span text:style-name="Source_20_Text"><text:span text:style-name="T16">var object </text:span></text:span><text:span text:style-name="Source_20_Text"><text:span text:style-name="T14">=</text:span></text:span><text:span text:style-name="Source_20_Text"><text:span text:style-name="T16"> stack</text:span></text:span><text:span text:style-name="Source_20_Text"><text:span text:style-name="T14">.</text:span></text:span><text:span text:style-name="Source_20_Text"><text:span text:style-name="T15">getCapability</text:span></text:span><text:span text:style-name="Source_20_Text"><text:span text:style-name="T14">(</text:span></text:span><text:span text:style-name="Source_20_Text"><text:span text:style-name="T16">CAP</text:span></text:span><text:span text:style-name="Source_20_Text"><text:span text:style-name="T14">,</text:span></text:span><text:span text:style-name="Source_20_Text"><text:span text:style-name="T16"> context</text:span></text:span><text:span text:style-name="Source_20_Text"><text:span text:style-name="T14">);</text:span></text:span></text:p>
      <text:p text:style-name="P28"><text:span text:style-name="Source_20_Text"><text:span text:style-name="T18">if</text:span></text:span><text:span text:style-name="Source_20_Text"><text:span text:style-name="T16"> </text:span></text:span><text:span text:style-name="Source_20_Text"><text:span text:style-name="T14">(</text:span></text:span><text:span text:style-name="Source_20_Text"><text:span text:style-name="T16">object </text:span></text:span><text:span text:style-name="Source_20_Text"><text:span text:style-name="T14">!=</text:span></text:span><text:span text:style-name="Source_20_Text"><text:span text:style-name="T16"> </text:span></text:span><text:span text:style-name="Source_20_Text"><text:span text:style-name="T18">null</text:span></text:span><text:span text:style-name="Source_20_Text"><text:span text:style-name="T14">)</text:span></text:span><text:span text:style-name="Source_20_Text"><text:span text:style-name="T16"> </text:span></text:span><text:span text:style-name="Source_20_Text"><text:span text:style-name="T14">{</text:span></text:span></text:p>
      <text:p text:style-name="P28"><text:span text:style-name="Source_20_Text"><text:span text:style-name="T16"><text:s text:c="4"/></text:span></text:span><text:span text:style-name="Source_20_Text"><text:span text:style-name="T17">// Use object</text:span></text:span></text:p>
      <text:p text:style-name="P32"><text:span text:style-name="Source_20_Text"><text:span text:style-name="T14">}</text:span></text:span></text:p>
      <text:p text:style-name="Text_20_body">Block capabilities are used differently, to accommodate for capabilities provided by blocks without block entities. The query is performed on a <text:span text:style-name="Source_20_Text">level</text:span>:</text:p>
      <text:p text:style-name="P28"><text:span text:style-name="Source_20_Text"><text:span text:style-name="T16">var object </text:span></text:span><text:span text:style-name="Source_20_Text"><text:span text:style-name="T14">=</text:span></text:span><text:span text:style-name="Source_20_Text"><text:span text:style-name="T16"> level</text:span></text:span><text:span text:style-name="Source_20_Text"><text:span text:style-name="T14">.</text:span></text:span><text:span text:style-name="Source_20_Text"><text:span text:style-name="T15">getCapability</text:span></text:span><text:span text:style-name="Source_20_Text"><text:span text:style-name="T14">(</text:span></text:span><text:span text:style-name="Source_20_Text"><text:span text:style-name="T16">CAP</text:span></text:span><text:span text:style-name="Source_20_Text"><text:span text:style-name="T14">,</text:span></text:span><text:span text:style-name="Source_20_Text"><text:span text:style-name="T16"> pos</text:span></text:span><text:span text:style-name="Source_20_Text"><text:span text:style-name="T14">,</text:span></text:span><text:span text:style-name="Source_20_Text"><text:span text:style-name="T16"> context</text:span></text:span><text:span text:style-name="Source_20_Text"><text:span text:style-name="T14">);</text:span></text:span></text:p>
      <text:p text:style-name="P28"><text:span text:style-name="Source_20_Text"><text:span text:style-name="T18">if</text:span></text:span><text:span text:style-name="Source_20_Text"><text:span text:style-name="T16"> </text:span></text:span><text:span text:style-name="Source_20_Text"><text:span text:style-name="T14">(</text:span></text:span><text:span text:style-name="Source_20_Text"><text:span text:style-name="T16">object </text:span></text:span><text:span text:style-name="Source_20_Text"><text:span text:style-name="T14">!=</text:span></text:span><text:span text:style-name="Source_20_Text"><text:span text:style-name="T16"> </text:span></text:span><text:span text:style-name="Source_20_Text"><text:span text:style-name="T18">null</text:span></text:span><text:span text:style-name="Source_20_Text"><text:span text:style-name="T14">)</text:span></text:span><text:span text:style-name="Source_20_Text"><text:span text:style-name="T16"> </text:span></text:span><text:span text:style-name="Source_20_Text"><text:span text:style-name="T14">{</text:span></text:span></text:p>
      <text:p text:style-name="P28"><text:span text:style-name="Source_20_Text"><text:span text:style-name="T16"><text:s text:c="4"/></text:span></text:span><text:span text:style-name="Source_20_Text"><text:span text:style-name="T17">// Use object</text:span></text:span></text:p>
      <text:p text:style-name="P32"><text:span text:style-name="Source_20_Text"><text:span text:style-name="T14">}</text:span></text:span></text:p>
      <text:p text:style-name="Text_20_body">If the block entity and/or the block state is known, they can be passed to save on query time:</text:p>
      <text:p text:style-name="P28"><text:span text:style-name="Source_20_Text"><text:span text:style-name="T16">var object </text:span></text:span><text:span text:style-name="Source_20_Text"><text:span text:style-name="T14">=</text:span></text:span><text:span text:style-name="Source_20_Text"><text:span text:style-name="T16"> level</text:span></text:span><text:span text:style-name="Source_20_Text"><text:span text:style-name="T14">.</text:span></text:span><text:span text:style-name="Source_20_Text"><text:span text:style-name="T15">getCapability</text:span></text:span><text:span text:style-name="Source_20_Text"><text:span text:style-name="T14">(</text:span></text:span><text:span text:style-name="Source_20_Text"><text:span text:style-name="T16">CAP</text:span></text:span><text:span text:style-name="Source_20_Text"><text:span text:style-name="T14">,</text:span></text:span><text:span text:style-name="Source_20_Text"><text:span text:style-name="T16"> pos</text:span></text:span><text:span text:style-name="Source_20_Text"><text:span text:style-name="T14">,</text:span></text:span><text:span text:style-name="Source_20_Text"><text:span text:style-name="T16"> blockState</text:span></text:span><text:span text:style-name="Source_20_Text"><text:span text:style-name="T14">,</text:span></text:span><text:span text:style-name="Source_20_Text"><text:span text:style-name="T16"> blockEntity</text:span></text:span><text:span text:style-name="Source_20_Text"><text:span text:style-name="T14">,</text:span></text:span><text:span text:style-name="Source_20_Text"><text:span text:style-name="T16"> context</text:span></text:span><text:span text:style-name="Source_20_Text"><text:span text:style-name="T14">);</text:span></text:span></text:p>
      <text:p text:style-name="P28"><text:span text:style-name="Source_20_Text"><text:span text:style-name="T18">if</text:span></text:span><text:span text:style-name="Source_20_Text"><text:span text:style-name="T16"> </text:span></text:span><text:span text:style-name="Source_20_Text"><text:span text:style-name="T14">(</text:span></text:span><text:span text:style-name="Source_20_Text"><text:span text:style-name="T16">object </text:span></text:span><text:span text:style-name="Source_20_Text"><text:span text:style-name="T14">!=</text:span></text:span><text:span text:style-name="Source_20_Text"><text:span text:style-name="T16"> </text:span></text:span><text:span text:style-name="Source_20_Text"><text:span text:style-name="T18">null</text:span></text:span><text:span text:style-name="Source_20_Text"><text:span text:style-name="T14">)</text:span></text:span><text:span text:style-name="Source_20_Text"><text:span text:style-name="T16"> </text:span></text:span><text:span text:style-name="Source_20_Text"><text:span text:style-name="T14">{</text:span></text:span></text:p>
      <text:p text:style-name="P28"><text:span text:style-name="Source_20_Text"><text:span text:style-name="T16"><text:s text:c="4"/></text:span></text:span><text:span text:style-name="Source_20_Text"><text:span text:style-name="T17">// Use object</text:span></text:span></text:p>
      <text:p text:style-name="P32"><text:span text:style-name="Source_20_Text"><text:span text:style-name="T14">}</text:span></text:span></text:p>
      <text:p text:style-name="Text_20_body">To give a more concrete example, here is how one might query an <text:span text:style-name="Source_20_Text">IItemHandler</text:span> capability for a block, from the <text:span text:style-name="Source_20_Text">Direction.NORTH</text:span> side:</text:p>
      <text:p text:style-name="P28"><text:span text:style-name="Source_20_Text"><text:span text:style-name="T16">IItemHandler handler </text:span></text:span><text:span text:style-name="Source_20_Text"><text:span text:style-name="T14">=</text:span></text:span><text:span text:style-name="Source_20_Text"><text:span text:style-name="T16"> level</text:span></text:span><text:span text:style-name="Source_20_Text"><text:span text:style-name="T14">.</text:span></text:span><text:span text:style-name="Source_20_Text"><text:span text:style-name="T15">getCapability</text:span></text:span><text:span text:style-name="Source_20_Text"><text:span text:style-name="T14">(</text:span></text:span><text:span text:style-name="Source_20_Text"><text:span text:style-name="T16">Capabilities</text:span></text:span><text:span text:style-name="Source_20_Text"><text:span text:style-name="T14">.</text:span></text:span><text:span text:style-name="Source_20_Text"><text:span text:style-name="T15">ItemHandler</text:span></text:span><text:span text:style-name="Source_20_Text"><text:span text:style-name="T14">.</text:span></text:span><text:span text:style-name="Source_20_Text"><text:span text:style-name="T15">BLOCK</text:span></text:span><text:span text:style-name="Source_20_Text"><text:span text:style-name="T14">,</text:span></text:span><text:span text:style-name="Source_20_Text"><text:span text:style-name="T16"> pos</text:span></text:span><text:span text:style-name="Source_20_Text"><text:span text:style-name="T14">,</text:span></text:span><text:span text:style-name="Source_20_Text"><text:span text:style-name="T16"> Direction</text:span></text:span><text:span text:style-name="Source_20_Text"><text:span text:style-name="T14">.</text:span></text:span><text:span text:style-name="Source_20_Text"><text:span text:style-name="T15">NORTH</text:span></text:span><text:span text:style-name="Source_20_Text"><text:span text:style-name="T14">);</text:span></text:span></text:p>
      <text:p text:style-name="P28"><text:span text:style-name="Source_20_Text"><text:span text:style-name="T18">if</text:span></text:span><text:span text:style-name="Source_20_Text"><text:span text:style-name="T16"> </text:span></text:span><text:span text:style-name="Source_20_Text"><text:span text:style-name="T14">(</text:span></text:span><text:span text:style-name="Source_20_Text"><text:span text:style-name="T16">handler </text:span></text:span><text:span text:style-name="Source_20_Text"><text:span text:style-name="T14">!=</text:span></text:span><text:span text:style-name="Source_20_Text"><text:span text:style-name="T16"> </text:span></text:span><text:span text:style-name="Source_20_Text"><text:span text:style-name="T18">null</text:span></text:span><text:span text:style-name="Source_20_Text"><text:span text:style-name="T14">)</text:span></text:span><text:span text:style-name="Source_20_Text"><text:span text:style-name="T16"> </text:span></text:span><text:span text:style-name="Source_20_Text"><text:span text:style-name="T14">{</text:span></text:span></text:p>
      <text:p text:style-name="P28"><text:span text:style-name="Source_20_Text"><text:span text:style-name="T16"><text:s text:c="4"/></text:span></text:span><text:span text:style-name="Source_20_Text"><text:span text:style-name="T17">// Use the handler for some item-related operation.</text:span></text:span></text:p>
      <text:p text:style-name="P32"><text:span text:style-name="Source_20_Text"><text:span text:style-name="T14">}</text:span></text:span></text:p>
      <text:h text:style-name="Heading_20_3" text:outline-level="3"><text:bookmark-start text:name="__RefHeading___Toc208_998867869"/><text:bookmark text:name="block-capability-caching"/><text:soft-page-break/>Block capability caching<text:bookmark-end text:name="__RefHeading___Toc208_998867869"/></text:h>
      <text:p text:style-name="Text_20_body">For efficient queries and automatic caching, use <text:span text:style-name="Source_20_Text">BlockCapabilityCache</text:span> instead of directly calling <text:span text:style-name="Source_20_Text">level.getCapability</text:span>. This is a more powerful replacement for the old <text:span text:style-name="Source_20_Text">LazyOptional</text:span> invalidation system.</text:p>
      <text:p text:style-name="Text_20_body">When a capability is looked up, the system will perform the following steps under the hood:</text:p>
      <text:list xml:id="list726016730" text:style-name="L45">
        <text:list-item>
          <text:p text:style-name="P156">Fetch block entity and block state if they were not supplied. </text:p>
        </text:list-item>
        <text:list-item>
          <text:p text:style-name="P156">Fetch registered capability providers. (More on this below). </text:p>
        </text:list-item>
        <text:list-item>
          <text:p text:style-name="P156">Iterate the providers and ask them if they can provide the capability. </text:p>
        </text:list-item>
        <text:list-item>
          <text:p text:style-name="P103">One of the providers will return a capability instance, potentially allocating a new object. </text:p>
        </text:list-item>
      </text:list>
      <text:p text:style-name="Text_20_body">The implementation is rather efficient, but for queries that are performed frequently, for example every game tick, these steps can take a significant amount of server time. The <text:span text:style-name="Source_20_Text">BlockCapabilityCache</text:span> system provides a dramatic speedup for capabilities that are frequently queried at a given position.</text:p>
      <text:p text:style-name="Text_20_body">Generally, a <text:span text:style-name="Source_20_Text">BlockCapabilityCache</text:span> will be created once and then stored in a field of the object performing frequent capability queries. When exactly you store the cache is up to you. The cache must be provided with the capability to query, the level, the position, and the query context.</text:p>
      <text:p text:style-name="P28"><text:span text:style-name="Source_20_Text"><text:span text:style-name="T17">// Declare the field:</text:span></text:span></text:p>
      <text:p text:style-name="P28"><text:span text:style-name="Source_20_Text"><text:span text:style-name="T18">private</text:span></text:span><text:span text:style-name="Source_20_Text"><text:span text:style-name="T16"> BlockCapabilityCache</text:span></text:span><text:span text:style-name="Source_20_Text"><text:span text:style-name="T14">&lt;</text:span></text:span><text:span text:style-name="Source_20_Text"><text:span text:style-name="T16">IItemHandler</text:span></text:span><text:span text:style-name="Source_20_Text"><text:span text:style-name="T14">,</text:span></text:span><text:span text:style-name="Source_20_Text"><text:span text:style-name="T16"> </text:span></text:span><text:span text:style-name="Source_20_Text"><text:span text:style-name="T15">@Nullable</text:span></text:span><text:span text:style-name="Source_20_Text"><text:span text:style-name="T16"> Direction</text:span></text:span><text:span text:style-name="Source_20_Text"><text:span text:style-name="T14">&gt;</text:span></text:span><text:span text:style-name="Source_20_Text"><text:span text:style-name="T16"> capCache</text:span></text:span><text:span text:style-name="Source_20_Text"><text:span text:style-name="T14">;</text:span></text:span></text:p>
      <text:p text:style-name="P28"/>
      <text:p text:style-name="P28"><text:span text:style-name="Source_20_Text"><text:span text:style-name="T17">// Later, for example in `onLoad` for a block entity:</text:span></text:span></text:p>
      <text:p text:style-name="P28"><text:span text:style-name="Source_20_Text"><text:span text:style-name="T18">this</text:span></text:span><text:span text:style-name="Source_20_Text"><text:span text:style-name="T14">.</text:span></text:span><text:span text:style-name="Source_20_Text"><text:span text:style-name="T15">capCache</text:span></text:span><text:span text:style-name="Source_20_Text"><text:span text:style-name="T16"> </text:span></text:span><text:span text:style-name="Source_20_Text"><text:span text:style-name="T14">=</text:span></text:span><text:span text:style-name="Source_20_Text"><text:span text:style-name="T16"> BlockCapabilityCache</text:span></text:span><text:span text:style-name="Source_20_Text"><text:span text:style-name="T14">.</text:span></text:span><text:span text:style-name="Source_20_Text"><text:span text:style-name="T15">create</text:span></text:span><text:span text:style-name="Source_20_Text"><text:span text:style-name="T14">(</text:span></text:span></text:p>
      <text:p text:style-name="P28"><text:span text:style-name="Source_20_Text"><text:span text:style-name="T16"><text:s text:c="8"/>Capabilities</text:span></text:span><text:span text:style-name="Source_20_Text"><text:span text:style-name="T14">.</text:span></text:span><text:span text:style-name="Source_20_Text"><text:span text:style-name="T15">ItemHandler</text:span></text:span><text:span text:style-name="Source_20_Text"><text:span text:style-name="T14">.</text:span></text:span><text:span text:style-name="Source_20_Text"><text:span text:style-name="T15">BLOCK</text:span></text:span><text:span text:style-name="Source_20_Text"><text:span text:style-name="T14">,</text:span></text:span><text:span text:style-name="Source_20_Text"><text:span text:style-name="T16"> </text:span></text:span><text:span text:style-name="Source_20_Text"><text:span text:style-name="T17">// capability to cache</text:span></text:span></text:p>
      <text:p text:style-name="P28"><text:span text:style-name="Source_20_Text"><text:span text:style-name="T16"><text:s text:c="8"/>level</text:span></text:span><text:span text:style-name="Source_20_Text"><text:span text:style-name="T14">,</text:span></text:span><text:span text:style-name="Source_20_Text"><text:span text:style-name="T16"> </text:span></text:span><text:span text:style-name="Source_20_Text"><text:span text:style-name="T17">// level</text:span></text:span></text:p>
      <text:p text:style-name="P28"><text:span text:style-name="Source_20_Text"><text:span text:style-name="T16"><text:s text:c="8"/>pos</text:span></text:span><text:span text:style-name="Source_20_Text"><text:span text:style-name="T14">,</text:span></text:span><text:span text:style-name="Source_20_Text"><text:span text:style-name="T16"> </text:span></text:span><text:span text:style-name="Source_20_Text"><text:span text:style-name="T17">// target position</text:span></text:span></text:p>
      <text:p text:style-name="P28"><text:span text:style-name="Source_20_Text"><text:span text:style-name="T16"><text:s text:c="8"/>Direction</text:span></text:span><text:span text:style-name="Source_20_Text"><text:span text:style-name="T14">.</text:span></text:span><text:span text:style-name="Source_20_Text"><text:span text:style-name="T15">NORTH</text:span></text:span><text:span text:style-name="Source_20_Text"><text:span text:style-name="T16"> </text:span></text:span><text:span text:style-name="Source_20_Text"><text:span text:style-name="T17">// context</text:span></text:span></text:p>
      <text:p text:style-name="P32"><text:span text:style-name="Source_20_Text"><text:span text:style-name="T14">);</text:span></text:span></text:p>
      <text:p text:style-name="Text_20_body">Querying the cache is then done with <text:span text:style-name="Source_20_Text">getCapability()</text:span>:</text:p>
      <text:p text:style-name="P28"><text:span text:style-name="Source_20_Text"><text:span text:style-name="T16">IItemHandler handler </text:span></text:span><text:span text:style-name="Source_20_Text"><text:span text:style-name="T14">=</text:span></text:span><text:span text:style-name="Source_20_Text"><text:span text:style-name="T16"> </text:span></text:span><text:span text:style-name="Source_20_Text"><text:span text:style-name="T18">this</text:span></text:span><text:span text:style-name="Source_20_Text"><text:span text:style-name="T14">.</text:span></text:span><text:span text:style-name="Source_20_Text"><text:span text:style-name="T15">capCache</text:span></text:span><text:span text:style-name="Source_20_Text"><text:span text:style-name="T14">.</text:span></text:span><text:span text:style-name="Source_20_Text"><text:span text:style-name="T15">getCapability</text:span></text:span><text:span text:style-name="Source_20_Text"><text:span text:style-name="T14">();</text:span></text:span></text:p>
      <text:p text:style-name="P28"><text:span text:style-name="Source_20_Text"><text:span text:style-name="T18">if</text:span></text:span><text:span text:style-name="Source_20_Text"><text:span text:style-name="T16"> </text:span></text:span><text:span text:style-name="Source_20_Text"><text:span text:style-name="T14">(</text:span></text:span><text:span text:style-name="Source_20_Text"><text:span text:style-name="T16">handler </text:span></text:span><text:span text:style-name="Source_20_Text"><text:span text:style-name="T14">!=</text:span></text:span><text:span text:style-name="Source_20_Text"><text:span text:style-name="T16"> </text:span></text:span><text:span text:style-name="Source_20_Text"><text:span text:style-name="T18">null</text:span></text:span><text:span text:style-name="Source_20_Text"><text:span text:style-name="T14">)</text:span></text:span><text:span text:style-name="Source_20_Text"><text:span text:style-name="T16"> </text:span></text:span><text:span text:style-name="Source_20_Text"><text:span text:style-name="T14">{</text:span></text:span></text:p>
      <text:p text:style-name="P28"><text:span text:style-name="Source_20_Text"><text:span text:style-name="T16"><text:s text:c="4"/></text:span></text:span><text:span text:style-name="Source_20_Text"><text:span text:style-name="T17">// Use the handler for some item-related operation.</text:span></text:span></text:p>
      <text:p text:style-name="P32"><text:span text:style-name="Source_20_Text"><text:span text:style-name="T14">}</text:span></text:span></text:p>
      <text:p text:style-name="Text_20_body"><text:span text:style-name="Strong_20_Emphasis">The cache is automatically cleared by the garbage collector, there is no need to unregister it.</text:span></text:p>
      <text:p text:style-name="Text_20_body">It is also possible to receive notifications when the capability object changes! This includes capabilities changing (<text:span text:style-name="Source_20_Text">oldHandler != newHandler</text:span>), becoming unavailable (<text:span text:style-name="Source_20_Text">null</text:span>) or becoming available again (not <text:span text:style-name="Source_20_Text">null</text:span> anymore).</text:p>
      <text:p text:style-name="Text_20_body">The cache then needs to be created with two additional parameters:</text:p>
      <text:list xml:id="list1497505457" text:style-name="L46">
        <text:list-item>
          <text:p text:style-name="P157">A validity check, that is used to determine if the cache is still valid. In the simplest usage as a block entity field, <text:span text:style-name="Source_20_Text">() -&gt; !this.isRemoved()</text:span> will do. </text:p>
        </text:list-item>
        <text:list-item>
          <text:p text:style-name="P104">An invalidation listener, that is called when the capability changes. This is where you can react to capability changes, removals, or appearances. </text:p>
        </text:list-item>
      </text:list>
      <text:p text:style-name="P28"><text:soft-page-break/><text:span text:style-name="Source_20_Text"><text:span text:style-name="T17">// With optional invalidation listener:</text:span></text:span></text:p>
      <text:p text:style-name="P28"><text:span text:style-name="Source_20_Text"><text:span text:style-name="T18">this</text:span></text:span><text:span text:style-name="Source_20_Text"><text:span text:style-name="T14">.</text:span></text:span><text:span text:style-name="Source_20_Text"><text:span text:style-name="T15">capCache</text:span></text:span><text:span text:style-name="Source_20_Text"><text:span text:style-name="T16"> </text:span></text:span><text:span text:style-name="Source_20_Text"><text:span text:style-name="T14">=</text:span></text:span><text:span text:style-name="Source_20_Text"><text:span text:style-name="T16"> BlockCapabilityCache</text:span></text:span><text:span text:style-name="Source_20_Text"><text:span text:style-name="T14">.</text:span></text:span><text:span text:style-name="Source_20_Text"><text:span text:style-name="T15">create</text:span></text:span><text:span text:style-name="Source_20_Text"><text:span text:style-name="T14">(</text:span></text:span></text:p>
      <text:p text:style-name="P28"><text:span text:style-name="Source_20_Text"><text:span text:style-name="T16"><text:s text:c="8"/>Capabilities</text:span></text:span><text:span text:style-name="Source_20_Text"><text:span text:style-name="T14">.</text:span></text:span><text:span text:style-name="Source_20_Text"><text:span text:style-name="T15">ItemHandler</text:span></text:span><text:span text:style-name="Source_20_Text"><text:span text:style-name="T14">.</text:span></text:span><text:span text:style-name="Source_20_Text"><text:span text:style-name="T15">BLOCK</text:span></text:span><text:span text:style-name="Source_20_Text"><text:span text:style-name="T14">,</text:span></text:span><text:span text:style-name="Source_20_Text"><text:span text:style-name="T16"> </text:span></text:span><text:span text:style-name="Source_20_Text"><text:span text:style-name="T17">// capability to cache</text:span></text:span></text:p>
      <text:p text:style-name="P28"><text:span text:style-name="Source_20_Text"><text:span text:style-name="T16"><text:s text:c="8"/>level</text:span></text:span><text:span text:style-name="Source_20_Text"><text:span text:style-name="T14">,</text:span></text:span><text:span text:style-name="Source_20_Text"><text:span text:style-name="T16"> </text:span></text:span><text:span text:style-name="Source_20_Text"><text:span text:style-name="T17">// level</text:span></text:span></text:p>
      <text:p text:style-name="P28"><text:span text:style-name="Source_20_Text"><text:span text:style-name="T16"><text:s text:c="8"/>pos</text:span></text:span><text:span text:style-name="Source_20_Text"><text:span text:style-name="T14">,</text:span></text:span><text:span text:style-name="Source_20_Text"><text:span text:style-name="T16"> </text:span></text:span><text:span text:style-name="Source_20_Text"><text:span text:style-name="T17">// target position</text:span></text:span></text:p>
      <text:p text:style-name="P28"><text:span text:style-name="Source_20_Text"><text:span text:style-name="T16"><text:s text:c="8"/>Direction</text:span></text:span><text:span text:style-name="Source_20_Text"><text:span text:style-name="T14">.</text:span></text:span><text:span text:style-name="Source_20_Text"><text:span text:style-name="T15">NORTH</text:span></text:span><text:span text:style-name="Source_20_Text"><text:span text:style-name="T14">,</text:span></text:span><text:span text:style-name="Source_20_Text"><text:span text:style-name="T16"> </text:span></text:span><text:span text:style-name="Source_20_Text"><text:span text:style-name="T17">// context</text:span></text:span></text:p>
      <text:p text:style-name="P28"><text:span text:style-name="Source_20_Text"><text:span text:style-name="T16"><text:s text:c="8"/></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text:span></text:span><text:span text:style-name="Source_20_Text"><text:span text:style-name="T14">!</text:span></text:span><text:span text:style-name="Source_20_Text"><text:span text:style-name="T18">this</text:span></text:span><text:span text:style-name="Source_20_Text"><text:span text:style-name="T14">.</text:span></text:span><text:span text:style-name="Source_20_Text"><text:span text:style-name="T15">isRemoved</text:span></text:span><text:span text:style-name="Source_20_Text"><text:span text:style-name="T14">(),</text:span></text:span><text:span text:style-name="Source_20_Text"><text:span text:style-name="T16"> </text:span></text:span><text:span text:style-name="Source_20_Text"><text:span text:style-name="T17">// validity check (because the cache might outlive the object it belongs to)</text:span></text:span></text:p>
      <text:p text:style-name="P28"><text:span text:style-name="Source_20_Text"><text:span text:style-name="T16"><text:s text:c="8"/></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onCapInvalidate</text:span></text:span><text:span text:style-name="Source_20_Text"><text:span text:style-name="T14">()</text:span></text:span><text:span text:style-name="Source_20_Text"><text:span text:style-name="T16"> </text:span></text:span><text:span text:style-name="Source_20_Text"><text:span text:style-name="T17">// invalidation listener</text:span></text:span></text:p>
      <text:p text:style-name="P32"><text:span text:style-name="Source_20_Text"><text:span text:style-name="T14">);</text:span></text:span></text:p>
      <text:p text:style-name="Text_20_body">For this system to work, <text:span text:style-name="Strong_20_Emphasis">modders must call </text:span><text:span text:style-name="Strong_20_Emphasis"><text:span text:style-name="Source_20_Text">level.invalidateCapabilities(pos)</text:span></text:span><text:span text:style-name="Strong_20_Emphasis"> whenever a capability changes, appears, or disappears</text:span>.</text:p>
      <text:p text:style-name="P28"><text:span text:style-name="Source_20_Text"><text:span text:style-name="T17">// whenever a capability changes, appears, or disappears:</text:span></text:span></text:p>
      <text:p text:style-name="P32"><text:span text:style-name="Source_20_Text"><text:span text:style-name="T16">level</text:span></text:span><text:span text:style-name="Source_20_Text"><text:span text:style-name="T14">.</text:span></text:span><text:span text:style-name="Source_20_Text"><text:span text:style-name="T15">invalidateCapabilities</text:span></text:span><text:span text:style-name="Source_20_Text"><text:span text:style-name="T14">(</text:span></text:span><text:span text:style-name="Source_20_Text"><text:span text:style-name="T16">pos</text:span></text:span><text:span text:style-name="Source_20_Text"><text:span text:style-name="T14">);</text:span></text:span></text:p>
      <text:p text:style-name="Text_20_body">NeoForge already handles common cases such as chunk load/unloads and block entity creation/removal, but other cases need to be handled explicitly by modders. For example, modders must invalidate capabilities in the following cases:</text:p>
      <text:list xml:id="list2466027663" text:style-name="L47">
        <text:list-item>
          <text:p text:style-name="P158">If the configuration of a capability-providing block entity changes. </text:p>
        </text:list-item>
        <text:list-item>
          <text:p text:style-name="P158">If a capability-providing block (without a block entity) is placed or changes state, by overriding <text:span text:style-name="Source_20_Text">onPlace</text:span>. </text:p>
        </text:list-item>
        <text:list-item>
          <text:p text:style-name="P105">If a capability-providing block (without a block entity) is removed, by overriding <text:span text:style-name="Source_20_Text">onRemove</text:span>. </text:p>
        </text:list-item>
      </text:list>
      <text:p text:style-name="Text_20_body">For a plain block example, refer to the <text:span text:style-name="Source_20_Text">ComposterBlock.java</text:span> file.</text:p>
      <text:p text:style-name="Text_20_body">For more information, refer to the javadoc of <text:span text:style-name="Source_20_Text">IBlockCapabilityProvider</text:span>.</text:p>
      <text:h text:style-name="Heading_20_3" text:outline-level="3"><text:bookmark-start text:name="__RefHeading___Toc210_998867869"/><text:bookmark text:name="registering-capabilities"/>Registering capabilities<text:bookmark-end text:name="__RefHeading___Toc210_998867869"/></text:h>
      <text:p text:style-name="Text_20_body">A capability <text:span text:style-name="Emphasis">provider</text:span> is what ultimately supplies a capability. A capability provider is function that can either return a capability instance, or <text:span text:style-name="Source_20_Text">null</text:span> if it cannot provide the capability. Providers are specific to:</text:p>
      <text:list xml:id="list3267684504" text:style-name="L48">
        <text:list-item>
          <text:p text:style-name="P159">the given capability that they are providing for, and </text:p>
        </text:list-item>
        <text:list-item>
          <text:p text:style-name="P106">the block instance, block entity type, entity type, or item instance that they are providing for. </text:p>
        </text:list-item>
      </text:list>
      <text:p text:style-name="Text_20_body">They need to be registered in the <text:span text:style-name="Source_20_Text">RegisterCapabilitiesEvent</text:span>.</text:p>
      <text:p text:style-name="Text_20_body">Block providers are registered with <text:span text:style-name="Source_20_Text">registerBlock</text:span>. For example:</text:p>
      <text:p text:style-name="P28"><text:span text:style-name="Source_20_Text"><text:span text:style-name="T18">private</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void</text:span></text:span><text:span text:style-name="Source_20_Text"><text:span text:style-name="T16"> </text:span></text:span><text:span text:style-name="Source_20_Text"><text:span text:style-name="T15">registerCapabilities</text:span></text:span><text:span text:style-name="Source_20_Text"><text:span text:style-name="T14">(</text:span></text:span><text:span text:style-name="Source_20_Text"><text:span text:style-name="T16">RegisterCapabilitiesEvent event</text:span></text:span><text:span text:style-name="Source_20_Text"><text:span text:style-name="T14">)</text:span></text:span><text:span text:style-name="Source_20_Text"><text:span text:style-name="T16"> </text:span></text:span><text:span text:style-name="Source_20_Text"><text:span text:style-name="T14">{</text:span></text:span></text:p>
      <text:p text:style-name="P28"><text:span text:style-name="Source_20_Text"><text:span text:style-name="T16"><text:s text:c="4"/>event</text:span></text:span><text:span text:style-name="Source_20_Text"><text:span text:style-name="T14">.</text:span></text:span><text:span text:style-name="Source_20_Text"><text:span text:style-name="T15">registerBlock</text:span></text:span><text:span text:style-name="Source_20_Text"><text:span text:style-name="T14">(</text:span></text:span></text:p>
      <text:p text:style-name="P28"><text:span text:style-name="Source_20_Text"><text:span text:style-name="T16"><text:s text:c="8"/>Capabilities</text:span></text:span><text:span text:style-name="Source_20_Text"><text:span text:style-name="T14">.</text:span></text:span><text:span text:style-name="Source_20_Text"><text:span text:style-name="T15">ItemHandler</text:span></text:span><text:span text:style-name="Source_20_Text"><text:span text:style-name="T14">.</text:span></text:span><text:span text:style-name="Source_20_Text"><text:span text:style-name="T15">BLOCK</text:span></text:span><text:span text:style-name="Source_20_Text"><text:span text:style-name="T14">,</text:span></text:span><text:span text:style-name="Source_20_Text"><text:span text:style-name="T16"> </text:span></text:span><text:span text:style-name="Source_20_Text"><text:span text:style-name="T17">// capability to register for</text:span></text:span></text:p>
      <text:p text:style-name="P28"><text:span text:style-name="Source_20_Text"><text:span text:style-name="T16"><text:s text:c="8"/></text:span></text:span><text:span text:style-name="Source_20_Text"><text:span text:style-name="T14">(</text:span></text:span><text:span text:style-name="Source_20_Text"><text:span text:style-name="T16">level</text:span></text:span><text:span text:style-name="Source_20_Text"><text:span text:style-name="T14">,</text:span></text:span><text:span text:style-name="Source_20_Text"><text:span text:style-name="T16"> pos</text:span></text:span><text:span text:style-name="Source_20_Text"><text:span text:style-name="T14">,</text:span></text:span><text:span text:style-name="Source_20_Text"><text:span text:style-name="T16"> state</text:span></text:span><text:span text:style-name="Source_20_Text"><text:span text:style-name="T14">,</text:span></text:span><text:span text:style-name="Source_20_Text"><text:span text:style-name="T16"> be</text:span></text:span><text:span text:style-name="Source_20_Text"><text:span text:style-name="T14">,</text:span></text:span><text:span text:style-name="Source_20_Text"><text:span text:style-name="T16"> side</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text:span></text:span><text:span text:style-name="Source_20_Text"><text:span text:style-name="T14">&lt;</text:span></text:span><text:span text:style-name="Source_20_Text"><text:span text:style-name="T18">return</text:span></text:span><text:span text:style-name="Source_20_Text"><text:span text:style-name="T16"> the IItemHandler</text:span></text:span><text:span text:style-name="Source_20_Text"><text:span text:style-name="T14">&gt;,</text:span></text:span></text:p>
      <text:p text:style-name="P28"><text:span text:style-name="Source_20_Text"><text:span text:style-name="T16"><text:s text:c="8"/></text:span></text:span><text:span text:style-name="Source_20_Text"><text:span text:style-name="T17">// blocks to register for</text:span></text:span></text:p>
      <text:p text:style-name="P28"><text:span text:style-name="Source_20_Text"><text:span text:style-name="T16"><text:s text:c="8"/>MY_ITEM_HANDLER_BLOCK</text:span></text:span><text:span text:style-name="Source_20_Text"><text:span text:style-name="T14">,</text:span></text:span></text:p>
      <text:p text:style-name="P28"><text:span text:style-name="Source_20_Text"><text:span text:style-name="T16"><text:s text:c="8"/>MY_OTHER_ITEM_HANDLER_BLOCK</text:span></text:span><text:span text:style-name="Source_20_Text"><text:span text:style-name="T14">);</text:span></text:span></text:p>
      <text:p text:style-name="P32"><text:span text:style-name="Source_20_Text"><text:span text:style-name="T14">}</text:span></text:span></text:p>
      <text:p text:style-name="Text_20_body">In general, registration will be specific to some block entity types, so the <text:span text:style-name="Source_20_Text">registerBlockEntity</text:span> helper method is provided as well:</text:p>
      <text:p text:style-name="P28"><text:soft-page-break/><text:span text:style-name="Source_20_Text"><text:span text:style-name="T16"><text:s text:c="4"/>event</text:span></text:span><text:span text:style-name="Source_20_Text"><text:span text:style-name="T14">.</text:span></text:span><text:span text:style-name="Source_20_Text"><text:span text:style-name="T15">registerBlockEntity</text:span></text:span><text:span text:style-name="Source_20_Text"><text:span text:style-name="T14">(</text:span></text:span></text:p>
      <text:p text:style-name="P28"><text:span text:style-name="Source_20_Text"><text:span text:style-name="T16"><text:s text:c="8"/>Capabilities</text:span></text:span><text:span text:style-name="Source_20_Text"><text:span text:style-name="T14">.</text:span></text:span><text:span text:style-name="Source_20_Text"><text:span text:style-name="T15">ItemHandler</text:span></text:span><text:span text:style-name="Source_20_Text"><text:span text:style-name="T14">.</text:span></text:span><text:span text:style-name="Source_20_Text"><text:span text:style-name="T15">BLOCK</text:span></text:span><text:span text:style-name="Source_20_Text"><text:span text:style-name="T14">,</text:span></text:span><text:span text:style-name="Source_20_Text"><text:span text:style-name="T16"> </text:span></text:span><text:span text:style-name="Source_20_Text"><text:span text:style-name="T17">// capability to register for</text:span></text:span></text:p>
      <text:p text:style-name="P28"><text:span text:style-name="Source_20_Text"><text:span text:style-name="T16"><text:s text:c="8"/>MY_BLOCK_ENTITY_TYPE</text:span></text:span><text:span text:style-name="Source_20_Text"><text:span text:style-name="T14">,</text:span></text:span><text:span text:style-name="Source_20_Text"><text:span text:style-name="T16"> </text:span></text:span><text:span text:style-name="Source_20_Text"><text:span text:style-name="T17">// block entity type to register for</text:span></text:span></text:p>
      <text:p text:style-name="P32"><text:span text:style-name="Source_20_Text"><text:span text:style-name="T16"><text:s text:c="8"/></text:span></text:span><text:span text:style-name="Source_20_Text"><text:span text:style-name="T14">(</text:span></text:span><text:span text:style-name="Source_20_Text"><text:span text:style-name="T16">myBlockEntity</text:span></text:span><text:span text:style-name="Source_20_Text"><text:span text:style-name="T14">,</text:span></text:span><text:span text:style-name="Source_20_Text"><text:span text:style-name="T16"> side</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text:span></text:span><text:span text:style-name="Source_20_Text"><text:span text:style-name="T14">&lt;</text:span></text:span><text:span text:style-name="Source_20_Text"><text:span text:style-name="T18">return</text:span></text:span><text:span text:style-name="Source_20_Text"><text:span text:style-name="T16"> the IItemHandler </text:span></text:span><text:span text:style-name="Source_20_Text"><text:span text:style-name="T18">for</text:span></text:span><text:span text:style-name="Source_20_Text"><text:span text:style-name="T16"> myBlockEntity and side</text:span></text:span><text:span text:style-name="Source_20_Text"><text:span text:style-name="T14">&gt;);</text:span></text:span></text:p>
      <text:p text:style-name="Text_20_body">Entity registration is similar, using <text:span text:style-name="Source_20_Text">registerEntity</text:span>:</text:p>
      <text:p text:style-name="P28"><text:span text:style-name="Source_20_Text"><text:span text:style-name="T16">event</text:span></text:span><text:span text:style-name="Source_20_Text"><text:span text:style-name="T14">.</text:span></text:span><text:span text:style-name="Source_20_Text"><text:span text:style-name="T15">registerEntity</text:span></text:span><text:span text:style-name="Source_20_Text"><text:span text:style-name="T14">(</text:span></text:span></text:p>
      <text:p text:style-name="P28"><text:span text:style-name="Source_20_Text"><text:span text:style-name="T16"><text:s text:c="4"/>Capabilities</text:span></text:span><text:span text:style-name="Source_20_Text"><text:span text:style-name="T14">.</text:span></text:span><text:span text:style-name="Source_20_Text"><text:span text:style-name="T15">ItemHandler</text:span></text:span><text:span text:style-name="Source_20_Text"><text:span text:style-name="T14">.</text:span></text:span><text:span text:style-name="Source_20_Text"><text:span text:style-name="T15">ENTITY</text:span></text:span><text:span text:style-name="Source_20_Text"><text:span text:style-name="T14">,</text:span></text:span><text:span text:style-name="Source_20_Text"><text:span text:style-name="T16"> </text:span></text:span><text:span text:style-name="Source_20_Text"><text:span text:style-name="T17">// capability to register for</text:span></text:span></text:p>
      <text:p text:style-name="P28"><text:span text:style-name="Source_20_Text"><text:span text:style-name="T16"><text:s text:c="4"/>MY_ENTITY_TYPE</text:span></text:span><text:span text:style-name="Source_20_Text"><text:span text:style-name="T14">,</text:span></text:span><text:span text:style-name="Source_20_Text"><text:span text:style-name="T16"> </text:span></text:span><text:span text:style-name="Source_20_Text"><text:span text:style-name="T17">// entity type to register for</text:span></text:span></text:p>
      <text:p text:style-name="P32"><text:span text:style-name="Source_20_Text"><text:span text:style-name="T16"><text:s text:c="4"/></text:span></text:span><text:span text:style-name="Source_20_Text"><text:span text:style-name="T14">(</text:span></text:span><text:span text:style-name="Source_20_Text"><text:span text:style-name="T16">myEntity</text:span></text:span><text:span text:style-name="Source_20_Text"><text:span text:style-name="T14">,</text:span></text:span><text:span text:style-name="Source_20_Text"><text:span text:style-name="T16"> context</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text:span></text:span><text:span text:style-name="Source_20_Text"><text:span text:style-name="T14">&lt;</text:span></text:span><text:span text:style-name="Source_20_Text"><text:span text:style-name="T18">return</text:span></text:span><text:span text:style-name="Source_20_Text"><text:span text:style-name="T16"> the IItemHandler </text:span></text:span><text:span text:style-name="Source_20_Text"><text:span text:style-name="T18">for</text:span></text:span><text:span text:style-name="Source_20_Text"><text:span text:style-name="T16"> myEntity</text:span></text:span><text:span text:style-name="Source_20_Text"><text:span text:style-name="T14">&gt;);</text:span></text:span></text:p>
      <text:p text:style-name="Text_20_body">Item registration is similar too. Note that the provider receives the stack:</text:p>
      <text:p text:style-name="P28"><text:span text:style-name="Source_20_Text"><text:span text:style-name="T16">event</text:span></text:span><text:span text:style-name="Source_20_Text"><text:span text:style-name="T14">.</text:span></text:span><text:span text:style-name="Source_20_Text"><text:span text:style-name="T15">registerItem</text:span></text:span><text:span text:style-name="Source_20_Text"><text:span text:style-name="T14">(</text:span></text:span></text:p>
      <text:p text:style-name="P28"><text:span text:style-name="Source_20_Text"><text:span text:style-name="T16"><text:s text:c="4"/>Capabilities</text:span></text:span><text:span text:style-name="Source_20_Text"><text:span text:style-name="T14">.</text:span></text:span><text:span text:style-name="Source_20_Text"><text:span text:style-name="T15">ItemHandler</text:span></text:span><text:span text:style-name="Source_20_Text"><text:span text:style-name="T14">.</text:span></text:span><text:span text:style-name="Source_20_Text"><text:span text:style-name="T15">ITEM</text:span></text:span><text:span text:style-name="Source_20_Text"><text:span text:style-name="T14">,</text:span></text:span><text:span text:style-name="Source_20_Text"><text:span text:style-name="T16"> </text:span></text:span><text:span text:style-name="Source_20_Text"><text:span text:style-name="T17">// capability to register for</text:span></text:span></text:p>
      <text:p text:style-name="P28"><text:span text:style-name="Source_20_Text"><text:span text:style-name="T16"><text:s text:c="4"/></text:span></text:span><text:span text:style-name="Source_20_Text"><text:span text:style-name="T14">(</text:span></text:span><text:span text:style-name="Source_20_Text"><text:span text:style-name="T16">itemStack</text:span></text:span><text:span text:style-name="Source_20_Text"><text:span text:style-name="T14">,</text:span></text:span><text:span text:style-name="Source_20_Text"><text:span text:style-name="T16"> context</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text:span></text:span><text:span text:style-name="Source_20_Text"><text:span text:style-name="T14">&lt;</text:span></text:span><text:span text:style-name="Source_20_Text"><text:span text:style-name="T18">return</text:span></text:span><text:span text:style-name="Source_20_Text"><text:span text:style-name="T16"> the IItemHandler </text:span></text:span><text:span text:style-name="Source_20_Text"><text:span text:style-name="T18">for</text:span></text:span><text:span text:style-name="Source_20_Text"><text:span text:style-name="T16"> the itemStack</text:span></text:span><text:span text:style-name="Source_20_Text"><text:span text:style-name="T14">&gt;,</text:span></text:span></text:p>
      <text:p text:style-name="P28"><text:span text:style-name="Source_20_Text"><text:span text:style-name="T16"><text:s text:c="4"/></text:span></text:span><text:span text:style-name="Source_20_Text"><text:span text:style-name="T17">// items to register for</text:span></text:span></text:p>
      <text:p text:style-name="P28"><text:span text:style-name="Source_20_Text"><text:span text:style-name="T16"><text:s text:c="4"/>MY_ITEM</text:span></text:span><text:span text:style-name="Source_20_Text"><text:span text:style-name="T14">,</text:span></text:span></text:p>
      <text:p text:style-name="P32"><text:span text:style-name="Source_20_Text"><text:span text:style-name="T16"><text:s text:c="4"/>MY_OTHER_ITEM</text:span></text:span><text:span text:style-name="Source_20_Text"><text:span text:style-name="T14">);</text:span></text:span></text:p>
      <text:p text:style-name="Text_20_body">If for some reason you need to register a provider for all blocks, entities, or items, you will need to iterate the corresponding registry and register the provider for each object.</text:p>
      <text:p text:style-name="Text_20_body">For example, NeoForge uses this system to register a fluid handler capability for all buckets:</text:p>
      <text:p text:style-name="P28"><text:span text:style-name="Source_20_Text"><text:span text:style-name="T17">// For reference, you can find this code in the `CapabilityHooks` class.</text:span></text:span></text:p>
      <text:p text:style-name="P28"><text:span text:style-name="Source_20_Text"><text:span text:style-name="T18">for</text:span></text:span><text:span text:style-name="Source_20_Text"><text:span text:style-name="T16"> </text:span></text:span><text:span text:style-name="Source_20_Text"><text:span text:style-name="T14">(</text:span></text:span><text:span text:style-name="Source_20_Text"><text:span text:style-name="T16">Item item </text:span></text:span><text:span text:style-name="Source_20_Text"><text:span text:style-name="T14">:</text:span></text:span><text:span text:style-name="Source_20_Text"><text:span text:style-name="T16"> BuiltInRegistries</text:span></text:span><text:span text:style-name="Source_20_Text"><text:span text:style-name="T14">.</text:span></text:span><text:span text:style-name="Source_20_Text"><text:span text:style-name="T15">ITEM</text:span></text:span><text:span text:style-name="Source_20_Text"><text:span text:style-name="T14">)</text:span></text:span><text:span text:style-name="Source_20_Text"><text:span text:style-name="T16"> </text:span></text:span><text:span text:style-name="Source_20_Text"><text:span text:style-name="T14">{</text:span></text:span></text:p>
      <text:p text:style-name="P28"><text:span text:style-name="Source_20_Text"><text:span text:style-name="T16"><text:s text:c="4"/></text:span></text:span><text:span text:style-name="Source_20_Text"><text:span text:style-name="T18">if</text:span></text:span><text:span text:style-name="Source_20_Text"><text:span text:style-name="T16"> </text:span></text:span><text:span text:style-name="Source_20_Text"><text:span text:style-name="T14">(</text:span></text:span><text:span text:style-name="Source_20_Text"><text:span text:style-name="T16">item</text:span></text:span><text:span text:style-name="Source_20_Text"><text:span text:style-name="T14">.</text:span></text:span><text:span text:style-name="Source_20_Text"><text:span text:style-name="T15">getClass</text:span></text:span><text:span text:style-name="Source_20_Text"><text:span text:style-name="T14">()</text:span></text:span><text:span text:style-name="Source_20_Text"><text:span text:style-name="T16"> </text:span></text:span><text:span text:style-name="Source_20_Text"><text:span text:style-name="T14">==</text:span></text:span><text:span text:style-name="Source_20_Text"><text:span text:style-name="T16"> BucketItem</text:span></text:span><text:span text:style-name="Source_20_Text"><text:span text:style-name="T14">.</text:span></text:span><text:span text:style-name="Source_20_Text"><text:span text:style-name="T15">class</text:span></text:span><text:span text:style-name="Source_20_Text"><text:span text:style-name="T14">)</text:span></text:span><text:span text:style-name="Source_20_Text"><text:span text:style-name="T16"> </text:span></text:span><text:span text:style-name="Source_20_Text"><text:span text:style-name="T14">{</text:span></text:span></text:p>
      <text:p text:style-name="P28"><text:span text:style-name="Source_20_Text"><text:span text:style-name="T16"><text:s text:c="8"/>event</text:span></text:span><text:span text:style-name="Source_20_Text"><text:span text:style-name="T14">.</text:span></text:span><text:span text:style-name="Source_20_Text"><text:span text:style-name="T15">registerItem</text:span></text:span><text:span text:style-name="Source_20_Text"><text:span text:style-name="T14">(</text:span></text:span><text:span text:style-name="Source_20_Text"><text:span text:style-name="T16">Capabilities</text:span></text:span><text:span text:style-name="Source_20_Text"><text:span text:style-name="T14">.</text:span></text:span><text:span text:style-name="Source_20_Text"><text:span text:style-name="T15">FluidHandler</text:span></text:span><text:span text:style-name="Source_20_Text"><text:span text:style-name="T14">.</text:span></text:span><text:span text:style-name="Source_20_Text"><text:span text:style-name="T15">ITEM</text:span></text:span><text:span text:style-name="Source_20_Text"><text:span text:style-name="T14">,</text:span></text:span><text:span text:style-name="Source_20_Text"><text:span text:style-name="T16"> </text:span></text:span><text:span text:style-name="Source_20_Text"><text:span text:style-name="T14">(</text:span></text:span><text:span text:style-name="Source_20_Text"><text:span text:style-name="T16">stack</text:span></text:span><text:span text:style-name="Source_20_Text"><text:span text:style-name="T14">,</text:span></text:span><text:span text:style-name="Source_20_Text"><text:span text:style-name="T16"> ctx</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text:span></text:span><text:span text:style-name="Source_20_Text"><text:span text:style-name="T18">new</text:span></text:span><text:span text:style-name="Source_20_Text"><text:span text:style-name="T16"> FluidBucketWrapper</text:span></text:span><text:span text:style-name="Source_20_Text"><text:span text:style-name="T14">(</text:span></text:span><text:span text:style-name="Source_20_Text"><text:span text:style-name="T16">stack</text:span></text:span><text:span text:style-name="Source_20_Text"><text:span text:style-name="T14">),</text:span></text:span><text:span text:style-name="Source_20_Text"><text:span text:style-name="T16"> item</text:span></text:span><text:span text:style-name="Source_20_Text"><text:span text:style-name="T14">);</text:span></text:span></text:p>
      <text:p text:style-name="P28"><text:span text:style-name="Source_20_Text"><text:span text:style-name="T16"><text:s text:c="4"/></text:span></text:span><text:span text:style-name="Source_20_Text"><text:span text:style-name="T14">}</text:span></text:span></text:p>
      <text:p text:style-name="P32"><text:span text:style-name="Source_20_Text"><text:span text:style-name="T14">}</text:span></text:span></text:p>
      <text:p text:style-name="Text_20_body">Providers are asked for a capability in the order that they are registered. Should you want to run before a provider that NeoForge already registers for one of your objects, register your <text:span text:style-name="Source_20_Text">RegisterCapabilitiesEvent</text:span> handler with a higher priority. For example:</text:p>
      <text:p text:style-name="P28"><text:span text:style-name="Source_20_Text"><text:span text:style-name="T16">modBus</text:span></text:span><text:span text:style-name="Source_20_Text"><text:span text:style-name="T14">.</text:span></text:span><text:span text:style-name="Source_20_Text"><text:span text:style-name="T15">addListener</text:span></text:span><text:span text:style-name="Source_20_Text"><text:span text:style-name="T14">(</text:span></text:span><text:span text:style-name="Source_20_Text"><text:span text:style-name="T16">RegisterCapabilitiesEvent</text:span></text:span><text:span text:style-name="Source_20_Text"><text:span text:style-name="T14">.</text:span></text:span><text:span text:style-name="Source_20_Text"><text:span text:style-name="T15">class</text:span></text:span><text:span text:style-name="Source_20_Text"><text:span text:style-name="T14">,</text:span></text:span><text:span text:style-name="Source_20_Text"><text:span text:style-name="T16"> event </text:span></text:span><text:span text:style-name="Source_20_Text"><text:span text:style-name="T14">-&gt;</text:span></text:span><text:span text:style-name="Source_20_Text"><text:span text:style-name="T16"> </text:span></text:span><text:span text:style-name="Source_20_Text"><text:span text:style-name="T14">{</text:span></text:span></text:p>
      <text:p text:style-name="P28"><text:span text:style-name="Source_20_Text"><text:span text:style-name="T16"><text:s text:c="4"/>event</text:span></text:span><text:span text:style-name="Source_20_Text"><text:span text:style-name="T14">.</text:span></text:span><text:span text:style-name="Source_20_Text"><text:span text:style-name="T15">registerItem</text:span></text:span><text:span text:style-name="Source_20_Text"><text:span text:style-name="T14">(</text:span></text:span></text:p>
      <text:p text:style-name="P28"><text:span text:style-name="Source_20_Text"><text:span text:style-name="T16"><text:s text:c="8"/>Capabilities</text:span></text:span><text:span text:style-name="Source_20_Text"><text:span text:style-name="T14">.</text:span></text:span><text:span text:style-name="Source_20_Text"><text:span text:style-name="T15">FluidHandler</text:span></text:span><text:span text:style-name="Source_20_Text"><text:span text:style-name="T14">.</text:span></text:span><text:span text:style-name="Source_20_Text"><text:span text:style-name="T15">ITEM</text:span></text:span><text:span text:style-name="Source_20_Text"><text:span text:style-name="T14">,</text:span></text:span></text:p>
      <text:p text:style-name="P28"><text:span text:style-name="Source_20_Text"><text:span text:style-name="T16"><text:s text:c="8"/></text:span></text:span><text:span text:style-name="Source_20_Text"><text:span text:style-name="T14">(</text:span></text:span><text:span text:style-name="Source_20_Text"><text:span text:style-name="T16">stack</text:span></text:span><text:span text:style-name="Source_20_Text"><text:span text:style-name="T14">,</text:span></text:span><text:span text:style-name="Source_20_Text"><text:span text:style-name="T16"> ctx</text:span></text:span><text:span text:style-name="Source_20_Text"><text:span text:style-name="T14">)</text:span></text:span><text:span text:style-name="Source_20_Text"><text:span text:style-name="T16"> </text:span></text:span><text:span text:style-name="Source_20_Text"><text:span text:style-name="T14">-&gt;</text:span></text:span><text:span text:style-name="Source_20_Text"><text:span text:style-name="T16"> </text:span></text:span><text:span text:style-name="Source_20_Text"><text:span text:style-name="T18">new</text:span></text:span><text:span text:style-name="Source_20_Text"><text:span text:style-name="T16"> MyCustomFluidBucketWrapper</text:span></text:span><text:span text:style-name="Source_20_Text"><text:span text:style-name="T14">(</text:span></text:span><text:span text:style-name="Source_20_Text"><text:span text:style-name="T16">stack</text:span></text:span><text:span text:style-name="Source_20_Text"><text:span text:style-name="T14">),</text:span></text:span></text:p>
      <text:p text:style-name="P28"><text:span text:style-name="Source_20_Text"><text:span text:style-name="T16"><text:s text:c="8"/></text:span></text:span><text:span text:style-name="Source_20_Text"><text:span text:style-name="T17">// blocks to register for</text:span></text:span></text:p>
      <text:p text:style-name="P28"><text:span text:style-name="Source_20_Text"><text:span text:style-name="T16"><text:s text:c="8"/>MY_CUSTOM_BUCKET</text:span></text:span><text:span text:style-name="Source_20_Text"><text:span text:style-name="T14">);</text:span></text:span></text:p>
      <text:p text:style-name="P32"><text:span text:style-name="Source_20_Text"><text:span text:style-name="T14">},</text:span></text:span><text:span text:style-name="Source_20_Text"><text:span text:style-name="T16"> EventPriority</text:span></text:span><text:span text:style-name="Source_20_Text"><text:span text:style-name="T14">.</text:span></text:span><text:span text:style-name="Source_20_Text"><text:span text:style-name="T15">HIGH</text:span></text:span><text:span text:style-name="Source_20_Text"><text:span text:style-name="T14">);</text:span></text:span><text:span text:style-name="Source_20_Text"><text:span text:style-name="T16"> </text:span></text:span><text:span text:style-name="Source_20_Text"><text:span text:style-name="T17">// use HIGH priority to register before NeoForge!</text:span></text:span></text:p>
      <text:p text:style-name="Text_20_body">See <text:span text:style-name="Source_20_Text">CapabilityHooks</text:span> for a list of the providers registered by NeoForge itself.</text:p>
      <text:h text:style-name="Heading_20_3" text:outline-level="3"><text:bookmark-start text:name="__RefHeading___Toc212_998867869"/><text:bookmark text:name="entities-iitemhandler-and-direction"/>Entities, IItemHandler and Direction<text:bookmark-end text:name="__RefHeading___Toc212_998867869"/></text:h>
      <text:p text:style-name="Text_20_body"><text:span text:style-name="Emphasis">You can skip this section if you don’t use the item handler entity capability.</text:span></text:p>
      <text:p text:style-name="Text_20_body">There are now two capabilities for item handlers on entities:</text:p>
      <text:list xml:id="list3468991441" text:style-name="L49">
        <text:list-item>
          <text:p text:style-name="P160"><text:span text:style-name="Source_20_Text">Capabilities.ItemHandler.ENTITY</text:span>: exposes the <text:span text:style-name="Strong_20_Emphasis">full inventory</text:span> of some entity. </text:p>
        </text:list-item>
        <text:list-item>
          <text:p text:style-name="P107"><text:soft-page-break/><text:span text:style-name="Source_20_Text">Capabilities.ItemHandler.ENTITY_AUTOMATION</text:span>: exposes the <text:span text:style-name="Strong_20_Emphasis">automation-accessible inventory</text:span>. Hoppers and droppers are patched to support that capability. </text:p>
        </text:list-item>
      </text:list>
      <text:p text:style-name="Text_20_body">Here is a migration guide from the old system that used a single capability, and distinguished using the <text:span text:style-name="Source_20_Text">Direction</text:span> parameter:</text:p>
      <text:h text:style-name="Heading_20_4" text:outline-level="4"><text:bookmark-start text:name="__RefHeading___Toc214_998867869"/><text:bookmark text:name="minecart-and-chest-inventories"/>Minecart and chest inventories<text:bookmark-end text:name="__RefHeading___Toc214_998867869"/></text:h>
      <text:p text:style-name="Text_20_body">If you want to support automation-aware inventories:</text:p>
      <table:table table:name="Table2" table:style-name="Table2">
        <table:table-column table:style-name="Table2.A"/>
        <table:table-column table:style-name="Table2.B"/>
        <table:table-header-rows>
          <table:table-row table:style-name="TableLine94827123510896">
            <table:table-cell table:style-name="Table2.A1" office:value-type="string">
              <text:p text:style-name="Table_20_Heading">Old Syntax</text:p>
            </table:table-cell>
            <table:table-cell table:style-name="Table2.A1" office:value-type="string">
              <text:p text:style-name="Table_20_Heading">New Syntax</text:p>
            </table:table-cell>
          </table:table-row>
        </table:table-header-rows>
        <table:table-row table:style-name="TableLine94827121882576">
          <table:table-cell table:style-name="Table2.A1" office:value-type="string">
            <text:p text:style-name="Table_20_Contents"><text:span text:style-name="Source_20_Text">entity.getCapability(...)</text:span></text:p>
          </table:table-cell>
          <table:table-cell table:style-name="Table2.A1" office:value-type="string">
            <text:p text:style-name="Table_20_Contents"><text:span text:style-name="Source_20_Text">entity.getCapability(Capabilities.ItemHandler.ENTITY_AUTOMATION)</text:span></text:p>
          </table:table-cell>
        </table:table-row>
      </table:table>
      <text:p text:style-name="Text_20_body">Otherwise:</text:p>
      <table:table table:name="Table3" table:style-name="Table3">
        <table:table-column table:style-name="Table3.A"/>
        <table:table-column table:style-name="Table3.B"/>
        <table:table-header-rows>
          <table:table-row table:style-name="TableLine94827123602416">
            <table:table-cell table:style-name="Table3.A1" office:value-type="string">
              <text:p text:style-name="Table_20_Heading">Old Syntax</text:p>
            </table:table-cell>
            <table:table-cell table:style-name="Table3.A1" office:value-type="string">
              <text:p text:style-name="Table_20_Heading">New Syntax</text:p>
            </table:table-cell>
          </table:table-row>
        </table:table-header-rows>
        <table:table-row table:style-name="TableLine94827122618384">
          <table:table-cell table:style-name="Table3.A1" office:value-type="string">
            <text:p text:style-name="Table_20_Contents"><text:span text:style-name="Source_20_Text">entity.getCapability(...)</text:span></text:p>
          </table:table-cell>
          <table:table-cell table:style-name="Table3.A1" office:value-type="string">
            <text:p text:style-name="Table_20_Contents"><text:span text:style-name="Source_20_Text">entity.getCapability(Capabilities.ItemHandler.ENTITY)</text:span></text:p>
          </table:table-cell>
        </table:table-row>
      </table:table>
      <text:h text:style-name="Heading_20_4" text:outline-level="4"><text:bookmark-start text:name="__RefHeading___Toc216_998867869"/><text:bookmark text:name="horse-inventory"/>Horse inventory<text:bookmark-end text:name="__RefHeading___Toc216_998867869"/></text:h>
      <table:table table:name="Table4" table:style-name="Table4">
        <table:table-column table:style-name="Table4.A"/>
        <table:table-column table:style-name="Table4.B"/>
        <table:table-header-rows>
          <table:table-row table:style-name="TableLine94827122631920">
            <table:table-cell table:style-name="Table4.A1" office:value-type="string">
              <text:p text:style-name="Table_20_Heading">Old Syntax</text:p>
            </table:table-cell>
            <table:table-cell table:style-name="Table4.A1" office:value-type="string">
              <text:p text:style-name="Table_20_Heading">New Syntax</text:p>
            </table:table-cell>
          </table:table-row>
        </table:table-header-rows>
        <table:table-row table:style-name="TableLine94827122637024">
          <table:table-cell table:style-name="Table4.A1" office:value-type="string">
            <text:p text:style-name="Table_20_Contents"><text:span text:style-name="Source_20_Text">horse.getCapability(..., ...)</text:span></text:p>
          </table:table-cell>
          <table:table-cell table:style-name="Table4.A1" office:value-type="string">
            <text:p text:style-name="Table_20_Contents"><text:span text:style-name="Source_20_Text">horse.getCapability(Capabilities.ItemHandler.ENTITY)</text:span></text:p>
          </table:table-cell>
        </table:table-row>
      </table:table>
      <text:h text:style-name="Heading_20_4" text:outline-level="4"><text:bookmark-start text:name="__RefHeading___Toc218_998867869"/><text:bookmark text:name="living-entities"/>Living entities<text:bookmark-end text:name="__RefHeading___Toc218_998867869"/></text:h>
      <table:table table:name="Table5" table:style-name="Table5">
        <table:table-column table:style-name="Table5.A"/>
        <table:table-column table:style-name="Table5.B"/>
        <table:table-header-rows>
          <table:table-row table:style-name="TableLine94827122638128">
            <table:table-cell table:style-name="Table5.A1" office:value-type="string">
              <text:p text:style-name="Table_20_Heading">Old Syntax</text:p>
            </table:table-cell>
            <table:table-cell table:style-name="Table5.A1" office:value-type="string">
              <text:p text:style-name="Table_20_Heading">New Syntax</text:p>
            </table:table-cell>
          </table:table-row>
        </table:table-header-rows>
        <table:table-row table:style-name="TableLine94827122757184">
          <table:table-cell table:style-name="Table5.A1" office:value-type="string">
            <text:p text:style-name="Table_20_Contents"><text:span text:style-name="Source_20_Text">entity.getCapability(..., any vertical direction)</text:span></text:p>
          </table:table-cell>
          <table:table-cell table:style-name="Table5.A1" office:value-type="string">
            <text:p text:style-name="Table_20_Contents"><text:span text:style-name="Source_20_Text">new EntityHandsInvWrapper(livingEntity)</text:span></text:p>
          </table:table-cell>
        </table:table-row>
        <table:table-row table:style-name="TableLine94827122759552">
          <table:table-cell table:style-name="Table5.A1" office:value-type="string">
            <text:p text:style-name="Table_20_Contents"><text:span text:style-name="Source_20_Text">entity.getCapability(..., any horizontal direction)</text:span></text:p>
          </table:table-cell>
          <table:table-cell table:style-name="Table5.A1" office:value-type="string">
            <text:p text:style-name="Table_20_Contents"><text:span text:style-name="Source_20_Text">new EntityArmorInvWrapper(livingEntity)</text:span></text:p>
          </table:table-cell>
        </table:table-row>
        <table:table-row table:style-name="TableLine94827122763472">
          <table:table-cell table:style-name="Table5.A1" office:value-type="string">
            <text:p text:style-name="Table_20_Contents"><text:span text:style-name="Source_20_Text">entity.getCapability(..., null)</text:span></text:p>
          </table:table-cell>
          <table:table-cell table:style-name="Table5.A1" office:value-type="string">
            <text:p text:style-name="Table_20_Contents"><text:span text:style-name="Source_20_Text">livingEntity.getCapability(Capabilities.ItemHandler.ENTITY)</text:span></text:p>
          </table:table-cell>
        </table:table-row>
      </table:table>
      <text:h text:style-name="Heading_20_4" text:outline-level="4"><text:bookmark-start text:name="__RefHeading___Toc220_998867869"/><text:bookmark text:name="players"/>Players<text:bookmark-end text:name="__RefHeading___Toc220_998867869"/></text:h>
      <table:table table:name="Table6" table:style-name="Table6">
        <table:table-column table:style-name="Table6.A"/>
        <table:table-column table:style-name="Table6.B"/>
        <table:table-header-rows>
          <table:table-row table:style-name="TableLine94827122766576">
            <table:table-cell table:style-name="Table6.A1" office:value-type="string">
              <text:p text:style-name="Table_20_Heading">Old Syntax</text:p>
            </table:table-cell>
            <table:table-cell table:style-name="Table6.A1" office:value-type="string">
              <text:p text:style-name="Table_20_Heading">New Syntax</text:p>
            </table:table-cell>
          </table:table-row>
        </table:table-header-rows>
        <table:table-row table:style-name="TableLine94827122817744">
          <table:table-cell table:style-name="Table6.A1" office:value-type="string">
            <text:p text:style-name="Table_20_Contents"><text:span text:style-name="Source_20_Text">player.getCapability(..., any vertical direction)</text:span></text:p>
          </table:table-cell>
          <table:table-cell table:style-name="Table6.A1" office:value-type="string">
            <text:p text:style-name="Table_20_Contents"><text:span text:style-name="Source_20_Text">new PlayerMainInvWrapper(player.getInventory())</text:span></text:p>
          </table:table-cell>
        </table:table-row>
        <table:table-row table:style-name="TableLine94827122818384">
          <table:table-cell table:style-name="Table6.A1" office:value-type="string">
            <text:p text:style-name="Table_20_Contents"><text:span text:style-name="Source_20_Text">player.getCapability(..., any horizontal direction)</text:span></text:p>
          </table:table-cell>
          <table:table-cell table:style-name="Table6.A1" office:value-type="string">
            <text:p text:style-name="Table_20_Contents"><text:span text:style-name="Source_20_Text">new CombinedInvWrapper(new PlayerArmorInvWrapper(player.getInventory()), new PlayerOffhandInvWrapper(player.getInventory()))</text:span></text:p>
          </table:table-cell>
        </table:table-row>
        <table:table-row table:style-name="TableLine94827122819856">
          <table:table-cell table:style-name="Table6.A1" office:value-type="string">
            <text:p text:style-name="Table_20_Contents"><text:span text:style-name="Source_20_Text">player.getCapability(..., null)</text:span></text:p>
          </table:table-cell>
          <table:table-cell table:style-name="Table6.A1" office:value-type="string">
            <text:p text:style-name="Table_20_Contents"><text:span text:style-name="Source_20_Text">player.getCapability(Capabilities.ItemHandler.ENTITY)</text:span></text:p>
          </table:table-cell>
        </table:table-row>
      </table:table>
      <text:p text:style-name="Text_20_body"/>
      <text:h text:style-name="P51" text:outline-level="1"><text:bookmark-start text:name="__RefHeading___Toc257_998867869"/><text:bookmark text:name="future-plans-for-capabilities"/><text:soft-page-break/>Networking<text:bookmark-end text:name="__RefHeading___Toc257_998867869"/></text:h>
      <text:h text:style-name="P19" text:outline-level="2"><text:bookmark-start text:name="__RefHeading___Toc259_998867869"/><text:bookmark text:name="simplechannel-and-eventchannel"/>SimpleChannel and EventChannel<text:bookmark-end text:name="__RefHeading___Toc259_998867869"/></text:h>
      <text:p text:style-name="Text_20_body">Forge had two different ways of implementing a custom network channel. A simple registration-based approach is known as SimpleChannel, and a system that fires events for each packet received is known as EventChannel. To simplify the API and make interacting with new packet layouts easier, it was decided to rework both implementations into a single system, combining the best of both worlds.</text:p>
      <text:h text:style-name="Heading_20_2" text:outline-level="2"><text:bookmark-start text:name="__RefHeading___Toc261_998867869"/><text:bookmark text:name="implementation"/>Implementation<text:bookmark-end text:name="__RefHeading___Toc261_998867869"/></text:h>
      <text:h text:style-name="Heading_20_3" text:outline-level="3"><text:bookmark-start text:name="__RefHeading___Toc263_998867869"/><text:bookmark text:name="new-network-payload-handling"/>New network payload handling<text:bookmark-end text:name="__RefHeading___Toc263_998867869"/></text:h>
      <text:p text:style-name="Text_20_body">The system is based on the <text:span text:style-name="Source_20_Text">CustomPacketPayload</text:span> definition that Mojang uses to represent the content of custom packets. Internally, they register their custom payloads, used mainly for debugging, to a map. We need to extend this map so that a modder can send and receive a custom implementation of this <text:span text:style-name="Source_20_Text">CustomPacketPayload</text:span>. This is what a significant part of the rework achieves. Modders can introduce new CustomPacketPayload implementations by registering them during the <text:span text:style-name="Source_20_Text">RegisterPayloadHandlerEvent</text:span>.</text:p>
      <text:h text:style-name="Heading_20_4" text:outline-level="4"><text:bookmark-start text:name="__RefHeading___Toc265_998867869"/><text:bookmark text:name="the-registrar"/>The registrar<text:bookmark-end text:name="__RefHeading___Toc265_998867869"/></text:h>
      <text:p text:style-name="Text_20_body">Any modder can request a registrar for any namespace they desire; however, it is recommended that a mod only requests a registrar for its namespace. Once a registrar is retrieved from the event, it can be configured with two different options: <text:span text:style-name="Source_20_Text">versioned(String version)</text:span> to configure a version for all payloads registered after the call and <text:span text:style-name="Source_20_Text">optional()</text:span> to mark all payloads registered after that call as not requiring a receiving side. An example of the registrar configuration can be found here:</text:p>
      <text:p text:style-name="P28"><text:span text:style-name="Source_20_Text"><text:span text:style-name="T15">@SubscribeEvent</text:span></text:span></text:p>
      <text:p text:style-name="P28"><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void</text:span></text:span><text:span text:style-name="Source_20_Text"><text:span text:style-name="T16"> </text:span></text:span><text:span text:style-name="Source_20_Text"><text:span text:style-name="T15">register</text:span></text:span><text:span text:style-name="Source_20_Text"><text:span text:style-name="T14">(</text:span></text:span><text:span text:style-name="Source_20_Text"><text:span text:style-name="T18">final</text:span></text:span><text:span text:style-name="Source_20_Text"><text:span text:style-name="T16"> RegisterPayloadHandlerEvent event</text:span></text:span><text:span text:style-name="Source_20_Text"><text:span text:style-name="T14">)</text:span></text:span><text:span text:style-name="Source_20_Text"><text:span text:style-name="T16"> </text:span></text:span><text:span text:style-name="Source_20_Text"><text:span text:style-name="T14">{</text:span></text:span></text:p>
      <text:p text:style-name="P28"><text:span text:style-name="Source_20_Text"><text:span text:style-name="T16"><text:s text:c="4"/></text:span></text:span><text:span text:style-name="Source_20_Text"><text:span text:style-name="T18">final</text:span></text:span><text:span text:style-name="Source_20_Text"><text:span text:style-name="T16"> IPayloadRegistrar registrar </text:span></text:span><text:span text:style-name="Source_20_Text"><text:span text:style-name="T14">=</text:span></text:span><text:span text:style-name="Source_20_Text"><text:span text:style-name="T16"> event</text:span></text:span><text:span text:style-name="Source_20_Text"><text:span text:style-name="T14">.</text:span></text:span><text:span text:style-name="Source_20_Text"><text:span text:style-name="T15">registrar</text:span></text:span><text:span text:style-name="Source_20_Text"><text:span text:style-name="T14">(</text:span></text:span><text:span text:style-name="Source_20_Text"><text:span text:style-name="T19">"my_mod"</text:span></text:span><text:span text:style-name="Source_20_Text"><text:span text:style-name="T14">)</text:span></text:span></text:p>
      <text:p text:style-name="P28"><text:span text:style-name="Source_20_Text"><text:span text:style-name="T16"><text:s text:c="12"/></text:span></text:span><text:span text:style-name="Source_20_Text"><text:span text:style-name="T14">.</text:span></text:span><text:span text:style-name="Source_20_Text"><text:span text:style-name="T15">versioned</text:span></text:span><text:span text:style-name="Source_20_Text"><text:span text:style-name="T14">(</text:span></text:span><text:span text:style-name="Source_20_Text"><text:span text:style-name="T19">"1.2.3"</text:span></text:span><text:span text:style-name="Source_20_Text"><text:span text:style-name="T14">)</text:span></text:span></text:p>
      <text:p text:style-name="P28"><text:span text:style-name="Source_20_Text"><text:span text:style-name="T16"><text:s text:c="12"/></text:span></text:span><text:span text:style-name="Source_20_Text"><text:span text:style-name="T14">.</text:span></text:span><text:span text:style-name="Source_20_Text"><text:span text:style-name="T15">optional</text:span></text:span><text:span text:style-name="Source_20_Text"><text:span text:style-name="T14">();</text:span></text:span></text:p>
      <text:p text:style-name="P32"><text:span text:style-name="Source_20_Text"><text:span text:style-name="T14">}</text:span></text:span></text:p>
      <text:p text:style-name="Caption"><text:span text:style-name="T26">NOTE: </text:span><text:span text:style-name="T25">The registrar is a semi-immutable object; calling </text:span><text:span text:style-name="Source_20_Text"><text:span text:style-name="T25">versioned(String version)</text:span></text:span><text:span text:style-name="T25"> or </text:span><text:span text:style-name="Source_20_Text"><text:span text:style-name="T25">optional()</text:span></text:span><text:span text:style-name="T25"> on an instance of the registrar will cause a new instance with the desired configuration to be created.</text:span></text:p>
      <text:p text:style-name="P1"><text:span text:style-name="T24">WARNING: </text:span>The registrar loses its validity the moment the scope of the event has been left. Registering payload handlers outside the event handling scope will result in those payloads not being known to the system and not being sent over the connection. Additionally, the attempt to register them outside the event scope will trigger an exception.</text:p>
      <text:p text:style-name="Text_20_body">The registrar offers six different endpoints, three pairs of two, to register new payloads. A pair exists for the play phase, one pair for the special configuration sub-phase, and one pair of methods for both.</text:p>
      <text:p text:style-name="P3"><text:soft-page-break/><text:span text:style-name="T24">I</text:span><text:span text:style-name="T27">NFO: </text:span>It is impossible to register custom payloads that should be sent during the login phase of the connection. And the new code offers, as such, no infrastructure to achieve this.</text:p>
      <text:p text:style-name="P44">Within each pair of registration methods for a phase, two variants (as such, six methods) are available. One that registers the same handler for both sides of the connection and one that takes a consumer, allowing for the configuration of single-sided or differentially handled payloads.</text:p>
      <text:p text:style-name="P44"/>
      <text:p text:style-name="Text_20_body">An example of the signature of the methods for the configuration phase is as follows:</text:p>
      <text:p text:style-name="P28"><text:span text:style-name="Source_20_Text"><text:span text:style-name="T14">&lt;</text:span></text:span><text:span text:style-name="Source_20_Text"><text:span text:style-name="T16">T </text:span></text:span><text:span text:style-name="Source_20_Text"><text:span text:style-name="T18">extends</text:span></text:span><text:span text:style-name="Source_20_Text"><text:span text:style-name="T16"> CustomPacketPayload</text:span></text:span><text:span text:style-name="Source_20_Text"><text:span text:style-name="T14">&gt;</text:span></text:span><text:span text:style-name="Source_20_Text"><text:span text:style-name="T16"> IPayloadRegistrar </text:span></text:span><text:span text:style-name="Source_20_Text"><text:span text:style-name="T15">configuration</text:span></text:span><text:span text:style-name="Source_20_Text"><text:span text:style-name="T14">(</text:span></text:span><text:span text:style-name="Source_20_Text"><text:span text:style-name="T16">ResourceLocation id</text:span></text:span><text:span text:style-name="Source_20_Text"><text:span text:style-name="T14">,</text:span></text:span><text:span text:style-name="Source_20_Text"><text:span text:style-name="T16"> FriendlyByteBuf</text:span></text:span><text:span text:style-name="Source_20_Text"><text:span text:style-name="T14">.</text:span></text:span><text:span text:style-name="Source_20_Text"><text:span text:style-name="T15">Reader</text:span></text:span><text:span text:style-name="Source_20_Text"><text:span text:style-name="T14">&lt;</text:span></text:span><text:span text:style-name="Source_20_Text"><text:span text:style-name="T16">T</text:span></text:span><text:span text:style-name="Source_20_Text"><text:span text:style-name="T14">&gt;</text:span></text:span><text:span text:style-name="Source_20_Text"><text:span text:style-name="T16"> reader</text:span></text:span><text:span text:style-name="Source_20_Text"><text:span text:style-name="T14">,</text:span></text:span><text:span text:style-name="Source_20_Text"><text:span text:style-name="T16"> IConfigurationPayloadHandler</text:span></text:span><text:span text:style-name="Source_20_Text"><text:span text:style-name="T14">&lt;</text:span></text:span><text:span text:style-name="Source_20_Text"><text:span text:style-name="T16">T</text:span></text:span><text:span text:style-name="Source_20_Text"><text:span text:style-name="T14">&gt;</text:span></text:span><text:span text:style-name="Source_20_Text"><text:span text:style-name="T16"> handler</text:span></text:span><text:span text:style-name="Source_20_Text"><text:span text:style-name="T14">);</text:span></text:span></text:p>
      <text:p text:style-name="P28"/>
      <text:p text:style-name="P32"><text:span text:style-name="Source_20_Text"><text:span text:style-name="T14">&lt;</text:span></text:span><text:span text:style-name="Source_20_Text"><text:span text:style-name="T16">T </text:span></text:span><text:span text:style-name="Source_20_Text"><text:span text:style-name="T18">extends</text:span></text:span><text:span text:style-name="Source_20_Text"><text:span text:style-name="T16"> CustomPacketPayload</text:span></text:span><text:span text:style-name="Source_20_Text"><text:span text:style-name="T14">&gt;</text:span></text:span><text:span text:style-name="Source_20_Text"><text:span text:style-name="T16"> IPayloadRegistrar </text:span></text:span><text:span text:style-name="Source_20_Text"><text:span text:style-name="T15">configuration</text:span></text:span><text:span text:style-name="Source_20_Text"><text:span text:style-name="T14">(</text:span></text:span><text:span text:style-name="Source_20_Text"><text:span text:style-name="T16">ResourceLocation id</text:span></text:span><text:span text:style-name="Source_20_Text"><text:span text:style-name="T14">,</text:span></text:span><text:span text:style-name="Source_20_Text"><text:span text:style-name="T16"> FriendlyByteBuf</text:span></text:span><text:span text:style-name="Source_20_Text"><text:span text:style-name="T14">.</text:span></text:span><text:span text:style-name="Source_20_Text"><text:span text:style-name="T15">Reader</text:span></text:span><text:span text:style-name="Source_20_Text"><text:span text:style-name="T14">&lt;</text:span></text:span><text:span text:style-name="Source_20_Text"><text:span text:style-name="T16">T</text:span></text:span><text:span text:style-name="Source_20_Text"><text:span text:style-name="T14">&gt;</text:span></text:span><text:span text:style-name="Source_20_Text"><text:span text:style-name="T16"> reader</text:span></text:span><text:span text:style-name="Source_20_Text"><text:span text:style-name="T14">,</text:span></text:span><text:span text:style-name="Source_20_Text"><text:span text:style-name="T16"> Consumer</text:span></text:span><text:span text:style-name="Source_20_Text"><text:span text:style-name="T14">&lt;</text:span></text:span><text:span text:style-name="Source_20_Text"><text:span text:style-name="T16">IDirectionAwarePayloadHandlerBuilder</text:span></text:span><text:span text:style-name="Source_20_Text"><text:span text:style-name="T14">&lt;</text:span></text:span><text:span text:style-name="Source_20_Text"><text:span text:style-name="T16">T</text:span></text:span><text:span text:style-name="Source_20_Text"><text:span text:style-name="T14">,</text:span></text:span><text:span text:style-name="Source_20_Text"><text:span text:style-name="T16"> IConfigurationPayloadHandler</text:span></text:span><text:span text:style-name="Source_20_Text"><text:span text:style-name="T14">&lt;</text:span></text:span><text:span text:style-name="Source_20_Text"><text:span text:style-name="T16">T</text:span></text:span><text:span text:style-name="Source_20_Text"><text:span text:style-name="T14">&gt;&gt;&gt;</text:span></text:span><text:span text:style-name="Source_20_Text"><text:span text:style-name="T16"> handler</text:span></text:span><text:span text:style-name="Source_20_Text"><text:span text:style-name="T14">);</text:span></text:span></text:p>
      <text:p text:style-name="Text_20_body">For the play phase, similar methods exist. For payloads that are supposed to be sent during both the play phase and the configuration phase, there also exists a pair. However, here, the handler is a common supertype of the handling callbacks, which has a reduced superset of the information available to the two different types.</text:p>
      <text:h text:style-name="Heading_20_4" text:outline-level="4"><text:bookmark-start text:name="__RefHeading___Toc267_998867869"/><text:bookmark text:name="payload-discrimination"/>Payload discrimination<text:bookmark-end text:name="__RefHeading___Toc267_998867869"/></text:h>
      <text:p text:style-name="Text_20_body">When considering this system, you might, rightfully so, ask how the system keeps the different payload types apart from each other. It writes a discriminator ID to the connection before invoking the write method for a payload. Similarly, on the client side, the discriminator is read first, then a reader is looked up so that the rest of the payload can be read.</text:p>
      <text:p text:style-name="Text_20_body">The value of the discriminator during writing is retrieved from the <text:span text:style-name="Source_20_Text">CustomPacketPayload#id()</text:span> method, and cannot be <text:span text:style-name="Source_20_Text">null</text:span>. The value against which the id, read from the connection, is compared to find a reader, is the one that is given to the registrar as the first argument. It is as such of the upmost importance that both the registrar and the <text:span text:style-name="Source_20_Text">id()</text:span> method of the payload instance receive the same resource location.</text:p>
      <text:p text:style-name="P4"><text:span text:style-name="T30">T</text:span><text:span text:style-name="T31">IP: </text:span><text:span text:style-name="T29">We recommend that you store your ID in a </text:span><text:span text:style-name="Source_20_Text"><text:span text:style-name="T29">public static final ResourceLocation ID = new ResourceLocation("mod_id", "payload_id")</text:span></text:span><text:span text:style-name="T29"> field, and reference that in both places</text:span><text:span text:style-name="T25">.</text:span></text:p>
      <text:p text:style-name="P2"><text:span text:style-name="T28">W</text:span><text:span text:style-name="T34">ARNING: </text:span>Given that the id is used as a discriminator, it is important that you use a unique value, especially for the path of each payload type. If you try to register the same id twice, the registrar will throw an exception. If you try to register an id with a namespace other than the one the registrar is for, the registrar will throw an exception. You are free to request registrars for other namespaces than your own.</text:p>
      <text:h text:style-name="Heading_20_4" text:outline-level="4"><text:bookmark-start text:name="__RefHeading___Toc269_998867869"/><text:bookmark text:name="payload-reading"/>Payload reading<text:bookmark-end text:name="__RefHeading___Toc269_998867869"/></text:h>
      <text:p text:style-name="Text_20_body">Payload reading happens via the vanilla method, implementing the <text:span text:style-name="Source_20_Text">FriendlyByteBuf.Reader&lt;T&gt;</text:span> functional interface. During the registration of the payload type, <text:soft-page-break/>as can be seen above, you need to pass an implementation of this interface so that a new instance of the payload can be created by the system when a custom payload packet with it as payload arrives at the receiving end.</text:p>
      <text:p text:style-name="P5"><text:span text:style-name="T32">T</text:span><text:span text:style-name="T33">IP: </text:span><text:span text:style-name="T29">As we recommend that your payload implementations are </text:span><text:span text:style-name="Source_20_Text"><text:span text:style-name="T29">record</text:span></text:span><text:span text:style-name="T29">s in Java, instead of classes, we also recommend that you create a custom constructor with the record, to read the records fields from the buffer. This constructor can then be passed as a method reference for the reader implementation. So if </text:span><text:span text:style-name="Source_20_Text"><text:span text:style-name="T29">SimplePayload(String something) {}</text:span></text:span><text:span text:style-name="T29"> is your normal record, then adding </text:span><text:span text:style-name="Source_20_Text"><text:span text:style-name="T29">SimplePayload(FriendlyByteBuf buf) { this(buf.readUtf()); }</text:span></text:span><text:span text:style-name="T29"> as a constructor to the </text:span><text:span text:style-name="Source_20_Text"><text:span text:style-name="T29">SimplePayload</text:span></text:span><text:span text:style-name="T29"> record will allow you to pass it as a method reference </text:span><text:span text:style-name="Source_20_Text"><text:span text:style-name="T29">SimplePayload::new</text:span></text:span><text:span text:style-name="T29"> to the registrar when it asks for an implementation of </text:span><text:span text:style-name="Source_20_Text"><text:span text:style-name="T29">FriendlyByteBuf.Reader&lt;SimplePayload&gt;</text:span></text:span><text:span text:style-name="Source_20_Text"><text:span text:style-name="T33">.</text:span></text:span></text:p>
      <text:p text:style-name="Caption"><text:span text:style-name="Source_20_Text"><text:span text:style-name="T39">WARNING: There is no guarantee regarding which thread the reading or writing callback is invoked upon. It is as such important to note that the method can be called on many threads in parallel if the same packet is processed by many connections simultaneously.</text:span></text:span></text:p>
      <text:h text:style-name="Heading_20_4" text:outline-level="4"><text:bookmark-start text:name="__RefHeading___Toc271_998867869"/><text:bookmark text:name="payload-writing"/><text:span text:style-name="Source_20_Text"><text:span text:style-name="T38">Payload writing</text:span></text:span><text:bookmark-end text:name="__RefHeading___Toc271_998867869"/></text:h>
      <text:p text:style-name="Text_20_body">The <text:span text:style-name="Source_20_Text">CustomPacketPayload</text:span> interface contains a method: <text:span text:style-name="Source_20_Text">write(FriendlyByteBuf)</text:span> method. This method is invoked when it is time to write your payload to the network connection. There is no guarantee regarding what thread invokes the writer.</text:p>
      <text:p text:style-name="P6"><text:span text:style-name="Source_20_Text"><text:span text:style-name="T40">WARNING: As with payload reading there is no guarantee regarding which thread the writing callback is invoked upon. It is as such important to note that the method can be called on many threads in parallel if the same packet is sent on many connections simultaneously.</text:span></text:span></text:p>
      <text:p text:style-name="P6"><text:span text:style-name="Source_20_Text"><text:span text:style-name="T40">WARNING: Payloads are only read and written if sent over a connection. This means that the host of a single-player world (even if exposed to LAN) has packets and, as such, payloads transferred in memory. This means that for those payloads, no write method is invoked, and no reader is called. Only the handler is invoked!</text:span></text:span></text:p>
      <text:h text:style-name="Heading_20_4" text:outline-level="4"><text:bookmark-start text:name="__RefHeading___Toc273_998867869"/><text:bookmark text:name="payload-handling"/><text:span text:style-name="Source_20_Text"><text:span text:style-name="T38">Payload handling</text:span></text:span><text:bookmark-end text:name="__RefHeading___Toc273_998867869"/></text:h>
      <text:p text:style-name="Text_20_body">Once a payload has been written, transmitted and read, the payload handler is invoked. This handler is again looked up using the id of the payload, and then invoked with the context of the receiving end. Each handler takes two arguments the: payload instance, and the context.</text:p>
      <text:p text:style-name="P7"><text:span text:style-name="Source_20_Text"><text:span text:style-name="T41">WARNING: Payloads are processed on the network thread, and can as such happen in parallel with other payloads of the same type being handled. If you need to ensure that the payload is processed on the main thread, serially, see the </text:span></text:span><text:span text:style-name="Source_20_Text"><text:span text:style-name="T36">ISynchronizedWorkHandler</text:span></text:span><text:span text:style-name="Source_20_Text"><text:span text:style-name="T41"> available in the context under the </text:span></text:span><text:span text:style-name="Source_20_Text"><text:span text:style-name="T36">workHandler()</text:span></text:span><text:span text:style-name="Source_20_Text"><text:span text:style-name="T41"> method.</text:span></text:span></text:p>
      <text:h text:style-name="Heading_20_5" text:outline-level="5"><text:bookmark-start text:name="__RefHeading___Toc275_998867869"/><text:bookmark text:name="the-context"/><text:span text:style-name="Source_20_Text"><text:span text:style-name="T38">The context</text:span></text:span><text:bookmark-end text:name="__RefHeading___Toc275_998867869"/></text:h>
      <text:p text:style-name="Text_20_body">The context contains information, callbacks and entry points, to access the surrounding network system, the main thread, as well as handling processing other packets, or completing configuration tasks.</text:p>
      <text:h text:style-name="Heading_20_5" text:outline-level="5"><text:bookmark-start text:name="__RefHeading___Toc277_998867869"/><text:bookmark text:name="replyhandler"/><text:soft-page-break/>ReplyHandler<text:bookmark-end text:name="__RefHeading___Toc277_998867869"/></text:h>
      <text:p text:style-name="Text_20_body">The reply handler can be used to quickly send a payload back to the sender. It is, for example, useful to send and answer to a query packet, or to send an acknowledgment that you received and processed the payload. You still need to register the return payload.</text:p>
      <text:h text:style-name="Heading_20_5" text:outline-level="5"><text:bookmark-start text:name="__RefHeading___Toc279_998867869"/><text:bookmark text:name="packethandler"/>PacketHandler<text:bookmark-end text:name="__RefHeading___Toc279_998867869"/></text:h>
      <text:p text:style-name="Text_20_body">In case you implement a packet splitting mechanism, whether that splits on full vanilla packets, or custom packet payloads, the <text:span text:style-name="Source_20_Text">IPacketHandler</text:span> interface gives you access to the start of the processing pipeline, allowing you to process other payloads immediately.</text:p>
      <text:p text:style-name="P8"><text:span text:style-name="Source_20_Text"><text:span text:style-name="T44">NOTE: This does not transmit payloads, it purely allows for the receiving end to process additional packets or payloads constructed in memory during the processing of your payload.</text:span></text:span></text:p>
      <text:p text:style-name="Text_20_body"><text:span text:style-name="Source_20_Text"><text:span text:style-name="T38">The packet handler also gives you access to a disconnect(Component) method, allowing you to terminate the connection, and showing the given component as reason to the user.</text:span></text:span></text:p>
      <text:h text:style-name="Heading_20_5" text:outline-level="5"><text:bookmark-start text:name="__RefHeading___Toc281_998867869"/><text:bookmark text:name="workhandler"/>WorkHandler<text:bookmark-end text:name="__RefHeading___Toc281_998867869"/></text:h>
      <text:p text:style-name="Text_20_body">The work handler allows you to schedule work on the main thread of the receiving side. This might be the <text:span text:style-name="Source_20_Text">Minecraft</text:span> class instance if the logical receiving side is the client, or the <text:span text:style-name="Source_20_Text">MinecraftServer</text:span> instance if the receiving side is the server.</text:p>
      <text:p text:style-name="Text_20_body">The system uses <text:span text:style-name="Source_20_Text">CompletableFuture</text:span> instances, so you are able to schedule different follow-up tasks.</text:p>
      <text:h text:style-name="Heading_20_5" text:outline-level="5"><text:bookmark-start text:name="__RefHeading___Toc283_998867869"/><text:bookmark text:name="packetflow"/>PacketFlow<text:bookmark-end text:name="__RefHeading___Toc283_998867869"/></text:h>
      <text:p text:style-name="Text_20_body">The context will indicate, via the packet flow, what the receiving side currently is. If it is a serverbound flow, then the handler is currently being invoked in the context of the server. Is it a clientbound flow, then the handler is currently being invoked in the context of the client.</text:p>
      <text:h text:style-name="Heading_20_5" text:outline-level="5"><text:bookmark-start text:name="__RefHeading___Toc285_998867869"/><text:bookmark text:name="connectionprotocol"/>ConnectionProtocol<text:bookmark-end text:name="__RefHeading___Toc285_998867869"/></text:h>
      <text:p text:style-name="Text_20_body">The current active connection protocol is useful if you have raw bytes of a packet wrapped in your payload, allowing your handler to decode the inner packet or payload, before passing it to the <text:span text:style-name="Source_20_Text">IPacketHandler</text:span> for processing.</text:p>
      <text:h text:style-name="Heading_20_5" text:outline-level="5"><text:bookmark-start text:name="__RefHeading___Toc287_998867869"/><text:bookmark text:name="channelhandlercontext"/>ChannelHandlerContext<text:bookmark-end text:name="__RefHeading___Toc287_998867869"/></text:h>
      <text:p text:style-name="Text_20_body">The Netty channel handling context that is currently processing the payload is also given as context. This context can be used to retrieve the raw underlying connection via <text:span text:style-name="Source_20_Text">ConnectionUtils</text:span>, or, be used to process raw bytes of inner packets and payloads.</text:p>
      <text:h text:style-name="Heading_20_5" text:outline-level="5"><text:bookmark-start text:name="__RefHeading___Toc289_998867869"/><text:bookmark text:name="player"/><text:span text:style-name="Source_20_Text"><text:span text:style-name="T38">Player</text:span></text:span><text:bookmark-end text:name="__RefHeading___Toc289_998867869"/></text:h>
      <text:p text:style-name="Text_20_body">An <text:span text:style-name="Source_20_Text">Optional</text:span> containing a player is also provided. If the handler is invoked on the server side, then this is the player that sent the payload. If the handler is invoked on the client side, then this is the local player, if it is available.</text:p>
      <text:h text:style-name="Heading_20_5" text:outline-level="5"><text:bookmark-start text:name="__RefHeading___Toc291_998867869"/><text:bookmark text:name="level"/><text:soft-page-break/>Level<text:bookmark-end text:name="__RefHeading___Toc291_998867869"/></text:h>
      <text:p text:style-name="Text_20_body">An <text:span text:style-name="Source_20_Text">Optional</text:span> containing the level the player is in is provided too.</text:p>
      <text:h text:style-name="Heading_20_5" text:outline-level="5"><text:bookmark-start text:name="__RefHeading___Toc293_998867869"/><text:bookmark text:name="taskcompletedhandler"/>TaskCompletedHandler<text:bookmark-end text:name="__RefHeading___Toc293_998867869"/></text:h>
      <text:p text:style-name="Text_20_body">This is a special contextual value only available to payloads during the configuration phase, that indicates that a specific configuration task has been completed, and that the next one can be started.</text:p>
      <text:h text:style-name="Heading_20_5" text:outline-level="5"><text:bookmark-start text:name="__RefHeading___Toc295_998867869"/><text:bookmark text:name="future-additions-to-the-contexts"/>Future additions to the contexts<text:bookmark-end text:name="__RefHeading___Toc295_998867869"/></text:h>
      <text:p text:style-name="Text_20_body">We are fully aware that these entry points might not be all information you, as a modder, need to process a packet. In general, it is pretty easy to extend the interfaces and records. <text:span text:style-name="Strong_20_Emphasis">They were specifically designed to allow for simple PRs in the future to add to them</text:span>, so please do not hesitate to create a quick PR to add your needed data to the context.</text:p>
      <text:h text:style-name="Heading_20_4" text:outline-level="4"><text:bookmark-start text:name="__RefHeading___Toc297_998867869"/><text:bookmark text:name="packet-sending"/>Packet Sending<text:bookmark-end text:name="__RefHeading___Toc297_998867869"/></text:h>
      <text:p text:style-name="Text_20_body">In tandem with the refactoring of the channel registration mechanic we added new tools and systems to allow you to more easily send a custom payload to different targets.</text:p>
      <text:h text:style-name="Heading_20_5" text:outline-level="5"><text:bookmark-start text:name="__RefHeading___Toc299_998867869"/><text:bookmark text:name="packetdistributor"/>PacketDistributor<text:bookmark-end text:name="__RefHeading___Toc299_998867869"/></text:h>
      <text:p text:style-name="Text_20_body">This wrapper class now has the ability to process custom payloads solely. Its instances and targets can be passed around since they are immutable. Several methods on extension classes will accept these, to facilitate easy transfer of payloads.</text:p>
      <text:h text:style-name="Heading_20_5" text:outline-level="5"><text:bookmark-start text:name="__RefHeading___Toc301_998867869"/><text:bookmark text:name="extension-objects"/>Extension objects<text:bookmark-end text:name="__RefHeading___Toc301_998867869"/></text:h>
      <text:p text:style-name="Text_20_body">We extended several vanilla types allowing them to accept payloads as well, not just packets. Examples are chunk sections, listeners, entities and players.</text:p>
      <text:h text:style-name="Heading_20_4" text:outline-level="4"><text:bookmark-start text:name="__RefHeading___Toc303_998867869"/><text:bookmark text:name="netty-information"/>Netty information<text:bookmark-end text:name="__RefHeading___Toc303_998867869"/></text:h>
      <text:p text:style-name="Text_20_body">We store a lot of information related to the connection, for example the negotiated payload types, on the connection object itself. As such, we added several attributes to store this information in. These attributes are considered internal API, use them at your own risk.</text:p>
      <text:h text:style-name="Heading_20_3" text:outline-level="3"><text:bookmark-start text:name="__RefHeading___Toc346_998867869"/><text:bookmark text:name="custom-payload-changes"/>Custom Payload Changes<text:bookmark-end text:name="__RefHeading___Toc346_998867869"/></text:h>
      <text:p text:style-name="Text_20_body"><text:span text:style-name="Source_20_Text">CustomPacketPayload</text:span>s are now identified by a <text:span text:style-name="Source_20_Text">CustomPacketPayload.Type</text:span> wrapper around a <text:span text:style-name="Source_20_Text">ResourceLocation</text:span>. Additionally, the serialization and deserialization is handled by a <text:span text:style-name="Source_20_Text">StreamCodec</text:span>. For the first generic parameter of the stream codec, please note that:</text:p>
      <text:list xml:id="list2602478917" text:style-name="L50">
        <text:list-item>
          <text:p text:style-name="P161"><text:span text:style-name="Source_20_Text">RegistryFriendlyByteBuf</text:span> is only usable in play packets. </text:p>
        </text:list-item>
        <text:list-item>
          <text:p text:style-name="P161"><text:span text:style-name="Source_20_Text">FriendlyByteBuf</text:span> can be used for any packet. </text:p>
        </text:list-item>
        <text:list-item>
          <text:p text:style-name="P108"><text:span text:style-name="Source_20_Text">ByteBuf</text:span> can also be used for any packet in case the convenience <text:span text:style-name="Source_20_Text">FriendlyByteBuf</text:span> methods are not needed. </text:p>
        </text:list-item>
      </text:list>
      <text:p text:style-name="Text_20_body">The packet type and stream codec must be registered using the <text:span text:style-name="Source_20_Text">RegisterPayloadHandlersEvent</text:span> event.</text:p>
      <text:h text:style-name="Heading_20_3" text:outline-level="3"><text:bookmark-start text:name="__RefHeading___Toc348_998867869"/><text:bookmark text:name="network-api-rework"/><text:soft-page-break/>Network API Rework<text:bookmark-end text:name="__RefHeading___Toc348_998867869"/></text:h>
      <text:p text:style-name="Text_20_body">Based on feedback from the previous iteration, we have also reorganized the network API to be more consistent and easier to use. Here is a brief summary of the changes:</text:p>
      <text:list xml:id="list220566059" text:style-name="L51">
        <text:list-item>
          <text:p text:style-name="P162">Payload handlers run on the main thread by default. This can be changed using <text:span text:style-name="Source_20_Text">registrar.executesOn(HandlerThread.NETWORK)</text:span>. </text:p>
        </text:list-item>
        <text:list-item>
          <text:p text:style-name="P162"><text:span text:style-name="Source_20_Text">IPayloadContext</text:span> has been flattened into a single interface, and received a few new methods as well. </text:p>
        </text:list-item>
        <text:list-item>
          <text:p text:style-name="P162">The registration methods in <text:span text:style-name="Source_20_Text">PayloadRegistrar</text:span> have been renamed. </text:p>
        </text:list-item>
        <text:list-item>
          <text:p text:style-name="P162"><text:span text:style-name="Source_20_Text">RegisterPayloadHandlerEvent</text:span> -&gt; <text:span text:style-name="Source_20_Text">RegisterPayloadHandlersEvent</text:span>: renamed. </text:p>
        </text:list-item>
        <text:list-item>
          <text:p text:style-name="P162"><text:span text:style-name="Source_20_Text">OnGameConfigurationEvent</text:span> -&gt; <text:span text:style-name="Source_20_Text">RegisterConfigurationTasksEvent</text:span>: renamed. </text:p>
        </text:list-item>
        <text:list-item>
          <text:p text:style-name="P162"><text:span text:style-name="Source_20_Text">IPayloadRegistrar</text:span> -&gt; <text:span text:style-name="Source_20_Text">PayloadRegistrar</text:span>: replaced by direct class reference. </text:p>
        </text:list-item>
        <text:list-item>
          <text:p text:style-name="P109"><text:span text:style-name="Source_20_Text">isConnected</text:span> -&gt; <text:span text:style-name="Source_20_Text">hasChannel</text:span>: renamed. </text:p>
        </text:list-item>
      </text:list>
      <text:p text:style-name="Text_20_body">We have also simplified the <text:span text:style-name="Source_20_Text">PacketDistributor</text:span> system used to send packets. Refer to the <text:span text:style-name="Source_20_Text">PacketDistributor</text:span> class for more details.</text:p>
      <text:h text:style-name="Heading_20_3" text:outline-level="3"><text:bookmark-start text:name="__RefHeading___Toc456_998867869"/>Static methods in FriendlyByteBuf<text:bookmark-end text:name="__RefHeading___Toc456_998867869"/></text:h>
      <text:p text:style-name="Text_20_body"><text:bookmark text:name="user-content-static-methods-in-friendlybytebuf"/>Static methods for writing and reading data have been added to <text:span text:style-name="Source_20_Text">FriendlyByteBuf</text:span> which takes in the same parameters of the instance method, along with the <text:span text:style-name="Source_20_Text">ByteBuf</text:span> to write to.</text:p>
      <text:h text:style-name="Heading_20_3" text:outline-level="3"><text:bookmark-start text:name="__RefHeading___Toc350_998867869"/><text:bookmark text:name="updated-example"/>Updated Example<text:bookmark-end text:name="__RefHeading___Toc350_998867869"/></text:h>
      <text:p text:style-name="Text_20_body">To help you get started, here is an example of a custom play payload that contains two item stacks.</text:p>
      <text:p text:style-name="P28"><text:span text:style-name="Source_20_Text"><text:span text:style-name="T18">public</text:span></text:span><text:span text:style-name="Source_20_Text"><text:span text:style-name="T16"> record </text:span></text:span><text:span text:style-name="Source_20_Text"><text:span text:style-name="T15">TwoStacksPayload</text:span></text:span><text:span text:style-name="Source_20_Text"><text:span text:style-name="T14">(</text:span></text:span><text:span text:style-name="Source_20_Text"><text:span text:style-name="T16">ItemStack first</text:span></text:span><text:span text:style-name="Source_20_Text"><text:span text:style-name="T14">,</text:span></text:span><text:span text:style-name="Source_20_Text"><text:span text:style-name="T16"> ItemStack second</text:span></text:span><text:span text:style-name="Source_20_Text"><text:span text:style-name="T14">)</text:span></text:span><text:span text:style-name="Source_20_Text"><text:span text:style-name="T16"> </text:span></text:span><text:span text:style-name="Source_20_Text"><text:span text:style-name="T18">implements</text:span></text:span><text:span text:style-name="Source_20_Text"><text:span text:style-name="T16"> CustomPacketPayload </text:span></text:span><text:span text:style-name="Source_20_Text"><text:span text:style-name="T14">{</text:span></text:span></text:p>
      <text:p text:style-name="P28"><text:span text:style-name="Source_20_Text"><text:span text:style-name="T16"><text:s text:c="4"/></text:span></text:span><text:span text:style-name="Source_20_Text"><text:span text:style-name="T17">// We have a type that wraps the resource location.</text:span></text:span></text:p>
      <text:p text:style-name="P28"><text:span text:style-name="Source_20_Text"><text:span text:style-name="T16"><text:s text:c="4"/></text:span></text:span><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Type</text:span></text:span><text:span text:style-name="Source_20_Text"><text:span text:style-name="T14">&lt;</text:span></text:span><text:span text:style-name="Source_20_Text"><text:span text:style-name="T16">TwoStacksPayload</text:span></text:span><text:span text:style-name="Source_20_Text"><text:span text:style-name="T14">&gt;</text:span></text:span><text:span text:style-name="Source_20_Text"><text:span text:style-name="T16"> TYPE </text:span></text:span><text:span text:style-name="Source_20_Text"><text:span text:style-name="T14">=</text:span></text:span><text:span text:style-name="Source_20_Text"><text:span text:style-name="T16"> </text:span></text:span><text:span text:style-name="Source_20_Text"><text:span text:style-name="T18">new</text:span></text:span><text:span text:style-name="Source_20_Text"><text:span text:style-name="T16"> Type</text:span></text:span><text:span text:style-name="Source_20_Text"><text:span text:style-name="T14">&lt;&gt;(</text:span></text:span><text:span text:style-name="Source_20_Text"><text:span text:style-name="T18">new</text:span></text:span><text:span text:style-name="Source_20_Text"><text:span text:style-name="T16"> ResourceLocation</text:span></text:span><text:span text:style-name="Source_20_Text"><text:span text:style-name="T14">(</text:span></text:span><text:span text:style-name="Source_20_Text"><text:span text:style-name="T19">"mymod"</text:span></text:span><text:span text:style-name="Source_20_Text"><text:span text:style-name="T14">,</text:span></text:span><text:span text:style-name="Source_20_Text"><text:span text:style-name="T16"> </text:span></text:span><text:span text:style-name="Source_20_Text"><text:span text:style-name="T19">"two_stacks"</text:span></text:span><text:span text:style-name="Source_20_Text"><text:span text:style-name="T14">));</text:span></text:span></text:p>
      <text:p text:style-name="P28"/>
      <text:p text:style-name="P28"><text:span text:style-name="Source_20_Text"><text:span text:style-name="T16"><text:s text:c="4"/></text:span></text:span><text:span text:style-name="Source_20_Text"><text:span text:style-name="T17">// And we have a stream codec, here using RFBB (RegistryFriendlyByteBuf) because item stacks require it.</text:span></text:span></text:p>
      <text:p text:style-name="P28"><text:span text:style-name="Source_20_Text"><text:span text:style-name="T16"><text:s text:c="4"/></text:span></text:span><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final</text:span></text:span><text:span text:style-name="Source_20_Text"><text:span text:style-name="T16"> StreamCodec</text:span></text:span><text:span text:style-name="Source_20_Text"><text:span text:style-name="T14">&lt;</text:span></text:span><text:span text:style-name="Source_20_Text"><text:span text:style-name="T16">RegistryFriendlyByteBuf</text:span></text:span><text:span text:style-name="Source_20_Text"><text:span text:style-name="T14">,</text:span></text:span><text:span text:style-name="Source_20_Text"><text:span text:style-name="T16"> TwoStacksPayload</text:span></text:span><text:span text:style-name="Source_20_Text"><text:span text:style-name="T14">&gt;</text:span></text:span><text:span text:style-name="Source_20_Text"><text:span text:style-name="T16"> STREAM_CODEC </text:span></text:span><text:span text:style-name="Source_20_Text"><text:span text:style-name="T14">=</text:span></text:span><text:span text:style-name="Source_20_Text"><text:span text:style-name="T16"> StreamCodec</text:span></text:span><text:span text:style-name="Source_20_Text"><text:span text:style-name="T14">.</text:span></text:span><text:span text:style-name="Source_20_Text"><text:span text:style-name="T15">composite</text:span></text:span><text:span text:style-name="Source_20_Text"><text:span text:style-name="T14">(</text:span></text:span></text:p>
      <text:p text:style-name="P28"><text:span text:style-name="Source_20_Text"><text:span text:style-name="T16"><text:s text:c="12"/>ItemStack</text:span></text:span><text:span text:style-name="Source_20_Text"><text:span text:style-name="T14">.</text:span></text:span><text:span text:style-name="Source_20_Text"><text:span text:style-name="T15">OPTIONAL_STREAM_CODEC</text:span></text:span><text:span text:style-name="Source_20_Text"><text:span text:style-name="T14">,</text:span></text:span></text:p>
      <text:p text:style-name="P28"><text:span text:style-name="Source_20_Text"><text:span text:style-name="T16"><text:s text:c="12"/>TwoStacksPayload</text:span></text:span><text:span text:style-name="Source_20_Text"><text:span text:style-name="T14">::</text:span></text:span><text:span text:style-name="Source_20_Text"><text:span text:style-name="T16">first</text:span></text:span><text:span text:style-name="Source_20_Text"><text:span text:style-name="T14">,</text:span></text:span></text:p>
      <text:p text:style-name="P28"><text:span text:style-name="Source_20_Text"><text:span text:style-name="T16"><text:s text:c="12"/>ItemStack</text:span></text:span><text:span text:style-name="Source_20_Text"><text:span text:style-name="T14">.</text:span></text:span><text:span text:style-name="Source_20_Text"><text:span text:style-name="T15">OPTIONAL_STREAM_CODEC</text:span></text:span><text:span text:style-name="Source_20_Text"><text:span text:style-name="T14">,</text:span></text:span></text:p>
      <text:p text:style-name="P28"><text:span text:style-name="Source_20_Text"><text:span text:style-name="T16"><text:s text:c="12"/>TwoStacksPayload</text:span></text:span><text:span text:style-name="Source_20_Text"><text:span text:style-name="T14">::</text:span></text:span><text:span text:style-name="Source_20_Text"><text:span text:style-name="T16">second</text:span></text:span><text:span text:style-name="Source_20_Text"><text:span text:style-name="T14">,</text:span></text:span></text:p>
      <text:p text:style-name="P28"><text:span text:style-name="Source_20_Text"><text:span text:style-name="T16"><text:s text:c="12"/>TwoStacksPayload</text:span></text:span><text:span text:style-name="Source_20_Text"><text:span text:style-name="T14">::</text:span></text:span><text:span text:style-name="Source_20_Text"><text:span text:style-name="T18">new</text:span></text:span><text:span text:style-name="Source_20_Text"><text:span text:style-name="T14">);</text:span></text:span></text:p>
      <text:p text:style-name="P28"/>
      <text:p text:style-name="P28"><text:span text:style-name="Source_20_Text"><text:span text:style-name="T16"><text:s text:c="4"/></text:span></text:span><text:span text:style-name="Source_20_Text"><text:span text:style-name="T15">@Override</text:span></text:span></text:p>
      <text:p text:style-name="P28"><text:span text:style-name="Source_20_Text"><text:span text:style-name="T16"><text:s text:c="4"/></text:span></text:span><text:span text:style-name="Source_20_Text"><text:span text:style-name="T18">public</text:span></text:span><text:span text:style-name="Source_20_Text"><text:span text:style-name="T16"> Type</text:span></text:span><text:span text:style-name="Source_20_Text"><text:span text:style-name="T14">&lt;</text:span></text:span><text:span text:style-name="Source_20_Text"><text:span text:style-name="T16">TwoStacksPayload</text:span></text:span><text:span text:style-name="Source_20_Text"><text:span text:style-name="T14">&gt;</text:span></text:span><text:span text:style-name="Source_20_Text"><text:span text:style-name="T16"> </text:span></text:span><text:span text:style-name="Source_20_Text"><text:span text:style-name="T15">type</text:span></text:span><text:span text:style-name="Source_20_Text"><text:span text:style-name="T14">()</text:span></text:span><text:span text:style-name="Source_20_Text"><text:span text:style-name="T16"> </text:span></text:span><text:span text:style-name="Source_20_Text"><text:span text:style-name="T14">{</text:span></text:span></text:p>
      <text:p text:style-name="P28"><text:span text:style-name="Source_20_Text"><text:span text:style-name="T16"><text:s text:c="8"/></text:span></text:span><text:span text:style-name="Source_20_Text"><text:span text:style-name="T18">return</text:span></text:span><text:span text:style-name="Source_20_Text"><text:span text:style-name="T16"> TYPE</text:span></text:span><text:span text:style-name="Source_20_Text"><text:span text:style-name="T14">;</text:span></text:span></text:p>
      <text:p text:style-name="P28"><text:span text:style-name="Source_20_Text"><text:span text:style-name="T16"><text:s text:c="4"/></text:span></text:span><text:span text:style-name="Source_20_Text"><text:span text:style-name="T14">}</text:span></text:span></text:p>
      <text:p text:style-name="P32"><text:span text:style-name="Source_20_Text"><text:span text:style-name="T14">}</text:span></text:span></text:p>
      <text:p text:style-name="Text_20_body"><text:soft-page-break/>And the registration code will look as follows:</text:p>
      <text:p text:style-name="P28"><text:span text:style-name="Source_20_Text"><text:span text:style-name="T16"><text:s text:c="4"/></text:span></text:span><text:span text:style-name="Source_20_Text"><text:span text:style-name="T18">public</text:span></text:span><text:span text:style-name="Source_20_Text"><text:span text:style-name="T16"> </text:span></text:span><text:span text:style-name="Source_20_Text"><text:span text:style-name="T18">static</text:span></text:span><text:span text:style-name="Source_20_Text"><text:span text:style-name="T16"> </text:span></text:span><text:span text:style-name="Source_20_Text"><text:span text:style-name="T18">void</text:span></text:span><text:span text:style-name="Source_20_Text"><text:span text:style-name="T16"> </text:span></text:span><text:span text:style-name="Source_20_Text"><text:span text:style-name="T15">onPayloadRegister</text:span></text:span><text:span text:style-name="Source_20_Text"><text:span text:style-name="T14">(</text:span></text:span><text:span text:style-name="Source_20_Text"><text:span text:style-name="T16">RegisterPayloadHandlersEvent event</text:span></text:span><text:span text:style-name="Source_20_Text"><text:span text:style-name="T14">)</text:span></text:span><text:span text:style-name="Source_20_Text"><text:span text:style-name="T16"> </text:span></text:span><text:span text:style-name="Source_20_Text"><text:span text:style-name="T14">{</text:span></text:span><text:span text:style-name="Source_20_Text"><text:span text:style-name="T16"> </text:span></text:span><text:span text:style-name="Source_20_Text"><text:span text:style-name="T17">// note: Handlers is plural</text:span></text:span></text:p>
      <text:p text:style-name="P28"><text:span text:style-name="Source_20_Text"><text:span text:style-name="T16"><text:s text:c="8"/>PayloadRegistrar registrar </text:span></text:span><text:span text:style-name="Source_20_Text"><text:span text:style-name="T14">=</text:span></text:span><text:span text:style-name="Source_20_Text"><text:span text:style-name="T16"> event</text:span></text:span><text:span text:style-name="Source_20_Text"><text:span text:style-name="T14">.</text:span></text:span><text:span text:style-name="Source_20_Text"><text:span text:style-name="T15">registrar</text:span></text:span><text:span text:style-name="Source_20_Text"><text:span text:style-name="T14">(</text:span></text:span><text:span text:style-name="Source_20_Text"><text:span text:style-name="T19">"version"</text:span></text:span><text:span text:style-name="Source_20_Text"><text:span text:style-name="T14">);</text:span></text:span></text:p>
      <text:p text:style-name="P28"/>
      <text:p text:style-name="P28"><text:span text:style-name="Source_20_Text"><text:span text:style-name="T16"><text:s text:c="8"/></text:span></text:span><text:span text:style-name="Source_20_Text"><text:span text:style-name="T17">// could also use playToClient or playToServer for unidirectional packets</text:span></text:span></text:p>
      <text:p text:style-name="P28"><text:span text:style-name="Source_20_Text"><text:span text:style-name="T16"><text:s text:c="8"/>registrar</text:span></text:span><text:span text:style-name="Source_20_Text"><text:span text:style-name="T14">.</text:span></text:span><text:span text:style-name="Source_20_Text"><text:span text:style-name="T15">playBidirectional</text:span></text:span><text:span text:style-name="Source_20_Text"><text:span text:style-name="T14">(</text:span></text:span><text:span text:style-name="Source_20_Text"><text:span text:style-name="T16">TwoStacksPayload</text:span></text:span><text:span text:style-name="Source_20_Text"><text:span text:style-name="T14">.</text:span></text:span><text:span text:style-name="Source_20_Text"><text:span text:style-name="T15">TYPE</text:span></text:span><text:span text:style-name="Source_20_Text"><text:span text:style-name="T14">,</text:span></text:span><text:span text:style-name="Source_20_Text"><text:span text:style-name="T16"> TwoStacksPayload</text:span></text:span><text:span text:style-name="Source_20_Text"><text:span text:style-name="T14">.</text:span></text:span><text:span text:style-name="Source_20_Text"><text:span text:style-name="T15">STREAM_CODEC</text:span></text:span><text:span text:style-name="Source_20_Text"><text:span text:style-name="T14">,</text:span></text:span><text:span text:style-name="Source_20_Text"><text:span text:style-name="T16"> </text:span></text:span><text:span text:style-name="Source_20_Text"><text:span text:style-name="T14">&lt;</text:span></text:span><text:span text:style-name="Source_20_Text"><text:span text:style-name="T16">packet handler</text:span></text:span><text:span text:style-name="Source_20_Text"><text:span text:style-name="T14">&gt;);</text:span></text:span></text:p>
      <text:p text:style-name="P28"><text:span text:style-name="Source_20_Text"><text:span text:style-name="T16"><text:s text:c="8"/></text:span></text:span><text:span text:style-name="Source_20_Text"><text:span text:style-name="T17">// and so on...</text:span></text:span></text:p>
      <text:p text:style-name="P32"><text:span text:style-name="Source_20_Text"><text:span text:style-name="T16"><text:s text:c="4"/></text:span></text:span><text:span text:style-name="Source_20_Text"><text:span text:style-name="T14">}</text:span></text:span></text:p>
      <text:p text:style-name="Text_20_body">The packet can be sent using the <text:span text:style-name="Source_20_Text">PacketDistributor</text:span>:</text:p>
      <text:p text:style-name="P28"><text:span text:style-name="Source_20_Text"><text:span text:style-name="T17">// On the client side, send a packet to the server:</text:span></text:span></text:p>
      <text:p text:style-name="P28"><text:span text:style-name="Source_20_Text"><text:span text:style-name="T16">PacketDistributor</text:span></text:span><text:span text:style-name="Source_20_Text"><text:span text:style-name="T14">.</text:span></text:span><text:span text:style-name="Source_20_Text"><text:span text:style-name="T15">sendToServer</text:span></text:span><text:span text:style-name="Source_20_Text"><text:span text:style-name="T14">(</text:span></text:span><text:span text:style-name="Source_20_Text"><text:span text:style-name="T18">new</text:span></text:span><text:span text:style-name="Source_20_Text"><text:span text:style-name="T16"> TwoStacksPayload</text:span></text:span><text:span text:style-name="Source_20_Text"><text:span text:style-name="T14">(...,</text:span></text:span><text:span text:style-name="Source_20_Text"><text:span text:style-name="T16"> </text:span></text:span><text:span text:style-name="Source_20_Text"><text:span text:style-name="T14">...));</text:span></text:span></text:p>
      <text:p text:style-name="P28"><text:span text:style-name="Source_20_Text"><text:span text:style-name="T17">// On the server side, send a packet to a specific client:</text:span></text:span></text:p>
      <text:p text:style-name="P28"><text:span text:style-name="Source_20_Text"><text:span text:style-name="T16">PacketDistributor</text:span></text:span><text:span text:style-name="Source_20_Text"><text:span text:style-name="T14">.</text:span></text:span><text:span text:style-name="Source_20_Text"><text:span text:style-name="T15">sendToClient</text:span></text:span><text:span text:style-name="Source_20_Text"><text:span text:style-name="T14">(</text:span></text:span><text:span text:style-name="Source_20_Text"><text:span text:style-name="T16">player</text:span></text:span><text:span text:style-name="Source_20_Text"><text:span text:style-name="T14">,</text:span></text:span><text:span text:style-name="Source_20_Text"><text:span text:style-name="T16"> </text:span></text:span><text:span text:style-name="Source_20_Text"><text:span text:style-name="T18">new</text:span></text:span><text:span text:style-name="Source_20_Text"><text:span text:style-name="T16"> TwoStacksPayload</text:span></text:span><text:span text:style-name="Source_20_Text"><text:span text:style-name="T14">(...,</text:span></text:span><text:span text:style-name="Source_20_Text"><text:span text:style-name="T16"> </text:span></text:span><text:span text:style-name="Source_20_Text"><text:span text:style-name="T14">...));</text:span></text:span></text:p>
      <text:p text:style-name="P32"><text:span text:style-name="Source_20_Text"><text:span text:style-name="T17">// And so on...</text:span></text:span></text:p>
      <text:h text:style-name="Heading_20_2" text:outline-level="2"><text:bookmark-start text:name="__RefHeading___Toc352_998867869"/><text:bookmark text:name="stream-codecs"/>Stream Codecs<text:bookmark-end text:name="__RefHeading___Toc352_998867869"/></text:h>
      <text:p text:style-name="Text_20_body">When communicating across a network, previously, all logic needed to be manually written and read to a <text:span text:style-name="Source_20_Text">FriendlyByteBuf</text:span>. However, most of this logic has now been replaced with <text:span text:style-name="Source_20_Text">StreamCodec</text:span>s. A <text:span text:style-name="Source_20_Text">StreamCodec</text:span> is a type of codec (which doesn't implement <text:span text:style-name="Source_20_Text">Codec</text:span>) that holds a function to apply stream-based operations to encode and decode a given object. A <text:span text:style-name="Source_20_Text">StreamCodec</text:span> is made up of two parts: the <text:span text:style-name="Source_20_Text">StreamEncoder</text:span> and <text:span text:style-name="Source_20_Text">StreamDecoder</text:span>.</text:p>
      <text:p text:style-name="Text_20_body">The <text:span text:style-name="Source_20_Text">StreamEncoder</text:span> takes in two generics, <text:span text:style-name="Source_20_Text">O</text:span> representing the output to write data to, and <text:span text:style-name="Source_20_Text">T</text:span> representing the data object. The <text:span text:style-name="Source_20_Text">StreamDecoder</text:span> also takes in two generics, <text:span text:style-name="Source_20_Text">I</text:span> representing the input to read data from, and <text:span text:style-name="Source_20_Text">T</text:span> representing the constructed data object.</text:p>
      <text:p text:style-name="Text_20_body">To create a <text:span text:style-name="Source_20_Text">StreamCodec</text:span>, you will usually use one of the <text:span text:style-name="Source_20_Text">composite</text:span> functions. The <text:span text:style-name="Source_20_Text">composite</text:span> function takes in up to 6 pairs of <text:span text:style-name="Source_20_Text">StreamCodec</text:span> containing the type to serialize and <text:span text:style-name="Source_20_Text">Function</text:span>s representing the getter for the data field. The final parameter represents the constructor for the object. There are a set of default stream codecs located in <text:span text:style-name="Source_20_Text">ByteBufCodecs</text:span>.</text:p>
      <text:p text:style-name="P30">// A basic stream codec for a record ExampleObject(int, Optional&lt;String&gt;, Holder&lt;Item&gt;)</text:p>
      <text:p text:style-name="P30"/>
      <text:p text:style-name="P30">// Using RegistryFriendlyByteBuf as a registry object is requested</text:p>
      <text:p text:style-name="P30">// Otherwise, FriendlyByteBuf should be used</text:p>
      <text:p text:style-name="P30">// If no special methods from FriendlyByteBuf are needed, use ByteBuf</text:p>
      <text:p text:style-name="P30">public static final StreamCodec&lt;RegistryFriendlyByteBuf, ExampleObject&gt; STREAM_CODEC = StreamCodec.composite(</text:p>
      <text:p text:style-name="P30"><text:s text:c="2"/>ByteBufCodecs.INT, ExampleObject::intField,</text:p>
      <text:p text:style-name="P30"><text:s text:c="2"/>StreamCodecs.optional(ByteBufCodecs.STRING_UTF8), ExampleObject::optionalStringField,</text:p>
      <text:p text:style-name="P30"><text:s text:c="2"/>ByteBufCodecs.holderRegistry(Registries.ITEM), ExampleObject::holderItemField,</text:p>
      <text:p text:style-name="P30"><text:s text:c="2"/>ExampleObject::new</text:p>
      <text:p text:style-name="P34">);</text:p>
      <text:p text:style-name="Text_20_body"><text:soft-page-break/>As many packets have not been updated to use a codec-based approached, they can use <text:span text:style-name="Source_20_Text">Packet#codec</text:span> to turn a read/write implementation into a codec. This method takes in a <text:span text:style-name="Source_20_Text">StreamMemberEncoder</text:span> instead of a <text:span text:style-name="Source_20_Text">StreamEncoder</text:span> as write methods are usually instance methods on the packet class.</text:p>
      <text:p text:style-name="P30">// For some ExamplePacket with ExamplePacket(RegistryFriendlyByteBuf) and ExamplePacket#write(RegistryFriendlyByteBuf)</text:p>
      <text:p text:style-name="P30"/>
      <text:p text:style-name="P30">public static final StreamCodec&lt;RegistryFriendlyByteBuf, ExamplePacket&gt; STREAM_CODEC = Packet.codec(</text:p>
      <text:p text:style-name="P30"><text:s text:c="2"/>ExamplePacket::write, ExamplePacket::new</text:p>
      <text:p text:style-name="P34">);</text:p>
      <text:p text:style-name="Text_20_body">If read and write methods have suddently disppeared, or the network handling has been moved, it is most likely handled by a <text:span text:style-name="Source_20_Text">StreamCodec</text:span> directly within the object class or in a package within <text:span text:style-name="Source_20_Text">net.minecraft.network.codec</text:span>. Packets themselves do not contain the <text:span text:style-name="Source_20_Text">StreamCodec</text:span> and instead are directly registered via <text:span text:style-name="Source_20_Text">ProtocolInfoBuilder#addPacket</text:span>. <text:span text:style-name="Source_20_Text">Packet</text:span>s now contain a <text:span text:style-name="Source_20_Text">PacketType</text:span> with the name of the packet and the direction the packet is sent.</text:p>
      <text:p text:style-name="Text_20_body">Here are some of the classes that uses stream codecs for their implementation logic:</text:p>
      <text:list xml:id="list3941118764" text:style-name="L52">
        <text:list-item>
          <text:p text:style-name="P163"><text:span text:style-name="Source_20_Text">net.minecraft.core.particles.ParticleType#getDeserializer</text:span> -&gt; <text:span text:style-name="Source_20_Text">streamCodec</text:span> </text:p>
        </text:list-item>
        <text:list-item>
          <text:p text:style-name="P163"><text:span text:style-name="Source_20_Text">net.minecraft.network.syncher.EntityDataSerializer</text:span> </text:p>
        </text:list-item>
        <text:list-item>
          <text:p text:style-name="P163"><text:span text:style-name="Source_20_Text">net.minecraft.world.item.crafting.RecipeSerializer#fromNetwork</text:span>, <text:span text:style-name="Source_20_Text">toNetwork</text:span> -&gt; <text:span text:style-name="Source_20_Text">streamCodec</text:span> </text:p>
        </text:list-item>
        <text:list-item>
          <text:p text:style-name="P110"><text:span text:style-name="Source_20_Text">net.minecraft.world.level.gameevent.PositionSourceType#read</text:span>, <text:span text:style-name="Source_20_Text">write</text:span> -&gt; <text:span text:style-name="Source_20_Text">streamCodec</text:span> </text:p>
        </text:list-item>
      </text:list>
      <text:p text:style-name="Text_20_body">Stream codecs are used to abstract over reading and writing data to network buffers, similarly to how codecs are used to abstract over reading and writing data to JSON or NBT but with a much simpler implementation. Stream codecs have two generic types: the buffer type and the data type. Common buffer types are:</text:p>
      <text:list xml:id="list210707426" text:style-name="L53">
        <text:list-item>
          <text:p text:style-name="P164"><text:span text:style-name="Source_20_Text">ByteBuf</text:span> for the most generic stream codecs. </text:p>
        </text:list-item>
        <text:list-item>
          <text:p text:style-name="P164"><text:span text:style-name="Source_20_Text">FriendlyByteBuf</text:span> for codecs that use the convenience methods in <text:span text:style-name="Source_20_Text">FriendlyByteBuf</text:span>, or that rely on other codecs using <text:span text:style-name="Source_20_Text">FriendlyByteBuf</text:span>. </text:p>
        </text:list-item>
        <text:list-item>
          <text:p text:style-name="P111"><text:span text:style-name="Source_20_Text">RegistryFriendlyByteBuf</text:span> for codecs that access registry information such as raw integer IDs. </text:p>
        </text:list-item>
      </text:list>
      <text:p text:style-name="Text_20_body">For example, a stream codec that reads an integer will have the type <text:span text:style-name="Source_20_Text">StreamCodec&lt;ByteBuf, Integer&gt;</text:span> whereas a stream codec that reads an item stack will have the type <text:span text:style-name="Source_20_Text">StreamCodec&lt;RegistryFriendlyByteBuf, ItemStack&gt;</text:span>.</text:p>
      <text:p text:style-name="Text_20_body">Stream codecs are designed to be composed together using combinators. Here are a few pointers to get you started:</text:p>
      <text:list xml:id="list3295800918" text:style-name="L54">
        <text:list-item>
          <text:p text:style-name="P165"><text:soft-page-break/><text:span text:style-name="Source_20_Text">ByteBufCodecs</text:span> contains many useful stream codecs, such as <text:span text:style-name="Source_20_Text">ByteBufCodecs.INT</text:span> and other primitive types. </text:p>
        </text:list-item>
        <text:list-item>
          <text:p text:style-name="P165"><text:span text:style-name="Source_20_Text">StreamCodec.composite(...)</text:span> is used to combine multiple stream codecs, for example for the fields of a class. </text:p>
        </text:list-item>
        <text:list-item>
          <text:p text:style-name="P165">List stream codecs are created using <text:span text:style-name="Source_20_Text">streamCodec.apply(ByteBufCodecs.list())</text:span>. Similar methods exist for other collections. </text:p>
        </text:list-item>
        <text:list-item>
          <text:p text:style-name="P112">NeoForge provides additional helpers in its <text:span text:style-name="Source_20_Text">NeoForgeStreamCodecs</text:span> class. </text:p>
        </text:list-item>
      </text:list>
      <text:h text:style-name="Heading_20_2" text:outline-level="2"><text:bookmark-start text:name="__RefHeading___Toc305_998867869"/><text:bookmark text:name="configuration-tasks-on-client-join"/><text:span text:style-name="Source_20_Text"><text:span text:style-name="T38">Configuration tasks on client join</text:span></text:span><text:bookmark-end text:name="__RefHeading___Toc305_998867869"/></text:h>
      <text:h text:style-name="Heading_20_3" text:outline-level="3"><text:bookmark-start text:name="__RefHeading___Toc307_998867869"/><text:bookmark text:name="tasks"/>Tasks<text:bookmark-end text:name="__RefHeading___Toc307_998867869"/></text:h>
      <text:p text:style-name="Text_20_body">Vanilla now provides a centralized way to perform tasks and jobs that need to be performed when a player joins. The player won’t be instantiated or added to a world until these tasks are completed.</text:p>
      <text:p text:style-name="P38">Under normal circumstances these tasks are implementations of the <text:span text:style-name="Source_20_Text">ConfigurationTask</text:span> interface, with a single method: <text:span text:style-name="Source_20_Text">start(Consumer&lt;Packet&lt;?&gt;&gt;)</text:span>. However, this is subpar in our situation. Modders should never really have to touch raw Packets to perform their duties, only payloads. And as such it was decided to have modders implement the <text:span text:style-name="Source_20_Text">ICustomConfigurationTask</text:span> interface from NeoForge. This provides a wrapper around the <text:span text:style-name="Source_20_Text">ConfigurationTask</text:span> signature and allows sending payloads instead of packets, by implementing <text:span text:style-name="Source_20_Text">run(Consumer&lt;CustomPacketPayload&gt;)</text:span> instead. The given consumer will then automatically convert the payload to a packet and send it to the client that is being configured.</text:p>
      <text:p text:style-name="Caption"><text:span text:style-name="Source_20_Text"><text:span text:style-name="T45">NOTE: </text:span></text:span><text:span text:style-name="Source_20_Text"><text:span text:style-name="T43">In practice, an instance of ICustomConfigurationTask is also an instance of ConfigurationTask as one extends the other. But to provide the ability for it to be a functional interface, the start method is implemented by default. You should not override it.</text:span></text:span></text:p>
      <text:h text:style-name="Heading_20_3" text:outline-level="3"><text:bookmark-start text:name="__RefHeading___Toc309_998867869"/><text:bookmark text:name="ongameconfigurationevent"/><text:span text:style-name="Source_20_Text"><text:span text:style-name="T48">OnGameConfigurationEvent</text:span></text:span><text:bookmark-end text:name="__RefHeading___Toc309_998867869"/></text:h>
      <text:p text:style-name="Text_20_body">This event is fired to collect all tasks that should be run, and allows for the registration of <text:span text:style-name="Source_20_Text">ICustomConfigurationTask</text:span> instances to the listener. It is not possible to register the vanilla <text:span text:style-name="Source_20_Text">ConfigurationTask</text:span> instances.</text:p>
      <text:p text:style-name="P9"><text:span text:style-name="Source_20_Text"><text:span text:style-name="T51">TIP: This event is fired on the mod bus, to preserve dependency order. Given that configuration tasks can only be running in order of registration, you can safely assume that configuration tasks of your dependencies have been running before yours</text:span></text:span><text:span text:style-name="Source_20_Text"><text:span text:style-name="T46">.</text:span></text:span></text:p>
      <text:h text:style-name="P26" text:outline-level="3"><text:bookmark-start text:name="__RefHeading___Toc311_998867869"/><text:bookmark text:name="neoforge-packet-changes"/><text:span text:style-name="Source_20_Text"><text:span text:style-name="T49">NeoForge packet changes:</text:span></text:span><text:bookmark-end text:name="__RefHeading___Toc311_998867869"/></text:h>
      <text:p text:style-name="Text_20_body">Moved configuration sync, registry sync, and tier registry sync to configuration phase tasks.</text:p>
      <text:h text:style-name="Heading_20_2" text:outline-level="2"><text:bookmark-start text:name="__RefHeading___Toc313_998867869"/><text:bookmark text:name="bundle-packet-processing"/>Bundle packet processing<text:bookmark-end text:name="__RefHeading___Toc313_998867869"/></text:h>
      <text:p text:style-name="Text_20_body">In 1.19.4 Mojang introduced the bundling system for packets, which is a core component that allows packets to be processed together. We anticipate that modders may want to use this system, so we <text:soft-page-break/>adapted it to accept custom payloads. You will find a <text:span text:style-name="Source_20_Text">sendBundled(CustomPacketPayload... payloads)</text:span> method on the <text:span text:style-name="Source_20_Text">ServerGamePacketListener</text:span>.</text:p>
      <text:p text:style-name="P10"><text:span text:style-name="Source_20_Text"><text:span text:style-name="T42">WARNING: Packet bundling is only supported during the play phase of the network protocol. It cannot be used during the configuration phase of the protocol.</text:span></text:span></text:p>
      <text:h text:style-name="P20" text:outline-level="2"><text:bookmark-start text:name="__RefHeading___Toc315_998867869"/><text:bookmark text:name="opening-menus-with-custom-data"/><text:span text:style-name="Source_20_Text"><text:span text:style-name="T50">Opening menus with custom data</text:span></text:span><text:bookmark-end text:name="__RefHeading___Toc315_998867869"/></text:h>
      <text:p text:style-name="Text_20_body">In the past, NeoForge supported opening UIs from the server side with additional data, via <text:span text:style-name="Source_20_Text">NetworkHooks.openScreen(...)</text:span>. This system has been moved and is now part of the server <text:span text:style-name="Source_20_Text">ServerPlayer</text:span> extension. You can call the method <text:span text:style-name="Source_20_Text">openMenu</text:span> with the same parameters.</text:p>
      <text:h text:style-name="Heading_20_2" text:outline-level="2"><text:bookmark-start text:name="__RefHeading___Toc317_998867869"/><text:bookmark text:name="spawning-entities-with-custom-data"/>Spawning entities with custom data<text:bookmark-end text:name="__RefHeading___Toc317_998867869"/></text:h>
      <text:p text:style-name="Text_20_body">The previous networking implementation allowed spawning custom entities via an overridable method in the <text:span text:style-name="Source_20_Text">Entity</text:span> class: <text:span text:style-name="Source_20_Text">getAddEntityPacket.</text:span> Modders that wanted to support custom additional data to be processed on the client side when the entity spawned could override this method and return a packet from the method using <text:span text:style-name="Source_20_Text">NetworkHooks.getEntitySpawningPacket(...)</text:span>.</text:p>
      <text:p text:style-name="Text_20_body">This system has now been refactored (as Mojang spawns and processes the entity packets with a bundle). The core of this new framework is the method <text:span text:style-name="Source_20_Text">sendPairingData(ServerPlayer, Consumer&lt;CustomPacketPayload&gt;)</text:span> on the <text:span text:style-name="Source_20_Text">Entity</text:span> class. There are now two methods to configure this.</text:p>
      <text:h text:style-name="Heading_20_3" text:outline-level="3"><text:bookmark-start text:name="__RefHeading___Toc319_998867869"/><text:bookmark text:name="using-a-custom-payload"/>Using a custom payload<text:bookmark-end text:name="__RefHeading___Toc319_998867869"/></text:h>
      <text:p text:style-name="Text_20_body">By overriding the method and invoking the consumer with a custom payload, you are guaranteeing that your payload will be processed immediately after the spawning packet. You are free to do whatever you want, however, we recommend you at least transfer the entity id, as vanilla does, to retrieve the entity instance when your packet arrives.</text:p>
      <text:h text:style-name="Heading_20_3" text:outline-level="3"><text:bookmark-start text:name="__RefHeading___Toc321_998867869"/><text:bookmark text:name="using-the-ientitywithcomplexspawn-interface"/>Using the <text:span text:style-name="Source_20_Text">IEntityWithComplexSpawn</text:span> interface<text:bookmark-end text:name="__RefHeading___Toc321_998867869"/></text:h>
      <text:p text:style-name="Text_20_body">Implementing this interface on your entity forces you to implement two methods: <text:span text:style-name="Source_20_Text">writeSpawnData</text:span> and <text:span text:style-name="Source_20_Text">readSpawnData</text:span>. These methods, are invoked when an entity spawn bundle is generated and when the entity has been spawned, respectively.</text:p>
      <text:h text:style-name="Heading_20_3" text:outline-level="3"><text:bookmark-start text:name="__RefHeading___Toc323_998867869"/><text:bookmark text:name="removal-of-custom-entity-creation-code-in-entitytype"/>Removal of custom entity creation code in <text:span text:style-name="Source_20_Text">EntityType</text:span><text:bookmark-end text:name="__RefHeading___Toc323_998867869"/></text:h>
      <text:p text:style-name="Text_20_body">It is no longer possible to use the entity spawn packet code mentioned above to create a different entity class on the client side. This was due to the refactoring of the payload mechanics, and the reliance on the vanilla spawn bundle.</text:p>
      <text:h text:style-name="Heading_20_2" text:outline-level="2"><text:bookmark-start text:name="__RefHeading___Toc325_998867869"/><text:bookmark text:name="neoforge-packet-splitter"/><text:soft-page-break/>NeoForge packet splitter<text:bookmark-end text:name="__RefHeading___Toc325_998867869"/></text:h>
      <text:p text:style-name="Text_20_body">The NeoForge packet splitter can now be used with any packet (other than the splitting packet itself).</text:p>
      <text:h text:style-name="Heading_20_2" text:outline-level="2"><text:bookmark-start text:name="__RefHeading___Toc327_998867869"/><text:bookmark text:name="mod-list-transfer"/>Mod list transfer<text:bookmark-end text:name="__RefHeading___Toc327_998867869"/></text:h>
      <text:p text:style-name="Text_20_body">Currently, the new protocol does not support sending the mod list across the network, and only works on a channel and registry content basis. However, we do intend to work with the Fabric team on expanding the protocol in such a way that the server is made aware of what kind of mods the client has installed. We deem this necessary to allow server owners to block mods that would allow cheating, for example, an XRay mod, etc. This will be added in another PR after further reviewing our stance and implementation possibilities.</text:p>
      <text:p text:style-name="P10"><text:span text:style-name="Source_20_Text"><text:span text:style-name="T47"/></text:span></text:p>
      <text:p text:style-name="Caption"><text:span text:style-name="Source_20_Text"><text:span text:style-name="T25"/></text:span></text:p>
      <text:h text:style-name="P47" text:outline-level="1"/>
      <text:h text:style-name="P53" text:outline-level="1"><text:bookmark-start text:name="__RefHeading___Toc157_998867869"/>References<text:bookmark-end text:name="__RefHeading___Toc157_998867869"/></text:h>
      <text:list xml:id="list1968705933" text:style-name="L55">
        <text:list-item>
          <text:p text:style-name="P57">Event system changes in NeoForge 20.2<text:span text:style-name="T13">: </text:span><text:a xlink:type="simple" xlink:href="https://neoforged.net/news/20.2eventbus-changes/" text:style-name="Internet_20_link" text:visited-style-name="Visited_20_Internet_20_Link"><text:span text:style-name="T13">https://neoforged.net/news/20.2eventbus-changes/</text:span></text:a></text:p>
        </text:list-item>
        <text:list-item>
          <text:p text:style-name="P113"><text:span text:style-name="T3">ForgeGradle 5-&gt;6 Migration Primer: </text:span><text:a xlink:type="simple" xlink:href="https://gist.github.com/ChampionAsh5357/98b08c117cb2057d8029a8919c378a4c" text:style-name="Internet_20_link" text:visited-style-name="Visited_20_Internet_20_Link">https://gist.github.com/ChampionAsh5357/98b08c117cb2057d8029a8919c378a4c</text:a></text:p>
        </text:list-item>
        <text:list-item>
          <text:p text:style-name="P114"><text:span text:style-name="T7">Microsoft OpenJDK 21: </text:span><text:a xlink:type="simple" xlink:href="https://learn.microsoft.com/en-us/java/openjdk/download" text:style-name="Internet_20_link" text:visited-style-name="Visited_20_Internet_20_Link"><text:span text:style-name="T8">https://learn.microsoft.com/en-us/java/openjdk/download</text:span></text:a></text:p>
        </text:list-item>
        <text:list-item>
          <text:p text:style-name="P57">Minecraft 1.20.4 -&gt; 1.20.5 Mod Migration Primer<text:span text:style-name="T55">: </text:span><text:a xlink:type="simple" xlink:href="https://gist.github.com/ChampionAsh5357/53b04132e292aa12638d339abfabf955#file-1204-1205-primer-md" text:style-name="Internet_20_link" text:visited-style-name="Visited_20_Internet_20_Link"><text:span text:style-name="T60">https://gist.github.com/ChampionAsh5357/53b04132e292aa12638d339abfabf955#file-1204-1205-primer-md</text:span></text:a></text:p>
        </text:list-item>
        <text:list-item>
          <text:p text:style-name="P58">Minecraft 1.20.5 -&gt; 1.20.6 Mod Mini-Primer: <text:a xlink:type="simple" xlink:href="https://gist.github.com/ChampionAsh5357/53b04132e292aa12638d339abfabf955#file-1205-1206-primer-md" text:style-name="Internet_20_link" text:visited-style-name="Visited_20_Internet_20_Link">https://gist.github.com/ChampionAsh5357/53b04132e292aa12638d339abfabf955#file-1205-1206-primer-md</text:a></text:p>
        </text:list-item>
        <text:list-item>
          <text:p text:style-name="P115">NeoForge 20.2: <text:a xlink:type="simple" xlink:href="https://neoforged.net/news/20.2release/" text:style-name="Internet_20_link" text:visited-style-name="Visited_20_Internet_20_Link">https://neoforged.net/news/20.2release/</text:a></text:p>
        </text:list-item>
        <text:list-item>
          <text:p text:style-name="P57">NeoForge 20.3 for Minecraft 1.20.3 and 1.20.4<text:span text:style-name="T21">: </text:span><text:a xlink:type="simple" xlink:href="https://neoforged.net/news/20.3release/" text:style-name="Internet_20_link" text:visited-style-name="Visited_20_Internet_20_Link"><text:span text:style-name="T21">https://neoforged.net/news/20.3release/</text:span></text:a></text:p>
        </text:list-item>
        <text:list-item>
          <text:p text:style-name="P57">NeoForge 20.5 for Minecraft 1.20.5<text:span text:style-name="T52">: </text:span><text:a xlink:type="simple" xlink:href="https://neoforged.net/news/20.5release/" text:style-name="Internet_20_link" text:visited-style-name="Visited_20_Internet_20_Link"><text:span text:style-name="T52">https://neoforged.net/news/20.5release/</text:span></text:a></text:p>
        </text:list-item>
        <text:list-item>
          <text:p text:style-name="P116">NeoForge Documentation: <text:a xlink:type="simple" xlink:href="https://docs.neoforged.net/docs/gettingstarted/" text:style-name="Internet_20_link" text:visited-style-name="Visited_20_Internet_20_Link">https://docs.neoforged.net/docs/gettingstarted/</text:a></text:p>
        </text:list-item>
        <text:list-item>
          <text:p text:style-name="P117">NeoForged Example Mod: <text:a xlink:type="simple" xlink:href="https://github.com/neoforged/MDK" text:style-name="Internet_20_link" text:visited-style-name="Visited_20_Internet_20_Link">https://github.com/neoforged/MDK</text:a></text:p>
        </text:list-item>
        <text:list-item>
          <text:p text:style-name="P113"><text:span text:style-name="T2">NeoGradle Documentation: </text:span><text:a xlink:type="simple" xlink:href="https://docs.neoforged.net/neogradle/docs/" text:style-name="Internet_20_link" text:visited-style-name="Visited_20_Internet_20_Link">https://docs.neoforged.net/neogradle/docs/</text:a></text:p>
        </text:list-item>
        <text:list-item>
          <text:p text:style-name="P57">Remapping script for 20.2 NeoForge renames<text:span text:style-name="T11">: </text:span><text:a xlink:type="simple" xlink:href="https://gist.github.com/Technici4n/facbcdf18ce1a556b76e6027180c32ce" text:style-name="Internet_20_link" text:visited-style-name="Visited_20_Internet_20_Link"><text:span text:style-name="T11">https://gist.github.com/Technici4n/facbcdf18ce1a556b76e6027180c32ce</text:span></text:a></text:p>
        </text:list-item>
        <text:list-item>
          <text:p text:style-name="P57">The big Registry system update is here<text:span text:style-name="T20">: </text:span><text:a xlink:type="simple" xlink:href="https://neoforged.net/news/20.2registry-rework/" text:style-name="Internet_20_link" text:visited-style-name="Visited_20_Internet_20_Link"><text:span text:style-name="T20">https://neoforged.net/news/20.2registry-rework/</text:span></text:a></text:p>
        </text:list-item>
        <text:list-item>
          <text:p text:style-name="P118">The Capability Rework: <text:a xlink:type="simple" xlink:href="https://neoforged.net/news/20.3capability-rework/" text:style-name="Internet_20_link" text:visited-style-name="Visited_20_Internet_20_Link">https://neoforged.net/news/20.3capability-rework/</text:a></text:p>
        </text:list-item>
        <text:list-item>
          <text:p text:style-name="P57">The Networking Refactor<text:span text:style-name="T23">: </text:span><text:a xlink:type="simple" xlink:href="https://neoforged.net/news/20.4networking-rework/" text:style-name="Internet_20_link" text:visited-style-name="Visited_20_Internet_20_Link"><text:span text:style-name="T23">https://neoforged.net/news/20.4networking-rework/</text:span></text:a></text:p>
          <text:p text:style-name="P118"/>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9T08:46:21.304583348</meta:creation-date>
    <dc:date>2024-06-23T13:02:30.889578561</dc:date>
    <meta:editing-duration>PT4H54M55S</meta:editing-duration>
    <meta:editing-cycles>125</meta:editing-cycles>
    <meta:generator>LibreOffice/7.0.4.2$Linux_X86_64 LibreOffice_project/00$Build-2</meta:generator>
    <meta:document-statistic meta:table-count="6" meta:image-count="0" meta:object-count="0" meta:page-count="48" meta:paragraph-count="1149" meta:word-count="12332" meta:character-count="91987" meta:non-whitespace-character-count="80022"/>
  </office:meta>
</office:document-meta>
</file>